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Courier" svg:font-family="Courier"/>
    <style:font-face style:name="新細明體" svg:font-family="新細明體"/>
    <style:font-face style:name="標楷體" svg:font-family="標楷體"/>
    <style:font-face style:name="Segoe UI Symbol" svg:font-family="&quot;Segoe UI Symbol&quot;"/>
  </office:font-face-decls>
  <office:automatic-styles>
    <style:style style:name="ce1" style:family="table-cell" style:parent-style-name="Default" style:data-style-name="N48"/>
    <style:style style:name="ce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" style:family="table-cell" style:parent-style-name="_19968__33324___36895__22577__34920_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" style:family="table-cell" style:parent-style-name="_19968__33324___36895__22577__34920_" style:data-style-name="N48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_36895__22577__34920_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_21315__20998__20301__91_0_93_" style:data-style-name="N55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_21315__20998__20301__91_0_93_" style:data-style-name="N56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_36895__22577__34920_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_21315__20998__20301__91_0_93_" style:data-style-name="N51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5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0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2" style:data-style-name="N51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2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2" style:data-style-name="N5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Default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Default" style:data-style-name="N54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Default" style:data-style-name="N54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Default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Default" style:data-style-name="N54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Default" style:data-style-name="N54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_21315__20998__20301__91_0_93_" style:data-style-name="N52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" style:data-style-name="N52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" style:data-style-name="N52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" style:data-style-name="N5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" style:data-style-name="N52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21315__20998__20301__91_0_93_" style:data-style-name="N52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_36895__22577__34920_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19968__33324___36895__22577__34920_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19968__33324___36895__22577__34920_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ce54" style:family="table-cell" style:parent-style-name="_19968__33324___36895__22577__34920_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55" style:family="table-cell" style:parent-style-name="_19968__33324___36895__22577__34920_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Default" style:data-style-name="N48"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0" style:family="table-cell" style:parent-style-name="_19968__33324___36895__22577__34920_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1" style:family="table-cell" style:parent-style-name="_19968__33324___36895__22577__34920_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2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4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72" style:family="table-cell" style:parent-style-name="Default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3" style:family="table-cell" style:parent-style-name="_19968__33324__32_3" style:data-style-name="N48">
      <style:table-cell-properties style:vertical-align="automatic" fo:background-color="#FFFFFF"/>
      <style:text-properties style:font-name="Courier" style:font-name-asian="Courier" style:font-name-complex="Courier" style:font-family-generic="modern"/>
    </style:style>
    <style:style style:name="ce74" style:family="table-cell" style:parent-style-name="_19968__33324__32_3" style:data-style-name="N0">
      <style:table-cell-properties style:vertical-align="automatic" fo:background-color="#FFFFFF"/>
      <style:text-properties style:font-name="Courier" style:font-name-asian="Courier" style:font-name-complex="Courier" style:font-family-generic="modern"/>
    </style:style>
    <style:style style:name="ce7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7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_36895__22577__34920_" style:data-style-name="N48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_19968__33324___36895__22577__34920_" style:data-style-name="N48">
      <style:table-cell-properties style:vertical-align="to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5" style:family="table-cell" style:parent-style-name="_19968__33324___36895__22577__34920_" style:data-style-name="N48">
      <style:table-cell-properties style:vertical-align="to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8" style:family="table-cell" style:parent-style-name="_19968__33324___36895__22577__34920_" style:data-style-name="N48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0" style:family="table-cell" style:parent-style-name="_19968__33324___36895__22577__34920_" style:data-style-name="N57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1" style:family="table-cell" style:parent-style-name="_19968__33324__32_3" style:data-style-name="N48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4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9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7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9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99" style:family="table-cell" style:parent-style-name="Default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Default" style:data-style-name="N54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21315__20998__20301__91_0_93__32_2" style:data-style-name="N52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21315__20998__20301__91_0_93__32_2" style:data-style-name="N51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21315__20998__20301__91_0_93__32_2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21315__20998__20301__91_0_93__32_2" style:data-style-name="N55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5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_21315__20998__20301__91_0_93__32_2" style:data-style-name="N5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08" style:family="table-cell" style:parent-style-name="Default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Default" style:data-style-name="N54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_21315__20998__20301__91_0_93__32_2" style:data-style-name="N52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_21315__20998__20301__91_0_93__32_2" style:data-style-name="N5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_21315__20998__20301__91_0_93__32_2" style:data-style-name="N51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_21315__20998__20301__91_0_93__32_2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6" style:family="table-cell" style:parent-style-name="_21315__20998__20301__91_0_93__32_2" style:data-style-name="N5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_21315__20998__20301__91_0_93__32_2" style:data-style-name="N51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_21315__20998__20301__91_0_93__32_2" style:data-style-name="N5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_21315__20998__20301__91_0_93__32_2" style:data-style-name="N5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21315__20998__20301__91_0_93__32_2" style:data-style-name="N52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1" style:family="table-cell" style:parent-style-name="_19968__33324___36895__22577__34920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22" style:family="table-cell" style:parent-style-name="_19968__33324___36895__22577__34920_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_19968__33324___36895__22577__34920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19968__33324___36895__22577__34920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6" style:family="table-cell" style:parent-style-name="_19968__33324___36895__22577__34920_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_19968__33324___36895__22577__34920_" style:data-style-name="N48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_19968__33324___36895__22577__34920_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1" style:family="table-cell" style:parent-style-name="_19968__33324___36895__22577__34920_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_19968__33324__32_3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_19968__33324__Book2" style:data-style-name="N0">
      <style:table-cell-properties style:vertical-align="automatic" fo:background-color="#FFFFFF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19968__33324__Book2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35" style:family="table-cell" style:parent-style-name="_19968__33324__Book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36" style:family="table-cell" style:parent-style-name="_19968__33324__Book2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7" style:family="table-cell" style:parent-style-name="_19968__33324__Book2" style:data-style-name="N0">
      <style:table-cell-properties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8" style:family="table-cell" style:parent-style-name="_19968__33324__Book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9" style:family="table-cell" style:parent-style-name="_19968__33324__Book2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0" style:family="table-cell" style:parent-style-name="_19968__33324__Book2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4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2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3" style:family="table-cell" style:parent-style-name="_19968__33324__Book2" style:data-style-name="N5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5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_19968__33324__92.10_22806__31821__33287__22823__38520__37197__20598__35657__20214__21029__21450__22283__31821__21029_" style:data-style-name="N51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_19968__33324__Book3" style:data-style-name="N5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_19968__33324__32_3_32_2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19968__33324__Book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1" style:family="table-cell" style:parent-style-name="_19968__33324__Book2" style:data-style-name="N0">
      <style:table-cell-properties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152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53" style:family="table-cell" style:parent-style-name="_19968__33324__Book2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54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55" style:family="table-cell" style:parent-style-name="_19968__33324__32_3" style:data-style-name="N48">
      <style:table-cell-properties style:vertical-align="middle" fo:background-color="#FFFFFF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6" style:family="table-cell" style:parent-style-name="_19968__33324__32_3" style:data-style-name="N48">
      <style:table-cell-properties style:vertical-align="automatic"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Segoe UI Symbol" style:font-name-asian="Segoe UI Symbol" style:font-name-complex="Segoe UI Symbo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2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3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7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1.40229166666667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2.56645833333333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2.80458333333333cm"/>
    </style:style>
    <style:style style:name="co14" style:family="table-column">
      <style:table-column-properties fo:break-before="auto" style:column-width="1.95791666666667cm"/>
    </style:style>
    <style:style style:name="co15" style:family="table-column">
      <style:table-column-properties fo:break-before="auto" style:column-width="2.16958333333333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143125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1.69333333333333cm"/>
    </style:style>
    <style:style style:name="co21" style:family="table-column">
      <style:table-column-properties fo:break-before="auto" style:column-width="1.61395833333333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1.984375cm"/>
    </style:style>
    <style:style style:name="co24" style:family="table-column">
      <style:table-column-properties fo:break-before="auto" style:column-width="1.349375cm"/>
    </style:style>
    <style:style style:name="co25" style:family="table-column">
      <style:table-column-properties fo:break-before="auto" style:column-width="2.19604166666667cm"/>
    </style:style>
    <style:style style:name="co26" style:family="table-column">
      <style:table-column-properties fo:break-before="auto" style:column-width="1.16416666666667cm"/>
    </style:style>
    <style:style style:name="co27" style:family="table-column">
      <style:table-column-properties fo:break-before="auto" style:column-width="2.460625cm"/>
    </style:style>
    <style:style style:name="co28" style:family="table-column">
      <style:table-column-properties fo:break-before="auto" style:column-width="2.2225cm"/>
    </style:style>
    <style:style style:name="co29" style:family="table-column">
      <style:table-column-properties fo:break-before="auto" style:column-width="1.508125cm"/>
    </style:style>
    <style:style style:name="co30" style:family="table-column">
      <style:table-column-properties fo:break-before="auto" style:column-width="1.56104166666667cm"/>
    </style:style>
    <style:style style:name="co31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0.5pt" style:use-optimal-row-height="false" fo:break-before="auto"/>
    </style:style>
    <style:style style:name="ro2" style:family="table-row">
      <style:table-row-properties style:row-height="27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6.75pt" style:use-optimal-row-height="fals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.35pt" style:use-optimal-row-height="fals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8.1pt" style:use-optimal-row-height="false" fo:break-before="auto"/>
    </style:style>
    <style:style style:name="ro19" style:family="table-row">
      <style:table-row-properties style:row-height="18.75pt" style:use-optimal-row-height="false" fo:break-before="auto"/>
    </style:style>
    <style:style style:name="ro20" style:family="table-row">
      <style:table-row-properties style:row-height="17.1pt" style:use-optimal-row-height="false" fo:break-before="auto"/>
    </style:style>
    <style:style style:name="ro21" style:family="table-row">
      <style:table-row-properties style:row-height="15pt" style:use-optimal-row-height="true" fo:break-before="auto"/>
    </style:style>
    <style:style style:name="ro22" style:family="table-row">
      <style:table-row-properties style:row-height="23.25pt" style:use-optimal-row-height="false" fo:break-before="auto"/>
    </style:style>
    <style:style style:name="ro23" style:family="table-row">
      <style:table-row-properties style:row-height="8.45pt" style:use-optimal-row-height="false" fo:break-before="auto"/>
    </style:style>
    <style:style style:name="ro24" style:family="table-row">
      <style:table-row-properties style:row-height="22.15pt" style:use-optimal-row-height="false" fo:break-before="auto"/>
    </style:style>
    <style:style style:name="ro25" style:family="table-row">
      <style:table-row-properties style:row-height="30.2pt" style:use-optimal-row-height="false" fo:break-before="auto"/>
    </style:style>
    <style:style style:name="ro26" style:family="table-row">
      <style:table-row-properties style:row-height="12.2pt" style:use-optimal-row-height="false" fo:break-before="auto"/>
    </style:style>
    <style:style style:name="ro2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8" table:default-cell-style-name="ce1"/>
        <table:table-column table:style-name="co1" table:default-cell-style-name="ce1"/>
        <table:table-column table:style-name="co10" table:default-cell-style-name="ce1"/>
        <table:table-column table:style-name="co11" table:number-columns-repeated="4" table:default-cell-style-name="ce1"/>
        <table:table-column table:style-name="co1" table:number-columns-repeated="2" table:default-cell-style-name="ce1"/>
        <table:table-column table:style-name="co11" table:number-columns-repeated="4" table:default-cell-style-name="ce1"/>
        <table:table-column table:style-name="co10" table:number-columns-repeated="3" table:default-cell-style-name="ce1"/>
        <table:table-column table:style-name="co12" table:number-columns-repeated="16353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6" table:number-rows-spanned="1" table:style-name="ce57">
            <text:p>民 國 114 年 3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58">
            <text:p>民 國 114 年 3 月 戶 口 統 計 速 報 表(續)</text:p>
          </table:table-cell>
          <table:covered-table-cell table:number-columns-repeated="14"/>
          <table:table-cell table:number-columns-repeated="16353"/>
        </table:table-row>
        <table:table-row table:style-name="ro3">
          <table:table-cell table:number-columns-repeated="15" table:style-name="ce2"/>
          <table:table-cell table:style-name="ce3"/>
          <table:table-cell table:number-columns-repeated="14" table:style-name="ce2"/>
          <table:table-cell office:value-type="string" table:style-name="ce3">
            <text:p><text:span text:style-name="T7">單位：人；</text:span>‰<text:span text:style-name="T7">；對</text:span></text:p>
          </table:table-cell>
          <table:table-cell table:number-columns-repeated="16353" table:style-name="ce4"/>
        </table:table-row>
        <table:table-row table:style-name="ro4">
          <table:table-cell office:value-type="string" table:number-columns-spanned="2" table:number-rows-spanned="4" table:style-name="ce59">
            <text:p><text:span text:style-name="T7">年月別</text:span></text:p>
          </table:table-cell>
          <table:covered-table-cell/>
          <table:table-cell table:style-name="ce5"/>
          <table:table-cell office:value-type="string" table:style-name="ce6">
            <text:p><text:span text:style-name="T7">人</text:span></text:p>
          </table:table-cell>
          <table:table-cell office:value-type="string" table:style-name="ce6">
            <text:p><text:span text:style-name="T7">口</text:span></text:p>
          </table:table-cell>
          <table:table-cell office:value-type="string" table:style-name="ce6">
            <text:p><text:span text:style-name="T7">數</text:span></text:p>
          </table:table-cell>
          <table:table-cell office:value-type="string" table:number-columns-spanned="4" table:number-rows-spanned="1" table:style-name="ce60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60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60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60">
            <text:p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60">
            <text:p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61">
            <text:p><text:span text:style-name="T7">遷入</text:span><text:span text:style-name="T7"/></text:p>
            <text:p><text:span text:style-name="T7">人數</text:span></text:p>
          </table:table-cell>
          <table:table-cell office:value-type="string" table:number-columns-spanned="1" table:number-rows-spanned="4" table:style-name="ce61">
            <text:p><text:span text:style-name="T7">遷出</text:span><text:span text:style-name="T7"/></text:p>
            <text:p><text:span text:style-name="T7">人數</text:span></text:p>
          </table:table-cell>
          <table:table-cell office:value-type="string" table:number-columns-spanned="1" table:number-rows-spanned="4" table:style-name="ce62">
            <text:p>原住民</text:p>
            <text:p>人口數</text:p>
          </table:table-cell>
          <table:table-cell table:number-columns-repeated="16353" table:style-name="ce4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63">
            <text:p><text:span text:style-name="T7">戶　數</text:span></text:p>
          </table:table-cell>
          <table:table-cell table:number-columns-repeated="3" table:style-name="ce8"/>
          <table:table-cell office:value-type="string" table:number-columns-spanned="1" table:number-rows-spanned="3" table:style-name="ce60">
            <text:p><text:span text:style-name="T7">計</text:span></text:p>
          </table:table-cell>
          <table:table-cell office:value-type="string" table:number-columns-spanned="1" table:number-rows-spanned="3" table:style-name="ce60">
            <text:p><text:span text:style-name="T7">男</text:span></text:p>
          </table:table-cell>
          <table:table-cell office:value-type="string" table:number-columns-spanned="1" table:number-rows-spanned="3" table:style-name="ce60">
            <text:p><text:span text:style-name="T7">女</text:span></text:p>
          </table:table-cell>
          <table:table-cell office:value-type="string" table:style-name="ce9">
            <text:p><text:span text:style-name="T7">折合年</text:span></text:p>
          </table:table-cell>
          <table:table-cell office:value-type="string" table:number-columns-spanned="1" table:number-rows-spanned="3" table:style-name="ce60">
            <text:p><text:span text:style-name="T7">計</text:span></text:p>
          </table:table-cell>
          <table:table-cell office:value-type="string" table:number-columns-spanned="1" table:number-rows-spanned="3" table:style-name="ce60">
            <text:p><text:span text:style-name="T7">男</text:span></text:p>
          </table:table-cell>
          <table:table-cell office:value-type="string" table:number-columns-spanned="1" table:number-rows-spanned="3" table:style-name="ce60">
            <text:p><text:span text:style-name="T7">女</text:span></text:p>
          </table:table-cell>
          <table:table-cell office:value-type="string" table:style-name="ce10">
            <text:p><text:span text:style-name="T7">折合年</text:span></text:p>
          </table:table-cell>
          <table:table-cell office:value-type="string" table:style-name="ce8">
            <text:p><text:s/></text:p>
          </table:table-cell>
          <table:table-cell office:value-type="string" table:style-name="ce11">
            <text:p><text:span text:style-name="T7">折合年自</text:span></text:p>
          </table:table-cell>
          <table:table-cell office:value-type="string" table:number-columns-spanned="1" table:number-rows-spanned="3" table:style-name="ce60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61">
            <text:p><text:span text:style-name="T7">不同性別</text:span></text:p>
          </table:table-cell>
          <table:table-cell office:value-type="string" table:number-columns-spanned="3" table:number-rows-spanned="1" table:style-name="ce60">
            <text:p><text:span text:style-name="T7">相同性別</text:span></text:p>
          </table:table-cell>
          <table:covered-table-cell table:number-columns-repeated="2"/>
          <table:table-cell office:value-type="string" table:style-name="ce10">
            <text:p><text:span text:style-name="T7">折合年</text:span></text:p>
          </table:table-cell>
          <table:table-cell office:value-type="string" table:number-columns-spanned="1" table:number-rows-spanned="3" table:style-name="ce60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61">
            <text:p><text:span text:style-name="T7">不同性別</text:span></text:p>
          </table:table-cell>
          <table:table-cell office:value-type="string" table:number-columns-spanned="3" table:number-rows-spanned="1" table:style-name="ce60">
            <text:p><text:span text:style-name="T7">相同性別</text:span></text:p>
          </table:table-cell>
          <table:covered-table-cell table:number-columns-repeated="2"/>
          <table:table-cell office:value-type="string" table:style-name="ce10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 table:style-name="ce4"/>
        </table:table-row>
        <table:table-row table:style-name="ro3">
          <table:covered-table-cell/>
          <table:covered-table-cell/>
          <table:covered-table-cell/>
          <table:table-cell office:value-type="string" table:style-name="ce7">
            <text:p><text:span text:style-name="T7">計</text:span></text:p>
          </table:table-cell>
          <table:table-cell office:value-type="string" table:style-name="ce7">
            <text:p><text:span text:style-name="T7">男</text:span></text:p>
          </table:table-cell>
          <table:table-cell office:value-type="string" table:style-name="ce7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12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12">
            <text:p><text:span text:style-name="T7">粗死亡率</text:span></text:p>
          </table:table-cell>
          <table:table-cell office:value-type="string" table:style-name="ce7">
            <text:p><text:span text:style-name="T7">人數</text:span></text:p>
          </table:table-cell>
          <table:table-cell office:value-type="string" table:style-name="ce11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60">
            <text:p><text:span text:style-name="T7">計</text:span></text:p>
          </table:table-cell>
          <table:table-cell office:value-type="string" table:number-columns-spanned="1" table:number-rows-spanned="2" table:style-name="ce60">
            <text:p><text:span text:style-name="T7">男</text:span></text:p>
          </table:table-cell>
          <table:table-cell office:value-type="string" table:number-columns-spanned="1" table:number-rows-spanned="2" table:style-name="ce64">
            <text:p><text:span text:style-name="T7">女</text:span></text:p>
          </table:table-cell>
          <table:table-cell office:value-type="string" table:style-name="ce12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60">
            <text:p><text:span text:style-name="T7">計</text:span></text:p>
          </table:table-cell>
          <table:table-cell office:value-type="string" table:number-columns-spanned="1" table:number-rows-spanned="2" table:style-name="ce60">
            <text:p><text:span text:style-name="T7">男</text:span></text:p>
          </table:table-cell>
          <table:table-cell office:value-type="string" table:number-columns-spanned="1" table:number-rows-spanned="2" table:style-name="ce64">
            <text:p><text:span text:style-name="T7">女</text:span></text:p>
          </table:table-cell>
          <table:table-cell office:value-type="string" table:style-name="ce12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 table:style-name="ce4"/>
        </table:table-row>
        <table:table-row table:style-name="ro5">
          <table:covered-table-cell/>
          <table:covered-table-cell/>
          <table:table-cell table:style-name="ce13"/>
          <table:table-cell table:style-name="ce14"/>
          <table:table-cell table:number-columns-repeated="2" table:style-name="ce15"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table-cell office:value-type="string" table:style-name="ce16">
            <text:p>‰</text:p>
          </table:table-cell>
          <table:table-cell table:style-name="ce15"/>
          <table:table-cell office:value-type="string" table:style-name="ce1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table-cell table:number-columns-repeated="16353" table:style-name="ce4"/>
        </table:table-row>
        <table:table-row table:style-name="ro6">
          <table:table-cell table:style-name="ce9"/>
          <table:table-cell table:style-name="ce17"/>
          <table:table-cell table:style-name="ce18"/>
          <table:table-cell table:style-name="ce19"/>
          <table:table-cell table:number-columns-repeated="2" table:style-name="ce20"/>
          <table:table-cell office:value-type="float" office:value="0" table:style-name="ce21">
            <text:p>—</text:p>
          </table:table-cell>
          <table:table-cell table:number-columns-repeated="2" table:style-name="ce9"/>
          <table:table-cell table:style-name="ce20"/>
          <table:table-cell table:number-columns-repeated="3" table:style-name="ce9"/>
          <table:table-cell table:style-name="ce20"/>
          <table:table-cell office:value-type="float" office:value="0" table:style-name="ce22">
            <text:p>—</text:p>
          </table:table-cell>
          <table:table-cell table:style-name="ce11"/>
          <table:table-cell table:style-name="ce9"/>
          <table:table-cell table:style-name="ce23"/>
          <table:table-cell table:number-columns-repeated="2" table:style-name="ce9"/>
          <table:table-cell table:number-columns-repeated="2" table:style-name="ce20"/>
          <table:table-cell table:style-name="ce9"/>
          <table:table-cell table:style-name="ce23"/>
          <table:table-cell table:number-columns-repeated="2" table:style-name="ce9"/>
          <table:table-cell table:number-columns-repeated="2" table:style-name="ce20"/>
          <table:table-cell table:number-columns-repeated="2" table:style-name="ce9"/>
          <table:table-cell table:style-name="ce24"/>
          <table:table-cell table:number-columns-repeated="16353" table:style-name="ce4"/>
        </table:table-row>
        <table:table-row table:style-name="ro7">
          <table:table-cell office:value-type="string" table:number-columns-spanned="2" table:number-rows-spanned="1" table:style-name="ce65">
            <text:p>40<text:s/><text:span text:style-name="T9">年</text:span></text:p>
          </table:table-cell>
          <table:covered-table-cell/>
          <table:table-cell office:value-type="float" office:value="1440787" table:style-name="ce25">
            <text:p>1,440,787</text:p>
          </table:table-cell>
          <table:table-cell office:value-type="float" office:value="7869247" table:style-name="ce25">
            <text:p>7,869,247</text:p>
          </table:table-cell>
          <table:table-cell office:value-type="float" office:value="4016708" table:style-name="ce25">
            <text:p>4,016,708</text:p>
          </table:table-cell>
          <table:table-cell office:value-type="float" office:value="3852539" table:style-name="ce25">
            <text:p>3,852,539</text:p>
          </table:table-cell>
          <table:table-cell office:value-type="float" office:value="385383" table:style-name="ce25">
            <text:p>385,383</text:p>
          </table:table-cell>
          <table:table-cell office:value-type="float" office:value="197297" table:style-name="ce25">
            <text:p>197,297</text:p>
          </table:table-cell>
          <table:table-cell office:value-type="float" office:value="188086" table:style-name="ce25">
            <text:p>188,086</text:p>
          </table:table-cell>
          <table:table-cell office:value-type="float" office:value="49.97" table:style-name="ce26">
            <text:p>49.97</text:p>
          </table:table-cell>
          <table:table-cell office:value-type="float" office:value="89259" table:style-name="ce25">
            <text:p>89,259</text:p>
          </table:table-cell>
          <table:table-cell office:value-type="float" office:value="46225" table:style-name="ce25">
            <text:p>46,225</text:p>
          </table:table-cell>
          <table:table-cell office:value-type="float" office:value="43034" table:style-name="ce25">
            <text:p>43,034</text:p>
          </table:table-cell>
          <table:table-cell office:value-type="float" office:value="11.57" table:style-name="ce26">
            <text:p>11.57</text:p>
          </table:table-cell>
          <table:table-cell office:value-type="float" office:value="296124" table:style-name="ce25">
            <text:p>296,124</text:p>
          </table:table-cell>
          <table:table-cell office:value-type="float" office:value="38.4" table:style-name="ce27">
            <text:p>38.40</text:p>
          </table:table-cell>
          <table:table-cell table:style-name="ce25"/>
          <table:table-cell office:value-type="float" office:value="73676" table:style-name="ce25">
            <text:p>73,676</text:p>
          </table:table-cell>
          <table:table-cell table:number-columns-repeated="3" table:style-name="ce25"/>
          <table:table-cell office:value-type="float" office:value="9.5500000000000007" table:style-name="ce26">
            <text:p>9.55</text:p>
          </table:table-cell>
          <table:table-cell table:style-name="ce25"/>
          <table:table-cell office:value-type="float" office:value="3858" table:style-name="ce25">
            <text:p>3,858</text:p>
          </table:table-cell>
          <table:table-cell table:number-columns-repeated="3" table:style-name="ce25"/>
          <table:table-cell office:value-type="float" office:value="0.5" table:style-name="ce26">
            <text:p>0.50</text:p>
          </table:table-cell>
          <table:table-cell office:value-type="string" table:style-name="ce28">
            <text:p>…</text:p>
          </table:table-cell>
          <table:table-cell office:value-type="string" table:style-name="ce28">
            <text:p>…</text:p>
          </table:table-cell>
          <table:table-cell office:value-type="float" office:value="170729" table:style-name="ce28">
            <text:p>170,729</text:p>
          </table:table-cell>
          <table:table-cell table:number-columns-repeated="16353" table:style-name="ce29"/>
        </table:table-row>
        <table:table-row table:style-name="ro7">
          <table:table-cell office:value-type="string" table:number-columns-spanned="2" table:number-rows-spanned="1" table:style-name="ce65">
            <text:p>50<text:s/><text:span text:style-name="T9">年</text:span></text:p>
          </table:table-cell>
          <table:covered-table-cell/>
          <table:table-cell office:value-type="float" office:value="2002493" table:style-name="ce25">
            <text:p>2,002,493</text:p>
          </table:table-cell>
          <table:table-cell office:value-type="float" office:value="11149139" table:style-name="ce25">
            <text:p>11,149,139</text:p>
          </table:table-cell>
          <table:table-cell office:value-type="float" office:value="5715463" table:style-name="ce25">
            <text:p>5,715,463</text:p>
          </table:table-cell>
          <table:table-cell office:value-type="float" office:value="5433676" table:style-name="ce25">
            <text:p>5,433,676</text:p>
          </table:table-cell>
          <table:table-cell office:value-type="float" office:value="420254" table:style-name="ce25">
            <text:p>420,254</text:p>
          </table:table-cell>
          <table:table-cell office:value-type="float" office:value="216728" table:style-name="ce25">
            <text:p>216,728</text:p>
          </table:table-cell>
          <table:table-cell office:value-type="float" office:value="203526" table:style-name="ce25">
            <text:p>203,526</text:p>
          </table:table-cell>
          <table:table-cell office:value-type="float" office:value="38.31" table:style-name="ce26">
            <text:p>38.31</text:p>
          </table:table-cell>
          <table:table-cell office:value-type="float" office:value="73823" table:style-name="ce25">
            <text:p>73,823</text:p>
          </table:table-cell>
          <table:table-cell office:value-type="float" office:value="40570" table:style-name="ce25">
            <text:p>40,570</text:p>
          </table:table-cell>
          <table:table-cell office:value-type="float" office:value="33253" table:style-name="ce25">
            <text:p>33,253</text:p>
          </table:table-cell>
          <table:table-cell office:value-type="float" office:value="6.73" table:style-name="ce26">
            <text:p>6.73</text:p>
          </table:table-cell>
          <table:table-cell office:value-type="float" office:value="346431" table:style-name="ce25">
            <text:p>346,431</text:p>
          </table:table-cell>
          <table:table-cell office:value-type="float" office:value="31.58" table:style-name="ce27">
            <text:p>31.58</text:p>
          </table:table-cell>
          <table:table-cell table:style-name="ce25"/>
          <table:table-cell office:value-type="float" office:value="83797" table:style-name="ce25">
            <text:p>83,797</text:p>
          </table:table-cell>
          <table:table-cell table:number-columns-repeated="3" table:style-name="ce25"/>
          <table:table-cell office:value-type="float" office:value="7.51" table:style-name="ce26">
            <text:p>7.51</text:p>
          </table:table-cell>
          <table:table-cell table:style-name="ce25"/>
          <table:table-cell office:value-type="float" office:value="4487" table:style-name="ce25">
            <text:p>4,487</text:p>
          </table:table-cell>
          <table:table-cell table:number-columns-repeated="3" table:style-name="ce25"/>
          <table:table-cell office:value-type="float" office:value="0.4" table:style-name="ce26">
            <text:p>0.40</text:p>
          </table:table-cell>
          <table:table-cell office:value-type="string" table:style-name="ce28">
            <text:p>…</text:p>
          </table:table-cell>
          <table:table-cell office:value-type="string" table:style-name="ce28">
            <text:p>…</text:p>
          </table:table-cell>
          <table:table-cell office:value-type="float" office:value="218098" table:style-name="ce28">
            <text:p>218,098</text:p>
          </table:table-cell>
          <table:table-cell table:number-columns-repeated="16353" table:style-name="ce29"/>
        </table:table-row>
        <table:table-row table:style-name="ro7">
          <table:table-cell office:value-type="string" table:number-columns-spanned="2" table:number-rows-spanned="1" table:style-name="ce65">
            <text:p>60<text:s/><text:span text:style-name="T9">年</text:span></text:p>
          </table:table-cell>
          <table:covered-table-cell/>
          <table:table-cell office:value-type="float" office:value="2702792" table:style-name="ce25">
            <text:p>2,702,792</text:p>
          </table:table-cell>
          <table:table-cell office:value-type="float" office:value="14994823" table:style-name="ce25">
            <text:p>14,994,823</text:p>
          </table:table-cell>
          <table:table-cell office:value-type="float" office:value="7895140" table:style-name="ce25">
            <text:p>7,895,140</text:p>
          </table:table-cell>
          <table:table-cell office:value-type="float" office:value="7099683" table:style-name="ce25">
            <text:p>7,099,683</text:p>
          </table:table-cell>
          <table:table-cell office:value-type="float" office:value="380424" table:style-name="ce25">
            <text:p>380,424</text:p>
          </table:table-cell>
          <table:table-cell office:value-type="float" office:value="195938" table:style-name="ce25">
            <text:p>195,938</text:p>
          </table:table-cell>
          <table:table-cell office:value-type="float" office:value="184486" table:style-name="ce25">
            <text:p>184,486</text:p>
          </table:table-cell>
          <table:table-cell office:value-type="float" office:value="25.64" table:style-name="ce26">
            <text:p>25.64</text:p>
          </table:table-cell>
          <table:table-cell office:value-type="float" office:value="70954" table:style-name="ce25">
            <text:p>70,954</text:p>
          </table:table-cell>
          <table:table-cell office:value-type="float" office:value="41596" table:style-name="ce25">
            <text:p>41,596</text:p>
          </table:table-cell>
          <table:table-cell office:value-type="float" office:value="29358" table:style-name="ce25">
            <text:p>29,358</text:p>
          </table:table-cell>
          <table:table-cell office:value-type="float" office:value="4.78" table:style-name="ce26">
            <text:p>4.78</text:p>
          </table:table-cell>
          <table:table-cell office:value-type="float" office:value="309470" table:style-name="ce25">
            <text:p>309,470</text:p>
          </table:table-cell>
          <table:table-cell office:value-type="float" office:value="20.86" table:style-name="ce27">
            <text:p>20.86</text:p>
          </table:table-cell>
          <table:table-cell table:style-name="ce25"/>
          <table:table-cell office:value-type="float" office:value="106812" table:style-name="ce25">
            <text:p>106,812</text:p>
          </table:table-cell>
          <table:table-cell table:number-columns-repeated="3" table:style-name="ce25"/>
          <table:table-cell office:value-type="float" office:value="7.2" table:style-name="ce26">
            <text:p>7.20</text:p>
          </table:table-cell>
          <table:table-cell table:style-name="ce25"/>
          <table:table-cell office:value-type="float" office:value="5310" table:style-name="ce25">
            <text:p>5,310</text:p>
          </table:table-cell>
          <table:table-cell table:number-columns-repeated="3" table:style-name="ce25"/>
          <table:table-cell office:value-type="float" office:value="0.36" table:style-name="ce26">
            <text:p>0.36</text:p>
          </table:table-cell>
          <table:table-cell office:value-type="string" table:style-name="ce28">
            <text:p>…</text:p>
          </table:table-cell>
          <table:table-cell office:value-type="string" table:style-name="ce28">
            <text:p>…</text:p>
          </table:table-cell>
          <table:table-cell office:value-type="float" office:value="270905" table:style-name="ce25">
            <text:p>270,905</text:p>
          </table:table-cell>
          <table:table-cell table:number-columns-repeated="16353" table:style-name="ce29"/>
        </table:table-row>
        <table:table-row table:style-name="ro7">
          <table:table-cell office:value-type="string" table:number-columns-spanned="2" table:number-rows-spanned="1" table:style-name="ce65">
            <text:p>70<text:s/><text:span text:style-name="T9">年</text:span></text:p>
          </table:table-cell>
          <table:covered-table-cell/>
          <table:table-cell office:value-type="float" office:value="3906015" table:style-name="ce25">
            <text:p>3,906,015</text:p>
          </table:table-cell>
          <table:table-cell office:value-type="float" office:value="18193955" table:style-name="ce25">
            <text:p>18,193,955</text:p>
          </table:table-cell>
          <table:table-cell office:value-type="float" office:value="9479508" table:style-name="ce25">
            <text:p>9,479,508</text:p>
          </table:table-cell>
          <table:table-cell office:value-type="float" office:value="8714447" table:style-name="ce25">
            <text:p>8,714,447</text:p>
          </table:table-cell>
          <table:table-cell office:value-type="float" office:value="412779" table:style-name="ce25">
            <text:p>412,779</text:p>
          </table:table-cell>
          <table:table-cell office:value-type="float" office:value="213273" table:style-name="ce25">
            <text:p>213,273</text:p>
          </table:table-cell>
          <table:table-cell office:value-type="float" office:value="199506" table:style-name="ce25">
            <text:p>199,506</text:p>
          </table:table-cell>
          <table:table-cell office:value-type="float" office:value="22.97" table:style-name="ce26">
            <text:p>22.97</text:p>
          </table:table-cell>
          <table:table-cell office:value-type="float" office:value="86848" table:style-name="ce25">
            <text:p>86,848</text:p>
          </table:table-cell>
          <table:table-cell office:value-type="float" office:value="52627" table:style-name="ce25">
            <text:p>52,627</text:p>
          </table:table-cell>
          <table:table-cell office:value-type="float" office:value="34221" table:style-name="ce25">
            <text:p>34,221</text:p>
          </table:table-cell>
          <table:table-cell office:value-type="float" office:value="4.83" table:style-name="ce26">
            <text:p>4.83</text:p>
          </table:table-cell>
          <table:table-cell office:value-type="float" office:value="325931" table:style-name="ce25">
            <text:p>325,931</text:p>
          </table:table-cell>
          <table:table-cell office:value-type="float" office:value="18.14" table:style-name="ce27">
            <text:p>18.14</text:p>
          </table:table-cell>
          <table:table-cell table:style-name="ce25"/>
          <table:table-cell office:value-type="float" office:value="167496" table:style-name="ce25">
            <text:p>167,496</text:p>
          </table:table-cell>
          <table:table-cell table:number-columns-repeated="3" table:style-name="ce25"/>
          <table:table-cell office:value-type="float" office:value="9.2899999999999991" table:style-name="ce26">
            <text:p>9.29</text:p>
          </table:table-cell>
          <table:table-cell table:style-name="ce25"/>
          <table:table-cell office:value-type="float" office:value="14875" table:style-name="ce25">
            <text:p>14,875</text:p>
          </table:table-cell>
          <table:table-cell table:number-columns-repeated="3" table:style-name="ce25"/>
          <table:table-cell office:value-type="float" office:value="0.83" table:style-name="ce26">
            <text:p>0.83</text:p>
          </table:table-cell>
          <table:table-cell office:value-type="string" table:style-name="ce28">
            <text:p>…</text:p>
          </table:table-cell>
          <table:table-cell office:value-type="string" table:style-name="ce28">
            <text:p>…</text:p>
          </table:table-cell>
          <table:table-cell office:value-type="float" office:value="310116" table:style-name="ce25">
            <text:p>310,116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65">
            <text:p>80<text:s/><text:span text:style-name="T9">年</text:span></text:p>
          </table:table-cell>
          <table:covered-table-cell/>
          <table:table-cell office:value-type="float" office:value="5227185" table:style-name="ce25">
            <text:p>5,227,185</text:p>
          </table:table-cell>
          <table:table-cell office:value-type="float" office:value="20605831" table:style-name="ce25">
            <text:p>20,605,831</text:p>
          </table:table-cell>
          <table:table-cell office:value-type="float" office:value="10640276" table:style-name="ce25">
            <text:p>10,640,276</text:p>
          </table:table-cell>
          <table:table-cell office:value-type="float" office:value="9965555" table:style-name="ce25">
            <text:p>9,965,555</text:p>
          </table:table-cell>
          <table:table-cell office:value-type="float" office:value="321932" table:style-name="ce25">
            <text:p>321,932</text:p>
          </table:table-cell>
          <table:table-cell office:value-type="float" office:value="168865" table:style-name="ce25">
            <text:p>168,865</text:p>
          </table:table-cell>
          <table:table-cell office:value-type="float" office:value="153067" table:style-name="ce25">
            <text:p>153,067</text:p>
          </table:table-cell>
          <table:table-cell office:value-type="float" office:value="15.7" table:style-name="ce26">
            <text:p>15.70</text:p>
          </table:table-cell>
          <table:table-cell office:value-type="float" office:value="106284" table:style-name="ce25">
            <text:p>106,284</text:p>
          </table:table-cell>
          <table:table-cell office:value-type="float" office:value="65386" table:style-name="ce25">
            <text:p>65,386</text:p>
          </table:table-cell>
          <table:table-cell office:value-type="float" office:value="40898" table:style-name="ce25">
            <text:p>40,898</text:p>
          </table:table-cell>
          <table:table-cell office:value-type="float" office:value="5.18" table:style-name="ce26">
            <text:p>5.18</text:p>
          </table:table-cell>
          <table:table-cell office:value-type="float" office:value="215648" table:style-name="ce25">
            <text:p>215,648</text:p>
          </table:table-cell>
          <table:table-cell office:value-type="float" office:value="10.52" table:style-name="ce27">
            <text:p>10.52</text:p>
          </table:table-cell>
          <table:table-cell table:style-name="ce25"/>
          <table:table-cell office:value-type="float" office:value="162972" table:style-name="ce25">
            <text:p>162,972</text:p>
          </table:table-cell>
          <table:table-cell table:number-columns-repeated="3" table:style-name="ce25"/>
          <table:table-cell office:value-type="float" office:value="7.95" table:style-name="ce26">
            <text:p>7.95</text:p>
          </table:table-cell>
          <table:table-cell table:style-name="ce25"/>
          <table:table-cell office:value-type="float" office:value="28298" table:style-name="ce25">
            <text:p>28,298</text:p>
          </table:table-cell>
          <table:table-cell table:number-columns-repeated="3" table:style-name="ce25"/>
          <table:table-cell office:value-type="float" office:value="1.38" table:style-name="ce26">
            <text:p>1.38</text:p>
          </table:table-cell>
          <table:table-cell office:value-type="float" office:value="1477764" table:style-name="ce25">
            <text:p>1,477,764</text:p>
          </table:table-cell>
          <table:table-cell office:value-type="float" office:value="1489892" table:style-name="ce25">
            <text:p>1,489,892</text:p>
          </table:table-cell>
          <table:table-cell office:value-type="float" office:value="345523" table:style-name="ce25">
            <text:p>345,523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65">
            <text:p>90<text:s/><text:span text:style-name="T9">年</text:span></text:p>
          </table:table-cell>
          <table:covered-table-cell/>
          <table:table-cell office:value-type="float" office:value="6802281" table:style-name="ce25">
            <text:p>6,802,281</text:p>
          </table:table-cell>
          <table:table-cell office:value-type="float" office:value="22405568" table:style-name="ce25">
            <text:p>22,405,568</text:p>
          </table:table-cell>
          <table:table-cell office:value-type="float" office:value="11441651" table:style-name="ce25">
            <text:p>11,441,651</text:p>
          </table:table-cell>
          <table:table-cell office:value-type="float" office:value="10963917" table:style-name="ce25">
            <text:p>10,963,917</text:p>
          </table:table-cell>
          <table:table-cell office:value-type="float" office:value="260354" table:style-name="ce25">
            <text:p>260,354</text:p>
          </table:table-cell>
          <table:table-cell office:value-type="float" office:value="135596" table:style-name="ce25">
            <text:p>135,596</text:p>
          </table:table-cell>
          <table:table-cell office:value-type="float" office:value="124758" table:style-name="ce25">
            <text:p>124,758</text:p>
          </table:table-cell>
          <table:table-cell office:value-type="float" office:value="11.65" table:style-name="ce26">
            <text:p>11.65</text:p>
          </table:table-cell>
          <table:table-cell office:value-type="float" office:value="127647" table:style-name="ce25">
            <text:p>127,647</text:p>
          </table:table-cell>
          <table:table-cell office:value-type="float" office:value="79319" table:style-name="ce25">
            <text:p>79,319</text:p>
          </table:table-cell>
          <table:table-cell office:value-type="float" office:value="48328" table:style-name="ce25">
            <text:p>48,328</text:p>
          </table:table-cell>
          <table:table-cell office:value-type="float" office:value="5.71" table:style-name="ce26">
            <text:p>5.71</text:p>
          </table:table-cell>
          <table:table-cell office:value-type="float" office:value="132707" table:style-name="ce25">
            <text:p>132,707</text:p>
          </table:table-cell>
          <table:table-cell office:value-type="float" office:value="5.94" table:style-name="ce27">
            <text:p>5.94</text:p>
          </table:table-cell>
          <table:table-cell table:style-name="ce25"/>
          <table:table-cell office:value-type="float" office:value="170515" table:style-name="ce25">
            <text:p>170,515</text:p>
          </table:table-cell>
          <table:table-cell table:number-columns-repeated="3" table:style-name="ce25"/>
          <table:table-cell office:value-type="float" office:value="7.63" table:style-name="ce26">
            <text:p>7.63</text:p>
          </table:table-cell>
          <table:table-cell table:style-name="ce25"/>
          <table:table-cell office:value-type="float" office:value="56538" table:style-name="ce25">
            <text:p>56,538</text:p>
          </table:table-cell>
          <table:table-cell table:number-columns-repeated="3" table:style-name="ce25"/>
          <table:table-cell office:value-type="float" office:value="2.5299999999999998" table:style-name="ce26">
            <text:p>2.53</text:p>
          </table:table-cell>
          <table:table-cell office:value-type="float" office:value="1373363" table:style-name="ce25">
            <text:p>1,373,363</text:p>
          </table:table-cell>
          <table:table-cell office:value-type="float" office:value="1377174" table:style-name="ce25">
            <text:p>1,377,174</text:p>
          </table:table-cell>
          <table:table-cell office:value-type="float" office:value="420892" table:style-name="ce25">
            <text:p>420,892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65">
            <text:p>95<text:s/><text:span text:style-name="T9">年</text:span></text:p>
          </table:table-cell>
          <table:covered-table-cell/>
          <table:table-cell office:value-type="float" office:value="7394758" table:style-name="ce25">
            <text:p>7,394,758</text:p>
          </table:table-cell>
          <table:table-cell office:value-type="float" office:value="22876527" table:style-name="ce25">
            <text:p>22,876,527</text:p>
          </table:table-cell>
          <table:table-cell office:value-type="float" office:value="11591707" table:style-name="ce25">
            <text:p>11,591,707</text:p>
          </table:table-cell>
          <table:table-cell office:value-type="float" office:value="11284820" table:style-name="ce25">
            <text:p>11,284,820</text:p>
          </table:table-cell>
          <table:table-cell office:value-type="float" office:value="204459" table:style-name="ce25">
            <text:p>204,459</text:p>
          </table:table-cell>
          <table:table-cell office:value-type="float" office:value="106936" table:style-name="ce25">
            <text:p>106,936</text:p>
          </table:table-cell>
          <table:table-cell office:value-type="float" office:value="97523" table:style-name="ce25">
            <text:p>97,523</text:p>
          </table:table-cell>
          <table:table-cell office:value-type="float" office:value="8.9600000000000009" table:style-name="ce26">
            <text:p>8.96</text:p>
          </table:table-cell>
          <table:table-cell office:value-type="float" office:value="135839" table:style-name="ce25">
            <text:p>135,839</text:p>
          </table:table-cell>
          <table:table-cell office:value-type="float" office:value="84800" table:style-name="ce25">
            <text:p>84,800</text:p>
          </table:table-cell>
          <table:table-cell office:value-type="float" office:value="51039" table:style-name="ce25">
            <text:p>51,039</text:p>
          </table:table-cell>
          <table:table-cell office:value-type="float" office:value="5.95" table:style-name="ce26">
            <text:p>5.95</text:p>
          </table:table-cell>
          <table:table-cell office:value-type="float" office:value="68620" table:style-name="ce25">
            <text:p>68,620</text:p>
          </table:table-cell>
          <table:table-cell office:value-type="float" office:value="3.01" table:style-name="ce27">
            <text:p>3.01</text:p>
          </table:table-cell>
          <table:table-cell table:style-name="ce25"/>
          <table:table-cell office:value-type="float" office:value="142669" table:style-name="ce25">
            <text:p>142,669</text:p>
          </table:table-cell>
          <table:table-cell table:number-columns-repeated="3" table:style-name="ce25"/>
          <table:table-cell office:value-type="float" office:value="6.25" table:style-name="ce26">
            <text:p>6.25</text:p>
          </table:table-cell>
          <table:table-cell table:style-name="ce25"/>
          <table:table-cell office:value-type="float" office:value="64540" table:style-name="ce25">
            <text:p>64,540</text:p>
          </table:table-cell>
          <table:table-cell table:number-columns-repeated="3" table:style-name="ce25"/>
          <table:table-cell office:value-type="float" office:value="2.83" table:style-name="ce26">
            <text:p>2.83</text:p>
          </table:table-cell>
          <table:table-cell office:value-type="float" office:value="1414340" table:style-name="ce25">
            <text:p>1,414,340</text:p>
          </table:table-cell>
          <table:table-cell office:value-type="float" office:value="1376816" table:style-name="ce25">
            <text:p>1,376,816</text:p>
          </table:table-cell>
          <table:table-cell office:value-type="float" office:value="474919" table:style-name="ce25">
            <text:p>474,919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65">
            <text:p>96<text:s/><text:span text:style-name="T9">年</text:span></text:p>
          </table:table-cell>
          <table:covered-table-cell/>
          <table:table-cell office:value-type="float" office:value="7512449" table:style-name="ce25">
            <text:p>7,512,449</text:p>
          </table:table-cell>
          <table:table-cell office:value-type="float" office:value="22958360" table:style-name="ce25">
            <text:p>22,958,360</text:p>
          </table:table-cell>
          <table:table-cell office:value-type="float" office:value="11608767" table:style-name="ce25">
            <text:p>11,608,767</text:p>
          </table:table-cell>
          <table:table-cell office:value-type="float" office:value="11349593" table:style-name="ce25">
            <text:p>11,349,593</text:p>
          </table:table-cell>
          <table:table-cell office:value-type="float" office:value="204414" table:style-name="ce25">
            <text:p>204,414</text:p>
          </table:table-cell>
          <table:table-cell office:value-type="float" office:value="106898" table:style-name="ce25">
            <text:p>106,898</text:p>
          </table:table-cell>
          <table:table-cell office:value-type="float" office:value="97516" table:style-name="ce25">
            <text:p>97,516</text:p>
          </table:table-cell>
          <table:table-cell office:value-type="float" office:value="8.92" table:style-name="ce26">
            <text:p>8.92</text:p>
          </table:table-cell>
          <table:table-cell office:value-type="float" office:value="141111" table:style-name="ce25">
            <text:p>141,111</text:p>
          </table:table-cell>
          <table:table-cell office:value-type="float" office:value="87029" table:style-name="ce25">
            <text:p>87,029</text:p>
          </table:table-cell>
          <table:table-cell office:value-type="float" office:value="54082" table:style-name="ce25">
            <text:p>54,082</text:p>
          </table:table-cell>
          <table:table-cell office:value-type="float" office:value="6.16" table:style-name="ce26">
            <text:p>6.16</text:p>
          </table:table-cell>
          <table:table-cell office:value-type="float" office:value="63303" table:style-name="ce25">
            <text:p>63,303</text:p>
          </table:table-cell>
          <table:table-cell office:value-type="float" office:value="2.76" table:style-name="ce27">
            <text:p>2.76</text:p>
          </table:table-cell>
          <table:table-cell table:style-name="ce25"/>
          <table:table-cell office:value-type="float" office:value="135041" table:style-name="ce25">
            <text:p>135,041</text:p>
          </table:table-cell>
          <table:table-cell table:number-columns-repeated="3" table:style-name="ce25"/>
          <table:table-cell office:value-type="float" office:value="5.89" table:style-name="ce26">
            <text:p>5.89</text:p>
          </table:table-cell>
          <table:table-cell table:style-name="ce25"/>
          <table:table-cell office:value-type="float" office:value="58518" table:style-name="ce25">
            <text:p>58,518</text:p>
          </table:table-cell>
          <table:table-cell table:number-columns-repeated="3" table:style-name="ce25"/>
          <table:table-cell office:value-type="float" office:value="2.5499999999999998" table:style-name="ce26">
            <text:p>2.55</text:p>
          </table:table-cell>
          <table:table-cell office:value-type="float" office:value="1173040" table:style-name="ce25">
            <text:p>1,173,040</text:p>
          </table:table-cell>
          <table:table-cell office:value-type="float" office:value="1154510" table:style-name="ce25">
            <text:p>1,154,510</text:p>
          </table:table-cell>
          <table:table-cell office:value-type="float" office:value="484174" table:style-name="ce25">
            <text:p>484,174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65">
            <text:p>97<text:s/><text:span text:style-name="T9">年</text:span></text:p>
          </table:table-cell>
          <table:covered-table-cell/>
          <table:table-cell office:value-type="float" office:value="7655772" table:style-name="ce25">
            <text:p>7,655,772</text:p>
          </table:table-cell>
          <table:table-cell office:value-type="float" office:value="23037031" table:style-name="ce25">
            <text:p>23,037,031</text:p>
          </table:table-cell>
          <table:table-cell office:value-type="float" office:value="11626351" table:style-name="ce25">
            <text:p>11,626,351</text:p>
          </table:table-cell>
          <table:table-cell office:value-type="float" office:value="11410680" table:style-name="ce25">
            <text:p>11,410,680</text:p>
          </table:table-cell>
          <table:table-cell office:value-type="float" office:value="198733" table:style-name="ce25">
            <text:p>198,733</text:p>
          </table:table-cell>
          <table:table-cell office:value-type="float" office:value="103937" table:style-name="ce25">
            <text:p>103,937</text:p>
          </table:table-cell>
          <table:table-cell office:value-type="float" office:value="94796" table:style-name="ce25">
            <text:p>94,796</text:p>
          </table:table-cell>
          <table:table-cell office:value-type="float" office:value="8.64" table:style-name="ce26">
            <text:p>8.64</text:p>
          </table:table-cell>
          <table:table-cell office:value-type="float" office:value="143624" table:style-name="ce25">
            <text:p>143,624</text:p>
          </table:table-cell>
          <table:table-cell office:value-type="float" office:value="88541" table:style-name="ce25">
            <text:p>88,541</text:p>
          </table:table-cell>
          <table:table-cell office:value-type="float" office:value="55083" table:style-name="ce25">
            <text:p>55,083</text:p>
          </table:table-cell>
          <table:table-cell office:value-type="float" office:value="6.25" table:style-name="ce26">
            <text:p>6.25</text:p>
          </table:table-cell>
          <table:table-cell office:value-type="float" office:value="55109" table:style-name="ce25">
            <text:p>55,109</text:p>
          </table:table-cell>
          <table:table-cell office:value-type="float" office:value="2.4" table:style-name="ce27">
            <text:p>2.40</text:p>
          </table:table-cell>
          <table:table-cell table:style-name="ce25"/>
          <table:table-cell office:value-type="float" office:value="154866" table:style-name="ce25">
            <text:p>154,866</text:p>
          </table:table-cell>
          <table:table-cell table:number-columns-repeated="3" table:style-name="ce25"/>
          <table:table-cell office:value-type="float" office:value="6.73" table:style-name="ce26">
            <text:p>6.73</text:p>
          </table:table-cell>
          <table:table-cell table:style-name="ce25"/>
          <table:table-cell office:value-type="float" office:value="55995" table:style-name="ce25">
            <text:p>55,995</text:p>
          </table:table-cell>
          <table:table-cell table:number-columns-repeated="3" table:style-name="ce25"/>
          <table:table-cell office:value-type="float" office:value="2.4300000000000002" table:style-name="ce26">
            <text:p>2.43</text:p>
          </table:table-cell>
          <table:table-cell office:value-type="float" office:value="1196407" table:style-name="ce25">
            <text:p>1,196,407</text:p>
          </table:table-cell>
          <table:table-cell office:value-type="float" office:value="1172845" table:style-name="ce25">
            <text:p>1,172,845</text:p>
          </table:table-cell>
          <table:table-cell office:value-type="float" office:value="494107" table:style-name="ce25">
            <text:p>494,107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65">
            <text:p>98<text:s/><text:span text:style-name="T9">年</text:span></text:p>
          </table:table-cell>
          <table:covered-table-cell/>
          <table:table-cell office:value-type="float" office:value="7805834" table:style-name="ce25">
            <text:p>7,805,834</text:p>
          </table:table-cell>
          <table:table-cell office:value-type="float" office:value="23119772" table:style-name="ce25">
            <text:p>23,119,772</text:p>
          </table:table-cell>
          <table:table-cell office:value-type="float" office:value="11636734" table:style-name="ce25">
            <text:p>11,636,734</text:p>
          </table:table-cell>
          <table:table-cell office:value-type="float" office:value="11483038" table:style-name="ce25">
            <text:p>11,483,038</text:p>
          </table:table-cell>
          <table:table-cell office:value-type="float" office:value="191310" table:style-name="ce25">
            <text:p>191,310</text:p>
          </table:table-cell>
          <table:table-cell office:value-type="float" office:value="99492" table:style-name="ce25">
            <text:p>99,492</text:p>
          </table:table-cell>
          <table:table-cell office:value-type="float" office:value="91818" table:style-name="ce25">
            <text:p>91,818</text:p>
          </table:table-cell>
          <table:table-cell office:value-type="float" office:value="8.2899999999999991" table:style-name="ce26">
            <text:p>8.29</text:p>
          </table:table-cell>
          <table:table-cell office:value-type="float" office:value="143582" table:style-name="ce25">
            <text:p>143,582</text:p>
          </table:table-cell>
          <table:table-cell office:value-type="float" office:value="88088" table:style-name="ce25">
            <text:p>88,088</text:p>
          </table:table-cell>
          <table:table-cell office:value-type="float" office:value="55494" table:style-name="ce25">
            <text:p>55,494</text:p>
          </table:table-cell>
          <table:table-cell office:value-type="float" office:value="6.22" table:style-name="ce26">
            <text:p>6.22</text:p>
          </table:table-cell>
          <table:table-cell office:value-type="float" office:value="47728" table:style-name="ce25">
            <text:p>47,728</text:p>
          </table:table-cell>
          <table:table-cell office:value-type="float" office:value="2.0699999999999998" table:style-name="ce27">
            <text:p>2.07</text:p>
          </table:table-cell>
          <table:table-cell table:style-name="ce25"/>
          <table:table-cell office:value-type="float" office:value="117099" table:style-name="ce25">
            <text:p>117,099</text:p>
          </table:table-cell>
          <table:table-cell table:number-columns-repeated="3" table:style-name="ce25"/>
          <table:table-cell office:value-type="float" office:value="5.07" table:style-name="ce26">
            <text:p>5.07</text:p>
          </table:table-cell>
          <table:table-cell table:style-name="ce25"/>
          <table:table-cell office:value-type="float" office:value="57223" table:style-name="ce25">
            <text:p>57,223</text:p>
          </table:table-cell>
          <table:table-cell table:number-columns-repeated="3" table:style-name="ce25"/>
          <table:table-cell office:value-type="float" office:value="2.48" table:style-name="ce26">
            <text:p>2.48</text:p>
          </table:table-cell>
          <table:table-cell office:value-type="float" office:value="1198561" table:style-name="ce25">
            <text:p>1,198,561</text:p>
          </table:table-cell>
          <table:table-cell office:value-type="float" office:value="1163548" table:style-name="ce25">
            <text:p>1,163,548</text:p>
          </table:table-cell>
          <table:table-cell office:value-type="float" office:value="504531" table:style-name="ce25">
            <text:p>504,531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65">
            <text:p>99<text:s/><text:span text:style-name="T9">年</text:span></text:p>
          </table:table-cell>
          <table:covered-table-cell/>
          <table:table-cell office:value-type="float" office:value="7937024" table:style-name="ce25">
            <text:p>7,937,024</text:p>
          </table:table-cell>
          <table:table-cell office:value-type="float" office:value="23162123" table:style-name="ce25">
            <text:p>23,162,123</text:p>
          </table:table-cell>
          <table:table-cell office:value-type="float" office:value="11635225" table:style-name="ce25">
            <text:p>11,635,225</text:p>
          </table:table-cell>
          <table:table-cell office:value-type="float" office:value="11526898" table:style-name="ce25">
            <text:p>11,526,898</text:p>
          </table:table-cell>
          <table:table-cell office:value-type="float" office:value="166886" table:style-name="ce25">
            <text:p>166,886</text:p>
          </table:table-cell>
          <table:table-cell office:value-type="float" office:value="87213" table:style-name="ce25">
            <text:p>87,213</text:p>
          </table:table-cell>
          <table:table-cell office:value-type="float" office:value="79673" table:style-name="ce25">
            <text:p>79,673</text:p>
          </table:table-cell>
          <table:table-cell office:value-type="float" office:value="7.21" table:style-name="ce26">
            <text:p>7.21</text:p>
          </table:table-cell>
          <table:table-cell office:value-type="float" office:value="145772" table:style-name="ce25">
            <text:p>145,772</text:p>
          </table:table-cell>
          <table:table-cell office:value-type="float" office:value="89152" table:style-name="ce25">
            <text:p>89,152</text:p>
          </table:table-cell>
          <table:table-cell office:value-type="float" office:value="56620" table:style-name="ce25">
            <text:p>56,620</text:p>
          </table:table-cell>
          <table:table-cell office:value-type="float" office:value="6.3" table:style-name="ce26">
            <text:p>6.30</text:p>
          </table:table-cell>
          <table:table-cell office:value-type="float" office:value="21114" table:style-name="ce25">
            <text:p>21,114</text:p>
          </table:table-cell>
          <table:table-cell office:value-type="float" office:value="0.91" table:style-name="ce27">
            <text:p>0.91</text:p>
          </table:table-cell>
          <table:table-cell table:style-name="ce25"/>
          <table:table-cell office:value-type="float" office:value="138819" table:style-name="ce25">
            <text:p>138,819</text:p>
          </table:table-cell>
          <table:table-cell table:number-columns-repeated="3" table:style-name="ce25"/>
          <table:table-cell office:value-type="float" office:value="6" table:style-name="ce26">
            <text:p>6.00</text:p>
          </table:table-cell>
          <table:table-cell table:style-name="ce25"/>
          <table:table-cell office:value-type="float" office:value="58115" table:style-name="ce25">
            <text:p>58,115</text:p>
          </table:table-cell>
          <table:table-cell table:number-columns-repeated="3" table:style-name="ce25"/>
          <table:table-cell office:value-type="float" office:value="2.5099999999999998" table:style-name="ce26">
            <text:p>2.51</text:p>
          </table:table-cell>
          <table:table-cell office:value-type="float" office:value="1213899" table:style-name="ce25">
            <text:p>1,213,899</text:p>
          </table:table-cell>
          <table:table-cell office:value-type="float" office:value="1192662" table:style-name="ce25">
            <text:p>1,192,662</text:p>
          </table:table-cell>
          <table:table-cell office:value-type="float" office:value="512701" table:style-name="ce25">
            <text:p>512,701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65">
            <text:p>100<text:span text:style-name="T9">年</text:span></text:p>
          </table:table-cell>
          <table:covered-table-cell/>
          <table:table-cell office:value-type="float" office:value="8057761" table:style-name="ce25">
            <text:p>8,057,761</text:p>
          </table:table-cell>
          <table:table-cell office:value-type="float" office:value="23224912" table:style-name="ce25">
            <text:p>23,224,912</text:p>
          </table:table-cell>
          <table:table-cell office:value-type="float" office:value="11645674" table:style-name="ce25">
            <text:p>11,645,674</text:p>
          </table:table-cell>
          <table:table-cell office:value-type="float" office:value="11579238" table:style-name="ce25">
            <text:p>11,579,238</text:p>
          </table:table-cell>
          <table:table-cell office:value-type="float" office:value="196627" table:style-name="ce25">
            <text:p>196,627</text:p>
          </table:table-cell>
          <table:table-cell office:value-type="float" office:value="101943" table:style-name="ce25">
            <text:p>101,943</text:p>
          </table:table-cell>
          <table:table-cell office:value-type="float" office:value="94684" table:style-name="ce25">
            <text:p>94,684</text:p>
          </table:table-cell>
          <table:table-cell office:value-type="float" office:value="8.48" table:style-name="ce26">
            <text:p>8.48</text:p>
          </table:table-cell>
          <table:table-cell office:value-type="float" office:value="152915" table:style-name="ce25">
            <text:p>152,915</text:p>
          </table:table-cell>
          <table:table-cell office:value-type="float" office:value="93810" table:style-name="ce25">
            <text:p>93,810</text:p>
          </table:table-cell>
          <table:table-cell office:value-type="float" office:value="59105" table:style-name="ce25">
            <text:p>59,105</text:p>
          </table:table-cell>
          <table:table-cell office:value-type="float" office:value="6.59" table:style-name="ce26">
            <text:p>6.59</text:p>
          </table:table-cell>
          <table:table-cell office:value-type="float" office:value="43712" table:style-name="ce25">
            <text:p>43,712</text:p>
          </table:table-cell>
          <table:table-cell office:value-type="float" office:value="1.88" table:style-name="ce27">
            <text:p>1.88</text:p>
          </table:table-cell>
          <table:table-cell table:style-name="ce25"/>
          <table:table-cell office:value-type="float" office:value="165327" table:style-name="ce25">
            <text:p>165,327</text:p>
          </table:table-cell>
          <table:table-cell table:number-columns-repeated="3" table:style-name="ce25"/>
          <table:table-cell office:value-type="float" office:value="7.13" table:style-name="ce26">
            <text:p>7.13</text:p>
          </table:table-cell>
          <table:table-cell table:style-name="ce25"/>
          <table:table-cell office:value-type="float" office:value="57008" table:style-name="ce25">
            <text:p>57,008</text:p>
          </table:table-cell>
          <table:table-cell table:number-columns-repeated="3" table:style-name="ce25"/>
          <table:table-cell office:value-type="float" office:value="2.46" table:style-name="ce26">
            <text:p>2.46</text:p>
          </table:table-cell>
          <table:table-cell office:value-type="float" office:value="1128449" table:style-name="ce25">
            <text:p>1,128,449</text:p>
          </table:table-cell>
          <table:table-cell office:value-type="float" office:value="1109372" table:style-name="ce25">
            <text:p>1,109,372</text:p>
          </table:table-cell>
          <table:table-cell office:value-type="float" office:value="519984" table:style-name="ce25">
            <text:p>519,984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65">
            <text:p>101<text:span text:style-name="T9">年</text:span></text:p>
          </table:table-cell>
          <table:covered-table-cell/>
          <table:table-cell office:value-type="float" office:value="8186432" table:style-name="ce25">
            <text:p>8,186,432</text:p>
          </table:table-cell>
          <table:table-cell office:value-type="float" office:value="23315822" table:style-name="ce25">
            <text:p>23,315,822</text:p>
          </table:table-cell>
          <table:table-cell office:value-type="float" office:value="11673319" table:style-name="ce25">
            <text:p>11,673,319</text:p>
          </table:table-cell>
          <table:table-cell office:value-type="float" office:value="11642503" table:style-name="ce25">
            <text:p>11,642,503</text:p>
          </table:table-cell>
          <table:table-cell office:value-type="float" office:value="229481" table:style-name="ce25">
            <text:p>229,481</text:p>
          </table:table-cell>
          <table:table-cell office:value-type="float" office:value="118848" table:style-name="ce25">
            <text:p>118,848</text:p>
          </table:table-cell>
          <table:table-cell office:value-type="float" office:value="110633" table:style-name="ce25">
            <text:p>110,633</text:p>
          </table:table-cell>
          <table:table-cell office:value-type="float" office:value="9.86" table:style-name="ce26">
            <text:p>9.86</text:p>
          </table:table-cell>
          <table:table-cell office:value-type="float" office:value="154251" table:style-name="ce25">
            <text:p>154,251</text:p>
          </table:table-cell>
          <table:table-cell office:value-type="float" office:value="93618" table:style-name="ce25">
            <text:p>93,618</text:p>
          </table:table-cell>
          <table:table-cell office:value-type="float" office:value="60633" table:style-name="ce25">
            <text:p>60,633</text:p>
          </table:table-cell>
          <table:table-cell office:value-type="float" office:value="6.63" table:style-name="ce26">
            <text:p>6.63</text:p>
          </table:table-cell>
          <table:table-cell office:value-type="float" office:value="75230" table:style-name="ce25">
            <text:p>75,230</text:p>
          </table:table-cell>
          <table:table-cell office:value-type="float" office:value="3.23" table:style-name="ce27">
            <text:p>3.23</text:p>
          </table:table-cell>
          <table:table-cell table:style-name="ce25"/>
          <table:table-cell office:value-type="float" office:value="143384" table:style-name="ce25">
            <text:p>143,384</text:p>
          </table:table-cell>
          <table:table-cell table:number-columns-repeated="3" table:style-name="ce25"/>
          <table:table-cell office:value-type="float" office:value="6.16" table:style-name="ce26">
            <text:p>6.16</text:p>
          </table:table-cell>
          <table:table-cell table:style-name="ce25"/>
          <table:table-cell office:value-type="float" office:value="55980" table:style-name="ce25">
            <text:p>55,980</text:p>
          </table:table-cell>
          <table:table-cell table:number-columns-repeated="3" table:style-name="ce25"/>
          <table:table-cell office:value-type="float" office:value="2.41" table:style-name="ce26">
            <text:p>2.41</text:p>
          </table:table-cell>
          <table:table-cell office:value-type="float" office:value="1118006" table:style-name="ce25">
            <text:p>1,118,006</text:p>
          </table:table-cell>
          <table:table-cell office:value-type="float" office:value="1102326" table:style-name="ce25">
            <text:p>1,102,326</text:p>
          </table:table-cell>
          <table:table-cell office:value-type="float" office:value="527250" table:style-name="ce25">
            <text:p>527,250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65">
            <text:p>102<text:span text:style-name="T9">年</text:span></text:p>
          </table:table-cell>
          <table:covered-table-cell/>
          <table:table-cell office:value-type="float" office:value="8286260" table:style-name="ce25">
            <text:p>8,286,260</text:p>
          </table:table-cell>
          <table:table-cell office:value-type="float" office:value="23373517" table:style-name="ce25">
            <text:p>23,373,517</text:p>
          </table:table-cell>
          <table:table-cell office:value-type="float" office:value="11684674" table:style-name="ce25">
            <text:p>11,684,674</text:p>
          </table:table-cell>
          <table:table-cell office:value-type="float" office:value="11688843" table:style-name="ce25">
            <text:p>11,688,843</text:p>
          </table:table-cell>
          <table:table-cell office:value-type="float" office:value="199113" table:style-name="ce25">
            <text:p>199,113</text:p>
          </table:table-cell>
          <table:table-cell office:value-type="float" office:value="103120" table:style-name="ce25">
            <text:p>103,120</text:p>
          </table:table-cell>
          <table:table-cell office:value-type="float" office:value="95993" table:style-name="ce25">
            <text:p>95,993</text:p>
          </table:table-cell>
          <table:table-cell office:value-type="float" office:value="8.5299999999999994" table:style-name="ce26">
            <text:p>8.53</text:p>
          </table:table-cell>
          <table:table-cell office:value-type="float" office:value="155908" table:style-name="ce25">
            <text:p>155,908</text:p>
          </table:table-cell>
          <table:table-cell office:value-type="float" office:value="94505" table:style-name="ce25">
            <text:p>94,505</text:p>
          </table:table-cell>
          <table:table-cell office:value-type="float" office:value="61403" table:style-name="ce25">
            <text:p>61,403</text:p>
          </table:table-cell>
          <table:table-cell office:value-type="float" office:value="6.68" table:style-name="ce26">
            <text:p>6.68</text:p>
          </table:table-cell>
          <table:table-cell office:value-type="float" office:value="43205" table:style-name="ce25">
            <text:p>43,205</text:p>
          </table:table-cell>
          <table:table-cell office:value-type="float" office:value="1.85" table:style-name="ce27">
            <text:p>1.85</text:p>
          </table:table-cell>
          <table:table-cell table:style-name="ce25"/>
          <table:table-cell office:value-type="float" office:value="147636" table:style-name="ce25">
            <text:p>147,636</text:p>
          </table:table-cell>
          <table:table-cell table:number-columns-repeated="3" table:style-name="ce25"/>
          <table:table-cell office:value-type="float" office:value="6.32" table:style-name="ce26">
            <text:p>6.32</text:p>
          </table:table-cell>
          <table:table-cell table:style-name="ce25"/>
          <table:table-cell office:value-type="float" office:value="53604" table:style-name="ce25">
            <text:p>53,604</text:p>
          </table:table-cell>
          <table:table-cell table:number-columns-repeated="3" table:style-name="ce25"/>
          <table:table-cell office:value-type="float" office:value="2.2999999999999998" table:style-name="ce26">
            <text:p>2.30</text:p>
          </table:table-cell>
          <table:table-cell office:value-type="float" office:value="1079702" table:style-name="ce25">
            <text:p>1,079,702</text:p>
          </table:table-cell>
          <table:table-cell office:value-type="float" office:value="1065212" table:style-name="ce25">
            <text:p>1,065,212</text:p>
          </table:table-cell>
          <table:table-cell office:value-type="float" office:value="533601" table:style-name="ce25">
            <text:p>533,601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65">
            <text:p>103<text:span text:style-name="T9">年</text:span></text:p>
          </table:table-cell>
          <table:covered-table-cell/>
          <table:table-cell office:value-type="float" office:value="8382699" table:style-name="ce25">
            <text:p>8,382,699</text:p>
          </table:table-cell>
          <table:table-cell office:value-type="float" office:value="23433753" table:style-name="ce25">
            <text:p>23,433,753</text:p>
          </table:table-cell>
          <table:table-cell office:value-type="float" office:value="11697971" table:style-name="ce25">
            <text:p>11,697,971</text:p>
          </table:table-cell>
          <table:table-cell office:value-type="float" office:value="11735782" table:style-name="ce25">
            <text:p>11,735,782</text:p>
          </table:table-cell>
          <table:table-cell office:value-type="float" office:value="210383" table:style-name="ce25">
            <text:p>210,383</text:p>
          </table:table-cell>
          <table:table-cell office:value-type="float" office:value="108817" table:style-name="ce25">
            <text:p>108,817</text:p>
          </table:table-cell>
          <table:table-cell office:value-type="float" office:value="101566" table:style-name="ce25">
            <text:p>101,566</text:p>
          </table:table-cell>
          <table:table-cell office:value-type="float" office:value="8.99" table:style-name="ce26">
            <text:p>8.99</text:p>
          </table:table-cell>
          <table:table-cell office:value-type="float" office:value="163929" table:style-name="ce25">
            <text:p>163,929</text:p>
          </table:table-cell>
          <table:table-cell office:value-type="float" office:value="98733" table:style-name="ce25">
            <text:p>98,733</text:p>
          </table:table-cell>
          <table:table-cell office:value-type="float" office:value="65196" table:style-name="ce25">
            <text:p>65,196</text:p>
          </table:table-cell>
          <table:table-cell office:value-type="float" office:value="7" table:style-name="ce26">
            <text:p>7.00</text:p>
          </table:table-cell>
          <table:table-cell office:value-type="float" office:value="46454" table:style-name="ce25">
            <text:p>46,454</text:p>
          </table:table-cell>
          <table:table-cell office:value-type="float" office:value="1.98" table:style-name="ce27">
            <text:p>1.98</text:p>
          </table:table-cell>
          <table:table-cell table:style-name="ce25"/>
          <table:table-cell office:value-type="float" office:value="149287" table:style-name="ce25">
            <text:p>149,287</text:p>
          </table:table-cell>
          <table:table-cell table:number-columns-repeated="3" table:style-name="ce25"/>
          <table:table-cell office:value-type="float" office:value="6.38" table:style-name="ce26">
            <text:p>6.38</text:p>
          </table:table-cell>
          <table:table-cell table:style-name="ce25"/>
          <table:table-cell office:value-type="float" office:value="53190" table:style-name="ce25">
            <text:p>53,190</text:p>
          </table:table-cell>
          <table:table-cell table:number-columns-repeated="3" table:style-name="ce25"/>
          <table:table-cell office:value-type="float" office:value="2.27" table:style-name="ce26">
            <text:p>2.27</text:p>
          </table:table-cell>
          <table:table-cell office:value-type="float" office:value="1073783" table:style-name="ce25">
            <text:p>1,073,783</text:p>
          </table:table-cell>
          <table:table-cell office:value-type="float" office:value="1060001" table:style-name="ce25">
            <text:p>1,060,001</text:p>
          </table:table-cell>
          <table:table-cell office:value-type="float" office:value="540023" table:style-name="ce25">
            <text:p>540,023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65">
            <text:p>104<text:span text:style-name="T9">年</text:span></text:p>
          </table:table-cell>
          <table:covered-table-cell/>
          <table:table-cell office:value-type="float" office:value="8468978" table:style-name="ce25">
            <text:p>8,468,978</text:p>
          </table:table-cell>
          <table:table-cell office:value-type="float" office:value="23492074" table:style-name="ce25">
            <text:p>23,492,074</text:p>
          </table:table-cell>
          <table:table-cell office:value-type="float" office:value="11712047" table:style-name="ce25">
            <text:p>11,712,047</text:p>
          </table:table-cell>
          <table:table-cell office:value-type="float" office:value="11780027" table:style-name="ce25">
            <text:p>11,780,027</text:p>
          </table:table-cell>
          <table:table-cell office:value-type="float" office:value="213598" table:style-name="ce25">
            <text:p>213,598</text:p>
          </table:table-cell>
          <table:table-cell office:value-type="float" office:value="111041" table:style-name="ce25">
            <text:p>111,041</text:p>
          </table:table-cell>
          <table:table-cell office:value-type="float" office:value="102557" table:style-name="ce25">
            <text:p>102,557</text:p>
          </table:table-cell>
          <table:table-cell office:value-type="float" office:value="9.1" table:style-name="ce26">
            <text:p>9.10</text:p>
          </table:table-cell>
          <table:table-cell office:value-type="float" office:value="163858" table:style-name="ce25">
            <text:p>163,858</text:p>
          </table:table-cell>
          <table:table-cell office:value-type="float" office:value="98580" table:style-name="ce25">
            <text:p>98,580</text:p>
          </table:table-cell>
          <table:table-cell office:value-type="float" office:value="65278" table:style-name="ce25">
            <text:p>65,278</text:p>
          </table:table-cell>
          <table:table-cell office:value-type="float" office:value="6.98" table:style-name="ce26">
            <text:p>6.98</text:p>
          </table:table-cell>
          <table:table-cell office:value-type="float" office:value="49740" table:style-name="ce25">
            <text:p>49,740</text:p>
          </table:table-cell>
          <table:table-cell office:value-type="float" office:value="2.12" table:style-name="ce27">
            <text:p>2.12</text:p>
          </table:table-cell>
          <table:table-cell table:style-name="ce25"/>
          <table:table-cell office:value-type="float" office:value="154346" table:style-name="ce25">
            <text:p>154,346</text:p>
          </table:table-cell>
          <table:table-cell table:number-columns-repeated="3" table:style-name="ce25"/>
          <table:table-cell office:value-type="float" office:value="6.58" table:style-name="ce26">
            <text:p>6.58</text:p>
          </table:table-cell>
          <table:table-cell table:style-name="ce25"/>
          <table:table-cell office:value-type="float" office:value="53459" table:style-name="ce25">
            <text:p>53,459</text:p>
          </table:table-cell>
          <table:table-cell table:number-columns-repeated="3" table:style-name="ce25"/>
          <table:table-cell office:value-type="float" office:value="2.2799999999999998" table:style-name="ce26">
            <text:p>2.28</text:p>
          </table:table-cell>
          <table:table-cell office:value-type="float" office:value="1004108" table:style-name="ce25">
            <text:p>1,004,108</text:p>
          </table:table-cell>
          <table:table-cell office:value-type="float" office:value="995527" table:style-name="ce25">
            <text:p>995,527</text:p>
          </table:table-cell>
          <table:table-cell office:value-type="float" office:value="546698" table:style-name="ce25">
            <text:p>546,698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65">
            <text:p>105<text:span text:style-name="T9">年</text:span></text:p>
          </table:table-cell>
          <table:covered-table-cell/>
          <table:table-cell office:value-type="float" office:value="8561383" table:style-name="ce25">
            <text:p>8,561,383</text:p>
          </table:table-cell>
          <table:table-cell office:value-type="float" office:value="23539816" table:style-name="ce25">
            <text:p>23,539,816</text:p>
          </table:table-cell>
          <table:table-cell office:value-type="float" office:value="11719270" table:style-name="ce25">
            <text:p>11,719,270</text:p>
          </table:table-cell>
          <table:table-cell office:value-type="float" office:value="11820546" table:style-name="ce25">
            <text:p>11,820,546</text:p>
          </table:table-cell>
          <table:table-cell office:value-type="float" office:value="208440" table:style-name="ce25">
            <text:p>208,440</text:p>
          </table:table-cell>
          <table:table-cell office:value-type="float" office:value="108133" table:style-name="ce25">
            <text:p>108,133</text:p>
          </table:table-cell>
          <table:table-cell office:value-type="float" office:value="100307" table:style-name="ce25">
            <text:p>100,307</text:p>
          </table:table-cell>
          <table:table-cell office:value-type="float" office:value="8.86" table:style-name="ce26">
            <text:p>8.86</text:p>
          </table:table-cell>
          <table:table-cell office:value-type="float" office:value="172405" table:style-name="ce25">
            <text:p>172,405</text:p>
          </table:table-cell>
          <table:table-cell office:value-type="float" office:value="103144" table:style-name="ce25">
            <text:p>103,144</text:p>
          </table:table-cell>
          <table:table-cell office:value-type="float" office:value="69261" table:style-name="ce25">
            <text:p>69,261</text:p>
          </table:table-cell>
          <table:table-cell office:value-type="float" office:value="7.33" table:style-name="ce26">
            <text:p>7.33</text:p>
          </table:table-cell>
          <table:table-cell office:value-type="float" office:value="36035" table:style-name="ce25">
            <text:p>36,035</text:p>
          </table:table-cell>
          <table:table-cell office:value-type="float" office:value="1.53" table:style-name="ce27">
            <text:p>1.53</text:p>
          </table:table-cell>
          <table:table-cell table:style-name="ce25"/>
          <table:table-cell office:value-type="float" office:value="147861" table:style-name="ce25">
            <text:p>147,861</text:p>
          </table:table-cell>
          <table:table-cell table:number-columns-repeated="3" table:style-name="ce25"/>
          <table:table-cell office:value-type="float" office:value="6.29" table:style-name="ce26">
            <text:p>6.29</text:p>
          </table:table-cell>
          <table:table-cell table:style-name="ce25"/>
          <table:table-cell office:value-type="float" office:value="53837" table:style-name="ce25">
            <text:p>53,837</text:p>
          </table:table-cell>
          <table:table-cell table:number-columns-repeated="3" table:style-name="ce25"/>
          <table:table-cell office:value-type="float" office:value="2.29" table:style-name="ce26">
            <text:p>2.29</text:p>
          </table:table-cell>
          <table:table-cell office:value-type="float" office:value="964536" table:style-name="ce25">
            <text:p>964,536</text:p>
          </table:table-cell>
          <table:table-cell office:value-type="float" office:value="952829" table:style-name="ce25">
            <text:p>952,829</text:p>
          </table:table-cell>
          <table:table-cell office:value-type="float" office:value="553228" table:style-name="ce25">
            <text:p>553,228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65">
            <text:p>106<text:span text:style-name="T9">年</text:span></text:p>
          </table:table-cell>
          <table:covered-table-cell/>
          <table:table-cell office:value-type="float" office:value="8649000" table:style-name="ce25">
            <text:p>8,649,000</text:p>
          </table:table-cell>
          <table:table-cell office:value-type="float" office:value="23571227" table:style-name="ce25">
            <text:p>23,571,227</text:p>
          </table:table-cell>
          <table:table-cell office:value-type="float" office:value="11719580" table:style-name="ce25">
            <text:p>11,719,580</text:p>
          </table:table-cell>
          <table:table-cell office:value-type="float" office:value="11851647" table:style-name="ce25">
            <text:p>11,851,647</text:p>
          </table:table-cell>
          <table:table-cell office:value-type="float" office:value="193844" table:style-name="ce25">
            <text:p>193,844</text:p>
          </table:table-cell>
          <table:table-cell office:value-type="float" office:value="100477" table:style-name="ce25">
            <text:p>100,477</text:p>
          </table:table-cell>
          <table:table-cell office:value-type="float" office:value="93367" table:style-name="ce25">
            <text:p>93,367</text:p>
          </table:table-cell>
          <table:table-cell office:value-type="float" office:value="8.23" table:style-name="ce26">
            <text:p>8.23</text:p>
          </table:table-cell>
          <table:table-cell office:value-type="float" office:value="171242" table:style-name="ce25">
            <text:p>171,242</text:p>
          </table:table-cell>
          <table:table-cell office:value-type="float" office:value="101555" table:style-name="ce25">
            <text:p>101,555</text:p>
          </table:table-cell>
          <table:table-cell office:value-type="float" office:value="69687" table:style-name="ce25">
            <text:p>69,687</text:p>
          </table:table-cell>
          <table:table-cell office:value-type="float" office:value="7.27" table:style-name="ce26">
            <text:p>7.27</text:p>
          </table:table-cell>
          <table:table-cell office:value-type="float" office:value="22602" table:style-name="ce25">
            <text:p>22,602</text:p>
          </table:table-cell>
          <table:table-cell office:value-type="float" office:value="0.96" table:style-name="ce27">
            <text:p>0.96</text:p>
          </table:table-cell>
          <table:table-cell table:style-name="ce25"/>
          <table:table-cell office:value-type="float" office:value="138034" table:style-name="ce25">
            <text:p>138,034</text:p>
          </table:table-cell>
          <table:table-cell table:number-columns-repeated="3" table:style-name="ce25"/>
          <table:table-cell office:value-type="float" office:value="5.86" table:style-name="ce26">
            <text:p>5.86</text:p>
          </table:table-cell>
          <table:table-cell table:style-name="ce25"/>
          <table:table-cell office:value-type="float" office:value="54412" table:style-name="ce25">
            <text:p>54,412</text:p>
          </table:table-cell>
          <table:table-cell table:number-columns-repeated="3" table:style-name="ce25"/>
          <table:table-cell office:value-type="float" office:value="2.31" table:style-name="ce26">
            <text:p>2.31</text:p>
          </table:table-cell>
          <table:table-cell office:value-type="float" office:value="948049" table:style-name="ce25">
            <text:p>948,049</text:p>
          </table:table-cell>
          <table:table-cell office:value-type="float" office:value="939240" table:style-name="ce25">
            <text:p>939,240</text:p>
          </table:table-cell>
          <table:table-cell office:value-type="float" office:value="559426" table:style-name="ce25">
            <text:p>559,426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65">
            <text:p>107<text:span text:style-name="T9">年</text:span></text:p>
          </table:table-cell>
          <table:covered-table-cell/>
          <table:table-cell office:value-type="float" office:value="8734477" table:style-name="ce25">
            <text:p>8,734,477</text:p>
          </table:table-cell>
          <table:table-cell office:value-type="float" office:value="23588932" table:style-name="ce25">
            <text:p>23,588,932</text:p>
          </table:table-cell>
          <table:table-cell office:value-type="float" office:value="11712913" table:style-name="ce25">
            <text:p>11,712,913</text:p>
          </table:table-cell>
          <table:table-cell office:value-type="float" office:value="11876019" table:style-name="ce25">
            <text:p>11,876,019</text:p>
          </table:table-cell>
          <table:table-cell office:value-type="float" office:value="181601" table:style-name="ce25">
            <text:p>181,601</text:p>
          </table:table-cell>
          <table:table-cell office:value-type="float" office:value="93876" table:style-name="ce25">
            <text:p>93,876</text:p>
          </table:table-cell>
          <table:table-cell office:value-type="float" office:value="87725" table:style-name="ce25">
            <text:p>87,725</text:p>
          </table:table-cell>
          <table:table-cell office:value-type="float" office:value="7.7" table:style-name="ce26">
            <text:p>7.70</text:p>
          </table:table-cell>
          <table:table-cell office:value-type="float" office:value="172784" table:style-name="ce25">
            <text:p>172,784</text:p>
          </table:table-cell>
          <table:table-cell office:value-type="float" office:value="101931" table:style-name="ce25">
            <text:p>101,931</text:p>
          </table:table-cell>
          <table:table-cell office:value-type="float" office:value="70853" table:style-name="ce25">
            <text:p>70,853</text:p>
          </table:table-cell>
          <table:table-cell office:value-type="float" office:value="7.33" table:style-name="ce26">
            <text:p>7.33</text:p>
          </table:table-cell>
          <table:table-cell office:value-type="float" office:value="8817" table:style-name="ce25">
            <text:p>8,817</text:p>
          </table:table-cell>
          <table:table-cell office:value-type="float" office:value="0.37" table:style-name="ce27">
            <text:p>0.37</text:p>
          </table:table-cell>
          <table:table-cell table:style-name="ce25"/>
          <table:table-cell office:value-type="float" office:value="135403" table:style-name="ce25">
            <text:p>135,403</text:p>
          </table:table-cell>
          <table:table-cell table:number-columns-repeated="3" table:style-name="ce25"/>
          <table:table-cell office:value-type="float" office:value="5.74" table:style-name="ce26">
            <text:p>5.74</text:p>
          </table:table-cell>
          <table:table-cell table:style-name="ce25"/>
          <table:table-cell office:value-type="float" office:value="54443" table:style-name="ce25">
            <text:p>54,443</text:p>
          </table:table-cell>
          <table:table-cell table:number-columns-repeated="3" table:style-name="ce25"/>
          <table:table-cell office:value-type="float" office:value="2.31" table:style-name="ce26">
            <text:p>2.31</text:p>
          </table:table-cell>
          <table:table-cell office:value-type="float" office:value="984815" table:style-name="ce25">
            <text:p>984,815</text:p>
          </table:table-cell>
          <table:table-cell office:value-type="float" office:value="975927" table:style-name="ce25">
            <text:p>975,927</text:p>
          </table:table-cell>
          <table:table-cell office:value-type="float" office:value="565561" table:style-name="ce25">
            <text:p>565,561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65">
            <text:p>108<text:span text:style-name="T9">年</text:span></text:p>
          </table:table-cell>
          <table:covered-table-cell/>
          <table:table-cell office:value-type="float" office:value="8832745" table:style-name="ce25">
            <text:p>8,832,745</text:p>
          </table:table-cell>
          <table:table-cell office:value-type="float" office:value="23603121" table:style-name="ce25">
            <text:p>23,603,121</text:p>
          </table:table-cell>
          <table:table-cell office:value-type="float" office:value="11705186" table:style-name="ce25">
            <text:p>11,705,186</text:p>
          </table:table-cell>
          <table:table-cell office:value-type="float" office:value="11897935" table:style-name="ce25">
            <text:p>11,897,935</text:p>
          </table:table-cell>
          <table:table-cell office:value-type="float" office:value="177767" table:style-name="ce25">
            <text:p>177,767</text:p>
          </table:table-cell>
          <table:table-cell office:value-type="float" office:value="92237" table:style-name="ce25">
            <text:p>92,237</text:p>
          </table:table-cell>
          <table:table-cell office:value-type="float" office:value="85530" table:style-name="ce25">
            <text:p>85,530</text:p>
          </table:table-cell>
          <table:table-cell office:value-type="float" office:value="7.53" table:style-name="ce26">
            <text:p>7.53</text:p>
          </table:table-cell>
          <table:table-cell office:value-type="float" office:value="176296" table:style-name="ce25">
            <text:p>176,296</text:p>
          </table:table-cell>
          <table:table-cell office:value-type="float" office:value="103720" table:style-name="ce25">
            <text:p>103,720</text:p>
          </table:table-cell>
          <table:table-cell office:value-type="float" office:value="72576" table:style-name="ce25">
            <text:p>72,576</text:p>
          </table:table-cell>
          <table:table-cell office:value-type="float" office:value="7.47" table:style-name="ce26">
            <text:p>7.47</text:p>
          </table:table-cell>
          <table:table-cell office:value-type="float" office:value="1471" table:style-name="ce25">
            <text:p>1,471</text:p>
          </table:table-cell>
          <table:table-cell office:value-type="float" office:value="6.2E-2" table:style-name="ce27">
            <text:p>0.06</text:p>
          </table:table-cell>
          <table:table-cell office:value-type="float" office:value="134524" table:style-name="ce25">
            <text:p>134,524</text:p>
          </table:table-cell>
          <table:table-cell office:value-type="float" office:value="131585" table:style-name="ce25">
            <text:p>131,585</text:p>
          </table:table-cell>
          <table:table-cell office:value-type="float" office:value="2939" table:style-name="ce25">
            <text:p>2,939</text:p>
          </table:table-cell>
          <table:table-cell office:value-type="float" office:value="928" table:style-name="ce25">
            <text:p>928</text:p>
          </table:table-cell>
          <table:table-cell office:value-type="float" office:value="2011" table:style-name="ce25">
            <text:p>2,011</text:p>
          </table:table-cell>
          <table:table-cell office:value-type="float" office:value="5.7" table:style-name="ce26">
            <text:p>5.70</text:p>
          </table:table-cell>
          <table:table-cell office:value-type="float" office:value="54473" table:style-name="ce25">
            <text:p>54,473</text:p>
          </table:table-cell>
          <table:table-cell office:value-type="float" office:value="54363" table:style-name="ce25">
            <text:p>54,363</text:p>
          </table:table-cell>
          <table:table-cell office:value-type="float" office:value="110" table:style-name="ce25">
            <text:p>110</text:p>
          </table:table-cell>
          <table:table-cell office:value-type="float" office:value="50" table:style-name="ce25">
            <text:p>50</text:p>
          </table:table-cell>
          <table:table-cell office:value-type="float" office:value="60" table:style-name="ce25">
            <text:p>60</text:p>
          </table:table-cell>
          <table:table-cell office:value-type="float" office:value="2.31" table:style-name="ce26">
            <text:p>2.31</text:p>
          </table:table-cell>
          <table:table-cell office:value-type="float" office:value="972043" table:style-name="ce25">
            <text:p>972,043</text:p>
          </table:table-cell>
          <table:table-cell office:value-type="float" office:value="959325" table:style-name="ce25">
            <text:p>959,325</text:p>
          </table:table-cell>
          <table:table-cell office:value-type="float" office:value="571427" table:style-name="ce25">
            <text:p>571,427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65">
            <text:p>109<text:span text:style-name="T9">年</text:span></text:p>
          </table:table-cell>
          <table:covered-table-cell/>
          <table:table-cell office:value-type="float" office:value="8933814" table:style-name="ce25">
            <text:p>8,933,814</text:p>
          </table:table-cell>
          <table:table-cell office:value-type="float" office:value="23561236" table:style-name="ce25">
            <text:p>23,561,236</text:p>
          </table:table-cell>
          <table:table-cell office:value-type="float" office:value="11673765" table:style-name="ce25">
            <text:p>11,673,765</text:p>
          </table:table-cell>
          <table:table-cell office:value-type="float" office:value="11887471" table:style-name="ce25">
            <text:p>11,887,471</text:p>
          </table:table-cell>
          <table:table-cell office:value-type="float" office:value="165249" table:style-name="ce25">
            <text:p>165,249</text:p>
          </table:table-cell>
          <table:table-cell office:value-type="float" office:value="85704" table:style-name="ce25">
            <text:p>85,704</text:p>
          </table:table-cell>
          <table:table-cell office:value-type="float" office:value="79545" table:style-name="ce25">
            <text:p>79,545</text:p>
          </table:table-cell>
          <table:table-cell office:value-type="float" office:value="7.0073678731589624" table:style-name="ce31">
            <text:p>7.01</text:p>
          </table:table-cell>
          <table:table-cell office:value-type="float" office:value="173156" table:style-name="ce25">
            <text:p>173,156</text:p>
          </table:table-cell>
          <table:table-cell office:value-type="float" office:value="101468" table:style-name="ce25">
            <text:p>101,468</text:p>
          </table:table-cell>
          <table:table-cell office:value-type="float" office:value="71688" table:style-name="ce25">
            <text:p>71,688</text:p>
          </table:table-cell>
          <table:table-cell office:value-type="float" office:value="7.342663443922282" table:style-name="ce31">
            <text:p>7.34</text:p>
          </table:table-cell>
          <table:table-cell office:value-type="float" office:value="-7907" table:style-name="ce25">
            <text:p>–7,907</text:p>
          </table:table-cell>
          <table:table-cell office:value-type="float" office:value="-0.33529557076332028" table:style-name="ce32">
            <text:p>–0.34</text:p>
          </table:table-cell>
          <table:table-cell office:value-type="float" office:value="121702" table:style-name="ce25">
            <text:p>121,702</text:p>
          </table:table-cell>
          <table:table-cell office:value-type="float" office:value="119315" table:style-name="ce25">
            <text:p>119,315</text:p>
          </table:table-cell>
          <table:table-cell office:value-type="float" office:value="2387" table:style-name="ce25">
            <text:p>2,387</text:p>
          </table:table-cell>
          <table:table-cell office:value-type="float" office:value="674" table:style-name="ce25">
            <text:p>674</text:p>
          </table:table-cell>
          <table:table-cell office:value-type="float" office:value="1713" table:style-name="ce25">
            <text:p>1,713</text:p>
          </table:table-cell>
          <table:table-cell office:value-type="float" office:value="5.1607615471149115" table:style-name="ce31">
            <text:p>5.16</text:p>
          </table:table-cell>
          <table:table-cell office:value-type="float" office:value="51680" table:style-name="ce25">
            <text:p>51,680</text:p>
          </table:table-cell>
          <table:table-cell office:value-type="float" office:value="51309" table:style-name="ce25">
            <text:p>51,309</text:p>
          </table:table-cell>
          <table:table-cell office:value-type="float" office:value="371" table:style-name="ce25">
            <text:p>371</text:p>
          </table:table-cell>
          <table:table-cell office:value-type="float" office:value="100" table:style-name="ce25">
            <text:p>100</text:p>
          </table:table-cell>
          <table:table-cell office:value-type="float" office:value="271" table:style-name="ce25">
            <text:p>271</text:p>
          </table:table-cell>
          <table:table-cell office:value-type="float" office:value="2.1914854049637524" table:style-name="ce31">
            <text:p>2.19</text:p>
          </table:table-cell>
          <table:table-cell office:value-type="float" office:value="946251" table:style-name="ce25">
            <text:p>946,251</text:p>
          </table:table-cell>
          <table:table-cell office:value-type="float" office:value="980229" table:style-name="ce25">
            <text:p>980,229</text:p>
          </table:table-cell>
          <table:table-cell office:value-type="float" office:value="576792" table:style-name="ce25">
            <text:p>576,792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65">
            <text:p>110<text:span text:style-name="T9">年</text:span></text:p>
          </table:table-cell>
          <table:covered-table-cell/>
          <table:table-cell office:value-type="float" office:value="9006580" table:style-name="ce33">
            <text:p>9,006,580</text:p>
          </table:table-cell>
          <table:table-cell office:value-type="float" office:value="23375314" table:style-name="ce33">
            <text:p>23,375,314</text:p>
          </table:table-cell>
          <table:table-cell office:value-type="float" office:value="11578696" table:style-name="ce33">
            <text:p>11,578,696</text:p>
          </table:table-cell>
          <table:table-cell office:value-type="float" office:value="11796618" table:style-name="ce33">
            <text:p>11,796,618</text:p>
          </table:table-cell>
          <table:table-cell office:value-type="float" office:value="153820" table:style-name="ce33">
            <text:p>153,820</text:p>
          </table:table-cell>
          <table:table-cell office:value-type="float" office:value="79513" table:style-name="ce33">
            <text:p>79,513</text:p>
          </table:table-cell>
          <table:table-cell office:value-type="float" office:value="74307" table:style-name="ce33">
            <text:p>74,307</text:p>
          </table:table-cell>
          <table:table-cell office:value-type="float" office:value="6.5543803283368716" table:style-name="ce34">
            <text:p>6.55</text:p>
          </table:table-cell>
          <table:table-cell office:value-type="float" office:value="183732" table:style-name="ce33">
            <text:p>183,732</text:p>
          </table:table-cell>
          <table:table-cell office:value-type="float" office:value="106877" table:style-name="ce33">
            <text:p>106,877</text:p>
          </table:table-cell>
          <table:table-cell office:value-type="float" office:value="76855" table:style-name="ce33">
            <text:p>76,855</text:p>
          </table:table-cell>
          <table:table-cell office:value-type="float" office:value="7.8289520640098162" table:style-name="ce34">
            <text:p>7.83</text:p>
          </table:table-cell>
          <table:table-cell office:value-type="float" office:value="-29912" table:style-name="ce33">
            <text:p>–29,912</text:p>
          </table:table-cell>
          <table:table-cell office:value-type="float" office:value="-1.2745717356729458" table:style-name="ce35">
            <text:p>–1.27</text:p>
          </table:table-cell>
          <table:table-cell office:value-type="float" office:value="114606" table:style-name="ce33">
            <text:p>114,606</text:p>
          </table:table-cell>
          <table:table-cell office:value-type="float" office:value="112750" table:style-name="ce33">
            <text:p>112,750</text:p>
          </table:table-cell>
          <table:table-cell office:value-type="float" office:value="1856" table:style-name="ce33">
            <text:p>1,856</text:p>
          </table:table-cell>
          <table:table-cell office:value-type="float" office:value="535" table:style-name="ce33">
            <text:p>535</text:p>
          </table:table-cell>
          <table:table-cell office:value-type="float" office:value="1321" table:style-name="ce33">
            <text:p>1,321</text:p>
          </table:table-cell>
          <table:table-cell office:value-type="float" office:value="4.8834437128421246" table:style-name="ce34">
            <text:p>4.88</text:p>
          </table:table-cell>
          <table:table-cell office:value-type="float" office:value="47887" table:style-name="ce33">
            <text:p>47,887</text:p>
          </table:table-cell>
          <table:table-cell office:value-type="float" office:value="47379" table:style-name="ce33">
            <text:p>47,379</text:p>
          </table:table-cell>
          <table:table-cell office:value-type="float" office:value="508" table:style-name="ce33">
            <text:p>508</text:p>
          </table:table-cell>
          <table:table-cell office:value-type="float" office:value="126" table:style-name="ce33">
            <text:p>126</text:p>
          </table:table-cell>
          <table:table-cell office:value-type="float" office:value="382" table:style-name="ce33">
            <text:p>382</text:p>
          </table:table-cell>
          <table:table-cell office:value-type="float" office:value="2.040499354980287" table:style-name="ce34">
            <text:p>2.04</text:p>
          </table:table-cell>
          <table:table-cell office:value-type="float" office:value="920703" table:style-name="ce33">
            <text:p>920,703</text:p>
          </table:table-cell>
          <table:table-cell office:value-type="float" office:value="1076713" table:style-name="ce33">
            <text:p>1,076,713</text:p>
          </table:table-cell>
          <table:table-cell office:value-type="float" office:value="580758" table:style-name="ce33">
            <text:p>580,758</text:p>
          </table:table-cell>
          <table:table-cell table:number-columns-repeated="16353" table:style-name="ce36"/>
        </table:table-row>
        <table:table-row table:style-name="ro3">
          <table:table-cell office:value-type="string" table:number-columns-spanned="2" table:number-rows-spanned="1" table:style-name="ce66">
            <text:p>111年</text:p>
          </table:table-cell>
          <table:covered-table-cell/>
          <table:table-cell office:value-type="float" office:value="9089450" table:style-name="ce37">
            <text:p><text:s text:c="3"/>9,089,450</text:p>
          </table:table-cell>
          <table:table-cell office:value-type="float" office:value="23264640" table:style-name="ce37">
            <text:p><text:s text:c="3"/>23,264,640</text:p>
          </table:table-cell>
          <table:table-cell office:value-type="float" office:value="11499136" table:style-name="ce37">
            <text:p><text:s text:c="3"/>11,499,136</text:p>
          </table:table-cell>
          <table:table-cell office:value-type="float" office:value="11765504" table:style-name="ce37">
            <text:p><text:s text:c="3"/>11,765,504</text:p>
          </table:table-cell>
          <table:table-cell office:value-type="float" office:value="138986" table:style-name="ce37">
            <text:p><text:s text:c="3"/>138,986</text:p>
          </table:table-cell>
          <table:table-cell office:value-type="float" office:value="72097" table:style-name="ce37">
            <text:p><text:s text:c="3"/>72,097</text:p>
          </table:table-cell>
          <table:table-cell office:value-type="float" office:value="66889" table:style-name="ce37">
            <text:p><text:s text:c="3"/>66,889</text:p>
          </table:table-cell>
          <table:table-cell office:value-type="float" office:value="5.9599544201951797" table:style-name="ce38">
            <text:p>5.96</text:p>
          </table:table-cell>
          <table:table-cell office:value-type="float" office:value="207230" table:style-name="ce37">
            <text:p><text:s text:c="3"/>207,230</text:p>
          </table:table-cell>
          <table:table-cell office:value-type="float" office:value="119920" table:style-name="ce37">
            <text:p><text:s text:c="3"/>119,920</text:p>
          </table:table-cell>
          <table:table-cell office:value-type="float" office:value="87310" table:style-name="ce37">
            <text:p><text:s text:c="3"/>87,310</text:p>
          </table:table-cell>
          <table:table-cell office:value-type="float" office:value="8.8863724007961107" table:style-name="ce38">
            <text:p>8.89</text:p>
          </table:table-cell>
          <table:table-cell office:value-type="float" office:value="-68244" table:style-name="ce37">
            <text:p>－ <text:s/>68,244</text:p>
          </table:table-cell>
          <table:table-cell office:value-type="float" office:value="-2.9264179806009198" table:style-name="ce39">
            <text:p>－ <text:s/>2.93</text:p>
          </table:table-cell>
          <table:table-cell office:value-type="float" office:value="124997" table:style-name="ce37">
            <text:p><text:s text:c="3"/>124,997</text:p>
          </table:table-cell>
          <table:table-cell office:value-type="float" office:value="122520" table:style-name="ce37">
            <text:p><text:s text:c="3"/>122,520</text:p>
          </table:table-cell>
          <table:table-cell office:value-type="float" office:value="2477" table:style-name="ce37">
            <text:p><text:s text:c="3"/>2,477</text:p>
          </table:table-cell>
          <table:table-cell office:value-type="float" office:value="685" table:style-name="ce37">
            <text:p><text:s text:c="3"/>685</text:p>
          </table:table-cell>
          <table:table-cell office:value-type="float" office:value="1792" table:style-name="ce37">
            <text:p><text:s text:c="3"/>1,792</text:p>
          </table:table-cell>
          <table:table-cell office:value-type="float" office:value="5.3600824734947201" table:style-name="ce38">
            <text:p>5.36</text:p>
          </table:table-cell>
          <table:table-cell office:value-type="float" office:value="50609" table:style-name="ce37">
            <text:p><text:s text:c="3"/>50,609</text:p>
          </table:table-cell>
          <table:table-cell office:value-type="float" office:value="49997" table:style-name="ce37">
            <text:p><text:s text:c="3"/>49,997</text:p>
          </table:table-cell>
          <table:table-cell office:value-type="float" office:value="612" table:style-name="ce37">
            <text:p><text:s text:c="3"/>612</text:p>
          </table:table-cell>
          <table:table-cell office:value-type="float" office:value="158" table:style-name="ce37">
            <text:p><text:s text:c="3"/>158</text:p>
          </table:table-cell>
          <table:table-cell office:value-type="float" office:value="454" table:style-name="ce37">
            <text:p><text:s text:c="3"/>454</text:p>
          </table:table-cell>
          <table:table-cell office:value-type="float" office:value="2.1701993959942598" table:style-name="ce38">
            <text:p>2.17</text:p>
          </table:table-cell>
          <table:table-cell office:value-type="float" office:value="1086712" table:style-name="ce37">
            <text:p><text:s text:c="3"/>1,086,712</text:p>
          </table:table-cell>
          <table:table-cell office:value-type="float" office:value="1129142" table:style-name="ce37">
            <text:p><text:s text:c="3"/>1,129,142</text:p>
          </table:table-cell>
          <table:table-cell office:value-type="float" office:value="584125" table:style-name="ce37">
            <text:p><text:s text:c="3"/>584,125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66">
            <text:p>112年</text:p>
          </table:table-cell>
          <table:covered-table-cell/>
          <table:table-cell office:value-type="float" office:value="9240823" table:style-name="ce37">
            <text:p><text:s text:c="3"/>9,240,823</text:p>
          </table:table-cell>
          <table:table-cell office:value-type="float" office:value="23420442" table:style-name="ce37">
            <text:p><text:s text:c="3"/>23,420,442</text:p>
          </table:table-cell>
          <table:table-cell office:value-type="float" office:value="11553267" table:style-name="ce37">
            <text:p><text:s text:c="3"/>11,553,267</text:p>
          </table:table-cell>
          <table:table-cell office:value-type="float" office:value="11867175" table:style-name="ce37">
            <text:p><text:s text:c="3"/>11,867,175</text:p>
          </table:table-cell>
          <table:table-cell office:value-type="float" office:value="135571" table:style-name="ce37">
            <text:p><text:s text:c="3"/>135,571</text:p>
          </table:table-cell>
          <table:table-cell office:value-type="float" office:value="70227" table:style-name="ce37">
            <text:p><text:s text:c="3"/>70,227</text:p>
          </table:table-cell>
          <table:table-cell office:value-type="float" office:value="65344" table:style-name="ce37">
            <text:p><text:s text:c="3"/>65,344</text:p>
          </table:table-cell>
          <table:table-cell office:value-type="float" office:value="5.8078938364079598" table:style-name="ce38">
            <text:p>5.81</text:p>
          </table:table-cell>
          <table:table-cell office:value-type="float" office:value="205368" table:style-name="ce37">
            <text:p><text:s text:c="3"/>205,368</text:p>
          </table:table-cell>
          <table:table-cell office:value-type="float" office:value="118854" table:style-name="ce37">
            <text:p><text:s text:c="3"/>118,854</text:p>
          </table:table-cell>
          <table:table-cell office:value-type="float" office:value="86514" table:style-name="ce37">
            <text:p><text:s text:c="3"/>86,514</text:p>
          </table:table-cell>
          <table:table-cell office:value-type="float" office:value="8.7980138923178899" table:style-name="ce38">
            <text:p>8.80</text:p>
          </table:table-cell>
          <table:table-cell office:value-type="float" office:value="-69797" table:style-name="ce37">
            <text:p>－ <text:s/>69,797</text:p>
          </table:table-cell>
          <table:table-cell office:value-type="float" office:value="-2.9901200559099399" table:style-name="ce39">
            <text:p>－ <text:s/>2.99</text:p>
          </table:table-cell>
          <table:table-cell office:value-type="float" office:value="125192" table:style-name="ce37">
            <text:p><text:s text:c="3"/>125,192</text:p>
          </table:table-cell>
          <table:table-cell office:value-type="float" office:value="121993" table:style-name="ce37">
            <text:p><text:s text:c="3"/>121,993</text:p>
          </table:table-cell>
          <table:table-cell office:value-type="float" office:value="3199" table:style-name="ce37">
            <text:p><text:s text:c="3"/>3,199</text:p>
          </table:table-cell>
          <table:table-cell office:value-type="float" office:value="1052" table:style-name="ce37">
            <text:p><text:s text:c="3"/>1,052</text:p>
          </table:table-cell>
          <table:table-cell office:value-type="float" office:value="2147" table:style-name="ce37">
            <text:p><text:s text:c="3"/>2,147</text:p>
          </table:table-cell>
          <table:table-cell office:value-type="float" office:value="5.3632550115259496" table:style-name="ce38">
            <text:p>5.36</text:p>
          </table:table-cell>
          <table:table-cell office:value-type="float" office:value="53085" table:style-name="ce37">
            <text:p><text:s text:c="3"/>53,085</text:p>
          </table:table-cell>
          <table:table-cell office:value-type="float" office:value="52304" table:style-name="ce37">
            <text:p><text:s text:c="3"/>52,304</text:p>
          </table:table-cell>
          <table:table-cell office:value-type="float" office:value="781" table:style-name="ce37">
            <text:p><text:s text:c="3"/>781</text:p>
          </table:table-cell>
          <table:table-cell office:value-type="float" office:value="204" table:style-name="ce37">
            <text:p><text:s text:c="3"/>204</text:p>
          </table:table-cell>
          <table:table-cell office:value-type="float" office:value="577" table:style-name="ce37">
            <text:p><text:s text:c="3"/>577</text:p>
          </table:table-cell>
          <table:table-cell office:value-type="float" office:value="2.27417400702006" table:style-name="ce38">
            <text:p>2.27</text:p>
          </table:table-cell>
          <table:table-cell office:value-type="float" office:value="1126548" table:style-name="ce37">
            <text:p><text:s text:c="3"/>1,126,548</text:p>
          </table:table-cell>
          <table:table-cell office:value-type="float" office:value="900949" table:style-name="ce37">
            <text:p><text:s text:c="3"/>900,949</text:p>
          </table:table-cell>
          <table:table-cell office:value-type="float" office:value="589038" table:style-name="ce37">
            <text:p><text:s text:c="3"/>589,038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66">
            <text:p>113年</text:p>
          </table:table-cell>
          <table:covered-table-cell/>
          <table:table-cell office:value-type="float" office:value="9487480" table:style-name="ce37">
            <text:p><text:s text:c="3"/>9,487,480</text:p>
          </table:table-cell>
          <table:table-cell office:value-type="float" office:value="23400220" table:style-name="ce37">
            <text:p><text:s text:c="3"/>23,400,220</text:p>
          </table:table-cell>
          <table:table-cell office:value-type="float" office:value="11526193" table:style-name="ce37">
            <text:p><text:s text:c="3"/>11,526,193</text:p>
          </table:table-cell>
          <table:table-cell office:value-type="float" office:value="11874027" table:style-name="ce37">
            <text:p><text:s text:c="3"/>11,874,027</text:p>
          </table:table-cell>
          <table:table-cell office:value-type="float" office:value="134856" table:style-name="ce37">
            <text:p><text:s text:c="3"/>134,856</text:p>
          </table:table-cell>
          <table:table-cell office:value-type="float" office:value="69947" table:style-name="ce37">
            <text:p><text:s text:c="3"/>69,947</text:p>
          </table:table-cell>
          <table:table-cell office:value-type="float" office:value="64909" table:style-name="ce37">
            <text:p><text:s text:c="3"/>64,909</text:p>
          </table:table-cell>
          <table:table-cell office:value-type="float" office:value="5.7605336720783704" table:style-name="ce38">
            <text:p>5.76</text:p>
          </table:table-cell>
          <table:table-cell office:value-type="float" office:value="202107" table:style-name="ce37">
            <text:p><text:s text:c="3"/>202,107</text:p>
          </table:table-cell>
          <table:table-cell office:value-type="float" office:value="116572" table:style-name="ce37">
            <text:p><text:s text:c="3"/>116,572</text:p>
          </table:table-cell>
          <table:table-cell office:value-type="float" office:value="85535" table:style-name="ce37">
            <text:p><text:s text:c="3"/>85,535</text:p>
          </table:table-cell>
          <table:table-cell office:value-type="float" office:value="8.6332397435986703" table:style-name="ce38">
            <text:p>8.63</text:p>
          </table:table-cell>
          <table:table-cell office:value-type="float" office:value="-67251" table:style-name="ce37">
            <text:p>－ <text:s/>67,251</text:p>
          </table:table-cell>
          <table:table-cell office:value-type="float" office:value="-2.8727060715202999" table:style-name="ce39">
            <text:p>－ <text:s/>2.87</text:p>
          </table:table-cell>
          <table:table-cell office:value-type="float" office:value="123061" table:style-name="ce37">
            <text:p><text:s text:c="3"/>123,061</text:p>
          </table:table-cell>
          <table:table-cell office:value-type="float" office:value="119856" table:style-name="ce37">
            <text:p><text:s text:c="3"/>119,856</text:p>
          </table:table-cell>
          <table:table-cell office:value-type="float" office:value="3205" table:style-name="ce37">
            <text:p><text:s text:c="3"/>3,205</text:p>
          </table:table-cell>
          <table:table-cell office:value-type="float" office:value="1024" table:style-name="ce37">
            <text:p><text:s text:c="3"/>1,024</text:p>
          </table:table-cell>
          <table:table-cell office:value-type="float" office:value="2181" table:style-name="ce37">
            <text:p><text:s text:c="3"/>2,181</text:p>
          </table:table-cell>
          <table:table-cell office:value-type="float" office:value="5.25669628507175" table:style-name="ce38">
            <text:p>5.26</text:p>
          </table:table-cell>
          <table:table-cell office:value-type="float" office:value="53469" table:style-name="ce37">
            <text:p><text:s text:c="3"/>53,469</text:p>
          </table:table-cell>
          <table:table-cell office:value-type="float" office:value="52543" table:style-name="ce37">
            <text:p><text:s text:c="3"/>52,543</text:p>
          </table:table-cell>
          <table:table-cell office:value-type="float" office:value="926" table:style-name="ce37">
            <text:p><text:s text:c="3"/>926</text:p>
          </table:table-cell>
          <table:table-cell office:value-type="float" office:value="239" table:style-name="ce37">
            <text:p><text:s text:c="3"/>239</text:p>
          </table:table-cell>
          <table:table-cell office:value-type="float" office:value="687" table:style-name="ce37">
            <text:p><text:s text:c="3"/>687</text:p>
          </table:table-cell>
          <table:table-cell office:value-type="float" office:value="2.2839916274571301" table:style-name="ce38">
            <text:p>2.28</text:p>
          </table:table-cell>
          <table:table-cell office:value-type="float" office:value="1047924" table:style-name="ce37">
            <text:p><text:s text:c="3"/>1,047,924</text:p>
          </table:table-cell>
          <table:table-cell office:value-type="float" office:value="1000895" table:style-name="ce37">
            <text:p><text:s text:c="3"/>1,000,895</text:p>
          </table:table-cell>
          <table:table-cell office:value-type="float" office:value="611674" table:style-name="ce37">
            <text:p><text:s text:c="3"/>611,674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67">
            <text:p>1月</text:p>
          </table:table-cell>
          <table:covered-table-cell/>
          <table:table-cell office:value-type="float" office:value="9248590" table:style-name="ce40">
            <text:p><text:s text:c="3"/>9,248,590</text:p>
          </table:table-cell>
          <table:table-cell office:value-type="float" office:value="23419833" table:style-name="ce40">
            <text:p><text:s text:c="3"/>23,419,833</text:p>
          </table:table-cell>
          <table:table-cell office:value-type="float" office:value="11551476" table:style-name="ce40">
            <text:p><text:s text:c="3"/>11,551,476</text:p>
          </table:table-cell>
          <table:table-cell office:value-type="float" office:value="11868357" table:style-name="ce40">
            <text:p><text:s text:c="3"/>11,868,357</text:p>
          </table:table-cell>
          <table:table-cell office:value-type="float" office:value="11023" table:style-name="ce40">
            <text:p><text:s text:c="3"/>11,023</text:p>
          </table:table-cell>
          <table:table-cell office:value-type="float" office:value="5788" table:style-name="ce40">
            <text:p><text:s text:c="3"/>5,788</text:p>
          </table:table-cell>
          <table:table-cell office:value-type="float" office:value="5235" table:style-name="ce40">
            <text:p><text:s text:c="3"/>5,235</text:p>
          </table:table-cell>
          <table:table-cell office:value-type="float" office:value="5.5568638796007201" table:style-name="ce41">
            <text:p>5.56</text:p>
          </table:table-cell>
          <table:table-cell office:value-type="float" office:value="19464" table:style-name="ce40">
            <text:p><text:s text:c="3"/>19,464</text:p>
          </table:table-cell>
          <table:table-cell office:value-type="float" office:value="11154" table:style-name="ce40">
            <text:p><text:s text:c="3"/>11,154</text:p>
          </table:table-cell>
          <table:table-cell office:value-type="float" office:value="8310" table:style-name="ce40">
            <text:p><text:s text:c="3"/>8,310</text:p>
          </table:table-cell>
          <table:table-cell office:value-type="float" office:value="9.8121018372991404" table:style-name="ce41">
            <text:p>9.81</text:p>
          </table:table-cell>
          <table:table-cell office:value-type="float" office:value="-8441" table:style-name="ce40">
            <text:p>－ <text:s/>8,441</text:p>
          </table:table-cell>
          <table:table-cell office:value-type="float" office:value="-4.2552379576984203" table:style-name="ce42">
            <text:p>－ <text:s/>4.26</text:p>
          </table:table-cell>
          <table:table-cell office:value-type="float" office:value="13946" table:style-name="ce40">
            <text:p><text:s text:c="3"/>13,946</text:p>
          </table:table-cell>
          <table:table-cell office:value-type="float" office:value="13668" table:style-name="ce40">
            <text:p><text:s text:c="3"/>13,668</text:p>
          </table:table-cell>
          <table:table-cell office:value-type="float" office:value="278" table:style-name="ce40">
            <text:p><text:s text:c="3"/>278</text:p>
          </table:table-cell>
          <table:table-cell office:value-type="float" office:value="80" table:style-name="ce40">
            <text:p><text:s text:c="3"/>80</text:p>
          </table:table-cell>
          <table:table-cell office:value-type="float" office:value="198" table:style-name="ce40">
            <text:p><text:s text:c="3"/>198</text:p>
          </table:table-cell>
          <table:table-cell office:value-type="float" office:value="7.0303931475017301" table:style-name="ce41">
            <text:p>7.03</text:p>
          </table:table-cell>
          <table:table-cell office:value-type="float" office:value="4503" table:style-name="ce40">
            <text:p><text:s text:c="3"/>4,503</text:p>
          </table:table-cell>
          <table:table-cell office:value-type="float" office:value="4427" table:style-name="ce40">
            <text:p><text:s text:c="3"/>4,427</text:p>
          </table:table-cell>
          <table:table-cell office:value-type="float" office:value="76" table:style-name="ce40">
            <text:p><text:s text:c="3"/>76</text:p>
          </table:table-cell>
          <table:table-cell office:value-type="float" office:value="27" table:style-name="ce40">
            <text:p><text:s text:c="3"/>27</text:p>
          </table:table-cell>
          <table:table-cell office:value-type="float" office:value="49" table:style-name="ce40">
            <text:p><text:s text:c="3"/>49</text:p>
          </table:table-cell>
          <table:table-cell office:value-type="float" office:value="2.2700315748745399" table:style-name="ce41">
            <text:p>2.27</text:p>
          </table:table-cell>
          <table:table-cell office:value-type="float" office:value="87743" table:style-name="ce40">
            <text:p><text:s text:c="3"/>87,743</text:p>
          </table:table-cell>
          <table:table-cell office:value-type="float" office:value="79911" table:style-name="ce40">
            <text:p><text:s text:c="3"/>79,911</text:p>
          </table:table-cell>
          <table:table-cell office:value-type="float" office:value="589917" table:style-name="ce40">
            <text:p><text:s text:c="3"/>589,917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67">
            <text:p>2月</text:p>
          </table:table-cell>
          <table:covered-table-cell/>
          <table:table-cell office:value-type="float" office:value="9257494" table:style-name="ce40">
            <text:p><text:s text:c="3"/>9,257,494</text:p>
          </table:table-cell>
          <table:table-cell office:value-type="float" office:value="23418053" table:style-name="ce40">
            <text:p><text:s text:c="3"/>23,418,053</text:p>
          </table:table-cell>
          <table:table-cell office:value-type="float" office:value="11549145" table:style-name="ce40">
            <text:p><text:s text:c="3"/>11,549,145</text:p>
          </table:table-cell>
          <table:table-cell office:value-type="float" office:value="11868908" table:style-name="ce40">
            <text:p><text:s text:c="3"/>11,868,908</text:p>
          </table:table-cell>
          <table:table-cell office:value-type="float" office:value="9663" table:style-name="ce40">
            <text:p><text:s text:c="3"/>9,663</text:p>
          </table:table-cell>
          <table:table-cell office:value-type="float" office:value="4969" table:style-name="ce40">
            <text:p><text:s text:c="3"/>4,969</text:p>
          </table:table-cell>
          <table:table-cell office:value-type="float" office:value="4694" table:style-name="ce40">
            <text:p><text:s text:c="3"/>4,694</text:p>
          </table:table-cell>
          <table:table-cell office:value-type="float" office:value="5.2074820002735001" table:style-name="ce41">
            <text:p>5.21</text:p>
          </table:table-cell>
          <table:table-cell office:value-type="float" office:value="17462" table:style-name="ce40">
            <text:p><text:s text:c="3"/>17,462</text:p>
          </table:table-cell>
          <table:table-cell office:value-type="float" office:value="10092" table:style-name="ce40">
            <text:p><text:s text:c="3"/>10,092</text:p>
          </table:table-cell>
          <table:table-cell office:value-type="float" office:value="7370" table:style-name="ce40">
            <text:p><text:s text:c="3"/>7,370</text:p>
          </table:table-cell>
          <table:table-cell office:value-type="float" office:value="9.4104367886552591" table:style-name="ce41">
            <text:p>9.41</text:p>
          </table:table-cell>
          <table:table-cell office:value-type="float" office:value="-7799" table:style-name="ce40">
            <text:p>－ <text:s/>7,799</text:p>
          </table:table-cell>
          <table:table-cell office:value-type="float" office:value="-4.2029547883817697" table:style-name="ce42">
            <text:p>－ <text:s/>4.20</text:p>
          </table:table-cell>
          <table:table-cell office:value-type="float" office:value="8151" table:style-name="ce40">
            <text:p><text:s text:c="3"/>8,151</text:p>
          </table:table-cell>
          <table:table-cell office:value-type="float" office:value="7943" table:style-name="ce40">
            <text:p><text:s text:c="3"/>7,943</text:p>
          </table:table-cell>
          <table:table-cell office:value-type="float" office:value="208" table:style-name="ce40">
            <text:p><text:s text:c="3"/>208</text:p>
          </table:table-cell>
          <table:table-cell office:value-type="float" office:value="60" table:style-name="ce40">
            <text:p><text:s text:c="3"/>60</text:p>
          </table:table-cell>
          <table:table-cell office:value-type="float" office:value="148" table:style-name="ce40">
            <text:p><text:s text:c="3"/>148</text:p>
          </table:table-cell>
          <table:table-cell office:value-type="float" office:value="4.3926509142325703" table:style-name="ce41">
            <text:p>4.39</text:p>
          </table:table-cell>
          <table:table-cell office:value-type="float" office:value="3843" table:style-name="ce40">
            <text:p><text:s text:c="3"/>3,843</text:p>
          </table:table-cell>
          <table:table-cell office:value-type="float" office:value="3762" table:style-name="ce40">
            <text:p><text:s text:c="3"/>3,762</text:p>
          </table:table-cell>
          <table:table-cell office:value-type="float" office:value="81" table:style-name="ce40">
            <text:p><text:s text:c="3"/>81</text:p>
          </table:table-cell>
          <table:table-cell office:value-type="float" office:value="19" table:style-name="ce40">
            <text:p><text:s text:c="3"/>19</text:p>
          </table:table-cell>
          <table:table-cell office:value-type="float" office:value="62" table:style-name="ce40">
            <text:p><text:s text:c="3"/>62</text:p>
          </table:table-cell>
          <table:table-cell office:value-type="float" office:value="2.0710290103540401" table:style-name="ce41">
            <text:p>2.07</text:p>
          </table:table-cell>
          <table:table-cell office:value-type="float" office:value="77802" table:style-name="ce40">
            <text:p><text:s text:c="3"/>77,802</text:p>
          </table:table-cell>
          <table:table-cell office:value-type="float" office:value="71783" table:style-name="ce40">
            <text:p><text:s text:c="3"/>71,783</text:p>
          </table:table-cell>
          <table:table-cell office:value-type="float" office:value="592451" table:style-name="ce40">
            <text:p><text:s text:c="3"/>592,451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67">
            <text:p>3月</text:p>
          </table:table-cell>
          <table:covered-table-cell/>
          <table:table-cell office:value-type="float" office:value="9268989" table:style-name="ce40">
            <text:p><text:s text:c="3"/>9,268,989</text:p>
          </table:table-cell>
          <table:table-cell office:value-type="float" office:value="23416375" table:style-name="ce40">
            <text:p><text:s text:c="3"/>23,416,375</text:p>
          </table:table-cell>
          <table:table-cell office:value-type="float" office:value="11546626" table:style-name="ce40">
            <text:p><text:s text:c="3"/>11,546,626</text:p>
          </table:table-cell>
          <table:table-cell office:value-type="float" office:value="11869749" table:style-name="ce40">
            <text:p><text:s text:c="3"/>11,869,749</text:p>
          </table:table-cell>
          <table:table-cell office:value-type="float" office:value="10827" table:style-name="ce40">
            <text:p><text:s text:c="3"/>10,827</text:p>
          </table:table-cell>
          <table:table-cell office:value-type="float" office:value="5626" table:style-name="ce40">
            <text:p><text:s text:c="3"/>5,626</text:p>
          </table:table-cell>
          <table:table-cell office:value-type="float" office:value="5201" table:style-name="ce40">
            <text:p><text:s text:c="3"/>5,201</text:p>
          </table:table-cell>
          <table:table-cell office:value-type="float" office:value="5.4587386703176204" table:style-name="ce41">
            <text:p>5.46</text:p>
          </table:table-cell>
          <table:table-cell office:value-type="float" office:value="17566" table:style-name="ce40">
            <text:p><text:s text:c="3"/>17,566</text:p>
          </table:table-cell>
          <table:table-cell office:value-type="float" office:value="10203" table:style-name="ce40">
            <text:p><text:s text:c="3"/>10,203</text:p>
          </table:table-cell>
          <table:table-cell office:value-type="float" office:value="7363" table:style-name="ce40">
            <text:p><text:s text:c="3"/>7,363</text:p>
          </table:table-cell>
          <table:table-cell office:value-type="float" office:value="8.85639636859697" table:style-name="ce41">
            <text:p>8.86</text:p>
          </table:table-cell>
          <table:table-cell office:value-type="float" office:value="-6739" table:style-name="ce40">
            <text:p>－ <text:s/>6,739</text:p>
          </table:table-cell>
          <table:table-cell office:value-type="float" office:value="-3.3976576982793398" table:style-name="ce42">
            <text:p>－ <text:s/>3.40</text:p>
          </table:table-cell>
          <table:table-cell office:value-type="float" office:value="12322" table:style-name="ce40">
            <text:p><text:s text:c="3"/>12,322</text:p>
          </table:table-cell>
          <table:table-cell office:value-type="float" office:value="12019" table:style-name="ce40">
            <text:p><text:s text:c="3"/>12,019</text:p>
          </table:table-cell>
          <table:table-cell office:value-type="float" office:value="303" table:style-name="ce40">
            <text:p><text:s text:c="3"/>303</text:p>
          </table:table-cell>
          <table:table-cell office:value-type="float" office:value="101" table:style-name="ce40">
            <text:p><text:s text:c="3"/>101</text:p>
          </table:table-cell>
          <table:table-cell office:value-type="float" office:value="202" table:style-name="ce40">
            <text:p><text:s text:c="3"/>202</text:p>
          </table:table-cell>
          <table:table-cell office:value-type="float" office:value="6.2124852586731096" table:style-name="ce41">
            <text:p>6.21</text:p>
          </table:table-cell>
          <table:table-cell office:value-type="float" office:value="4500" table:style-name="ce40">
            <text:p><text:s text:c="3"/>4,500</text:p>
          </table:table-cell>
          <table:table-cell office:value-type="float" office:value="4427" table:style-name="ce40">
            <text:p><text:s text:c="3"/>4,427</text:p>
          </table:table-cell>
          <table:table-cell office:value-type="float" office:value="73" table:style-name="ce40">
            <text:p><text:s text:c="3"/>73</text:p>
          </table:table-cell>
          <table:table-cell office:value-type="float" office:value="18" table:style-name="ce40">
            <text:p><text:s text:c="3"/>18</text:p>
          </table:table-cell>
          <table:table-cell office:value-type="float" office:value="55" table:style-name="ce40">
            <text:p><text:s text:c="3"/>55</text:p>
          </table:table-cell>
          <table:table-cell office:value-type="float" office:value="2.2688024398660098" table:style-name="ce41">
            <text:p>2.27</text:p>
          </table:table-cell>
          <table:table-cell office:value-type="float" office:value="89045" table:style-name="ce40">
            <text:p><text:s text:c="3"/>89,045</text:p>
          </table:table-cell>
          <table:table-cell office:value-type="float" office:value="83984" table:style-name="ce40">
            <text:p><text:s text:c="3"/>83,984</text:p>
          </table:table-cell>
          <table:table-cell office:value-type="float" office:value="595387" table:style-name="ce40">
            <text:p><text:s text:c="3"/>595,387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67">
            <text:p>4月</text:p>
          </table:table-cell>
          <table:covered-table-cell/>
          <table:table-cell office:value-type="float" office:value="9279140" table:style-name="ce40">
            <text:p><text:s text:c="3"/>9,279,140</text:p>
          </table:table-cell>
          <table:table-cell office:value-type="float" office:value="23415100" table:style-name="ce40">
            <text:p><text:s text:c="3"/>23,415,100</text:p>
          </table:table-cell>
          <table:table-cell office:value-type="float" office:value="11544533" table:style-name="ce40">
            <text:p><text:s text:c="3"/>11,544,533</text:p>
          </table:table-cell>
          <table:table-cell office:value-type="float" office:value="11870567" table:style-name="ce40">
            <text:p><text:s text:c="3"/>11,870,567</text:p>
          </table:table-cell>
          <table:table-cell office:value-type="float" office:value="10753" table:style-name="ce40">
            <text:p><text:s text:c="3"/>10,753</text:p>
          </table:table-cell>
          <table:table-cell office:value-type="float" office:value="5572" table:style-name="ce40">
            <text:p><text:s text:c="3"/>5,572</text:p>
          </table:table-cell>
          <table:table-cell office:value-type="float" office:value="5181" table:style-name="ce40">
            <text:p><text:s text:c="3"/>5,181</text:p>
          </table:table-cell>
          <table:table-cell office:value-type="float" office:value="5.60249703858356" table:style-name="ce41">
            <text:p>5.60</text:p>
          </table:table-cell>
          <table:table-cell office:value-type="float" office:value="16654" table:style-name="ce40">
            <text:p><text:s text:c="3"/>16,654</text:p>
          </table:table-cell>
          <table:table-cell office:value-type="float" office:value="9640" table:style-name="ce40">
            <text:p><text:s text:c="3"/>9,640</text:p>
          </table:table-cell>
          <table:table-cell office:value-type="float" office:value="7014" table:style-name="ce40">
            <text:p><text:s text:c="3"/>7,014</text:p>
          </table:table-cell>
          <table:table-cell office:value-type="float" office:value="8.6770190347410594" table:style-name="ce41">
            <text:p>8.68</text:p>
          </table:table-cell>
          <table:table-cell office:value-type="float" office:value="-5901" table:style-name="ce40">
            <text:p>－ <text:s/>5,901</text:p>
          </table:table-cell>
          <table:table-cell office:value-type="float" office:value="-3.0745219961574999" table:style-name="ce42">
            <text:p>－ <text:s/>3.07</text:p>
          </table:table-cell>
          <table:table-cell office:value-type="float" office:value="7182" table:style-name="ce40">
            <text:p><text:s text:c="3"/>7,182</text:p>
          </table:table-cell>
          <table:table-cell office:value-type="float" office:value="6985" table:style-name="ce40">
            <text:p><text:s text:c="3"/>6,985</text:p>
          </table:table-cell>
          <table:table-cell office:value-type="float" office:value="197" table:style-name="ce40">
            <text:p><text:s text:c="3"/>197</text:p>
          </table:table-cell>
          <table:table-cell office:value-type="float" office:value="74" table:style-name="ce40">
            <text:p><text:s text:c="3"/>74</text:p>
          </table:table-cell>
          <table:table-cell office:value-type="float" office:value="123" table:style-name="ce40">
            <text:p><text:s text:c="3"/>123</text:p>
          </table:table-cell>
          <table:table-cell office:value-type="float" office:value="3.74194492059027" table:style-name="ce41">
            <text:p>3.74</text:p>
          </table:table-cell>
          <table:table-cell office:value-type="float" office:value="4499" table:style-name="ce40">
            <text:p><text:s text:c="3"/>4,499</text:p>
          </table:table-cell>
          <table:table-cell office:value-type="float" office:value="4418" table:style-name="ce40">
            <text:p><text:s text:c="3"/>4,418</text:p>
          </table:table-cell>
          <table:table-cell office:value-type="float" office:value="81" table:style-name="ce40">
            <text:p><text:s text:c="3"/>81</text:p>
          </table:table-cell>
          <table:table-cell office:value-type="float" office:value="21" table:style-name="ce40">
            <text:p><text:s text:c="3"/>21</text:p>
          </table:table-cell>
          <table:table-cell office:value-type="float" office:value="60" table:style-name="ce40">
            <text:p><text:s text:c="3"/>60</text:p>
          </table:table-cell>
          <table:table-cell office:value-type="float" office:value="2.3440560007986102" table:style-name="ce41">
            <text:p>2.34</text:p>
          </table:table-cell>
          <table:table-cell office:value-type="float" office:value="78529" table:style-name="ce40">
            <text:p><text:s text:c="3"/>78,529</text:p>
          </table:table-cell>
          <table:table-cell office:value-type="float" office:value="73903" table:style-name="ce40">
            <text:p><text:s text:c="3"/>73,903</text:p>
          </table:table-cell>
          <table:table-cell office:value-type="float" office:value="597883" table:style-name="ce40">
            <text:p><text:s text:c="3"/>597,883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67">
            <text:p>5月</text:p>
          </table:table-cell>
          <table:covered-table-cell/>
          <table:table-cell office:value-type="float" office:value="9295780" table:style-name="ce40">
            <text:p><text:s text:c="3"/>9,295,780</text:p>
          </table:table-cell>
          <table:table-cell office:value-type="float" office:value="23413608" table:style-name="ce40">
            <text:p><text:s text:c="3"/>23,413,608</text:p>
          </table:table-cell>
          <table:table-cell office:value-type="float" office:value="11542394" table:style-name="ce40">
            <text:p><text:s text:c="3"/>11,542,394</text:p>
          </table:table-cell>
          <table:table-cell office:value-type="float" office:value="11871214" table:style-name="ce40">
            <text:p><text:s text:c="3"/>11,871,214</text:p>
          </table:table-cell>
          <table:table-cell office:value-type="float" office:value="11168" table:style-name="ce40">
            <text:p><text:s text:c="3"/>11,168</text:p>
          </table:table-cell>
          <table:table-cell office:value-type="float" office:value="5833" table:style-name="ce40">
            <text:p><text:s text:c="3"/>5,833</text:p>
          </table:table-cell>
          <table:table-cell office:value-type="float" office:value="5335" table:style-name="ce40">
            <text:p><text:s text:c="3"/>5,335</text:p>
          </table:table-cell>
          <table:table-cell office:value-type="float" office:value="5.6313512477390297" table:style-name="ce41">
            <text:p>5.63</text:p>
          </table:table-cell>
          <table:table-cell office:value-type="float" office:value="16416" table:style-name="ce40">
            <text:p><text:s text:c="3"/>16,416</text:p>
          </table:table-cell>
          <table:table-cell office:value-type="float" office:value="9436" table:style-name="ce40">
            <text:p><text:s text:c="3"/>9,436</text:p>
          </table:table-cell>
          <table:table-cell office:value-type="float" office:value="6980" table:style-name="ce40">
            <text:p><text:s text:c="3"/>6,980</text:p>
          </table:table-cell>
          <table:table-cell office:value-type="float" office:value="8.2776022638685394" table:style-name="ce41">
            <text:p>8.28</text:p>
          </table:table-cell>
          <table:table-cell office:value-type="float" office:value="-5248" table:style-name="ce40">
            <text:p>－ <text:s/>5,248</text:p>
          </table:table-cell>
          <table:table-cell office:value-type="float" office:value="-2.6462510161295101" table:style-name="ce42">
            <text:p>－ <text:s/>2.65</text:p>
          </table:table-cell>
          <table:table-cell office:value-type="float" office:value="14452" table:style-name="ce40">
            <text:p><text:s text:c="3"/>14,452</text:p>
          </table:table-cell>
          <table:table-cell office:value-type="float" office:value="14068" table:style-name="ce40">
            <text:p><text:s text:c="3"/>14,068</text:p>
          </table:table-cell>
          <table:table-cell office:value-type="float" office:value="384" table:style-name="ce40">
            <text:p><text:s text:c="3"/>384</text:p>
          </table:table-cell>
          <table:table-cell office:value-type="float" office:value="109" table:style-name="ce40">
            <text:p><text:s text:c="3"/>109</text:p>
          </table:table-cell>
          <table:table-cell office:value-type="float" office:value="275" table:style-name="ce40">
            <text:p><text:s text:c="3"/>275</text:p>
          </table:table-cell>
          <table:table-cell office:value-type="float" office:value="7.2872750924359204" table:style-name="ce41">
            <text:p>7.29</text:p>
          </table:table-cell>
          <table:table-cell office:value-type="float" office:value="5017" table:style-name="ce40">
            <text:p><text:s text:c="3"/>5,017</text:p>
          </table:table-cell>
          <table:table-cell office:value-type="float" office:value="4936" table:style-name="ce40">
            <text:p><text:s text:c="3"/>4,936</text:p>
          </table:table-cell>
          <table:table-cell office:value-type="float" office:value="81" table:style-name="ce40">
            <text:p><text:s text:c="3"/>81</text:p>
          </table:table-cell>
          <table:table-cell office:value-type="float" office:value="20" table:style-name="ce40">
            <text:p><text:s text:c="3"/>20</text:p>
          </table:table-cell>
          <table:table-cell office:value-type="float" office:value="61" table:style-name="ce40">
            <text:p><text:s text:c="3"/>61</text:p>
          </table:table-cell>
          <table:table-cell office:value-type="float" office:value="2.52977159830826" table:style-name="ce41">
            <text:p>2.53</text:p>
          </table:table-cell>
          <table:table-cell office:value-type="float" office:value="93643" table:style-name="ce40">
            <text:p><text:s text:c="3"/>93,643</text:p>
          </table:table-cell>
          <table:table-cell office:value-type="float" office:value="89887" table:style-name="ce40">
            <text:p><text:s text:c="3"/>89,887</text:p>
          </table:table-cell>
          <table:table-cell office:value-type="float" office:value="600303" table:style-name="ce40">
            <text:p><text:s text:c="3"/>600,303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67">
            <text:p>6月</text:p>
          </table:table-cell>
          <table:covered-table-cell/>
          <table:table-cell office:value-type="float" office:value="9309862" table:style-name="ce40">
            <text:p><text:s text:c="3"/>9,309,862</text:p>
          </table:table-cell>
          <table:table-cell office:value-type="float" office:value="23412899" table:style-name="ce40">
            <text:p><text:s text:c="3"/>23,412,899</text:p>
          </table:table-cell>
          <table:table-cell office:value-type="float" office:value="11540489" table:style-name="ce40">
            <text:p><text:s text:c="3"/>11,540,489</text:p>
          </table:table-cell>
          <table:table-cell office:value-type="float" office:value="11872410" table:style-name="ce40">
            <text:p><text:s text:c="3"/>11,872,410</text:p>
          </table:table-cell>
          <table:table-cell office:value-type="float" office:value="10440" table:style-name="ce40">
            <text:p><text:s text:c="3"/>10,440</text:p>
          </table:table-cell>
          <table:table-cell office:value-type="float" office:value="5351" table:style-name="ce40">
            <text:p><text:s text:c="3"/>5,351</text:p>
          </table:table-cell>
          <table:table-cell office:value-type="float" office:value="5089" table:style-name="ce40">
            <text:p><text:s text:c="3"/>5,089</text:p>
          </table:table-cell>
          <table:table-cell office:value-type="float" office:value="5.4399957699172399" table:style-name="ce41">
            <text:p>5.44</text:p>
          </table:table-cell>
          <table:table-cell office:value-type="float" office:value="14922" table:style-name="ce40">
            <text:p><text:s text:c="3"/>14,922</text:p>
          </table:table-cell>
          <table:table-cell office:value-type="float" office:value="8630" table:style-name="ce40">
            <text:p><text:s text:c="3"/>8,630</text:p>
          </table:table-cell>
          <table:table-cell office:value-type="float" office:value="6292" table:style-name="ce40">
            <text:p><text:s text:c="3"/>6,292</text:p>
          </table:table-cell>
          <table:table-cell office:value-type="float" office:value="7.77544222976102" table:style-name="ce41">
            <text:p>7.78</text:p>
          </table:table-cell>
          <table:table-cell office:value-type="float" office:value="-4482" table:style-name="ce40">
            <text:p>－ <text:s/>4,482</text:p>
          </table:table-cell>
          <table:table-cell office:value-type="float" office:value="-2.3354464598437801" table:style-name="ce42">
            <text:p>－ <text:s/>2.34</text:p>
          </table:table-cell>
          <table:table-cell office:value-type="float" office:value="9275" table:style-name="ce40">
            <text:p><text:s text:c="3"/>9,275</text:p>
          </table:table-cell>
          <table:table-cell office:value-type="float" office:value="9038" table:style-name="ce40">
            <text:p><text:s text:c="3"/>9,038</text:p>
          </table:table-cell>
          <table:table-cell office:value-type="float" office:value="237" table:style-name="ce40">
            <text:p><text:s text:c="3"/>237</text:p>
          </table:table-cell>
          <table:table-cell office:value-type="float" office:value="78" table:style-name="ce40">
            <text:p><text:s text:c="3"/>78</text:p>
          </table:table-cell>
          <table:table-cell office:value-type="float" office:value="159" table:style-name="ce40">
            <text:p><text:s text:c="3"/>159</text:p>
          </table:table-cell>
          <table:table-cell office:value-type="float" office:value="4.8329464335232197" table:style-name="ce41">
            <text:p>4.83</text:p>
          </table:table-cell>
          <table:table-cell office:value-type="float" office:value="4120" table:style-name="ce40">
            <text:p><text:s text:c="3"/>4,120</text:p>
          </table:table-cell>
          <table:table-cell office:value-type="float" office:value="4045" table:style-name="ce40">
            <text:p><text:s text:c="3"/>4,045</text:p>
          </table:table-cell>
          <table:table-cell office:value-type="float" office:value="75" table:style-name="ce40">
            <text:p><text:s text:c="3"/>75</text:p>
          </table:table-cell>
          <table:table-cell office:value-type="float" office:value="19" table:style-name="ce40">
            <text:p><text:s text:c="3"/>19</text:p>
          </table:table-cell>
          <table:table-cell office:value-type="float" office:value="56" table:style-name="ce40">
            <text:p><text:s text:c="3"/>56</text:p>
          </table:table-cell>
          <table:table-cell office:value-type="float" office:value="2.14681825402864" table:style-name="ce41">
            <text:p>2.15</text:p>
          </table:table-cell>
          <table:table-cell office:value-type="float" office:value="79450" table:style-name="ce40">
            <text:p><text:s text:c="3"/>79,450</text:p>
          </table:table-cell>
          <table:table-cell office:value-type="float" office:value="75677" table:style-name="ce40">
            <text:p><text:s text:c="3"/>75,677</text:p>
          </table:table-cell>
          <table:table-cell office:value-type="float" office:value="601951" table:style-name="ce40">
            <text:p><text:s text:c="3"/>601,951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67">
            <text:p>7月</text:p>
          </table:table-cell>
          <table:covered-table-cell/>
          <table:table-cell office:value-type="float" office:value="9323985" table:style-name="ce40">
            <text:p><text:s text:c="3"/>9,323,985</text:p>
          </table:table-cell>
          <table:table-cell office:value-type="float" office:value="23409323" table:style-name="ce40">
            <text:p><text:s text:c="3"/>23,409,323</text:p>
          </table:table-cell>
          <table:table-cell office:value-type="float" office:value="11536982" table:style-name="ce40">
            <text:p><text:s text:c="3"/>11,536,982</text:p>
          </table:table-cell>
          <table:table-cell office:value-type="float" office:value="11872341" table:style-name="ce40">
            <text:p><text:s text:c="3"/>11,872,341</text:p>
          </table:table-cell>
          <table:table-cell office:value-type="float" office:value="10424" table:style-name="ce40">
            <text:p><text:s text:c="3"/>10,424</text:p>
          </table:table-cell>
          <table:table-cell office:value-type="float" office:value="5324" table:style-name="ce40">
            <text:p><text:s text:c="3"/>5,324</text:p>
          </table:table-cell>
          <table:table-cell office:value-type="float" office:value="5100" table:style-name="ce40">
            <text:p><text:s text:c="3"/>5,100</text:p>
          </table:table-cell>
          <table:table-cell office:value-type="float" office:value="5.2569248684055703" table:style-name="ce41">
            <text:p>5.26</text:p>
          </table:table-cell>
          <table:table-cell office:value-type="float" office:value="18702" table:style-name="ce40">
            <text:p><text:s text:c="3"/>18,702</text:p>
          </table:table-cell>
          <table:table-cell office:value-type="float" office:value="10663" table:style-name="ce40">
            <text:p><text:s text:c="3"/>10,663</text:p>
          </table:table-cell>
          <table:table-cell office:value-type="float" office:value="8039" table:style-name="ce40">
            <text:p><text:s text:c="3"/>8,039</text:p>
          </table:table-cell>
          <table:table-cell office:value-type="float" office:value="9.4316010062280302" table:style-name="ce41">
            <text:p>9.43</text:p>
          </table:table-cell>
          <table:table-cell office:value-type="float" office:value="-8278" table:style-name="ce40">
            <text:p>－ <text:s/>8,278</text:p>
          </table:table-cell>
          <table:table-cell office:value-type="float" office:value="-4.1746761378224599" table:style-name="ce42">
            <text:p>－ <text:s/>4.17</text:p>
          </table:table-cell>
          <table:table-cell office:value-type="float" office:value="8924" table:style-name="ce40">
            <text:p><text:s text:c="3"/>8,924</text:p>
          </table:table-cell>
          <table:table-cell office:value-type="float" office:value="8690" table:style-name="ce40">
            <text:p><text:s text:c="3"/>8,690</text:p>
          </table:table-cell>
          <table:table-cell office:value-type="float" office:value="234" table:style-name="ce40">
            <text:p><text:s text:c="3"/>234</text:p>
          </table:table-cell>
          <table:table-cell office:value-type="float" office:value="82" table:style-name="ce40">
            <text:p><text:s text:c="3"/>82</text:p>
          </table:table-cell>
          <table:table-cell office:value-type="float" office:value="152" table:style-name="ce40">
            <text:p><text:s text:c="3"/>152</text:p>
          </table:table-cell>
          <table:table-cell office:value-type="float" office:value="4.5004602384546502" table:style-name="ce41">
            <text:p>4.50</text:p>
          </table:table-cell>
          <table:table-cell office:value-type="float" office:value="4527" table:style-name="ce40">
            <text:p><text:s text:c="3"/>4,527</text:p>
          </table:table-cell>
          <table:table-cell office:value-type="float" office:value="4454" table:style-name="ce40">
            <text:p><text:s text:c="3"/>4,454</text:p>
          </table:table-cell>
          <table:table-cell office:value-type="float" office:value="73" table:style-name="ce40">
            <text:p><text:s text:c="3"/>73</text:p>
          </table:table-cell>
          <table:table-cell office:value-type="float" office:value="14" table:style-name="ce40">
            <text:p><text:s text:c="3"/>14</text:p>
          </table:table-cell>
          <table:table-cell office:value-type="float" office:value="59" table:style-name="ce40">
            <text:p><text:s text:c="3"/>59</text:p>
          </table:table-cell>
          <table:table-cell office:value-type="float" office:value="2.2830102531918701" table:style-name="ce41">
            <text:p>2.28</text:p>
          </table:table-cell>
          <table:table-cell office:value-type="float" office:value="89393" table:style-name="ce40">
            <text:p><text:s text:c="3"/>89,393</text:p>
          </table:table-cell>
          <table:table-cell office:value-type="float" office:value="84691" table:style-name="ce40">
            <text:p><text:s text:c="3"/>84,691</text:p>
          </table:table-cell>
          <table:table-cell office:value-type="float" office:value="603605" table:style-name="ce40">
            <text:p><text:s text:c="3"/>603,605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67">
            <text:p>8月</text:p>
          </table:table-cell>
          <table:covered-table-cell/>
          <table:table-cell office:value-type="float" office:value="9343388" table:style-name="ce40">
            <text:p><text:s text:c="3"/>9,343,388</text:p>
          </table:table-cell>
          <table:table-cell office:value-type="float" office:value="23406608" table:style-name="ce40">
            <text:p><text:s text:c="3"/>23,406,608</text:p>
          </table:table-cell>
          <table:table-cell office:value-type="float" office:value="11534269" table:style-name="ce40">
            <text:p><text:s text:c="3"/>11,534,269</text:p>
          </table:table-cell>
          <table:table-cell office:value-type="float" office:value="11872339" table:style-name="ce40">
            <text:p><text:s text:c="3"/>11,872,339</text:p>
          </table:table-cell>
          <table:table-cell office:value-type="float" office:value="11643" table:style-name="ce40">
            <text:p><text:s text:c="3"/>11,643</text:p>
          </table:table-cell>
          <table:table-cell office:value-type="float" office:value="6017" table:style-name="ce40">
            <text:p><text:s text:c="3"/>6,017</text:p>
          </table:table-cell>
          <table:table-cell office:value-type="float" office:value="5626" table:style-name="ce40">
            <text:p><text:s text:c="3"/>5,626</text:p>
          </table:table-cell>
          <table:table-cell office:value-type="float" office:value="5.8724674781767003" table:style-name="ce41">
            <text:p>5.87</text:p>
          </table:table-cell>
          <table:table-cell office:value-type="float" office:value="16830" table:style-name="ce40">
            <text:p><text:s text:c="3"/>16,830</text:p>
          </table:table-cell>
          <table:table-cell office:value-type="float" office:value="9652" table:style-name="ce40">
            <text:p><text:s text:c="3"/>9,652</text:p>
          </table:table-cell>
          <table:table-cell office:value-type="float" office:value="7178" table:style-name="ce40">
            <text:p><text:s text:c="3"/>7,178</text:p>
          </table:table-cell>
          <table:table-cell office:value-type="float" office:value="8.4886736801265901" table:style-name="ce41">
            <text:p>8.49</text:p>
          </table:table-cell>
          <table:table-cell office:value-type="float" office:value="-5187" table:style-name="ce40">
            <text:p>－ <text:s/>5,187</text:p>
          </table:table-cell>
          <table:table-cell office:value-type="float" office:value="-2.6162062019498902" table:style-name="ce42">
            <text:p>－ <text:s/>2.62</text:p>
          </table:table-cell>
          <table:table-cell office:value-type="float" office:value="5067" table:style-name="ce40">
            <text:p><text:s text:c="3"/>5,067</text:p>
          </table:table-cell>
          <table:table-cell office:value-type="float" office:value="4880" table:style-name="ce40">
            <text:p><text:s text:c="3"/>4,880</text:p>
          </table:table-cell>
          <table:table-cell office:value-type="float" office:value="187" table:style-name="ce40">
            <text:p><text:s text:c="3"/>187</text:p>
          </table:table-cell>
          <table:table-cell office:value-type="float" office:value="68" table:style-name="ce40">
            <text:p><text:s text:c="3"/>68</text:p>
          </table:table-cell>
          <table:table-cell office:value-type="float" office:value="119" table:style-name="ce40">
            <text:p><text:s text:c="3"/>119</text:p>
          </table:table-cell>
          <table:table-cell office:value-type="float" office:value="2.5556808994177902" table:style-name="ce41">
            <text:p>2.56</text:p>
          </table:table-cell>
          <table:table-cell office:value-type="float" office:value="4723" table:style-name="ce40">
            <text:p><text:s text:c="3"/>4,723</text:p>
          </table:table-cell>
          <table:table-cell office:value-type="float" office:value="4651" table:style-name="ce40">
            <text:p><text:s text:c="3"/>4,651</text:p>
          </table:table-cell>
          <table:table-cell office:value-type="float" office:value="72" table:style-name="ce40">
            <text:p><text:s text:c="3"/>72</text:p>
          </table:table-cell>
          <table:table-cell office:value-type="float" office:value="20" table:style-name="ce40">
            <text:p><text:s text:c="3"/>20</text:p>
          </table:table-cell>
          <table:table-cell office:value-type="float" office:value="52" table:style-name="ce40">
            <text:p><text:s text:c="3"/>52</text:p>
          </table:table-cell>
          <table:table-cell office:value-type="float" office:value="2.3821750321591102" table:style-name="ce41">
            <text:p>2.38</text:p>
          </table:table-cell>
          <table:table-cell office:value-type="float" office:value="92848" table:style-name="ce40">
            <text:p><text:s text:c="3"/>92,848</text:p>
          </table:table-cell>
          <table:table-cell office:value-type="float" office:value="90376" table:style-name="ce40">
            <text:p><text:s text:c="3"/>90,376</text:p>
          </table:table-cell>
          <table:table-cell office:value-type="float" office:value="606066" table:style-name="ce40">
            <text:p><text:s text:c="3"/>606,066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67">
            <text:p>9月</text:p>
          </table:table-cell>
          <table:covered-table-cell/>
          <table:table-cell office:value-type="float" office:value="9379019" table:style-name="ce40">
            <text:p><text:s text:c="3"/>9,379,019</text:p>
          </table:table-cell>
          <table:table-cell office:value-type="float" office:value="23404138" table:style-name="ce40">
            <text:p><text:s text:c="3"/>23,404,138</text:p>
          </table:table-cell>
          <table:table-cell office:value-type="float" office:value="11531847" table:style-name="ce40">
            <text:p><text:s text:c="3"/>11,531,847</text:p>
          </table:table-cell>
          <table:table-cell office:value-type="float" office:value="11872291" table:style-name="ce40">
            <text:p><text:s text:c="3"/>11,872,291</text:p>
          </table:table-cell>
          <table:table-cell office:value-type="float" office:value="11792" table:style-name="ce40">
            <text:p><text:s text:c="3"/>11,792</text:p>
          </table:table-cell>
          <table:table-cell office:value-type="float" office:value="6175" table:style-name="ce40">
            <text:p><text:s text:c="3"/>6,175</text:p>
          </table:table-cell>
          <table:table-cell office:value-type="float" office:value="5617" table:style-name="ce40">
            <text:p><text:s text:c="3"/>5,617</text:p>
          </table:table-cell>
          <table:table-cell office:value-type="float" office:value="6.1465544684974702" table:style-name="ce41">
            <text:p>6.15</text:p>
          </table:table-cell>
          <table:table-cell office:value-type="float" office:value="15563" table:style-name="ce40">
            <text:p><text:s text:c="3"/>15,563</text:p>
          </table:table-cell>
          <table:table-cell office:value-type="float" office:value="9054" table:style-name="ce40">
            <text:p><text:s text:c="3"/>9,054</text:p>
          </table:table-cell>
          <table:table-cell office:value-type="float" office:value="6509" table:style-name="ce40">
            <text:p><text:s text:c="3"/>6,509</text:p>
          </table:table-cell>
          <table:table-cell office:value-type="float" office:value="8.1121800536996407" table:style-name="ce41">
            <text:p>8.11</text:p>
          </table:table-cell>
          <table:table-cell office:value-type="float" office:value="-3771" table:style-name="ce40">
            <text:p>－ <text:s/>3,771</text:p>
          </table:table-cell>
          <table:table-cell office:value-type="float" office:value="-1.96562558520217" table:style-name="ce42">
            <text:p>－ <text:s/>1.97</text:p>
          </table:table-cell>
          <table:table-cell office:value-type="float" office:value="10710" table:style-name="ce40">
            <text:p><text:s text:c="3"/>10,710</text:p>
          </table:table-cell>
          <table:table-cell office:value-type="float" office:value="10426" table:style-name="ce40">
            <text:p><text:s text:c="3"/>10,426</text:p>
          </table:table-cell>
          <table:table-cell office:value-type="float" office:value="284" table:style-name="ce40">
            <text:p><text:s text:c="3"/>284</text:p>
          </table:table-cell>
          <table:table-cell office:value-type="float" office:value="78" table:style-name="ce40">
            <text:p><text:s text:c="3"/>78</text:p>
          </table:table-cell>
          <table:table-cell office:value-type="float" office:value="206" table:style-name="ce40">
            <text:p><text:s text:c="3"/>206</text:p>
          </table:table-cell>
          <table:table-cell office:value-type="float" office:value="5.5825643111946999" table:style-name="ce41">
            <text:p>5.58</text:p>
          </table:table-cell>
          <table:table-cell office:value-type="float" office:value="4569" table:style-name="ce40">
            <text:p><text:s text:c="3"/>4,569</text:p>
          </table:table-cell>
          <table:table-cell office:value-type="float" office:value="4479" table:style-name="ce40">
            <text:p><text:s text:c="3"/>4,479</text:p>
          </table:table-cell>
          <table:table-cell office:value-type="float" office:value="90" table:style-name="ce40">
            <text:p><text:s text:c="3"/>90</text:p>
          </table:table-cell>
          <table:table-cell office:value-type="float" office:value="20" table:style-name="ce40">
            <text:p><text:s text:c="3"/>20</text:p>
          </table:table-cell>
          <table:table-cell office:value-type="float" office:value="70" table:style-name="ce40">
            <text:p><text:s text:c="3"/>70</text:p>
          </table:table-cell>
          <table:table-cell office:value-type="float" office:value="2.3815813574088298" table:style-name="ce41">
            <text:p>2.38</text:p>
          </table:table-cell>
          <table:table-cell office:value-type="float" office:value="102575" table:style-name="ce40">
            <text:p><text:s text:c="3"/>102,575</text:p>
          </table:table-cell>
          <table:table-cell office:value-type="float" office:value="101274" table:style-name="ce40">
            <text:p><text:s text:c="3"/>101,274</text:p>
          </table:table-cell>
          <table:table-cell office:value-type="float" office:value="607944" table:style-name="ce40">
            <text:p><text:s text:c="3"/>607,94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67">
            <text:p>10月</text:p>
          </table:table-cell>
          <table:covered-table-cell/>
          <table:table-cell office:value-type="float" office:value="9425080" table:style-name="ce40">
            <text:p><text:s text:c="3"/>9,425,080</text:p>
          </table:table-cell>
          <table:table-cell office:value-type="float" office:value="23402804" table:style-name="ce40">
            <text:p><text:s text:c="3"/>23,402,804</text:p>
          </table:table-cell>
          <table:table-cell office:value-type="float" office:value="11529787" table:style-name="ce40">
            <text:p><text:s text:c="3"/>11,529,787</text:p>
          </table:table-cell>
          <table:table-cell office:value-type="float" office:value="11873017" table:style-name="ce40">
            <text:p><text:s text:c="3"/>11,873,017</text:p>
          </table:table-cell>
          <table:table-cell office:value-type="float" office:value="12070" table:style-name="ce40">
            <text:p><text:s text:c="3"/>12,070</text:p>
          </table:table-cell>
          <table:table-cell office:value-type="float" office:value="6204" table:style-name="ce40">
            <text:p><text:s text:c="3"/>6,204</text:p>
          </table:table-cell>
          <table:table-cell office:value-type="float" office:value="5866" table:style-name="ce40">
            <text:p><text:s text:c="3"/>5,866</text:p>
          </table:table-cell>
          <table:table-cell office:value-type="float" office:value="6.0890058131865104" table:style-name="ce41">
            <text:p>6.09</text:p>
          </table:table-cell>
          <table:table-cell office:value-type="float" office:value="15451" table:style-name="ce40">
            <text:p><text:s text:c="3"/>15,451</text:p>
          </table:table-cell>
          <table:table-cell office:value-type="float" office:value="8994" table:style-name="ce40">
            <text:p><text:s text:c="3"/>8,994</text:p>
          </table:table-cell>
          <table:table-cell office:value-type="float" office:value="6457" table:style-name="ce40">
            <text:p><text:s text:c="3"/>6,457</text:p>
          </table:table-cell>
          <table:table-cell office:value-type="float" office:value="7.7946337050161398" table:style-name="ce41">
            <text:p>7.79</text:p>
          </table:table-cell>
          <table:table-cell office:value-type="float" office:value="-3381" table:style-name="ce40">
            <text:p>－ <text:s/>3,381</text:p>
          </table:table-cell>
          <table:table-cell office:value-type="float" office:value="-1.7056278918296299" table:style-name="ce42">
            <text:p>－ <text:s/>1.71</text:p>
          </table:table-cell>
          <table:table-cell office:value-type="float" office:value="9604" table:style-name="ce40">
            <text:p><text:s text:c="3"/>9,604</text:p>
          </table:table-cell>
          <table:table-cell office:value-type="float" office:value="9354" table:style-name="ce40">
            <text:p><text:s text:c="3"/>9,354</text:p>
          </table:table-cell>
          <table:table-cell office:value-type="float" office:value="250" table:style-name="ce40">
            <text:p><text:s text:c="3"/>250</text:p>
          </table:table-cell>
          <table:table-cell office:value-type="float" office:value="80" table:style-name="ce40">
            <text:p><text:s text:c="3"/>80</text:p>
          </table:table-cell>
          <table:table-cell office:value-type="float" office:value="170" table:style-name="ce40">
            <text:p><text:s text:c="3"/>170</text:p>
          </table:table-cell>
          <table:table-cell office:value-type="float" office:value="4.8449719825884996" table:style-name="ce41">
            <text:p>4.84</text:p>
          </table:table-cell>
          <table:table-cell office:value-type="float" office:value="4254" table:style-name="ce40">
            <text:p><text:s text:c="3"/>4,254</text:p>
          </table:table-cell>
          <table:table-cell office:value-type="float" office:value="4177" table:style-name="ce40">
            <text:p><text:s text:c="3"/>4,177</text:p>
          </table:table-cell>
          <table:table-cell office:value-type="float" office:value="77" table:style-name="ce40">
            <text:p><text:s text:c="3"/>77</text:p>
          </table:table-cell>
          <table:table-cell office:value-type="float" office:value="23" table:style-name="ce40">
            <text:p><text:s text:c="3"/>23</text:p>
          </table:table-cell>
          <table:table-cell office:value-type="float" office:value="54" table:style-name="ce40">
            <text:p><text:s text:c="3"/>54</text:p>
          </table:table-cell>
          <table:table-cell office:value-type="float" office:value="2.1460340289391402" table:style-name="ce41">
            <text:p>2.15</text:p>
          </table:table-cell>
          <table:table-cell office:value-type="float" office:value="87491" table:style-name="ce40">
            <text:p><text:s text:c="3"/>87,491</text:p>
          </table:table-cell>
          <table:table-cell office:value-type="float" office:value="85444" table:style-name="ce40">
            <text:p><text:s text:c="3"/>85,444</text:p>
          </table:table-cell>
          <table:table-cell office:value-type="float" office:value="609170" table:style-name="ce40">
            <text:p><text:s text:c="3"/>609,170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67">
            <text:p>11月</text:p>
          </table:table-cell>
          <table:covered-table-cell/>
          <table:table-cell office:value-type="float" office:value="9459359" table:style-name="ce40">
            <text:p><text:s text:c="3"/>9,459,359</text:p>
          </table:table-cell>
          <table:table-cell office:value-type="float" office:value="23402795" table:style-name="ce40">
            <text:p><text:s text:c="3"/>23,402,795</text:p>
          </table:table-cell>
          <table:table-cell office:value-type="float" office:value="11528561" table:style-name="ce40">
            <text:p><text:s text:c="3"/>11,528,561</text:p>
          </table:table-cell>
          <table:table-cell office:value-type="float" office:value="11874234" table:style-name="ce40">
            <text:p><text:s text:c="3"/>11,874,234</text:p>
          </table:table-cell>
          <table:table-cell office:value-type="float" office:value="12557" table:style-name="ce40">
            <text:p><text:s text:c="3"/>12,557</text:p>
          </table:table-cell>
          <table:table-cell office:value-type="float" office:value="6552" table:style-name="ce40">
            <text:p><text:s text:c="3"/>6,552</text:p>
          </table:table-cell>
          <table:table-cell office:value-type="float" office:value="6005" table:style-name="ce40">
            <text:p><text:s text:c="3"/>6,005</text:p>
          </table:table-cell>
          <table:table-cell office:value-type="float" office:value="6.5460288201845298" table:style-name="ce41">
            <text:p>6.55</text:p>
          </table:table-cell>
          <table:table-cell office:value-type="float" office:value="15632" table:style-name="ce40">
            <text:p><text:s text:c="3"/>15,632</text:p>
          </table:table-cell>
          <table:table-cell office:value-type="float" office:value="9014" table:style-name="ce40">
            <text:p><text:s text:c="3"/>9,014</text:p>
          </table:table-cell>
          <table:table-cell office:value-type="float" office:value="6618" table:style-name="ce40">
            <text:p><text:s text:c="3"/>6,618</text:p>
          </table:table-cell>
          <table:table-cell office:value-type="float" office:value="8.1490421690789603" table:style-name="ce41">
            <text:p>8.15</text:p>
          </table:table-cell>
          <table:table-cell office:value-type="float" office:value="-3075" table:style-name="ce40">
            <text:p>－ <text:s/>3,075</text:p>
          </table:table-cell>
          <table:table-cell office:value-type="float" office:value="-1.60301334889443" table:style-name="ce42">
            <text:p>－ <text:s/>1.60</text:p>
          </table:table-cell>
          <table:table-cell office:value-type="float" office:value="11503" table:style-name="ce40">
            <text:p><text:s text:c="3"/>11,503</text:p>
          </table:table-cell>
          <table:table-cell office:value-type="float" office:value="11199" table:style-name="ce40">
            <text:p><text:s text:c="3"/>11,199</text:p>
          </table:table-cell>
          <table:table-cell office:value-type="float" office:value="304" table:style-name="ce40">
            <text:p><text:s text:c="3"/>304</text:p>
          </table:table-cell>
          <table:table-cell office:value-type="float" office:value="100" table:style-name="ce40">
            <text:p><text:s text:c="3"/>100</text:p>
          </table:table-cell>
          <table:table-cell office:value-type="float" office:value="204" table:style-name="ce40">
            <text:p><text:s text:c="3"/>204</text:p>
          </table:table-cell>
          <table:table-cell office:value-type="float" office:value="5.99657318775047" table:style-name="ce41">
            <text:p>6.00</text:p>
          </table:table-cell>
          <table:table-cell office:value-type="float" office:value="4348" table:style-name="ce40">
            <text:p><text:s text:c="3"/>4,348</text:p>
          </table:table-cell>
          <table:table-cell office:value-type="float" office:value="4269" table:style-name="ce40">
            <text:p><text:s text:c="3"/>4,269</text:p>
          </table:table-cell>
          <table:table-cell office:value-type="float" office:value="79" table:style-name="ce40">
            <text:p><text:s text:c="3"/>79</text:p>
          </table:table-cell>
          <table:table-cell office:value-type="float" office:value="21" table:style-name="ce40">
            <text:p><text:s text:c="3"/>21</text:p>
          </table:table-cell>
          <table:table-cell office:value-type="float" office:value="58" table:style-name="ce40">
            <text:p><text:s text:c="3"/>58</text:p>
          </table:table-cell>
          <table:table-cell office:value-type="float" office:value="2.2666348100790299" table:style-name="ce41">
            <text:p>2.27</text:p>
          </table:table-cell>
          <table:table-cell office:value-type="float" office:value="82885" table:style-name="ce40">
            <text:p><text:s text:c="3"/>82,885</text:p>
          </table:table-cell>
          <table:table-cell office:value-type="float" office:value="79819" table:style-name="ce40">
            <text:p><text:s text:c="3"/>79,819</text:p>
          </table:table-cell>
          <table:table-cell office:value-type="float" office:value="610436" table:style-name="ce40">
            <text:p><text:s text:c="3"/>610,436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67">
            <text:p>12月</text:p>
          </table:table-cell>
          <table:covered-table-cell/>
          <table:table-cell office:value-type="float" office:value="9487480" table:style-name="ce40">
            <text:p><text:s text:c="3"/>9,487,480</text:p>
          </table:table-cell>
          <table:table-cell office:value-type="float" office:value="23400220" table:style-name="ce40">
            <text:p><text:s text:c="3"/>23,400,220</text:p>
          </table:table-cell>
          <table:table-cell office:value-type="float" office:value="11526193" table:style-name="ce40">
            <text:p><text:s text:c="3"/>11,526,193</text:p>
          </table:table-cell>
          <table:table-cell office:value-type="float" office:value="11874027" table:style-name="ce40">
            <text:p><text:s text:c="3"/>11,874,027</text:p>
          </table:table-cell>
          <table:table-cell office:value-type="float" office:value="12496" table:style-name="ce40">
            <text:p><text:s text:c="3"/>12,496</text:p>
          </table:table-cell>
          <table:table-cell office:value-type="float" office:value="6536" table:style-name="ce40">
            <text:p><text:s text:c="3"/>6,536</text:p>
          </table:table-cell>
          <table:table-cell office:value-type="float" office:value="5960" table:style-name="ce40">
            <text:p><text:s text:c="3"/>5,960</text:p>
          </table:table-cell>
          <table:table-cell office:value-type="float" office:value="6.3044408294994998" table:style-name="ce41">
            <text:p>6.30</text:p>
          </table:table-cell>
          <table:table-cell office:value-type="float" office:value="17445" table:style-name="ce40">
            <text:p><text:s text:c="3"/>17,445</text:p>
          </table:table-cell>
          <table:table-cell office:value-type="float" office:value="10040" table:style-name="ce40">
            <text:p><text:s text:c="3"/>10,040</text:p>
          </table:table-cell>
          <table:table-cell office:value-type="float" office:value="7405" table:style-name="ce40">
            <text:p><text:s text:c="3"/>7,405</text:p>
          </table:table-cell>
          <table:table-cell office:value-type="float" office:value="8.8012940357409395" table:style-name="ce41">
            <text:p>8.80</text:p>
          </table:table-cell>
          <table:table-cell office:value-type="float" office:value="-4949" table:style-name="ce40">
            <text:p>－ <text:s/>4,949</text:p>
          </table:table-cell>
          <table:table-cell office:value-type="float" office:value="-2.4968532062414401" table:style-name="ce42">
            <text:p>－ <text:s/>2.50</text:p>
          </table:table-cell>
          <table:table-cell office:value-type="float" office:value="11925" table:style-name="ce40">
            <text:p><text:s text:c="3"/>11,925</text:p>
          </table:table-cell>
          <table:table-cell office:value-type="float" office:value="11586" table:style-name="ce40">
            <text:p><text:s text:c="3"/>11,586</text:p>
          </table:table-cell>
          <table:table-cell office:value-type="float" office:value="339" table:style-name="ce40">
            <text:p><text:s text:c="3"/>339</text:p>
          </table:table-cell>
          <table:table-cell office:value-type="float" office:value="114" table:style-name="ce40">
            <text:p><text:s text:c="3"/>114</text:p>
          </table:table-cell>
          <table:table-cell office:value-type="float" office:value="225" table:style-name="ce40">
            <text:p><text:s text:c="3"/>225</text:p>
          </table:table-cell>
          <table:table-cell office:value-type="float" office:value="6.0163617871144002" table:style-name="ce41">
            <text:p>6.02</text:p>
          </table:table-cell>
          <table:table-cell office:value-type="float" office:value="4566" table:style-name="ce40">
            <text:p><text:s text:c="3"/>4,566</text:p>
          </table:table-cell>
          <table:table-cell office:value-type="float" office:value="4498" table:style-name="ce40">
            <text:p><text:s text:c="3"/>4,498</text:p>
          </table:table-cell>
          <table:table-cell office:value-type="float" office:value="68" table:style-name="ce40">
            <text:p><text:s text:c="3"/>68</text:p>
          </table:table-cell>
          <table:table-cell office:value-type="float" office:value="17" table:style-name="ce40">
            <text:p><text:s text:c="3"/>17</text:p>
          </table:table-cell>
          <table:table-cell office:value-type="float" office:value="51" table:style-name="ce40">
            <text:p><text:s text:c="3"/>51</text:p>
          </table:table-cell>
          <table:table-cell office:value-type="float" office:value="2.30362330565739" table:style-name="ce41">
            <text:p>2.30</text:p>
          </table:table-cell>
          <table:table-cell office:value-type="float" office:value="86520" table:style-name="ce40">
            <text:p><text:s text:c="3"/>86,520</text:p>
          </table:table-cell>
          <table:table-cell office:value-type="float" office:value="84146" table:style-name="ce40">
            <text:p><text:s text:c="3"/>84,146</text:p>
          </table:table-cell>
          <table:table-cell office:value-type="float" office:value="611674" table:style-name="ce40">
            <text:p><text:s text:c="3"/>611,67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66">
            <text:p>114年1~3月</text:p>
          </table:table-cell>
          <table:covered-table-cell/>
          <table:table-cell office:value-type="float" office:value="9714774" table:style-name="ce37">
            <text:p><text:s text:c="3"/>9,714,774</text:p>
          </table:table-cell>
          <table:table-cell office:value-type="float" office:value="23374742" table:style-name="ce37">
            <text:p><text:s text:c="3"/>23,374,742</text:p>
          </table:table-cell>
          <table:table-cell office:value-type="float" office:value="11509611" table:style-name="ce37">
            <text:p><text:s text:c="3"/>11,509,611</text:p>
          </table:table-cell>
          <table:table-cell office:value-type="float" office:value="11865131" table:style-name="ce37">
            <text:p><text:s text:c="3"/>11,865,131</text:p>
          </table:table-cell>
          <table:table-cell office:value-type="float" office:value="29290" table:style-name="ce37">
            <text:p><text:s text:c="3"/>29,290</text:p>
          </table:table-cell>
          <table:table-cell office:value-type="float" office:value="15128" table:style-name="ce37">
            <text:p><text:s text:c="3"/>15,128</text:p>
          </table:table-cell>
          <table:table-cell office:value-type="float" office:value="14162" table:style-name="ce37">
            <text:p><text:s text:c="3"/>14,162</text:p>
          </table:table-cell>
          <table:table-cell office:value-type="float" office:value="5.0790943335121099" table:style-name="ce38">
            <text:p>5.08</text:p>
          </table:table-cell>
          <table:table-cell office:value-type="float" office:value="55539" table:style-name="ce37">
            <text:p><text:s text:c="3"/>55,539</text:p>
          </table:table-cell>
          <table:table-cell office:value-type="float" office:value="32059" table:style-name="ce37">
            <text:p><text:s text:c="3"/>32,059</text:p>
          </table:table-cell>
          <table:table-cell office:value-type="float" office:value="23480" table:style-name="ce37">
            <text:p><text:s text:c="3"/>23,480</text:p>
          </table:table-cell>
          <table:table-cell office:value-type="float" office:value="9.6308576370409398" table:style-name="ce38">
            <text:p>9.63</text:p>
          </table:table-cell>
          <table:table-cell office:value-type="float" office:value="-26249" table:style-name="ce37">
            <text:p>－ <text:s/>26,249</text:p>
          </table:table-cell>
          <table:table-cell office:value-type="float" office:value="-4.5517633035288299" table:style-name="ce39">
            <text:p>－ <text:s/>4.55</text:p>
          </table:table-cell>
          <table:table-cell office:value-type="float" office:value="28095" table:style-name="ce37">
            <text:p><text:s text:c="3"/>28,095</text:p>
          </table:table-cell>
          <table:table-cell office:value-type="float" office:value="27318" table:style-name="ce37">
            <text:p><text:s text:c="3"/>27,318</text:p>
          </table:table-cell>
          <table:table-cell office:value-type="float" office:value="777" table:style-name="ce37">
            <text:p><text:s text:c="3"/>777</text:p>
          </table:table-cell>
          <table:table-cell office:value-type="float" office:value="238" table:style-name="ce37">
            <text:p><text:s text:c="3"/>238</text:p>
          </table:table-cell>
          <table:table-cell office:value-type="float" office:value="539" table:style-name="ce37">
            <text:p><text:s text:c="3"/>539</text:p>
          </table:table-cell>
          <table:table-cell office:value-type="float" office:value="4.8718728337324304" table:style-name="ce38">
            <text:p>4.87</text:p>
          </table:table-cell>
          <table:table-cell office:value-type="float" office:value="12028" table:style-name="ce37">
            <text:p><text:s text:c="3"/>12,028</text:p>
          </table:table-cell>
          <table:table-cell office:value-type="float" office:value="11831" table:style-name="ce37">
            <text:p><text:s text:c="3"/>11,831</text:p>
          </table:table-cell>
          <table:table-cell office:value-type="float" office:value="197" table:style-name="ce37">
            <text:p><text:s text:c="3"/>197</text:p>
          </table:table-cell>
          <table:table-cell office:value-type="float" office:value="46" table:style-name="ce37">
            <text:p><text:s text:c="3"/>46</text:p>
          </table:table-cell>
          <table:table-cell office:value-type="float" office:value="151" table:style-name="ce37">
            <text:p><text:s text:c="3"/>151</text:p>
          </table:table-cell>
          <table:table-cell office:value-type="float" office:value="2.08574075259419" table:style-name="ce38">
            <text:p>2.09</text:p>
          </table:table-cell>
          <table:table-cell office:value-type="float" office:value="365821" table:style-name="ce37">
            <text:p><text:s text:c="3"/>365,821</text:p>
          </table:table-cell>
          <table:table-cell office:value-type="float" office:value="365050" table:style-name="ce37">
            <text:p><text:s text:c="3"/>365,050</text:p>
          </table:table-cell>
          <table:table-cell office:value-type="float" office:value="615474" table:style-name="ce37">
            <text:p><text:s text:c="3"/>615,47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67">
            <text:p>1月</text:p>
          </table:table-cell>
          <table:covered-table-cell/>
          <table:table-cell office:value-type="float" office:value="9508590" table:style-name="ce40">
            <text:p><text:s text:c="3"/>9,508,590</text:p>
          </table:table-cell>
          <table:table-cell office:value-type="float" office:value="23396049" table:style-name="ce40">
            <text:p><text:s text:c="3"/>23,396,049</text:p>
          </table:table-cell>
          <table:table-cell office:value-type="float" office:value="11523083" table:style-name="ce40">
            <text:p><text:s text:c="3"/>11,523,083</text:p>
          </table:table-cell>
          <table:table-cell office:value-type="float" office:value="11872966" table:style-name="ce40">
            <text:p><text:s text:c="3"/>11,872,966</text:p>
          </table:table-cell>
          <table:table-cell office:value-type="float" office:value="9495" table:style-name="ce40">
            <text:p><text:s text:c="3"/>9,495</text:p>
          </table:table-cell>
          <table:table-cell office:value-type="float" office:value="4933" table:style-name="ce40">
            <text:p><text:s text:c="3"/>4,933</text:p>
          </table:table-cell>
          <table:table-cell office:value-type="float" office:value="4562" table:style-name="ce40">
            <text:p><text:s text:c="3"/>4,562</text:p>
          </table:table-cell>
          <table:table-cell office:value-type="float" office:value="4.7779863707482999" table:style-name="ce41">
            <text:p>4.78</text:p>
          </table:table-cell>
          <table:table-cell office:value-type="float" office:value="15018" table:style-name="ce40">
            <text:p><text:s text:c="3"/>15,018</text:p>
          </table:table-cell>
          <table:table-cell office:value-type="float" office:value="8644" table:style-name="ce40">
            <text:p><text:s text:c="3"/>8,644</text:p>
          </table:table-cell>
          <table:table-cell office:value-type="float" office:value="6374" table:style-name="ce40">
            <text:p><text:s text:c="3"/>6,374</text:p>
          </table:table-cell>
          <table:table-cell office:value-type="float" office:value="7.5572195172088401" table:style-name="ce41">
            <text:p>7.56</text:p>
          </table:table-cell>
          <table:table-cell office:value-type="float" office:value="-5523" table:style-name="ce40">
            <text:p>－ <text:s/>5,523</text:p>
          </table:table-cell>
          <table:table-cell office:value-type="float" office:value="-2.7792331464605402" table:style-name="ce42">
            <text:p>－ <text:s/>2.78</text:p>
          </table:table-cell>
          <table:table-cell office:value-type="float" office:value="9199" table:style-name="ce40">
            <text:p><text:s text:c="3"/>9,199</text:p>
          </table:table-cell>
          <table:table-cell office:value-type="float" office:value="8982" table:style-name="ce40">
            <text:p><text:s text:c="3"/>8,982</text:p>
          </table:table-cell>
          <table:table-cell office:value-type="float" office:value="217" table:style-name="ce40">
            <text:p><text:s text:c="3"/>217</text:p>
          </table:table-cell>
          <table:table-cell office:value-type="float" office:value="71" table:style-name="ce40">
            <text:p><text:s text:c="3"/>71</text:p>
          </table:table-cell>
          <table:table-cell office:value-type="float" office:value="146" table:style-name="ce40">
            <text:p><text:s text:c="3"/>146</text:p>
          </table:table-cell>
          <table:table-cell office:value-type="float" office:value="4.6290359794116496" table:style-name="ce41">
            <text:p>4.63</text:p>
          </table:table-cell>
          <table:table-cell office:value-type="float" office:value="3375" table:style-name="ce40">
            <text:p><text:s text:c="3"/>3,375</text:p>
          </table:table-cell>
          <table:table-cell office:value-type="float" office:value="3312" table:style-name="ce40">
            <text:p><text:s text:c="3"/>3,312</text:p>
          </table:table-cell>
          <table:table-cell office:value-type="float" office:value="63" table:style-name="ce40">
            <text:p><text:s text:c="3"/>63</text:p>
          </table:table-cell>
          <table:table-cell office:value-type="float" office:value="16" table:style-name="ce40">
            <text:p><text:s text:c="3"/>16</text:p>
          </table:table-cell>
          <table:table-cell office:value-type="float" office:value="47" table:style-name="ce40">
            <text:p><text:s text:c="3"/>47</text:p>
          </table:table-cell>
          <table:table-cell office:value-type="float" office:value="1.6983363877067399" table:style-name="ce41">
            <text:p>1.70</text:p>
          </table:table-cell>
          <table:table-cell office:value-type="float" office:value="70495" table:style-name="ce40">
            <text:p><text:s text:c="3"/>70,495</text:p>
          </table:table-cell>
          <table:table-cell office:value-type="float" office:value="69143" table:style-name="ce40">
            <text:p><text:s text:c="3"/>69,143</text:p>
          </table:table-cell>
          <table:table-cell office:value-type="float" office:value="612669" table:style-name="ce40">
            <text:p><text:s text:c="3"/>612,669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67">
            <text:p>2月</text:p>
          </table:table-cell>
          <table:covered-table-cell/>
          <table:table-cell office:value-type="float" office:value="9587516" table:style-name="ce40">
            <text:p><text:s text:c="3"/>9,587,516</text:p>
          </table:table-cell>
          <table:table-cell office:value-type="float" office:value="23384614" table:style-name="ce40">
            <text:p><text:s text:c="3"/>23,384,614</text:p>
          </table:table-cell>
          <table:table-cell office:value-type="float" office:value="11515767" table:style-name="ce40">
            <text:p><text:s text:c="3"/>11,515,767</text:p>
          </table:table-cell>
          <table:table-cell office:value-type="float" office:value="11868847" table:style-name="ce40">
            <text:p><text:s text:c="3"/>11,868,847</text:p>
          </table:table-cell>
          <table:table-cell office:value-type="float" office:value="10407" table:style-name="ce40">
            <text:p><text:s text:c="3"/>10,407</text:p>
          </table:table-cell>
          <table:table-cell office:value-type="float" office:value="5356" table:style-name="ce40">
            <text:p><text:s text:c="3"/>5,356</text:p>
          </table:table-cell>
          <table:table-cell office:value-type="float" office:value="5051" table:style-name="ce40">
            <text:p><text:s text:c="3"/>5,051</text:p>
          </table:table-cell>
          <table:table-cell office:value-type="float" office:value="5.7999468101351397" table:style-name="ce41">
            <text:p>5.80</text:p>
          </table:table-cell>
          <table:table-cell office:value-type="float" office:value="21888" table:style-name="ce40">
            <text:p><text:s text:c="3"/>21,888</text:p>
          </table:table-cell>
          <table:table-cell office:value-type="float" office:value="12714" table:style-name="ce40">
            <text:p><text:s text:c="3"/>12,714</text:p>
          </table:table-cell>
          <table:table-cell office:value-type="float" office:value="9174" table:style-name="ce40">
            <text:p><text:s text:c="3"/>9,174</text:p>
          </table:table-cell>
          <table:table-cell office:value-type="float" office:value="12.198446793527239" table:style-name="ce41">
            <text:p>12.20</text:p>
          </table:table-cell>
          <table:table-cell office:value-type="float" office:value="-11481" table:style-name="ce40">
            <text:p>－ <text:s/>11,481</text:p>
          </table:table-cell>
          <table:table-cell office:value-type="float" office:value="-6.3984999833921004" table:style-name="ce42">
            <text:p>－ <text:s/>6.40</text:p>
          </table:table-cell>
          <table:table-cell office:value-type="float" office:value="8221" table:style-name="ce40">
            <text:p><text:s text:c="3"/>8,221</text:p>
          </table:table-cell>
          <table:table-cell office:value-type="float" office:value="7968" table:style-name="ce40">
            <text:p><text:s text:c="3"/>7,968</text:p>
          </table:table-cell>
          <table:table-cell office:value-type="float" office:value="253" table:style-name="ce40">
            <text:p><text:s text:c="3"/>253</text:p>
          </table:table-cell>
          <table:table-cell office:value-type="float" office:value="77" table:style-name="ce40">
            <text:p><text:s text:c="3"/>77</text:p>
          </table:table-cell>
          <table:table-cell office:value-type="float" office:value="176" table:style-name="ce40">
            <text:p><text:s text:c="3"/>176</text:p>
          </table:table-cell>
          <table:table-cell office:value-type="float" office:value="4.5816626046046904" table:style-name="ce41">
            <text:p>4.58</text:p>
          </table:table-cell>
          <table:table-cell office:value-type="float" office:value="4226" table:style-name="ce40">
            <text:p><text:s text:c="3"/>4,226</text:p>
          </table:table-cell>
          <table:table-cell office:value-type="float" office:value="4163" table:style-name="ce40">
            <text:p><text:s text:c="3"/>4,163</text:p>
          </table:table-cell>
          <table:table-cell office:value-type="float" office:value="63" table:style-name="ce40">
            <text:p><text:s text:c="3"/>63</text:p>
          </table:table-cell>
          <table:table-cell office:value-type="float" office:value="14" table:style-name="ce40">
            <text:p><text:s text:c="3"/>14</text:p>
          </table:table-cell>
          <table:table-cell office:value-type="float" office:value="49" table:style-name="ce40">
            <text:p><text:s text:c="3"/>49</text:p>
          </table:table-cell>
          <table:table-cell office:value-type="float" office:value="2.35520084747104" table:style-name="ce41">
            <text:p>2.36</text:p>
          </table:table-cell>
          <table:table-cell office:value-type="float" office:value="122992" table:style-name="ce40">
            <text:p><text:s text:c="3"/>122,992</text:p>
          </table:table-cell>
          <table:table-cell office:value-type="float" office:value="122946" table:style-name="ce40">
            <text:p><text:s text:c="3"/>122,946</text:p>
          </table:table-cell>
          <table:table-cell office:value-type="float" office:value="614152" table:style-name="ce40">
            <text:p><text:s text:c="3"/>614,152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68">
            <text:p>3月</text:p>
          </table:table-cell>
          <table:covered-table-cell/>
          <table:table-cell office:value-type="float" office:value="9714774" table:style-name="ce40">
            <text:p><text:s text:c="3"/>9,714,774</text:p>
          </table:table-cell>
          <table:table-cell office:value-type="float" office:value="23374742" table:style-name="ce40">
            <text:p><text:s text:c="3"/>23,374,742</text:p>
          </table:table-cell>
          <table:table-cell office:value-type="float" office:value="11509611" table:style-name="ce40">
            <text:p><text:s text:c="3"/>11,509,611</text:p>
          </table:table-cell>
          <table:table-cell office:value-type="float" office:value="11865131" table:style-name="ce40">
            <text:p><text:s text:c="3"/>11,865,131</text:p>
          </table:table-cell>
          <table:table-cell office:value-type="float" office:value="9388" table:style-name="ce40">
            <text:p><text:s text:c="3"/>9,388</text:p>
          </table:table-cell>
          <table:table-cell office:value-type="float" office:value="4839" table:style-name="ce40">
            <text:p><text:s text:c="3"/>4,839</text:p>
          </table:table-cell>
          <table:table-cell office:value-type="float" office:value="4549" table:style-name="ce40">
            <text:p><text:s text:c="3"/>4,549</text:p>
          </table:table-cell>
          <table:table-cell office:value-type="float" office:value="4.7278721731008497" table:style-name="ce41">
            <text:p>4.73</text:p>
          </table:table-cell>
          <table:table-cell office:value-type="float" office:value="18633" table:style-name="ce40">
            <text:p><text:s text:c="3"/>18,633</text:p>
          </table:table-cell>
          <table:table-cell office:value-type="float" office:value="10701" table:style-name="ce40">
            <text:p><text:s text:c="3"/>10,701</text:p>
          </table:table-cell>
          <table:table-cell office:value-type="float" office:value="7932" table:style-name="ce40">
            <text:p><text:s text:c="3"/>7,932</text:p>
          </table:table-cell>
          <table:table-cell office:value-type="float" office:value="9.38372839810269" table:style-name="ce41">
            <text:p>9.38</text:p>
          </table:table-cell>
          <table:table-cell office:value-type="float" office:value="-9245" table:style-name="ce40">
            <text:p>－ <text:s/>9,245</text:p>
          </table:table-cell>
          <table:table-cell office:value-type="float" office:value="-4.65585622500185" table:style-name="ce42">
            <text:p>－ <text:s/>4.66</text:p>
          </table:table-cell>
          <table:table-cell office:value-type="float" office:value="10675" table:style-name="ce40">
            <text:p><text:s text:c="3"/>10,675</text:p>
          </table:table-cell>
          <table:table-cell office:value-type="float" office:value="10368" table:style-name="ce40">
            <text:p><text:s text:c="3"/>10,368</text:p>
          </table:table-cell>
          <table:table-cell office:value-type="float" office:value="307" table:style-name="ce40">
            <text:p><text:s text:c="3"/>307</text:p>
          </table:table-cell>
          <table:table-cell office:value-type="float" office:value="90" table:style-name="ce40">
            <text:p><text:s text:c="3"/>90</text:p>
          </table:table-cell>
          <table:table-cell office:value-type="float" office:value="217" table:style-name="ce40">
            <text:p><text:s text:c="3"/>217</text:p>
          </table:table-cell>
          <table:table-cell office:value-type="float" office:value="5.3760157059918603" table:style-name="ce41">
            <text:p>5.38</text:p>
          </table:table-cell>
          <table:table-cell office:value-type="float" office:value="4427" table:style-name="ce40">
            <text:p><text:s text:c="3"/>4,427</text:p>
          </table:table-cell>
          <table:table-cell office:value-type="float" office:value="4356" table:style-name="ce40">
            <text:p><text:s text:c="3"/>4,356</text:p>
          </table:table-cell>
          <table:table-cell office:value-type="float" office:value="71" table:style-name="ce40">
            <text:p><text:s text:c="3"/>71</text:p>
          </table:table-cell>
          <table:table-cell office:value-type="float" office:value="16" table:style-name="ce40">
            <text:p><text:s text:c="3"/>16</text:p>
          </table:table-cell>
          <table:table-cell office:value-type="float" office:value="55" table:style-name="ce40">
            <text:p><text:s text:c="3"/>55</text:p>
          </table:table-cell>
          <table:table-cell office:value-type="float" office:value="2.2294727428970398" table:style-name="ce41">
            <text:p>2.23</text:p>
          </table:table-cell>
          <table:table-cell office:value-type="float" office:value="172334" table:style-name="ce40">
            <text:p><text:s text:c="3"/>172,334</text:p>
          </table:table-cell>
          <table:table-cell office:value-type="float" office:value="172961" table:style-name="ce40">
            <text:p><text:s text:c="3"/>172,961</text:p>
          </table:table-cell>
          <table:table-cell office:value-type="float" office:value="615474" table:style-name="ce40">
            <text:p><text:s text:c="3"/>615,474</text:p>
          </table:table-cell>
          <table:table-cell table:number-columns-repeated="16353"/>
        </table:table-row>
        <table:table-row table:style-name="ro8">
          <table:table-cell office:value-type="string" table:number-columns-spanned="2" table:number-rows-spanned="1" table:style-name="ce69">
            <text:p><text:span text:style-name="T5">較上年同月</text:span><text:span text:style-name="T5"/></text:p>
            <text:p><text:span text:style-name="T5">増減<text:s/></text:span>(%)<text:s/><text:span text:style-name="T10">△</text:span></text:p>
          </table:table-cell>
          <table:covered-table-cell/>
          <table:table-cell office:value-type="float" office:value="4.8094241993382445" table:style-name="ce43">
            <text:p>4.81</text:p>
          </table:table-cell>
          <table:table-cell office:value-type="float" office:value="-0.17779438533931918" table:style-name="ce43">
            <text:p>–0.18</text:p>
          </table:table-cell>
          <table:table-cell office:value-type="float" office:value="-0.320569835725172" table:style-name="ce43">
            <text:p>–0.32</text:p>
          </table:table-cell>
          <table:table-cell office:value-type="float" office:value="-3.8905624710345602E-2" table:style-name="ce43">
            <text:p>–0.04</text:p>
          </table:table-cell>
          <table:table-cell office:value-type="float" office:value="-13.290846956682367" table:style-name="ce43">
            <text:p>–13.29</text:p>
          </table:table-cell>
          <table:table-cell office:value-type="float" office:value="-13.988624244578743" table:style-name="ce43">
            <text:p>–13.99</text:p>
          </table:table-cell>
          <table:table-cell office:value-type="float" office:value="-12.536050759469333" table:style-name="ce43">
            <text:p>–12.54</text:p>
          </table:table-cell>
          <table:table-cell office:value-type="float" office:value="-0.73086649721676999" table:style-name="ce43">
            <text:p>–0.73</text:p>
          </table:table-cell>
          <table:table-cell office:value-type="float" office:value="6.0742343162928387" table:style-name="ce43">
            <text:p>6.07</text:p>
          </table:table-cell>
          <table:table-cell office:value-type="float" office:value="4.8809173772419872" table:style-name="ce43">
            <text:p>4.88</text:p>
          </table:table-cell>
          <table:table-cell office:value-type="float" office:value="7.7278283308434057" table:style-name="ce43">
            <text:p>7.73</text:p>
          </table:table-cell>
          <table:table-cell office:value-type="float" office:value="0.52733202950572" table:style-name="ce43">
            <text:p>0.53</text:p>
          </table:table-cell>
          <table:table-cell office:value-type="string" table:style-name="ce43">
            <text:p>--</text:p>
          </table:table-cell>
          <table:table-cell office:value-type="float" office:value="-1.25819852672251" table:style-name="ce44">
            <text:p>–1.26</text:p>
          </table:table-cell>
          <table:table-cell office:value-type="float" office:value="-13.366336633663368" table:style-name="ce43">
            <text:p>–13.37</text:p>
          </table:table-cell>
          <table:table-cell office:value-type="float" office:value="-13.736583742407854" table:style-name="ce43">
            <text:p>–13.74</text:p>
          </table:table-cell>
          <table:table-cell office:value-type="float" office:value="1.3201320132013201" table:style-name="ce43">
            <text:p>1.32</text:p>
          </table:table-cell>
          <table:table-cell office:value-type="float" office:value="-10.891089108910892" table:style-name="ce43">
            <text:p>–10.89</text:p>
          </table:table-cell>
          <table:table-cell office:value-type="float" office:value="7.4257425742574252" table:style-name="ce43">
            <text:p>7.43</text:p>
          </table:table-cell>
          <table:table-cell office:value-type="float" office:value="-0.83646955268125001" table:style-name="ce43">
            <text:p>–0.84</text:p>
          </table:table-cell>
          <table:table-cell office:value-type="float" office:value="-1.6222222222222222" table:style-name="ce43">
            <text:p>–1.62</text:p>
          </table:table-cell>
          <table:table-cell office:value-type="float" office:value="-1.6037948949627285" table:style-name="ce43">
            <text:p>–1.60</text:p>
          </table:table-cell>
          <table:table-cell office:value-type="float" office:value="-2.7397260273972601" table:style-name="ce43">
            <text:p>–2.74</text:p>
          </table:table-cell>
          <table:table-cell office:value-type="float" office:value="-11.111111111111111" table:style-name="ce43">
            <text:p>–11.11</text:p>
          </table:table-cell>
          <table:table-cell office:value-type="float" office:value="0" table:style-name="ce43">
            <text:p>—</text:p>
          </table:table-cell>
          <table:table-cell office:value-type="float" office:value="-3.9329696968969999E-2" table:style-name="ce43">
            <text:p>–0.04</text:p>
          </table:table-cell>
          <table:table-cell office:value-type="float" office:value="93.535852658768036" table:style-name="ce43">
            <text:p>93.54</text:p>
          </table:table-cell>
          <table:table-cell office:value-type="float" office:value="105.94518003429225" table:style-name="ce43">
            <text:p>105.95</text:p>
          </table:table-cell>
          <table:table-cell office:value-type="float" office:value="3.3737720171921795" table:style-name="ce43">
            <text:p>3.37</text:p>
          </table:table-cell>
          <table:table-cell table:number-columns-repeated="16353"/>
        </table:table-row>
        <table:table-row table:style-name="ro8">
          <table:table-cell office:value-type="string" table:number-columns-spanned="2" table:number-rows-spanned="1" table:style-name="ce70">
            <text:p><text:span text:style-name="T5">較</text:span><text:s text:c="3"/><text:span text:style-name="T5">上</text:span><text:s text:c="3"/><text:span text:style-name="T5">月</text:span><text:span text:style-name="T5"/></text:p>
            <text:p><text:span text:style-name="T5">増減</text:span><text:s/>(%)<text:s/><text:span text:style-name="T11">△</text:span></text:p>
          </table:table-cell>
          <table:covered-table-cell/>
          <table:table-cell office:value-type="float" office:value="1.3273302490446952" table:style-name="ce45">
            <text:p>1.33</text:p>
          </table:table-cell>
          <table:table-cell office:value-type="float" office:value="-4.2215791973303475E-2" table:style-name="ce45">
            <text:p>–0.04</text:p>
          </table:table-cell>
          <table:table-cell office:value-type="float" office:value="-5.3457142715721842E-2" table:style-name="ce45">
            <text:p>–0.05</text:p>
          </table:table-cell>
          <table:table-cell office:value-type="float" office:value="-3.1308854179348672E-2" table:style-name="ce45">
            <text:p>–0.03</text:p>
          </table:table-cell>
          <table:table-cell office:value-type="float" office:value="-9.7914864994715085" table:style-name="ce45">
            <text:p>–9.79</text:p>
          </table:table-cell>
          <table:table-cell office:value-type="float" office:value="-9.6527259148618363" table:style-name="ce45">
            <text:p>–9.65</text:p>
          </table:table-cell>
          <table:table-cell office:value-type="float" office:value="-9.9386260146505645" table:style-name="ce45">
            <text:p>–9.94</text:p>
          </table:table-cell>
          <table:table-cell office:value-type="float" office:value="-1.07207463703429" table:style-name="ce45">
            <text:p>–1.07</text:p>
          </table:table-cell>
          <table:table-cell office:value-type="float" office:value="-14.871162280701755" table:style-name="ce45">
            <text:p>–14.87</text:p>
          </table:table-cell>
          <table:table-cell office:value-type="float" office:value="-15.8329400660689" table:style-name="ce45">
            <text:p>–15.83</text:p>
          </table:table-cell>
          <table:table-cell office:value-type="float" office:value="-13.538260300850229" table:style-name="ce45">
            <text:p>–13.54</text:p>
          </table:table-cell>
          <table:table-cell office:value-type="float" office:value="-2.8147183954245492" table:style-name="ce45">
            <text:p>–2.81</text:p>
          </table:table-cell>
          <table:table-cell office:value-type="string" table:style-name="ce45">
            <text:p>--</text:p>
          </table:table-cell>
          <table:table-cell office:value-type="float" office:value="1.7426437583902503" table:style-name="ce46">
            <text:p>1.74</text:p>
          </table:table-cell>
          <table:table-cell office:value-type="float" office:value="29.850383165065075" table:style-name="ce45">
            <text:p>29.85</text:p>
          </table:table-cell>
          <table:table-cell office:value-type="float" office:value="30.120481927710845" table:style-name="ce45">
            <text:p>30.12</text:p>
          </table:table-cell>
          <table:table-cell office:value-type="float" office:value="21.343873517786559" table:style-name="ce45">
            <text:p>21.34</text:p>
          </table:table-cell>
          <table:table-cell office:value-type="float" office:value="16.883116883116884" table:style-name="ce45">
            <text:p>16.88</text:p>
          </table:table-cell>
          <table:table-cell office:value-type="float" office:value="23.295454545454543" table:style-name="ce45">
            <text:p>23.30</text:p>
          </table:table-cell>
          <table:table-cell office:value-type="float" office:value="0.79435310138716986" table:style-name="ce45">
            <text:p>0.79</text:p>
          </table:table-cell>
          <table:table-cell office:value-type="float" office:value="4.7562707051585429" table:style-name="ce45">
            <text:p>4.76</text:p>
          </table:table-cell>
          <table:table-cell office:value-type="float" office:value="4.6360797501801585" table:style-name="ce45">
            <text:p>4.64</text:p>
          </table:table-cell>
          <table:table-cell office:value-type="float" office:value="12.698412698412698" table:style-name="ce45">
            <text:p>12.70</text:p>
          </table:table-cell>
          <table:table-cell office:value-type="float" office:value="14.285714285714285" table:style-name="ce45">
            <text:p>14.29</text:p>
          </table:table-cell>
          <table:table-cell office:value-type="float" office:value="12.244897959183673" table:style-name="ce45">
            <text:p>12.24</text:p>
          </table:table-cell>
          <table:table-cell office:value-type="float" office:value="-0.12572810457400019" table:style-name="ce45">
            <text:p>–0.13</text:p>
          </table:table-cell>
          <table:table-cell office:value-type="float" office:value="40.11805645895668" table:style-name="ce45">
            <text:p>40.12</text:p>
          </table:table-cell>
          <table:table-cell office:value-type="float" office:value="40.680461340751222" table:style-name="ce45">
            <text:p>40.68</text:p>
          </table:table-cell>
          <table:table-cell office:value-type="float" office:value="0.21525615808464355" table:style-name="ce45">
            <text:p>0.22</text:p>
          </table:table-cell>
          <table:table-cell table:number-columns-repeated="16353"/>
        </table:table-row>
        <table:table-row table:style-name="ro9">
          <table:table-cell office:value-type="string" table:number-columns-spanned="1" table:number-rows-spanned="2" table:style-name="ce71">
            <text:p>本年1~3月</text:p>
            <text:p>較上年1~3月</text:p>
            <text:p>増減</text:p>
          </table:table-cell>
          <table:table-cell office:value-type="string" table:number-columns-spanned="1" table:number-rows-spanned="2" table:style-name="ce72">
            <text:p><text:span text:style-name="T3">實數</text:span><text:span text:style-name="T3"/></text:p>
            <text:p>%<text:s/><text:span text:style-name="T12">△</text:span></text:p>
          </table:table-cell>
          <table:table-cell office:value-type="float" office:value="445785" table:style-name="ce47">
            <text:p>445,785</text:p>
          </table:table-cell>
          <table:table-cell office:value-type="float" office:value="-41633" table:style-name="ce47">
            <text:p>–41,633</text:p>
          </table:table-cell>
          <table:table-cell office:value-type="float" office:value="-37015" table:style-name="ce47">
            <text:p>–37,015</text:p>
          </table:table-cell>
          <table:table-cell office:value-type="float" office:value="-4618" table:style-name="ce47">
            <text:p>–4,618</text:p>
          </table:table-cell>
          <table:table-cell office:value-type="float" office:value="-2223" table:style-name="ce47">
            <text:p>–2,223</text:p>
          </table:table-cell>
          <table:table-cell office:value-type="float" office:value="-1255" table:style-name="ce47">
            <text:p>–1,255</text:p>
          </table:table-cell>
          <table:table-cell office:value-type="float" office:value="-968" table:style-name="ce47">
            <text:p>–968</text:p>
          </table:table-cell>
          <table:table-cell table:style-name="ce47"/>
          <table:table-cell office:value-type="float" office:value="1047" table:style-name="ce47">
            <text:p>1,047</text:p>
          </table:table-cell>
          <table:table-cell office:value-type="float" office:value="610" table:style-name="ce47">
            <text:p>610</text:p>
          </table:table-cell>
          <table:table-cell office:value-type="float" office:value="437" table:style-name="ce47">
            <text:p>437</text:p>
          </table:table-cell>
          <table:table-cell table:style-name="ce47"/>
          <table:table-cell office:value-type="float" office:value="-3270" table:style-name="ce47">
            <text:p>–3,270</text:p>
          </table:table-cell>
          <table:table-cell table:style-name="ce48"/>
          <table:table-cell office:value-type="float" office:value="-6324" table:style-name="ce47">
            <text:p>–6,324</text:p>
          </table:table-cell>
          <table:table-cell office:value-type="float" office:value="-6312" table:style-name="ce47">
            <text:p>–6,312</text:p>
          </table:table-cell>
          <table:table-cell office:value-type="float" office:value="-12" table:style-name="ce47">
            <text:p>–12</text:p>
          </table:table-cell>
          <table:table-cell office:value-type="float" office:value="-3" table:style-name="ce47">
            <text:p>–3</text:p>
          </table:table-cell>
          <table:table-cell office:value-type="float" office:value="-9" table:style-name="ce47">
            <text:p>–9</text:p>
          </table:table-cell>
          <table:table-cell table:style-name="ce47"/>
          <table:table-cell office:value-type="float" office:value="-818" table:style-name="ce47">
            <text:p>–818</text:p>
          </table:table-cell>
          <table:table-cell office:value-type="float" office:value="-785" table:style-name="ce47">
            <text:p>–785</text:p>
          </table:table-cell>
          <table:table-cell office:value-type="float" office:value="-33" table:style-name="ce47">
            <text:p>–33</text:p>
          </table:table-cell>
          <table:table-cell office:value-type="float" office:value="-18" table:style-name="ce47">
            <text:p>–18</text:p>
          </table:table-cell>
          <table:table-cell office:value-type="float" office:value="-15" table:style-name="ce47">
            <text:p>–15</text:p>
          </table:table-cell>
          <table:table-cell table:style-name="ce47"/>
          <table:table-cell office:value-type="float" office:value="111231" table:style-name="ce47">
            <text:p>111,231</text:p>
          </table:table-cell>
          <table:table-cell office:value-type="float" office:value="129372" table:style-name="ce47">
            <text:p>129,372</text:p>
          </table:table-cell>
          <table:table-cell office:value-type="float" office:value="20087" table:style-name="ce47">
            <text:p>20,087</text:p>
          </table:table-cell>
          <table:table-cell table:number-columns-repeated="16353"/>
        </table:table-row>
        <table:table-row table:style-name="ro9">
          <table:covered-table-cell/>
          <table:covered-table-cell/>
          <table:table-cell office:value-type="float" office:value="4.8094241993382445" table:style-name="ce49">
            <text:p>4.81</text:p>
          </table:table-cell>
          <table:table-cell office:value-type="float" office:value="-0.17779438533931918" table:style-name="ce49">
            <text:p>–0.18</text:p>
          </table:table-cell>
          <table:table-cell office:value-type="float" office:value="-0.320569835725172" table:style-name="ce49">
            <text:p>–0.32</text:p>
          </table:table-cell>
          <table:table-cell office:value-type="float" office:value="-3.8905624710345602E-2" table:style-name="ce49">
            <text:p>–0.04</text:p>
          </table:table-cell>
          <table:table-cell office:value-type="float" office:value="-7.0542315869641108" table:style-name="ce49">
            <text:p>–7.05</text:p>
          </table:table-cell>
          <table:table-cell office:value-type="float" office:value="-7.660379661844595" table:style-name="ce49">
            <text:p>–7.66</text:p>
          </table:table-cell>
          <table:table-cell office:value-type="float" office:value="-6.397884996695308" table:style-name="ce49">
            <text:p>–6.40</text:p>
          </table:table-cell>
          <table:table-cell office:value-type="float" office:value="-0.33308358654567" table:style-name="ce49">
            <text:p>–0.33</text:p>
          </table:table-cell>
          <table:table-cell office:value-type="float" office:value="1.9213829552961903" table:style-name="ce49">
            <text:p>1.92</text:p>
          </table:table-cell>
          <table:table-cell office:value-type="float" office:value="1.9396483195014149" table:style-name="ce49">
            <text:p>1.94</text:p>
          </table:table-cell>
          <table:table-cell office:value-type="float" office:value="1.8964544547150977" table:style-name="ce49">
            <text:p>1.90</text:p>
          </table:table-cell>
          <table:table-cell office:value-type="float" office:value="0.27216759738148999" table:style-name="ce49">
            <text:p>0.27</text:p>
          </table:table-cell>
          <table:table-cell office:value-type="string" table:style-name="ce49">
            <text:p>--</text:p>
          </table:table-cell>
          <table:table-cell office:value-type="float" office:value="-0.60525118392715005" table:style-name="ce50">
            <text:p>–0.61</text:p>
          </table:table-cell>
          <table:table-cell office:value-type="float" office:value="-18.373572735988844" table:style-name="ce49">
            <text:p>–18.37</text:p>
          </table:table-cell>
          <table:table-cell office:value-type="float" office:value="-18.768956289027656" table:style-name="ce49">
            <text:p>–18.77</text:p>
          </table:table-cell>
          <table:table-cell office:value-type="float" office:value="-1.520912547528517" table:style-name="ce49">
            <text:p>–1.52</text:p>
          </table:table-cell>
          <table:table-cell office:value-type="float" office:value="-1.2448132780082988" table:style-name="ce49">
            <text:p>–1.24</text:p>
          </table:table-cell>
          <table:table-cell office:value-type="float" office:value="-1.6423357664233578" table:style-name="ce49">
            <text:p>–1.64</text:p>
          </table:table-cell>
          <table:table-cell office:value-type="float" office:value="-1.0393940031434199" table:style-name="ce49">
            <text:p>–1.04</text:p>
          </table:table-cell>
          <table:table-cell office:value-type="float" office:value="-6.3677409310291146" table:style-name="ce49">
            <text:p>–6.37</text:p>
          </table:table-cell>
          <table:table-cell office:value-type="float" office:value="-6.2222574508560555" table:style-name="ce49">
            <text:p>–6.22</text:p>
          </table:table-cell>
          <table:table-cell office:value-type="float" office:value="-14.347826086956522" table:style-name="ce49">
            <text:p>–14.35</text:p>
          </table:table-cell>
          <table:table-cell office:value-type="float" office:value="-28.125" table:style-name="ce49">
            <text:p>–28.13</text:p>
          </table:table-cell>
          <table:table-cell office:value-type="float" office:value="-9.0361445783132535" table:style-name="ce49">
            <text:p>–9.04</text:p>
          </table:table-cell>
          <table:table-cell office:value-type="float" office:value="-0.12048644129603001" table:style-name="ce49">
            <text:p>–0.12</text:p>
          </table:table-cell>
          <table:table-cell office:value-type="float" office:value="43.690247063906675" table:style-name="ce49">
            <text:p>43.69</text:p>
          </table:table-cell>
          <table:table-cell office:value-type="float" office:value="54.893541187552508" table:style-name="ce49">
            <text:p>54.89</text:p>
          </table:table-cell>
          <table:table-cell office:value-type="float" office:value="3.3737720171921795" table:style-name="ce49">
            <text:p>3.37</text:p>
          </table:table-cell>
          <table:table-cell table:number-columns-repeated="16353"/>
        </table:table-row>
        <table:table-row table:style-name="ro10">
          <table:table-cell table:number-columns-repeated="2" table:style-name="ce51"/>
          <table:table-cell office:value-type="string" table:style-name="ce29">
            <text:p><text:s text:c="2"/><text:span text:style-name="T3">附</text:span><text:s/><text:span text:style-name="T3">註</text:span><text:s/>: 1.<text:s/><text:span text:style-name="T12">△</text:span><text:span text:style-name="T3">凡計量單位為千分率者，其増減比較數為千分點。表內列有「－」者表示無數值，「</text:span>0.00<text:span text:style-name="T3">」表示未滿百分之</text:span>0.005<text:span text:style-name="T3">，「</text:span>--<text:span text:style-name="T3">」表示該數值無意義（如分母為零或負值）。</text:span></text:p>
          </table:table-cell>
          <table:table-cell table:style-name="ce52"/>
          <table:table-cell table:number-columns-repeated="6" table:style-name="ce53"/>
          <table:table-cell table:number-columns-repeated="3" table:style-name="ce1"/>
          <table:table-cell table:style-name="ce54"/>
          <table:table-cell table:style-name="ce53"/>
          <table:table-cell table:number-columns-repeated="2" table:style-name="ce1"/>
          <table:table-cell table:style-name="ce54"/>
          <table:table-cell table:style-name="ce53"/>
          <table:table-cell table:number-columns-repeated="11" table:style-name="ce1"/>
          <table:table-cell office:value-type="string" table:style-name="ce55">
            <text:p>內政部戶政司編製</text:p>
          </table:table-cell>
          <table:table-cell table:number-columns-repeated="16353"/>
        </table:table-row>
        <table:table-row table:style-name="ro10">
          <table:table-cell table:style-name="ce51"/>
          <table:table-cell table:style-name="ce1"/>
          <table:table-cell office:value-type="string" table:style-name="ce29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style-name="ce56"/>
          <table:table-cell table:number-columns-repeated="16380" table:style-name="ce1"/>
        </table:table-row>
        <table:table-row table:style-name="ro10">
          <table:table-cell table:style-name="ce51"/>
          <table:table-cell table:style-name="ce1"/>
          <table:table-cell office:value-type="string" table:style-name="ce29">
            <text:p><text:s text:c="14"/>3.<text:span text:style-name="T3">本表出生、死亡、結婚、離婚/終止、遷入及遷出資料係按登記日期統計；折合年之率係指月部分，年部分則為該年實際比率。</text:span></text:p>
          </table:table-cell>
          <table:table-cell table:style-name="ce56"/>
          <table:table-cell table:number-columns-repeated="16380" table:style-name="ce1"/>
        </table:table-row>
        <table:table-row table:style-name="ro10">
          <table:table-cell table:number-columns-repeated="2" table:style-name="ce1"/>
          <table:table-cell office:value-type="string" table:style-name="ce29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style-name="ce56"/>
          <table:table-cell table:number-columns-repeated="16380" table:style-name="ce1"/>
        </table:table-row>
        <table:table-row table:style-name="ro10">
          <table:table-cell table:number-columns-repeated="2" table:style-name="ce1"/>
          <table:table-cell office:value-type="string" table:style-name="ce29">
            <text:p><text:s text:c="14"/>5.<text:span text:style-name="T3">表列數字均由電腦整理計算而得，故與直接計算未必絕對一致，略有尾數四捨五入差距。</text:span></text:p>
          </table:table-cell>
          <table:table-cell table:style-name="ce56"/>
          <table:table-cell table:number-columns-repeated="16380" table:style-name="ce1"/>
        </table:table-row>
        <table:table-row table:style-name="ro3">
          <table:table-cell table:number-columns-repeated="16384" table:style-name="ce1"/>
        </table:table-row>
        <table:table-row table:number-rows-repeated="1048517" table:style-name="ro11">
          <table:table-cell table:number-columns-repeated="16384"/>
        </table:table-row>
        <table:named-expressions>
          <table:named-range table:name="Print_Titles" table:cell-range-address="01-年月別.$A$1:01-年月別.$B$65536" table:base-cell-address="01-年月別.$A$1"/>
        </table:named-expressions>
      </table:table>
      <table:table table:name="01-縣市別" table:style-name="ta2">
        <table:table-column table:style-name="co13" table:default-cell-style-name="ce73"/>
        <table:table-column table:style-name="co6" table:number-columns-repeated="4" table:default-cell-style-name="ce73"/>
        <table:table-column table:style-name="co14" table:number-columns-repeated="3" table:default-cell-style-name="ce73"/>
        <table:table-column table:style-name="co15" table:default-cell-style-name="ce73"/>
        <table:table-column table:style-name="co14" table:number-columns-repeated="3" table:default-cell-style-name="ce73"/>
        <table:table-column table:style-name="co15" table:default-cell-style-name="ce73"/>
        <table:table-column table:style-name="co14" table:default-cell-style-name="ce73"/>
        <table:table-column table:style-name="co15" table:default-cell-style-name="ce73"/>
        <table:table-column table:style-name="co16" table:default-cell-style-name="ce74"/>
        <table:table-column table:style-name="co17" table:default-cell-style-name="ce73"/>
        <table:table-column table:style-name="co18" table:number-columns-repeated="3" table:default-cell-style-name="ce73"/>
        <table:table-column table:style-name="co15" table:number-columns-repeated="2" table:default-cell-style-name="ce73"/>
        <table:table-column table:style-name="co19" table:default-cell-style-name="ce73"/>
        <table:table-column table:style-name="co20" table:default-cell-style-name="ce73"/>
        <table:table-column table:style-name="co21" table:default-cell-style-name="ce73"/>
        <table:table-column table:style-name="co18" table:default-cell-style-name="ce73"/>
        <table:table-column table:style-name="co15" table:default-cell-style-name="ce73"/>
        <table:table-column table:style-name="co19" table:number-columns-repeated="3" table:default-cell-style-name="ce73"/>
        <table:table-column table:style-name="co22" table:number-columns-repeated="16354" table:default-cell-style-name="ce73"/>
        <table:table-row table:style-name="ro12">
          <table:table-cell table:number-columns-repeated="15" table:style-name="ce73"/>
          <table:table-cell table:style-name="ce74"/>
          <table:table-cell table:number-columns-repeated="16368" table:style-name="ce73"/>
        </table:table-row>
        <table:table-row table:style-name="ro13">
          <table:table-cell office:value-type="string" table:number-columns-spanned="15" table:number-rows-spanned="1" table:style-name="ce58">
            <text:p>民 國 114 年 3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58">
            <text:p>民 國 114 年 3 月 戶 口 統 計 速 報 表(縣市別)(續)</text:p>
          </table:table-cell>
          <table:covered-table-cell table:number-columns-repeated="14"/>
          <table:table-cell table:number-columns-repeated="16354" table:style-name="ce73"/>
        </table:table-row>
        <table:table-row table:style-name="ro4">
          <table:table-cell table:number-columns-repeated="29" table:style-name="ce75"/>
          <table:table-cell office:value-type="string" table:style-name="ce76">
            <text:p>單位：人；‰；對</text:p>
          </table:table-cell>
          <table:table-cell table:number-columns-repeated="16354" table:style-name="ce73"/>
        </table:table-row>
        <table:table-row table:style-name="ro14">
          <table:table-cell table:style-name="ce77"/>
          <table:table-cell table:style-name="ce78"/>
          <table:table-cell office:value-type="string" table:style-name="ce79">
            <text:p>人</text:p>
          </table:table-cell>
          <table:table-cell office:value-type="string" table:style-name="ce79">
            <text:p>口</text:p>
          </table:table-cell>
          <table:table-cell office:value-type="string" table:style-name="ce79">
            <text:p>數</text:p>
          </table:table-cell>
          <table:table-cell office:value-type="string" table:style-name="ce80">
            <text:p>出　 <text:s text:c="2"/>　　生</text:p>
          </table:table-cell>
          <table:table-cell table:number-columns-repeated="3" table:style-name="ce81"/>
          <table:table-cell office:value-type="string" table:style-name="ce80">
            <text:p>死 <text:s text:c="4"/>　　亡</text:p>
          </table:table-cell>
          <table:table-cell table:number-columns-repeated="3" table:style-name="ce81"/>
          <table:table-cell office:value-type="string" table:number-columns-spanned="2" table:number-rows-spanned="1" table:style-name="ce126">
            <text:p>自 然 增 加</text:p>
          </table:table-cell>
          <table:covered-table-cell/>
          <table:table-cell office:value-type="string" table:number-columns-spanned="6" table:number-rows-spanned="1" table:style-name="ce126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127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128">
            <text:p>遷入</text:p>
            <text:p>人數</text:p>
          </table:table-cell>
          <table:table-cell office:value-type="string" table:number-columns-spanned="1" table:number-rows-spanned="4" table:style-name="ce128">
            <text:p>遷出</text:p>
            <text:p>人數</text:p>
          </table:table-cell>
          <table:table-cell office:value-type="string" table:number-columns-spanned="1" table:number-rows-spanned="4" table:style-name="ce62">
            <text:p>原住民</text:p>
            <text:p>人口數</text:p>
          </table:table-cell>
          <table:table-cell table:style-name="ce82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129">
            <text:p>區 域 別</text:p>
          </table:table-cell>
          <table:table-cell office:value-type="string" table:number-columns-spanned="1" table:number-rows-spanned="2" table:style-name="ce130">
            <text:p>戶　數</text:p>
          </table:table-cell>
          <table:table-cell table:number-columns-repeated="3" table:style-name="ce78"/>
          <table:table-cell office:value-type="string" table:number-columns-spanned="1" table:number-rows-spanned="3" table:style-name="ce126">
            <text:p>計</text:p>
          </table:table-cell>
          <table:table-cell office:value-type="string" table:number-columns-spanned="1" table:number-rows-spanned="3" table:style-name="ce126">
            <text:p>男</text:p>
          </table:table-cell>
          <table:table-cell office:value-type="string" table:number-columns-spanned="1" table:number-rows-spanned="3" table:style-name="ce126">
            <text:p>女</text:p>
          </table:table-cell>
          <table:table-cell office:value-type="string" table:style-name="ce84">
            <text:p>折合年</text:p>
          </table:table-cell>
          <table:table-cell office:value-type="string" table:number-columns-spanned="1" table:number-rows-spanned="3" table:style-name="ce126">
            <text:p>計</text:p>
          </table:table-cell>
          <table:table-cell office:value-type="string" table:number-columns-spanned="1" table:number-rows-spanned="3" table:style-name="ce126">
            <text:p>男</text:p>
          </table:table-cell>
          <table:table-cell office:value-type="string" table:number-columns-spanned="1" table:number-rows-spanned="3" table:style-name="ce126">
            <text:p>女</text:p>
          </table:table-cell>
          <table:table-cell office:value-type="string" table:style-name="ce85">
            <text:p>折合年</text:p>
          </table:table-cell>
          <table:table-cell table:style-name="ce86"/>
          <table:table-cell office:value-type="string" table:style-name="ce87">
            <text:p>折合年自</text:p>
          </table:table-cell>
          <table:table-cell office:value-type="string" table:number-columns-spanned="1" table:number-rows-spanned="3" table:style-name="ce131">
            <text:p>合 計</text:p>
          </table:table-cell>
          <table:table-cell office:value-type="string" table:number-columns-spanned="1" table:number-rows-spanned="3" table:style-name="ce128">
            <text:p>不同性別</text:p>
          </table:table-cell>
          <table:table-cell office:value-type="string" table:number-columns-spanned="3" table:number-rows-spanned="1" table:style-name="ce126">
            <text:p>相同性別</text:p>
          </table:table-cell>
          <table:covered-table-cell table:number-columns-repeated="2"/>
          <table:table-cell office:value-type="string" table:style-name="ce88">
            <text:p>折合年</text:p>
          </table:table-cell>
          <table:table-cell office:value-type="string" table:number-columns-spanned="1" table:number-rows-spanned="3" table:style-name="ce126">
            <text:p>合 計</text:p>
          </table:table-cell>
          <table:table-cell office:value-type="string" table:number-columns-spanned="1" table:number-rows-spanned="3" table:style-name="ce128">
            <text:p>不同性別</text:p>
          </table:table-cell>
          <table:table-cell office:value-type="string" table:number-columns-spanned="3" table:number-rows-spanned="1" table:style-name="ce126">
            <text:p>相同性別</text:p>
          </table:table-cell>
          <table:covered-table-cell table:number-columns-repeated="2"/>
          <table:table-cell office:value-type="string" table:style-name="ce88">
            <text:p>折合年</text:p>
          </table:table-cell>
          <table:covered-table-cell/>
          <table:covered-table-cell/>
          <table:covered-table-cell/>
          <table:table-cell table:style-name="ce82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83">
            <text:p>計</text:p>
          </table:table-cell>
          <table:table-cell office:value-type="string" table:style-name="ce83">
            <text:p>男</text:p>
          </table:table-cell>
          <table:table-cell office:value-type="string" table:style-name="ce83">
            <text:p>女</text:p>
          </table:table-cell>
          <table:covered-table-cell/>
          <table:covered-table-cell/>
          <table:covered-table-cell/>
          <table:table-cell office:value-type="string" table:style-name="ce89">
            <text:p>粗出生率</text:p>
          </table:table-cell>
          <table:covered-table-cell/>
          <table:covered-table-cell/>
          <table:covered-table-cell/>
          <table:table-cell office:value-type="string" table:style-name="ce89">
            <text:p>粗死亡率</text:p>
          </table:table-cell>
          <table:table-cell office:value-type="string" table:style-name="ce83">
            <text:p>人數</text:p>
          </table:table-cell>
          <table:table-cell office:value-type="string" table:style-name="ce90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126">
            <text:p>計</text:p>
          </table:table-cell>
          <table:table-cell office:value-type="string" table:number-columns-spanned="1" table:number-rows-spanned="2" table:style-name="ce126">
            <text:p>男</text:p>
          </table:table-cell>
          <table:table-cell office:value-type="string" table:number-columns-spanned="1" table:number-rows-spanned="2" table:style-name="ce132">
            <text:p>女</text:p>
          </table:table-cell>
          <table:table-cell office:value-type="string" table:style-name="ce89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126">
            <text:p>計</text:p>
          </table:table-cell>
          <table:table-cell office:value-type="string" table:number-columns-spanned="1" table:number-rows-spanned="2" table:style-name="ce126">
            <text:p>男</text:p>
          </table:table-cell>
          <table:table-cell office:value-type="string" table:number-columns-spanned="1" table:number-rows-spanned="2" table:style-name="ce132">
            <text:p>女</text:p>
          </table:table-cell>
          <table:table-cell office:value-type="string" table:style-name="ce89">
            <text:p>粗離婚率</text:p>
          </table:table-cell>
          <table:covered-table-cell/>
          <table:covered-table-cell/>
          <table:covered-table-cell/>
          <table:table-cell table:style-name="ce91"/>
          <table:table-cell table:number-columns-repeated="16353"/>
        </table:table-row>
        <table:table-row table:style-name="ro16">
          <table:table-cell table:style-name="ce92"/>
          <table:table-cell table:style-name="ce93"/>
          <table:table-cell table:style-name="ce94"/>
          <table:table-cell table:number-columns-repeated="2" table:style-name="ce95"/>
          <table:covered-table-cell/>
          <table:covered-table-cell/>
          <table:covered-table-cell/>
          <table:table-cell office:value-type="string" table:style-name="ce96">
            <text:p>‰</text:p>
          </table:table-cell>
          <table:covered-table-cell/>
          <table:covered-table-cell/>
          <table:covered-table-cell/>
          <table:table-cell office:value-type="string" table:style-name="ce96">
            <text:p>‰</text:p>
          </table:table-cell>
          <table:table-cell table:style-name="ce95"/>
          <table:table-cell office:value-type="string" table:style-name="ce9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9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96">
            <text:p>‰</text:p>
          </table:table-cell>
          <table:covered-table-cell/>
          <table:covered-table-cell/>
          <table:covered-table-cell/>
          <table:table-cell table:style-name="ce97"/>
          <table:table-cell table:number-columns-repeated="16353"/>
        </table:table-row>
        <table:table-row table:style-name="ro17">
          <table:table-cell office:value-type="string" table:style-name="ce98">
            <text:p><text:span text:style-name="T14">總　　計</text:span></text:p>
          </table:table-cell>
          <table:table-cell office:value-type="float" office:value="9714774" table:style-name="ce99">
            <text:p><text:s text:c="3"/>9,714,774</text:p>
          </table:table-cell>
          <table:table-cell office:value-type="float" office:value="23374742" table:style-name="ce99">
            <text:p><text:s text:c="3"/>23,374,742</text:p>
          </table:table-cell>
          <table:table-cell office:value-type="float" office:value="11509611" table:style-name="ce99">
            <text:p><text:s text:c="3"/>11,509,611</text:p>
          </table:table-cell>
          <table:table-cell office:value-type="float" office:value="11865131" table:style-name="ce99">
            <text:p><text:s text:c="3"/>11,865,131</text:p>
          </table:table-cell>
          <table:table-cell office:value-type="float" office:value="9388" table:style-name="ce99">
            <text:p><text:s text:c="3"/>9,388</text:p>
          </table:table-cell>
          <table:table-cell office:value-type="float" office:value="4839" table:style-name="ce99">
            <text:p><text:s text:c="3"/>4,839</text:p>
          </table:table-cell>
          <table:table-cell office:value-type="float" office:value="4549" table:style-name="ce99">
            <text:p><text:s text:c="3"/>4,549</text:p>
          </table:table-cell>
          <table:table-cell office:value-type="float" office:value="4.7278721731008497" table:style-name="ce100">
            <text:p>4.73</text:p>
          </table:table-cell>
          <table:table-cell office:value-type="float" office:value="18633" table:style-name="ce99">
            <text:p><text:s text:c="3"/>18,633</text:p>
          </table:table-cell>
          <table:table-cell office:value-type="float" office:value="10701" table:style-name="ce99">
            <text:p><text:s text:c="3"/>10,701</text:p>
          </table:table-cell>
          <table:table-cell office:value-type="float" office:value="7932" table:style-name="ce99">
            <text:p><text:s text:c="3"/>7,932</text:p>
          </table:table-cell>
          <table:table-cell office:value-type="float" office:value="9.38372839810269" table:style-name="ce100">
            <text:p>9.38</text:p>
          </table:table-cell>
          <table:table-cell office:value-type="float" office:value="-9245" table:style-name="ce99">
            <text:p>－ <text:s/>9,245</text:p>
          </table:table-cell>
          <table:table-cell office:value-type="float" office:value="-4.65585622500185" table:style-name="ce101">
            <text:p>–4.66</text:p>
          </table:table-cell>
          <table:table-cell office:value-type="float" office:value="10675" table:style-name="ce99">
            <text:p><text:s text:c="3"/>10,675</text:p>
          </table:table-cell>
          <table:table-cell office:value-type="float" office:value="10368" table:style-name="ce99">
            <text:p><text:s text:c="3"/>10,368</text:p>
          </table:table-cell>
          <table:table-cell office:value-type="float" office:value="307" table:style-name="ce99">
            <text:p><text:s text:c="3"/>307</text:p>
          </table:table-cell>
          <table:table-cell office:value-type="float" office:value="90" table:style-name="ce99">
            <text:p><text:s text:c="3"/>90</text:p>
          </table:table-cell>
          <table:table-cell office:value-type="float" office:value="217" table:style-name="ce99">
            <text:p><text:s text:c="3"/>217</text:p>
          </table:table-cell>
          <table:table-cell office:value-type="float" office:value="5.3760157059918603" table:style-name="ce100">
            <text:p>5.38</text:p>
          </table:table-cell>
          <table:table-cell office:value-type="float" office:value="4427" table:style-name="ce99">
            <text:p><text:s text:c="3"/>4,427</text:p>
          </table:table-cell>
          <table:table-cell office:value-type="float" office:value="4356" table:style-name="ce102">
            <text:p>4,356</text:p>
          </table:table-cell>
          <table:table-cell office:value-type="float" office:value="71" table:style-name="ce102">
            <text:p>71</text:p>
          </table:table-cell>
          <table:table-cell office:value-type="float" office:value="16" table:style-name="ce102">
            <text:p>16</text:p>
          </table:table-cell>
          <table:table-cell office:value-type="float" office:value="55" table:style-name="ce102">
            <text:p>55</text:p>
          </table:table-cell>
          <table:table-cell office:value-type="float" office:value="2.2294727428970398" table:style-name="ce103">
            <text:p>2.23</text:p>
          </table:table-cell>
          <table:table-cell office:value-type="float" office:value="172334" table:style-name="ce102">
            <text:p>172,334</text:p>
          </table:table-cell>
          <table:table-cell office:value-type="float" office:value="172961" table:style-name="ce102">
            <text:p>172,961</text:p>
          </table:table-cell>
          <table:table-cell office:value-type="float" office:value="615474" table:style-name="ce102">
            <text:p>615,474</text:p>
          </table:table-cell>
          <table:table-cell table:style-name="ce104"/>
          <table:table-cell table:number-columns-repeated="16353" table:style-name="ce105"/>
        </table:table-row>
        <table:table-row table:style-name="ro17">
          <table:table-cell office:value-type="string" table:style-name="ce98">
            <text:p><text:span text:style-name="T14">新</text:span><text:s text:c="2"/><text:span text:style-name="T14">北</text:span><text:s text:c="2"/><text:span text:style-name="T14">市</text:span></text:p>
          </table:table-cell>
          <table:table-cell office:value-type="float" office:value="1759073" table:style-name="ce99">
            <text:p><text:s text:c="3"/>1,759,073</text:p>
          </table:table-cell>
          <table:table-cell office:value-type="float" office:value="4049128" table:style-name="ce99">
            <text:p><text:s text:c="3"/>4,049,128</text:p>
          </table:table-cell>
          <table:table-cell office:value-type="float" office:value="1965589" table:style-name="ce99">
            <text:p><text:s text:c="3"/>1,965,589</text:p>
          </table:table-cell>
          <table:table-cell office:value-type="float" office:value="2083539" table:style-name="ce99">
            <text:p><text:s text:c="3"/>2,083,539</text:p>
          </table:table-cell>
          <table:table-cell office:value-type="float" office:value="1331" table:style-name="ce99">
            <text:p><text:s text:c="3"/>1,331</text:p>
          </table:table-cell>
          <table:table-cell office:value-type="float" office:value="668" table:style-name="ce99">
            <text:p><text:s text:c="3"/>668</text:p>
          </table:table-cell>
          <table:table-cell office:value-type="float" office:value="663" table:style-name="ce99">
            <text:p><text:s text:c="3"/>663</text:p>
          </table:table-cell>
          <table:table-cell office:value-type="float" office:value="3.8712993979793402" table:style-name="ce100">
            <text:p>3.87</text:p>
          </table:table-cell>
          <table:table-cell office:value-type="float" office:value="2712" table:style-name="ce99">
            <text:p><text:s text:c="3"/>2,712</text:p>
          </table:table-cell>
          <table:table-cell office:value-type="float" office:value="1600" table:style-name="ce99">
            <text:p><text:s text:c="3"/>1,600</text:p>
          </table:table-cell>
          <table:table-cell office:value-type="float" office:value="1112" table:style-name="ce99">
            <text:p><text:s text:c="3"/>1,112</text:p>
          </table:table-cell>
          <table:table-cell office:value-type="float" office:value="7.8880270227798297" table:style-name="ce100">
            <text:p>7.89</text:p>
          </table:table-cell>
          <table:table-cell office:value-type="float" office:value="-1381" table:style-name="ce99">
            <text:p>－ <text:s/>1,381</text:p>
          </table:table-cell>
          <table:table-cell office:value-type="float" office:value="-4.0167276248004997" table:style-name="ce101">
            <text:p>–4.02</text:p>
          </table:table-cell>
          <table:table-cell office:value-type="float" office:value="1790" table:style-name="ce99">
            <text:p><text:s text:c="3"/>1,790</text:p>
          </table:table-cell>
          <table:table-cell office:value-type="float" office:value="1725" table:style-name="ce99">
            <text:p><text:s text:c="3"/>1,725</text:p>
          </table:table-cell>
          <table:table-cell office:value-type="float" office:value="65" table:style-name="ce99">
            <text:p><text:s text:c="3"/>65</text:p>
          </table:table-cell>
          <table:table-cell office:value-type="float" office:value="19" table:style-name="ce99">
            <text:p><text:s text:c="3"/>19</text:p>
          </table:table-cell>
          <table:table-cell office:value-type="float" office:value="46" table:style-name="ce99">
            <text:p><text:s text:c="3"/>46</text:p>
          </table:table-cell>
          <table:table-cell office:value-type="float" office:value="5.2063305201976" table:style-name="ce100">
            <text:p>5.21</text:p>
          </table:table-cell>
          <table:table-cell office:value-type="float" office:value="760" table:style-name="ce99">
            <text:p><text:s text:c="3"/>760</text:p>
          </table:table-cell>
          <table:table-cell office:value-type="float" office:value="750" table:style-name="ce106">
            <text:p>750</text:p>
          </table:table-cell>
          <table:table-cell office:value-type="float" office:value="10" table:style-name="ce106">
            <text:p>10</text:p>
          </table:table-cell>
          <table:table-cell office:value-type="float" office:value="3" table:style-name="ce102">
            <text:p>3</text:p>
          </table:table-cell>
          <table:table-cell office:value-type="float" office:value="7" table:style-name="ce102">
            <text:p>7</text:p>
          </table:table-cell>
          <table:table-cell office:value-type="float" office:value="2.21050904768166" table:style-name="ce103">
            <text:p>2.21</text:p>
          </table:table-cell>
          <table:table-cell office:value-type="float" office:value="31044" table:style-name="ce102">
            <text:p>31,044</text:p>
          </table:table-cell>
          <table:table-cell office:value-type="float" office:value="27630" table:style-name="ce102">
            <text:p>27,630</text:p>
          </table:table-cell>
          <table:table-cell office:value-type="float" office:value="62369" table:style-name="ce102">
            <text:p>62,369</text:p>
          </table:table-cell>
          <table:table-cell table:style-name="ce104"/>
          <table:table-cell table:number-columns-repeated="16353" table:style-name="ce105"/>
        </table:table-row>
        <table:table-row table:style-name="ro10">
          <table:table-cell office:value-type="string" table:style-name="ce98">
            <text:p><text:span text:style-name="T14">臺</text:span><text:s text:c="2"/><text:span text:style-name="T14">北</text:span><text:s text:c="2"/><text:span text:style-name="T14">市</text:span></text:p>
          </table:table-cell>
          <table:table-cell office:value-type="float" office:value="1079248" table:style-name="ce99">
            <text:p><text:s text:c="3"/>1,079,248</text:p>
          </table:table-cell>
          <table:table-cell office:value-type="float" office:value="2468089" table:style-name="ce99">
            <text:p><text:s text:c="3"/>2,468,089</text:p>
          </table:table-cell>
          <table:table-cell office:value-type="float" office:value="1163134" table:style-name="ce99">
            <text:p><text:s text:c="3"/>1,163,134</text:p>
          </table:table-cell>
          <table:table-cell office:value-type="float" office:value="1304955" table:style-name="ce99">
            <text:p><text:s text:c="3"/>1,304,955</text:p>
          </table:table-cell>
          <table:table-cell office:value-type="float" office:value="1140" table:style-name="ce99">
            <text:p><text:s text:c="3"/>1,140</text:p>
          </table:table-cell>
          <table:table-cell office:value-type="float" office:value="621" table:style-name="ce99">
            <text:p><text:s text:c="3"/>621</text:p>
          </table:table-cell>
          <table:table-cell office:value-type="float" office:value="519" table:style-name="ce99">
            <text:p><text:s text:c="3"/>519</text:p>
          </table:table-cell>
          <table:table-cell office:value-type="float" office:value="5.4243936193435403" table:style-name="ce100">
            <text:p>5.42</text:p>
          </table:table-cell>
          <table:table-cell office:value-type="float" office:value="1830" table:style-name="ce99">
            <text:p><text:s text:c="3"/>1,830</text:p>
          </table:table-cell>
          <table:table-cell office:value-type="float" office:value="1017" table:style-name="ce99">
            <text:p><text:s text:c="3"/>1,017</text:p>
          </table:table-cell>
          <table:table-cell office:value-type="float" office:value="813" table:style-name="ce99">
            <text:p><text:s text:c="3"/>813</text:p>
          </table:table-cell>
          <table:table-cell office:value-type="float" office:value="8.7075792310514704" table:style-name="ce100">
            <text:p>8.71</text:p>
          </table:table-cell>
          <table:table-cell office:value-type="float" office:value="-690" table:style-name="ce99">
            <text:p>－ <text:s/>690</text:p>
          </table:table-cell>
          <table:table-cell office:value-type="float" office:value="-3.2831856117079301" table:style-name="ce101">
            <text:p>–3.28</text:p>
          </table:table-cell>
          <table:table-cell office:value-type="float" office:value="1067" table:style-name="ce99">
            <text:p><text:s text:c="3"/>1,067</text:p>
          </table:table-cell>
          <table:table-cell office:value-type="float" office:value="1035" table:style-name="ce99">
            <text:p><text:s text:c="3"/>1,035</text:p>
          </table:table-cell>
          <table:table-cell office:value-type="float" office:value="32" table:style-name="ce99">
            <text:p><text:s text:c="3"/>32</text:p>
          </table:table-cell>
          <table:table-cell office:value-type="float" office:value="14" table:style-name="ce99">
            <text:p><text:s text:c="3"/>14</text:p>
          </table:table-cell>
          <table:table-cell office:value-type="float" office:value="18" table:style-name="ce99">
            <text:p><text:s text:c="3"/>18</text:p>
          </table:table-cell>
          <table:table-cell office:value-type="float" office:value="5.0770420981048696" table:style-name="ce100">
            <text:p>5.08</text:p>
          </table:table-cell>
          <table:table-cell office:value-type="float" office:value="389" table:style-name="ce99">
            <text:p><text:s text:c="3"/>389</text:p>
          </table:table-cell>
          <table:table-cell office:value-type="float" office:value="383" table:style-name="ce106">
            <text:p>383</text:p>
          </table:table-cell>
          <table:table-cell office:value-type="float" office:value="6" table:style-name="ce106">
            <text:p>6</text:p>
          </table:table-cell>
          <table:table-cell office:value-type="float" office:value="2" table:style-name="ce102">
            <text:p>2</text:p>
          </table:table-cell>
          <table:table-cell office:value-type="float" office:value="4" table:style-name="ce102">
            <text:p>4</text:p>
          </table:table-cell>
          <table:table-cell office:value-type="float" office:value="1.85095536660056" table:style-name="ce103">
            <text:p>1.85</text:p>
          </table:table-cell>
          <table:table-cell office:value-type="float" office:value="15071" table:style-name="ce102">
            <text:p>15,071</text:p>
          </table:table-cell>
          <table:table-cell office:value-type="float" office:value="27173" table:style-name="ce102">
            <text:p>27,173</text:p>
          </table:table-cell>
          <table:table-cell office:value-type="float" office:value="18677" table:style-name="ce102">
            <text:p>18,677</text:p>
          </table:table-cell>
          <table:table-cell table:style-name="ce104"/>
          <table:table-cell table:number-columns-repeated="16353" table:style-name="ce105"/>
        </table:table-row>
        <table:table-row table:style-name="ro10">
          <table:table-cell office:value-type="string" table:style-name="ce98">
            <text:p><text:span text:style-name="T14">桃</text:span><text:s text:c="2"/><text:span text:style-name="T14">園</text:span><text:s text:c="2"/><text:span text:style-name="T14">市</text:span></text:p>
          </table:table-cell>
          <table:table-cell office:value-type="float" office:value="968335" table:style-name="ce99">
            <text:p><text:s text:c="3"/>968,335</text:p>
          </table:table-cell>
          <table:table-cell office:value-type="float" office:value="2345689" table:style-name="ce99">
            <text:p><text:s text:c="3"/>2,345,689</text:p>
          </table:table-cell>
          <table:table-cell office:value-type="float" office:value="1154581" table:style-name="ce99">
            <text:p><text:s text:c="3"/>1,154,581</text:p>
          </table:table-cell>
          <table:table-cell office:value-type="float" office:value="1191108" table:style-name="ce99">
            <text:p><text:s text:c="3"/>1,191,108</text:p>
          </table:table-cell>
          <table:table-cell office:value-type="float" office:value="1117" table:style-name="ce99">
            <text:p><text:s text:c="3"/>1,117</text:p>
          </table:table-cell>
          <table:table-cell office:value-type="float" office:value="561" table:style-name="ce99">
            <text:p><text:s text:c="3"/>561</text:p>
          </table:table-cell>
          <table:table-cell office:value-type="float" office:value="556" table:style-name="ce99">
            <text:p><text:s text:c="3"/>556</text:p>
          </table:table-cell>
          <table:table-cell office:value-type="float" office:value="5.6117169616538396" table:style-name="ce100">
            <text:p>5.61</text:p>
          </table:table-cell>
          <table:table-cell office:value-type="float" office:value="1540" table:style-name="ce99">
            <text:p><text:s text:c="3"/>1,540</text:p>
          </table:table-cell>
          <table:table-cell office:value-type="float" office:value="893" table:style-name="ce99">
            <text:p><text:s text:c="3"/>893</text:p>
          </table:table-cell>
          <table:table-cell office:value-type="float" office:value="647" table:style-name="ce99">
            <text:p><text:s text:c="3"/>647</text:p>
          </table:table-cell>
          <table:table-cell office:value-type="float" office:value="7.7368344860760203" table:style-name="ce100">
            <text:p>7.74</text:p>
          </table:table-cell>
          <table:table-cell office:value-type="float" office:value="-423" table:style-name="ce99">
            <text:p>－ <text:s/>423</text:p>
          </table:table-cell>
          <table:table-cell office:value-type="float" office:value="-2.1251175244221798" table:style-name="ce101">
            <text:p>–2.13</text:p>
          </table:table-cell>
          <table:table-cell office:value-type="float" office:value="1205" table:style-name="ce99">
            <text:p><text:s text:c="3"/>1,205</text:p>
          </table:table-cell>
          <table:table-cell office:value-type="float" office:value="1174" table:style-name="ce99">
            <text:p><text:s text:c="3"/>1,174</text:p>
          </table:table-cell>
          <table:table-cell office:value-type="float" office:value="31" table:style-name="ce99">
            <text:p><text:s text:c="3"/>31</text:p>
          </table:table-cell>
          <table:table-cell office:value-type="float" office:value="7" table:style-name="ce99">
            <text:p><text:s text:c="3"/>7</text:p>
          </table:table-cell>
          <table:table-cell office:value-type="float" office:value="24" table:style-name="ce99">
            <text:p><text:s text:c="3"/>24</text:p>
          </table:table-cell>
          <table:table-cell office:value-type="float" office:value="6.0538217894296098" table:style-name="ce100">
            <text:p>6.05</text:p>
          </table:table-cell>
          <table:table-cell office:value-type="float" office:value="488" table:style-name="ce99">
            <text:p><text:s text:c="3"/>488</text:p>
          </table:table-cell>
          <table:table-cell office:value-type="float" office:value="478" table:style-name="ce106">
            <text:p>478</text:p>
          </table:table-cell>
          <table:table-cell office:value-type="float" office:value="10" table:style-name="ce106">
            <text:p>10</text:p>
          </table:table-cell>
          <table:table-cell office:value-type="float" office:value="2" table:style-name="ce102">
            <text:p>2</text:p>
          </table:table-cell>
          <table:table-cell office:value-type="float" office:value="8" table:style-name="ce102">
            <text:p>8</text:p>
          </table:table-cell>
          <table:table-cell office:value-type="float" office:value="2.45167222675656" table:style-name="ce103">
            <text:p>2.45</text:p>
          </table:table-cell>
          <table:table-cell office:value-type="float" office:value="20603" table:style-name="ce102">
            <text:p>20,603</text:p>
          </table:table-cell>
          <table:table-cell office:value-type="float" office:value="16057" table:style-name="ce102">
            <text:p>16,057</text:p>
          </table:table-cell>
          <table:table-cell office:value-type="float" office:value="87341" table:style-name="ce102">
            <text:p>87,341</text:p>
          </table:table-cell>
          <table:table-cell table:style-name="ce104"/>
          <table:table-cell table:number-columns-repeated="16353" table:style-name="ce105"/>
        </table:table-row>
        <table:table-row table:style-name="ro17">
          <table:table-cell office:value-type="string" table:style-name="ce98">
            <text:p><text:span text:style-name="T14">臺</text:span><text:s text:c="2"/><text:span text:style-name="T14">中</text:span><text:s text:c="2"/><text:span text:style-name="T14">市</text:span></text:p>
          </table:table-cell>
          <table:table-cell office:value-type="float" office:value="1143235" table:style-name="ce99">
            <text:p><text:s text:c="3"/>1,143,235</text:p>
          </table:table-cell>
          <table:table-cell office:value-type="float" office:value="2865947" table:style-name="ce99">
            <text:p><text:s text:c="3"/>2,865,947</text:p>
          </table:table-cell>
          <table:table-cell office:value-type="float" office:value="1398204" table:style-name="ce99">
            <text:p><text:s text:c="3"/>1,398,204</text:p>
          </table:table-cell>
          <table:table-cell office:value-type="float" office:value="1467743" table:style-name="ce99">
            <text:p><text:s text:c="3"/>1,467,743</text:p>
          </table:table-cell>
          <table:table-cell office:value-type="float" office:value="1105" table:style-name="ce99">
            <text:p><text:s text:c="3"/>1,105</text:p>
          </table:table-cell>
          <table:table-cell office:value-type="float" office:value="560" table:style-name="ce99">
            <text:p><text:s text:c="3"/>560</text:p>
          </table:table-cell>
          <table:table-cell office:value-type="float" office:value="545" table:style-name="ce99">
            <text:p><text:s text:c="3"/>545</text:p>
          </table:table-cell>
          <table:table-cell office:value-type="float" office:value="4.5417898493088602" table:style-name="ce100">
            <text:p>4.54</text:p>
          </table:table-cell>
          <table:table-cell office:value-type="float" office:value="1980" table:style-name="ce99">
            <text:p><text:s text:c="3"/>1,980</text:p>
          </table:table-cell>
          <table:table-cell office:value-type="float" office:value="1116" table:style-name="ce99">
            <text:p><text:s text:c="3"/>1,116</text:p>
          </table:table-cell>
          <table:table-cell office:value-type="float" office:value="864" table:style-name="ce99">
            <text:p><text:s text:c="3"/>864</text:p>
          </table:table-cell>
          <table:table-cell office:value-type="float" office:value="8.1382297752321602" table:style-name="ce100">
            <text:p>8.14</text:p>
          </table:table-cell>
          <table:table-cell office:value-type="float" office:value="-875" table:style-name="ce99">
            <text:p>－ <text:s/>875</text:p>
          </table:table-cell>
          <table:table-cell office:value-type="float" office:value="-3.5964399259233" table:style-name="ce101">
            <text:p>–3.60</text:p>
          </table:table-cell>
          <table:table-cell office:value-type="float" office:value="1446" table:style-name="ce99">
            <text:p><text:s text:c="3"/>1,446</text:p>
          </table:table-cell>
          <table:table-cell office:value-type="float" office:value="1398" table:style-name="ce99">
            <text:p><text:s text:c="3"/>1,398</text:p>
          </table:table-cell>
          <table:table-cell office:value-type="float" office:value="48" table:style-name="ce99">
            <text:p><text:s text:c="3"/>48</text:p>
          </table:table-cell>
          <table:table-cell office:value-type="float" office:value="15" table:style-name="ce99">
            <text:p><text:s text:c="3"/>15</text:p>
          </table:table-cell>
          <table:table-cell office:value-type="float" office:value="33" table:style-name="ce99">
            <text:p><text:s text:c="3"/>33</text:p>
          </table:table-cell>
          <table:table-cell office:value-type="float" office:value="5.9433738661544" table:style-name="ce100">
            <text:p>5.94</text:p>
          </table:table-cell>
          <table:table-cell office:value-type="float" office:value="569" table:style-name="ce99">
            <text:p><text:s text:c="3"/>569</text:p>
          </table:table-cell>
          <table:table-cell office:value-type="float" office:value="561" table:style-name="ce106">
            <text:p>561</text:p>
          </table:table-cell>
          <table:table-cell office:value-type="float" office:value="8" table:style-name="ce106">
            <text:p>8</text:p>
          </table:table-cell>
          <table:table-cell office:value-type="float" office:value="0" table:style-name="ce102">
            <text:p>—</text:p>
          </table:table-cell>
          <table:table-cell office:value-type="float" office:value="8" table:style-name="ce102">
            <text:p>8</text:p>
          </table:table-cell>
          <table:table-cell office:value-type="float" office:value="2.3387135061147002" table:style-name="ce103">
            <text:p>2.34</text:p>
          </table:table-cell>
          <table:table-cell office:value-type="float" office:value="25692" table:style-name="ce102">
            <text:p>25,692</text:p>
          </table:table-cell>
          <table:table-cell office:value-type="float" office:value="22155" table:style-name="ce102">
            <text:p>22,155</text:p>
          </table:table-cell>
          <table:table-cell office:value-type="float" office:value="40780" table:style-name="ce102">
            <text:p>40,780</text:p>
          </table:table-cell>
          <table:table-cell table:style-name="ce104"/>
          <table:table-cell table:number-columns-repeated="16353" table:style-name="ce105"/>
        </table:table-row>
        <table:table-row table:style-name="ro10">
          <table:table-cell office:value-type="string" table:style-name="ce98">
            <text:p><text:span text:style-name="T14">臺</text:span><text:s text:c="2"/><text:span text:style-name="T14">南</text:span><text:s text:c="2"/><text:span text:style-name="T14">市</text:span></text:p>
          </table:table-cell>
          <table:table-cell office:value-type="float" office:value="764988" table:style-name="ce99">
            <text:p><text:s text:c="3"/>764,988</text:p>
          </table:table-cell>
          <table:table-cell office:value-type="float" office:value="1858560" table:style-name="ce99">
            <text:p><text:s text:c="3"/>1,858,560</text:p>
          </table:table-cell>
          <table:table-cell office:value-type="float" office:value="921273" table:style-name="ce99">
            <text:p><text:s text:c="3"/>921,273</text:p>
          </table:table-cell>
          <table:table-cell office:value-type="float" office:value="937287" table:style-name="ce99">
            <text:p><text:s text:c="3"/>937,287</text:p>
          </table:table-cell>
          <table:table-cell office:value-type="float" office:value="653" table:style-name="ce99">
            <text:p><text:s text:c="3"/>653</text:p>
          </table:table-cell>
          <table:table-cell office:value-type="float" office:value="350" table:style-name="ce99">
            <text:p><text:s text:c="3"/>350</text:p>
          </table:table-cell>
          <table:table-cell office:value-type="float" office:value="303" table:style-name="ce99">
            <text:p><text:s text:c="3"/>303</text:p>
          </table:table-cell>
          <table:table-cell office:value-type="float" office:value="4.1371180243424597" table:style-name="ce100">
            <text:p>4.14</text:p>
          </table:table-cell>
          <table:table-cell office:value-type="float" office:value="1659" table:style-name="ce99">
            <text:p><text:s text:c="3"/>1,659</text:p>
          </table:table-cell>
          <table:table-cell office:value-type="float" office:value="982" table:style-name="ce99">
            <text:p><text:s text:c="3"/>982</text:p>
          </table:table-cell>
          <table:table-cell office:value-type="float" office:value="677" table:style-name="ce99">
            <text:p><text:s text:c="3"/>677</text:p>
          </table:table-cell>
          <table:table-cell office:value-type="float" office:value="10.51068729308443" table:style-name="ce100">
            <text:p>10.51</text:p>
          </table:table-cell>
          <table:table-cell office:value-type="float" office:value="-1006" table:style-name="ce99">
            <text:p>－ <text:s/>1,006</text:p>
          </table:table-cell>
          <table:table-cell office:value-type="float" office:value="-6.3735692687419796" table:style-name="ce101">
            <text:p>–6.37</text:p>
          </table:table-cell>
          <table:table-cell office:value-type="float" office:value="855" table:style-name="ce99">
            <text:p><text:s text:c="3"/>855</text:p>
          </table:table-cell>
          <table:table-cell office:value-type="float" office:value="823" table:style-name="ce99">
            <text:p><text:s text:c="3"/>823</text:p>
          </table:table-cell>
          <table:table-cell office:value-type="float" office:value="32" table:style-name="ce99">
            <text:p><text:s text:c="3"/>32</text:p>
          </table:table-cell>
          <table:table-cell office:value-type="float" office:value="10" table:style-name="ce99">
            <text:p><text:s text:c="3"/>10</text:p>
          </table:table-cell>
          <table:table-cell office:value-type="float" office:value="22" table:style-name="ce99">
            <text:p><text:s text:c="3"/>22</text:p>
          </table:table-cell>
          <table:table-cell office:value-type="float" office:value="5.4169003228373702" table:style-name="ce100">
            <text:p>5.42</text:p>
          </table:table-cell>
          <table:table-cell office:value-type="float" office:value="332" table:style-name="ce99">
            <text:p><text:s text:c="3"/>332</text:p>
          </table:table-cell>
          <table:table-cell office:value-type="float" office:value="327" table:style-name="ce106">
            <text:p>327</text:p>
          </table:table-cell>
          <table:table-cell office:value-type="float" office:value="5" table:style-name="ce106">
            <text:p>5</text:p>
          </table:table-cell>
          <table:table-cell office:value-type="float" office:value="0" table:style-name="ce102">
            <text:p>—</text:p>
          </table:table-cell>
          <table:table-cell office:value-type="float" office:value="5" table:style-name="ce102">
            <text:p>5</text:p>
          </table:table-cell>
          <table:table-cell office:value-type="float" office:value="2.10340456980351" table:style-name="ce103">
            <text:p>2.10</text:p>
          </table:table-cell>
          <table:table-cell office:value-type="float" office:value="14323" table:style-name="ce102">
            <text:p>14,323</text:p>
          </table:table-cell>
          <table:table-cell office:value-type="float" office:value="13059" table:style-name="ce102">
            <text:p>13,059</text:p>
          </table:table-cell>
          <table:table-cell office:value-type="float" office:value="10405" table:style-name="ce102">
            <text:p>10,405</text:p>
          </table:table-cell>
          <table:table-cell table:style-name="ce104"/>
          <table:table-cell table:number-columns-repeated="16353" table:style-name="ce105"/>
        </table:table-row>
        <table:table-row table:style-name="ro10">
          <table:table-cell office:value-type="string" table:style-name="ce98">
            <text:p><text:span text:style-name="T14">高</text:span><text:s text:c="2"/><text:span text:style-name="T14">雄</text:span><text:s text:c="2"/><text:span text:style-name="T14">市</text:span></text:p>
          </table:table-cell>
          <table:table-cell office:value-type="float" office:value="1195751" table:style-name="ce99">
            <text:p><text:s text:c="3"/>1,195,751</text:p>
          </table:table-cell>
          <table:table-cell office:value-type="float" office:value="2728880" table:style-name="ce99">
            <text:p><text:s text:c="3"/>2,728,880</text:p>
          </table:table-cell>
          <table:table-cell office:value-type="float" office:value="1335328" table:style-name="ce99">
            <text:p><text:s text:c="3"/>1,335,328</text:p>
          </table:table-cell>
          <table:table-cell office:value-type="float" office:value="1393552" table:style-name="ce99">
            <text:p><text:s text:c="3"/>1,393,552</text:p>
          </table:table-cell>
          <table:table-cell office:value-type="float" office:value="1038" table:style-name="ce99">
            <text:p><text:s text:c="3"/>1,038</text:p>
          </table:table-cell>
          <table:table-cell office:value-type="float" office:value="547" table:style-name="ce99">
            <text:p><text:s text:c="3"/>547</text:p>
          </table:table-cell>
          <table:table-cell office:value-type="float" office:value="491" table:style-name="ce99">
            <text:p><text:s text:c="3"/>491</text:p>
          </table:table-cell>
          <table:table-cell office:value-type="float" office:value="4.47797048784963" table:style-name="ce100">
            <text:p>4.48</text:p>
          </table:table-cell>
          <table:table-cell office:value-type="float" office:value="2278" table:style-name="ce99">
            <text:p><text:s text:c="3"/>2,278</text:p>
          </table:table-cell>
          <table:table-cell office:value-type="float" office:value="1266" table:style-name="ce99">
            <text:p><text:s text:c="3"/>1,266</text:p>
          </table:table-cell>
          <table:table-cell office:value-type="float" office:value="1012" table:style-name="ce99">
            <text:p><text:s text:c="3"/>1,012</text:p>
          </table:table-cell>
          <table:table-cell office:value-type="float" office:value="9.8273764656276104" table:style-name="ce100">
            <text:p>9.83</text:p>
          </table:table-cell>
          <table:table-cell office:value-type="float" office:value="-1240" table:style-name="ce99">
            <text:p>－ <text:s/>1,240</text:p>
          </table:table-cell>
          <table:table-cell office:value-type="float" office:value="-5.3494059777779803" table:style-name="ce101">
            <text:p>–5.35</text:p>
          </table:table-cell>
          <table:table-cell office:value-type="float" office:value="1323" table:style-name="ce99">
            <text:p><text:s text:c="3"/>1,323</text:p>
          </table:table-cell>
          <table:table-cell office:value-type="float" office:value="1291" table:style-name="ce99">
            <text:p><text:s text:c="3"/>1,291</text:p>
          </table:table-cell>
          <table:table-cell office:value-type="float" office:value="32" table:style-name="ce99">
            <text:p><text:s text:c="3"/>32</text:p>
          </table:table-cell>
          <table:table-cell office:value-type="float" office:value="11" table:style-name="ce99">
            <text:p><text:s text:c="3"/>11</text:p>
          </table:table-cell>
          <table:table-cell office:value-type="float" office:value="21" table:style-name="ce99">
            <text:p><text:s text:c="3"/>21</text:p>
          </table:table-cell>
          <table:table-cell office:value-type="float" office:value="5.7074710553227996" table:style-name="ce100">
            <text:p>5.71</text:p>
          </table:table-cell>
          <table:table-cell office:value-type="float" office:value="538" table:style-name="ce99">
            <text:p><text:s text:c="3"/>538</text:p>
          </table:table-cell>
          <table:table-cell office:value-type="float" office:value="522" table:style-name="ce106">
            <text:p>522</text:p>
          </table:table-cell>
          <table:table-cell office:value-type="float" office:value="16" table:style-name="ce106">
            <text:p>16</text:p>
          </table:table-cell>
          <table:table-cell office:value-type="float" office:value="4" table:style-name="ce102">
            <text:p>4</text:p>
          </table:table-cell>
          <table:table-cell office:value-type="float" office:value="12" table:style-name="ce102">
            <text:p>12</text:p>
          </table:table-cell>
          <table:table-cell office:value-type="float" office:value="2.3209519484230299" table:style-name="ce103">
            <text:p>2.32</text:p>
          </table:table-cell>
          <table:table-cell office:value-type="float" office:value="20617" table:style-name="ce102">
            <text:p>20,617</text:p>
          </table:table-cell>
          <table:table-cell office:value-type="float" office:value="20167" table:style-name="ce102">
            <text:p>20,167</text:p>
          </table:table-cell>
          <table:table-cell office:value-type="float" office:value="39991" table:style-name="ce102">
            <text:p>39,991</text:p>
          </table:table-cell>
          <table:table-cell table:style-name="ce104"/>
          <table:table-cell table:number-columns-repeated="16353" table:style-name="ce105"/>
        </table:table-row>
        <table:table-row table:style-name="ro17">
          <table:table-cell office:value-type="string" table:style-name="ce98">
            <text:p><text:s/><text:span text:style-name="T14">臺</text:span><text:s text:c="2"/><text:span text:style-name="T14">灣</text:span><text:s text:c="2"/><text:span text:style-name="T14">省</text:span><text:s/></text:p>
          </table:table-cell>
          <table:table-cell office:value-type="float" office:value="2753981" table:style-name="ce99">
            <text:p><text:s text:c="3"/>2,753,981</text:p>
          </table:table-cell>
          <table:table-cell office:value-type="float" office:value="6903291" table:style-name="ce99">
            <text:p><text:s text:c="3"/>6,903,291</text:p>
          </table:table-cell>
          <table:table-cell office:value-type="float" office:value="3493292" table:style-name="ce99">
            <text:p><text:s text:c="3"/>3,493,292</text:p>
          </table:table-cell>
          <table:table-cell office:value-type="float" office:value="3409999" table:style-name="ce99">
            <text:p><text:s text:c="3"/>3,409,999</text:p>
          </table:table-cell>
          <table:table-cell office:value-type="float" office:value="2950" table:style-name="ce99">
            <text:p><text:s text:c="3"/>2,950</text:p>
          </table:table-cell>
          <table:table-cell office:value-type="float" office:value="1510" table:style-name="ce99">
            <text:p><text:s text:c="3"/>1,510</text:p>
          </table:table-cell>
          <table:table-cell office:value-type="float" office:value="1440" table:style-name="ce99">
            <text:p><text:s text:c="3"/>1,440</text:p>
          </table:table-cell>
          <table:table-cell office:value-type="float" office:value="5.0299782499396004" table:style-name="ce100">
            <text:p>5.03</text:p>
          </table:table-cell>
          <table:table-cell office:value-type="float" office:value="6553" table:style-name="ce99">
            <text:p><text:s text:c="3"/>6,553</text:p>
          </table:table-cell>
          <table:table-cell office:value-type="float" office:value="3773" table:style-name="ce99">
            <text:p><text:s text:c="3"/>3,773</text:p>
          </table:table-cell>
          <table:table-cell office:value-type="float" office:value="2780" table:style-name="ce99">
            <text:p><text:s text:c="3"/>2,780</text:p>
          </table:table-cell>
          <table:table-cell office:value-type="float" office:value="11.173372024357359" table:style-name="ce100">
            <text:p>11.17</text:p>
          </table:table-cell>
          <table:table-cell office:value-type="float" office:value="-3603" table:style-name="ce99">
            <text:p>－ <text:s/>3,603</text:p>
          </table:table-cell>
          <table:table-cell office:value-type="float" office:value="-6.1433937744177598" table:style-name="ce101">
            <text:p>–6.14</text:p>
          </table:table-cell>
          <table:table-cell office:value-type="float" office:value="2931" table:style-name="ce99">
            <text:p><text:s text:c="3"/>2,931</text:p>
          </table:table-cell>
          <table:table-cell office:value-type="float" office:value="2866" table:style-name="ce99">
            <text:p><text:s text:c="3"/>2,866</text:p>
          </table:table-cell>
          <table:table-cell office:value-type="float" office:value="65" table:style-name="ce99">
            <text:p><text:s text:c="3"/>65</text:p>
          </table:table-cell>
          <table:table-cell office:value-type="float" office:value="14" table:style-name="ce99">
            <text:p><text:s text:c="3"/>14</text:p>
          </table:table-cell>
          <table:table-cell office:value-type="float" office:value="51" table:style-name="ce99">
            <text:p><text:s text:c="3"/>51</text:p>
          </table:table-cell>
          <table:table-cell office:value-type="float" office:value="4.99758177985525" table:style-name="ce100">
            <text:p>5.00</text:p>
          </table:table-cell>
          <table:table-cell office:value-type="float" office:value="1333" table:style-name="ce99">
            <text:p><text:s text:c="3"/>1,333</text:p>
          </table:table-cell>
          <table:table-cell office:value-type="float" office:value="1317" table:style-name="ce102">
            <text:p>1,317</text:p>
          </table:table-cell>
          <table:table-cell office:value-type="float" office:value="16" table:style-name="ce106">
            <text:p>16</text:p>
          </table:table-cell>
          <table:table-cell office:value-type="float" office:value="5" table:style-name="ce102">
            <text:p>5</text:p>
          </table:table-cell>
          <table:table-cell office:value-type="float" office:value="11" table:style-name="ce102">
            <text:p>11</text:p>
          </table:table-cell>
          <table:table-cell office:value-type="float" office:value="2.27286813802356" table:style-name="ce103">
            <text:p>2.27</text:p>
          </table:table-cell>
          <table:table-cell office:value-type="float" office:value="44104" table:style-name="ce102">
            <text:p>44,104</text:p>
          </table:table-cell>
          <table:table-cell office:value-type="float" office:value="44663" table:style-name="ce102">
            <text:p>44,663</text:p>
          </table:table-cell>
          <table:table-cell office:value-type="float" office:value="354233" table:style-name="ce102">
            <text:p>354,233</text:p>
          </table:table-cell>
          <table:table-cell table:style-name="ce104"/>
          <table:table-cell table:number-columns-repeated="16353" table:style-name="ce105"/>
        </table:table-row>
        <table:table-row table:style-name="ro17">
          <table:table-cell office:value-type="string" table:style-name="ce107">
            <text:p><text:span text:style-name="T16">宜</text:span><text:s/><text:span text:style-name="T16">蘭</text:span><text:s/><text:span text:style-name="T16">縣</text:span></text:p>
          </table:table-cell>
          <table:table-cell office:value-type="float" office:value="190221" table:style-name="ce108">
            <text:p><text:s text:c="3"/>190,221</text:p>
          </table:table-cell>
          <table:table-cell office:value-type="float" office:value="450203" table:style-name="ce108">
            <text:p><text:s text:c="3"/>450,203</text:p>
          </table:table-cell>
          <table:table-cell office:value-type="float" office:value="225518" table:style-name="ce108">
            <text:p><text:s text:c="3"/>225,518</text:p>
          </table:table-cell>
          <table:table-cell office:value-type="float" office:value="224685" table:style-name="ce108">
            <text:p><text:s text:c="3"/>224,685</text:p>
          </table:table-cell>
          <table:table-cell office:value-type="float" office:value="194" table:style-name="ce108">
            <text:p><text:s text:c="3"/>194</text:p>
          </table:table-cell>
          <table:table-cell office:value-type="float" office:value="102" table:style-name="ce108">
            <text:p><text:s text:c="3"/>102</text:p>
          </table:table-cell>
          <table:table-cell office:value-type="float" office:value="92" table:style-name="ce108">
            <text:p><text:s text:c="3"/>92</text:p>
          </table:table-cell>
          <table:table-cell office:value-type="float" office:value="5.0781241175719503" table:style-name="ce109">
            <text:p>5.08</text:p>
          </table:table-cell>
          <table:table-cell office:value-type="float" office:value="369" table:style-name="ce108">
            <text:p><text:s text:c="3"/>369</text:p>
          </table:table-cell>
          <table:table-cell office:value-type="float" office:value="179" table:style-name="ce108">
            <text:p><text:s text:c="3"/>179</text:p>
          </table:table-cell>
          <table:table-cell office:value-type="float" office:value="190" table:style-name="ce108">
            <text:p><text:s text:c="3"/>190</text:p>
          </table:table-cell>
          <table:table-cell office:value-type="float" office:value="9.6589061823920002" table:style-name="ce109">
            <text:p>9.66</text:p>
          </table:table-cell>
          <table:table-cell office:value-type="float" office:value="-175" table:style-name="ce108">
            <text:p>－ <text:s/>175</text:p>
          </table:table-cell>
          <table:table-cell office:value-type="float" office:value="-4.5807820648200597" table:style-name="ce110">
            <text:p>–4.58</text:p>
          </table:table-cell>
          <table:table-cell office:value-type="float" office:value="205" table:style-name="ce108">
            <text:p><text:s text:c="3"/>205</text:p>
          </table:table-cell>
          <table:table-cell office:value-type="float" office:value="199" table:style-name="ce108">
            <text:p><text:s text:c="3"/>199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4" table:style-name="ce108">
            <text:p><text:s text:c="3"/>4</text:p>
          </table:table-cell>
          <table:table-cell office:value-type="float" office:value="5.3660589902177804" table:style-name="ce109">
            <text:p>5.37</text:p>
          </table:table-cell>
          <table:table-cell office:value-type="float" office:value="93" table:style-name="ce108">
            <text:p><text:s text:c="3"/>93</text:p>
          </table:table-cell>
          <table:table-cell office:value-type="float" office:value="92" table:style-name="ce111">
            <text:p>92</text:p>
          </table:table-cell>
          <table:table-cell office:value-type="float" office:value="1" table:style-name="ce111">
            <text:p>1</text:p>
          </table:table-cell>
          <table:table-cell office:value-type="float" office:value="0" table:style-name="ce112">
            <text:p>—</text:p>
          </table:table-cell>
          <table:table-cell office:value-type="float" office:value="1" table:style-name="ce112">
            <text:p>1</text:p>
          </table:table-cell>
          <table:table-cell office:value-type="float" office:value="2.43435846873294" table:style-name="ce113">
            <text:p>2.43</text:p>
          </table:table-cell>
          <table:table-cell office:value-type="float" office:value="4490" table:style-name="ce112">
            <text:p>4,490</text:p>
          </table:table-cell>
          <table:table-cell office:value-type="float" office:value="3530" table:style-name="ce112">
            <text:p>3,530</text:p>
          </table:table-cell>
          <table:table-cell office:value-type="float" office:value="19224" table:style-name="ce112">
            <text:p>19,224</text:p>
          </table:table-cell>
          <table:table-cell table:style-name="ce104"/>
          <table:table-cell table:number-columns-repeated="16353" table:style-name="ce105"/>
        </table:table-row>
        <table:table-row table:style-name="ro10">
          <table:table-cell office:value-type="string" table:style-name="ce107">
            <text:p><text:span text:style-name="T16">新</text:span><text:s/><text:span text:style-name="T16">竹</text:span><text:s/><text:span text:style-name="T16">縣</text:span></text:p>
          </table:table-cell>
          <table:table-cell office:value-type="float" office:value="237762" table:style-name="ce108">
            <text:p><text:s text:c="3"/>237,762</text:p>
          </table:table-cell>
          <table:table-cell office:value-type="float" office:value="596503" table:style-name="ce108">
            <text:p><text:s text:c="3"/>596,503</text:p>
          </table:table-cell>
          <table:table-cell office:value-type="float" office:value="303631" table:style-name="ce108">
            <text:p><text:s text:c="3"/>303,631</text:p>
          </table:table-cell>
          <table:table-cell office:value-type="float" office:value="292872" table:style-name="ce108">
            <text:p><text:s text:c="3"/>292,872</text:p>
          </table:table-cell>
          <table:table-cell office:value-type="float" office:value="278" table:style-name="ce108">
            <text:p><text:s text:c="3"/>278</text:p>
          </table:table-cell>
          <table:table-cell office:value-type="float" office:value="140" table:style-name="ce108">
            <text:p><text:s text:c="3"/>140</text:p>
          </table:table-cell>
          <table:table-cell office:value-type="float" office:value="138" table:style-name="ce108">
            <text:p><text:s text:c="3"/>138</text:p>
          </table:table-cell>
          <table:table-cell office:value-type="float" office:value="5.4920955797831903" table:style-name="ce109">
            <text:p>5.49</text:p>
          </table:table-cell>
          <table:table-cell office:value-type="float" office:value="400" table:style-name="ce108">
            <text:p><text:s text:c="3"/>400</text:p>
          </table:table-cell>
          <table:table-cell office:value-type="float" office:value="232" table:style-name="ce108">
            <text:p><text:s text:c="3"/>232</text:p>
          </table:table-cell>
          <table:table-cell office:value-type="float" office:value="168" table:style-name="ce108">
            <text:p><text:s text:c="3"/>168</text:p>
          </table:table-cell>
          <table:table-cell office:value-type="float" office:value="7.9022957982491899" table:style-name="ce109">
            <text:p>7.90</text:p>
          </table:table-cell>
          <table:table-cell office:value-type="float" office:value="-122" table:style-name="ce108">
            <text:p>－ <text:s/>122</text:p>
          </table:table-cell>
          <table:table-cell office:value-type="float" office:value="-2.4102002184660001" table:style-name="ce110">
            <text:p>–2.41</text:p>
          </table:table-cell>
          <table:table-cell office:value-type="float" office:value="256" table:style-name="ce108">
            <text:p><text:s text:c="3"/>256</text:p>
          </table:table-cell>
          <table:table-cell office:value-type="float" office:value="251" table:style-name="ce108">
            <text:p><text:s text:c="3"/>251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0" table:style-name="ce108">
            <text:p>—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5.0574693108794797" table:style-name="ce109">
            <text:p>5.06</text:p>
          </table:table-cell>
          <table:table-cell office:value-type="float" office:value="139" table:style-name="ce108">
            <text:p><text:s text:c="3"/>139</text:p>
          </table:table-cell>
          <table:table-cell office:value-type="float" office:value="136" table:style-name="ce111">
            <text:p>136</text:p>
          </table:table-cell>
          <table:table-cell office:value-type="float" office:value="3" table:style-name="ce111">
            <text:p>3</text:p>
          </table:table-cell>
          <table:table-cell office:value-type="float" office:value="0" table:style-name="ce112">
            <text:p>—</text:p>
          </table:table-cell>
          <table:table-cell office:value-type="float" office:value="3" table:style-name="ce112">
            <text:p>3</text:p>
          </table:table-cell>
          <table:table-cell office:value-type="float" office:value="2.7460477898915898" table:style-name="ce113">
            <text:p>2.75</text:p>
          </table:table-cell>
          <table:table-cell office:value-type="float" office:value="4725" table:style-name="ce112">
            <text:p>4,725</text:p>
          </table:table-cell>
          <table:table-cell office:value-type="float" office:value="3574" table:style-name="ce112">
            <text:p>3,574</text:p>
          </table:table-cell>
          <table:table-cell office:value-type="float" office:value="23185" table:style-name="ce112">
            <text:p>23,185</text:p>
          </table:table-cell>
          <table:table-cell table:style-name="ce104"/>
          <table:table-cell table:number-columns-repeated="16353" table:style-name="ce105"/>
        </table:table-row>
        <table:table-row table:style-name="ro10">
          <table:table-cell office:value-type="string" table:style-name="ce107">
            <text:p><text:span text:style-name="T16">苗</text:span><text:s/><text:span text:style-name="T16">栗</text:span><text:s/><text:span text:style-name="T16">縣</text:span></text:p>
          </table:table-cell>
          <table:table-cell office:value-type="float" office:value="209603" table:style-name="ce108">
            <text:p><text:s text:c="3"/>209,603</text:p>
          </table:table-cell>
          <table:table-cell office:value-type="float" office:value="532862" table:style-name="ce108">
            <text:p><text:s text:c="3"/>532,862</text:p>
          </table:table-cell>
          <table:table-cell office:value-type="float" office:value="273852" table:style-name="ce108">
            <text:p><text:s text:c="3"/>273,852</text:p>
          </table:table-cell>
          <table:table-cell office:value-type="float" office:value="259010" table:style-name="ce108">
            <text:p><text:s text:c="3"/>259,010</text:p>
          </table:table-cell>
          <table:table-cell office:value-type="float" office:value="218" table:style-name="ce108">
            <text:p><text:s text:c="3"/>218</text:p>
          </table:table-cell>
          <table:table-cell office:value-type="float" office:value="118" table:style-name="ce108">
            <text:p><text:s text:c="3"/>118</text:p>
          </table:table-cell>
          <table:table-cell office:value-type="float" office:value="100" table:style-name="ce108">
            <text:p><text:s text:c="3"/>100</text:p>
          </table:table-cell>
          <table:table-cell office:value-type="float" office:value="4.8178175328959698" table:style-name="ce109">
            <text:p>4.82</text:p>
          </table:table-cell>
          <table:table-cell office:value-type="float" office:value="536" table:style-name="ce108">
            <text:p><text:s text:c="3"/>536</text:p>
          </table:table-cell>
          <table:table-cell office:value-type="float" office:value="312" table:style-name="ce108">
            <text:p><text:s text:c="3"/>312</text:p>
          </table:table-cell>
          <table:table-cell office:value-type="float" office:value="224" table:style-name="ce108">
            <text:p><text:s text:c="3"/>224</text:p>
          </table:table-cell>
          <table:table-cell office:value-type="float" office:value="11.84564310840477" table:style-name="ce109">
            <text:p>11.85</text:p>
          </table:table-cell>
          <table:table-cell office:value-type="float" office:value="-318" table:style-name="ce108">
            <text:p>－ <text:s/>318</text:p>
          </table:table-cell>
          <table:table-cell office:value-type="float" office:value="-7.0278255755087997" table:style-name="ce110">
            <text:p>–7.03</text:p>
          </table:table-cell>
          <table:table-cell office:value-type="float" office:value="226" table:style-name="ce108">
            <text:p><text:s text:c="3"/>226</text:p>
          </table:table-cell>
          <table:table-cell office:value-type="float" office:value="223" table:style-name="ce108">
            <text:p><text:s text:c="3"/>223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4.9946181763049999" table:style-name="ce109">
            <text:p>4.99</text:p>
          </table:table-cell>
          <table:table-cell office:value-type="float" office:value="126" table:style-name="ce108">
            <text:p><text:s text:c="3"/>126</text:p>
          </table:table-cell>
          <table:table-cell office:value-type="float" office:value="125" table:style-name="ce111">
            <text:p>125</text:p>
          </table:table-cell>
          <table:table-cell office:value-type="float" office:value="1" table:style-name="ce111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—</text:p>
          </table:table-cell>
          <table:table-cell office:value-type="float" office:value="2.78461013369217" table:style-name="ce113">
            <text:p>2.78</text:p>
          </table:table-cell>
          <table:table-cell office:value-type="float" office:value="3268" table:style-name="ce112">
            <text:p>3,268</text:p>
          </table:table-cell>
          <table:table-cell office:value-type="float" office:value="2760" table:style-name="ce112">
            <text:p>2,760</text:p>
          </table:table-cell>
          <table:table-cell office:value-type="float" office:value="12229" table:style-name="ce112">
            <text:p>12,229</text:p>
          </table:table-cell>
          <table:table-cell table:style-name="ce104"/>
          <table:table-cell table:number-columns-repeated="16353" table:style-name="ce105"/>
        </table:table-row>
        <table:table-row table:style-name="ro10">
          <table:table-cell office:value-type="string" table:style-name="ce107">
            <text:p><text:span text:style-name="T16">彰</text:span><text:s/><text:span text:style-name="T16">化</text:span><text:s/><text:span text:style-name="T16">縣</text:span></text:p>
          </table:table-cell>
          <table:table-cell office:value-type="float" office:value="438641" table:style-name="ce108">
            <text:p><text:s text:c="3"/>438,641</text:p>
          </table:table-cell>
          <table:table-cell office:value-type="float" office:value="1220292" table:style-name="ce108">
            <text:p><text:s text:c="3"/>1,220,292</text:p>
          </table:table-cell>
          <table:table-cell office:value-type="float" office:value="618848" table:style-name="ce108">
            <text:p><text:s text:c="3"/>618,848</text:p>
          </table:table-cell>
          <table:table-cell office:value-type="float" office:value="601444" table:style-name="ce108">
            <text:p><text:s text:c="3"/>601,444</text:p>
          </table:table-cell>
          <table:table-cell office:value-type="float" office:value="644" table:style-name="ce108">
            <text:p><text:s text:c="3"/>644</text:p>
          </table:table-cell>
          <table:table-cell office:value-type="float" office:value="318" table:style-name="ce108">
            <text:p><text:s text:c="3"/>318</text:p>
          </table:table-cell>
          <table:table-cell office:value-type="float" office:value="326" table:style-name="ce108">
            <text:p><text:s text:c="3"/>326</text:p>
          </table:table-cell>
          <table:table-cell office:value-type="float" office:value="6.2074122592008401" table:style-name="ce109">
            <text:p>6.21</text:p>
          </table:table-cell>
          <table:table-cell office:value-type="float" office:value="1129" table:style-name="ce108">
            <text:p><text:s text:c="3"/>1,129</text:p>
          </table:table-cell>
          <table:table-cell office:value-type="float" office:value="649" table:style-name="ce108">
            <text:p><text:s text:c="3"/>649</text:p>
          </table:table-cell>
          <table:table-cell office:value-type="float" office:value="480" table:style-name="ce108">
            <text:p><text:s text:c="3"/>480</text:p>
          </table:table-cell>
          <table:table-cell office:value-type="float" office:value="10.88224913142508" table:style-name="ce109">
            <text:p>10.88</text:p>
          </table:table-cell>
          <table:table-cell office:value-type="float" office:value="-485" table:style-name="ce108">
            <text:p>－ <text:s/>485</text:p>
          </table:table-cell>
          <table:table-cell office:value-type="float" office:value="-4.6748368722242404" table:style-name="ce110">
            <text:p>–4.67</text:p>
          </table:table-cell>
          <table:table-cell office:value-type="float" office:value="495" table:style-name="ce108">
            <text:p><text:s text:c="3"/>495</text:p>
          </table:table-cell>
          <table:table-cell office:value-type="float" office:value="492" table:style-name="ce108">
            <text:p><text:s text:c="3"/>492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0" table:style-name="ce108">
            <text:p>—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4.7712252613422601" table:style-name="ce109">
            <text:p>4.77</text:p>
          </table:table-cell>
          <table:table-cell office:value-type="float" office:value="196" table:style-name="ce108">
            <text:p><text:s text:c="3"/>196</text:p>
          </table:table-cell>
          <table:table-cell office:value-type="float" office:value="195" table:style-name="ce111">
            <text:p>195</text:p>
          </table:table-cell>
          <table:table-cell office:value-type="float" office:value="1" table:style-name="ce111">
            <text:p>1</text:p>
          </table:table-cell>
          <table:table-cell office:value-type="float" office:value="0" table:style-name="ce112">
            <text:p>—</text:p>
          </table:table-cell>
          <table:table-cell office:value-type="float" office:value="1" table:style-name="ce112">
            <text:p>1</text:p>
          </table:table-cell>
          <table:table-cell office:value-type="float" office:value="1.8892124267132999" table:style-name="ce113">
            <text:p>1.89</text:p>
          </table:table-cell>
          <table:table-cell office:value-type="float" office:value="6415" table:style-name="ce112">
            <text:p>6,415</text:p>
          </table:table-cell>
          <table:table-cell office:value-type="float" office:value="8419" table:style-name="ce112">
            <text:p>8,419</text:p>
          </table:table-cell>
          <table:table-cell office:value-type="float" office:value="7014" table:style-name="ce112">
            <text:p>7,014</text:p>
          </table:table-cell>
          <table:table-cell table:style-name="ce104"/>
          <table:table-cell table:number-columns-repeated="16353" table:style-name="ce105"/>
        </table:table-row>
        <table:table-row table:style-name="ro17">
          <table:table-cell office:value-type="string" table:style-name="ce107">
            <text:p><text:span text:style-name="T16">南</text:span><text:s/><text:span text:style-name="T16">投</text:span><text:s/><text:span text:style-name="T16">縣</text:span></text:p>
          </table:table-cell>
          <table:table-cell office:value-type="float" office:value="187799" table:style-name="ce108">
            <text:p><text:s text:c="3"/>187,799</text:p>
          </table:table-cell>
          <table:table-cell office:value-type="float" office:value="471113" table:style-name="ce108">
            <text:p><text:s text:c="3"/>471,113</text:p>
          </table:table-cell>
          <table:table-cell office:value-type="float" office:value="239503" table:style-name="ce108">
            <text:p><text:s text:c="3"/>239,503</text:p>
          </table:table-cell>
          <table:table-cell office:value-type="float" office:value="231610" table:style-name="ce108">
            <text:p><text:s text:c="3"/>231,610</text:p>
          </table:table-cell>
          <table:table-cell office:value-type="float" office:value="179" table:style-name="ce108">
            <text:p><text:s text:c="3"/>179</text:p>
          </table:table-cell>
          <table:table-cell office:value-type="float" office:value="81" table:style-name="ce108">
            <text:p><text:s text:c="3"/>81</text:p>
          </table:table-cell>
          <table:table-cell office:value-type="float" office:value="98" table:style-name="ce108">
            <text:p><text:s text:c="3"/>98</text:p>
          </table:table-cell>
          <table:table-cell office:value-type="float" office:value="4.4710862683212902" table:style-name="ce109">
            <text:p>4.47</text:p>
          </table:table-cell>
          <table:table-cell office:value-type="float" office:value="518" table:style-name="ce108">
            <text:p><text:s text:c="3"/>518</text:p>
          </table:table-cell>
          <table:table-cell office:value-type="float" office:value="317" table:style-name="ce108">
            <text:p><text:s text:c="3"/>317</text:p>
          </table:table-cell>
          <table:table-cell office:value-type="float" office:value="201" table:style-name="ce108">
            <text:p><text:s text:c="3"/>201</text:p>
          </table:table-cell>
          <table:table-cell office:value-type="float" office:value="12.93867422899681" table:style-name="ce109">
            <text:p>12.94</text:p>
          </table:table-cell>
          <table:table-cell office:value-type="float" office:value="-339" table:style-name="ce108">
            <text:p>－ <text:s/>339</text:p>
          </table:table-cell>
          <table:table-cell office:value-type="float" office:value="-8.4675879606755196" table:style-name="ce110">
            <text:p>–8.47</text:p>
          </table:table-cell>
          <table:table-cell office:value-type="float" office:value="185" table:style-name="ce108">
            <text:p><text:s text:c="3"/>185</text:p>
          </table:table-cell>
          <table:table-cell office:value-type="float" office:value="177" table:style-name="ce108">
            <text:p><text:s text:c="3"/>177</text:p>
          </table:table-cell>
          <table:table-cell office:value-type="float" office:value="8" table:style-name="ce108">
            <text:p><text:s text:c="3"/>8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4.6209550817845697" table:style-name="ce109">
            <text:p>4.62</text:p>
          </table:table-cell>
          <table:table-cell office:value-type="float" office:value="69" table:style-name="ce108">
            <text:p><text:s text:c="3"/>69</text:p>
          </table:table-cell>
          <table:table-cell office:value-type="float" office:value="69" table:style-name="ce111">
            <text:p>69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1.7234913548277599" table:style-name="ce113">
            <text:p>1.72</text:p>
          </table:table-cell>
          <table:table-cell office:value-type="float" office:value="2306" table:style-name="ce112">
            <text:p>2,306</text:p>
          </table:table-cell>
          <table:table-cell office:value-type="float" office:value="2501" table:style-name="ce112">
            <text:p>2,501</text:p>
          </table:table-cell>
          <table:table-cell office:value-type="float" office:value="29975" table:style-name="ce112">
            <text:p>29,975</text:p>
          </table:table-cell>
          <table:table-cell table:style-name="ce104"/>
          <table:table-cell table:number-columns-repeated="16353" table:style-name="ce105"/>
        </table:table-row>
        <table:table-row table:style-name="ro10">
          <table:table-cell office:value-type="string" table:style-name="ce107">
            <text:p><text:span text:style-name="T16">雲</text:span><text:s/><text:span text:style-name="T16">林</text:span><text:s/><text:span text:style-name="T16">縣</text:span></text:p>
          </table:table-cell>
          <table:table-cell office:value-type="float" office:value="259921" table:style-name="ce108">
            <text:p><text:s text:c="3"/>259,921</text:p>
          </table:table-cell>
          <table:table-cell office:value-type="float" office:value="656155" table:style-name="ce108">
            <text:p><text:s text:c="3"/>656,155</text:p>
          </table:table-cell>
          <table:table-cell office:value-type="float" office:value="337348" table:style-name="ce108">
            <text:p><text:s text:c="3"/>337,348</text:p>
          </table:table-cell>
          <table:table-cell office:value-type="float" office:value="318807" table:style-name="ce108">
            <text:p><text:s text:c="3"/>318,807</text:p>
          </table:table-cell>
          <table:table-cell office:value-type="float" office:value="347" table:style-name="ce108">
            <text:p><text:s text:c="3"/>347</text:p>
          </table:table-cell>
          <table:table-cell office:value-type="float" office:value="171" table:style-name="ce108">
            <text:p><text:s text:c="3"/>171</text:p>
          </table:table-cell>
          <table:table-cell office:value-type="float" office:value="176" table:style-name="ce108">
            <text:p><text:s text:c="3"/>176</text:p>
          </table:table-cell>
          <table:table-cell office:value-type="float" office:value="6.22247850277504" table:style-name="ce109">
            <text:p>6.22</text:p>
          </table:table-cell>
          <table:table-cell office:value-type="float" office:value="762" table:style-name="ce108">
            <text:p><text:s text:c="3"/>762</text:p>
          </table:table-cell>
          <table:table-cell office:value-type="float" office:value="425" table:style-name="ce108">
            <text:p><text:s text:c="3"/>425</text:p>
          </table:table-cell>
          <table:table-cell office:value-type="float" office:value="337" table:style-name="ce108">
            <text:p><text:s text:c="3"/>337</text:p>
          </table:table-cell>
          <table:table-cell office:value-type="float" office:value="13.664347605517509" table:style-name="ce109">
            <text:p>13.66</text:p>
          </table:table-cell>
          <table:table-cell office:value-type="float" office:value="-415" table:style-name="ce108">
            <text:p>－ <text:s/>415</text:p>
          </table:table-cell>
          <table:table-cell office:value-type="float" office:value="-7.4418691027424799" table:style-name="ce110">
            <text:p>–7.44</text:p>
          </table:table-cell>
          <table:table-cell office:value-type="float" office:value="270" table:style-name="ce108">
            <text:p><text:s text:c="3"/>270</text:p>
          </table:table-cell>
          <table:table-cell office:value-type="float" office:value="265" table:style-name="ce108">
            <text:p><text:s text:c="3"/>265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4.8416979704589602" table:style-name="ce109">
            <text:p>4.84</text:p>
          </table:table-cell>
          <table:table-cell office:value-type="float" office:value="132" table:style-name="ce108">
            <text:p><text:s text:c="3"/>132</text:p>
          </table:table-cell>
          <table:table-cell office:value-type="float" office:value="132" table:style-name="ce111">
            <text:p>132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2.3670523411132698" table:style-name="ce113">
            <text:p>2.37</text:p>
          </table:table-cell>
          <table:table-cell office:value-type="float" office:value="3732" table:style-name="ce112">
            <text:p>3,732</text:p>
          </table:table-cell>
          <table:table-cell office:value-type="float" office:value="4196" table:style-name="ce112">
            <text:p>4,196</text:p>
          </table:table-cell>
          <table:table-cell office:value-type="float" office:value="3337" table:style-name="ce112">
            <text:p>3,337</text:p>
          </table:table-cell>
          <table:table-cell table:style-name="ce104"/>
          <table:table-cell table:number-columns-repeated="16353" table:style-name="ce105"/>
        </table:table-row>
        <table:table-row table:style-name="ro10">
          <table:table-cell office:value-type="string" table:style-name="ce107">
            <text:p><text:span text:style-name="T16">嘉</text:span><text:s/><text:span text:style-name="T16">義</text:span><text:s/><text:span text:style-name="T16">縣</text:span></text:p>
          </table:table-cell>
          <table:table-cell office:value-type="float" office:value="193605" table:style-name="ce108">
            <text:p><text:s text:c="3"/>193,605</text:p>
          </table:table-cell>
          <table:table-cell office:value-type="float" office:value="477408" table:style-name="ce108">
            <text:p><text:s text:c="3"/>477,408</text:p>
          </table:table-cell>
          <table:table-cell office:value-type="float" office:value="247057" table:style-name="ce108">
            <text:p><text:s text:c="3"/>247,057</text:p>
          </table:table-cell>
          <table:table-cell office:value-type="float" office:value="230351" table:style-name="ce108">
            <text:p><text:s text:c="3"/>230,351</text:p>
          </table:table-cell>
          <table:table-cell office:value-type="float" office:value="140" table:style-name="ce108">
            <text:p><text:s text:c="3"/>140</text:p>
          </table:table-cell>
          <table:table-cell office:value-type="float" office:value="78" table:style-name="ce108">
            <text:p><text:s text:c="3"/>78</text:p>
          </table:table-cell>
          <table:table-cell office:value-type="float" office:value="62" table:style-name="ce108">
            <text:p><text:s text:c="3"/>62</text:p>
          </table:table-cell>
          <table:table-cell office:value-type="float" office:value="3.4510860554309302" table:style-name="ce109">
            <text:p>3.45</text:p>
          </table:table-cell>
          <table:table-cell office:value-type="float" office:value="564" table:style-name="ce108">
            <text:p><text:s text:c="3"/>564</text:p>
          </table:table-cell>
          <table:table-cell office:value-type="float" office:value="334" table:style-name="ce108">
            <text:p><text:s text:c="3"/>334</text:p>
          </table:table-cell>
          <table:table-cell office:value-type="float" office:value="230" table:style-name="ce108">
            <text:p><text:s text:c="3"/>230</text:p>
          </table:table-cell>
          <table:table-cell office:value-type="float" office:value="13.902946680450301" table:style-name="ce109">
            <text:p>13.90</text:p>
          </table:table-cell>
          <table:table-cell office:value-type="float" office:value="-424" table:style-name="ce108">
            <text:p>－ <text:s/>424</text:p>
          </table:table-cell>
          <table:table-cell office:value-type="float" office:value="-10.45186062501937" table:style-name="ce110">
            <text:p>–10.45</text:p>
          </table:table-cell>
          <table:table-cell office:value-type="float" office:value="183" table:style-name="ce108">
            <text:p><text:s text:c="3"/>183</text:p>
          </table:table-cell>
          <table:table-cell office:value-type="float" office:value="181" table:style-name="ce108">
            <text:p><text:s text:c="3"/>181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4.5110624867418503" table:style-name="ce109">
            <text:p>4.51</text:p>
          </table:table-cell>
          <table:table-cell office:value-type="float" office:value="86" table:style-name="ce108">
            <text:p><text:s text:c="3"/>86</text:p>
          </table:table-cell>
          <table:table-cell office:value-type="float" office:value="85" table:style-name="ce111">
            <text:p>85</text:p>
          </table:table-cell>
          <table:table-cell office:value-type="float" office:value="1" table:style-name="ce111">
            <text:p>1</text:p>
          </table:table-cell>
          <table:table-cell office:value-type="float" office:value="0" table:style-name="ce112">
            <text:p>—</text:p>
          </table:table-cell>
          <table:table-cell office:value-type="float" office:value="1" table:style-name="ce112">
            <text:p>1</text:p>
          </table:table-cell>
          <table:table-cell office:value-type="float" office:value="2.11995286262185" table:style-name="ce113">
            <text:p>2.12</text:p>
          </table:table-cell>
          <table:table-cell office:value-type="float" office:value="2778" table:style-name="ce112">
            <text:p>2,778</text:p>
          </table:table-cell>
          <table:table-cell office:value-type="float" office:value="2824" table:style-name="ce112">
            <text:p>2,824</text:p>
          </table:table-cell>
          <table:table-cell office:value-type="float" office:value="6232" table:style-name="ce112">
            <text:p>6,232</text:p>
          </table:table-cell>
          <table:table-cell table:style-name="ce104"/>
          <table:table-cell table:number-columns-repeated="16353" table:style-name="ce105"/>
        </table:table-row>
        <table:table-row table:style-name="ro10">
          <table:table-cell office:value-type="string" table:style-name="ce107">
            <text:p><text:span text:style-name="T16">屏</text:span><text:s/><text:span text:style-name="T16">東</text:span><text:s/><text:span text:style-name="T16">縣</text:span></text:p>
          </table:table-cell>
          <table:table-cell office:value-type="float" office:value="310237" table:style-name="ce108">
            <text:p><text:s text:c="3"/>310,237</text:p>
          </table:table-cell>
          <table:table-cell office:value-type="float" office:value="787528" table:style-name="ce108">
            <text:p><text:s text:c="3"/>787,528</text:p>
          </table:table-cell>
          <table:table-cell office:value-type="float" office:value="398294" table:style-name="ce108">
            <text:p><text:s text:c="3"/>398,294</text:p>
          </table:table-cell>
          <table:table-cell office:value-type="float" office:value="389234" table:style-name="ce108">
            <text:p><text:s text:c="3"/>389,234</text:p>
          </table:table-cell>
          <table:table-cell office:value-type="float" office:value="303" table:style-name="ce108">
            <text:p><text:s text:c="3"/>303</text:p>
          </table:table-cell>
          <table:table-cell office:value-type="float" office:value="162" table:style-name="ce108">
            <text:p><text:s text:c="3"/>162</text:p>
          </table:table-cell>
          <table:table-cell office:value-type="float" office:value="141" table:style-name="ce108">
            <text:p><text:s text:c="3"/>141</text:p>
          </table:table-cell>
          <table:table-cell office:value-type="float" office:value="4.52822559149448" table:style-name="ce109">
            <text:p>4.53</text:p>
          </table:table-cell>
          <table:table-cell office:value-type="float" office:value="812" table:style-name="ce108">
            <text:p><text:s text:c="3"/>812</text:p>
          </table:table-cell>
          <table:table-cell office:value-type="float" office:value="474" table:style-name="ce108">
            <text:p><text:s text:c="3"/>474</text:p>
          </table:table-cell>
          <table:table-cell office:value-type="float" office:value="338" table:style-name="ce108">
            <text:p><text:s text:c="3"/>338</text:p>
          </table:table-cell>
          <table:table-cell office:value-type="float" office:value="12.13504679964857" table:style-name="ce109">
            <text:p>12.14</text:p>
          </table:table-cell>
          <table:table-cell office:value-type="float" office:value="-509" table:style-name="ce108">
            <text:p>－ <text:s/>509</text:p>
          </table:table-cell>
          <table:table-cell office:value-type="float" office:value="-7.6068212081540896" table:style-name="ce110">
            <text:p>–7.61</text:p>
          </table:table-cell>
          <table:table-cell office:value-type="float" office:value="325" table:style-name="ce108">
            <text:p><text:s text:c="3"/>325</text:p>
          </table:table-cell>
          <table:table-cell office:value-type="float" office:value="318" table:style-name="ce108">
            <text:p><text:s text:c="3"/>318</text:p>
          </table:table-cell>
          <table:table-cell office:value-type="float" office:value="7" table:style-name="ce108">
            <text:p><text:s text:c="3"/>7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4.8570076476425896" table:style-name="ce109">
            <text:p>4.86</text:p>
          </table:table-cell>
          <table:table-cell office:value-type="float" office:value="173" table:style-name="ce108">
            <text:p><text:s text:c="3"/>173</text:p>
          </table:table-cell>
          <table:table-cell office:value-type="float" office:value="171" table:style-name="ce111">
            <text:p>171</text:p>
          </table:table-cell>
          <table:table-cell office:value-type="float" office:value="2" table:style-name="ce111">
            <text:p>2</text:p>
          </table:table-cell>
          <table:table-cell office:value-type="float" office:value="0" table:style-name="ce112">
            <text:p>—</text:p>
          </table:table-cell>
          <table:table-cell office:value-type="float" office:value="2" table:style-name="ce112">
            <text:p>2</text:p>
          </table:table-cell>
          <table:table-cell office:value-type="float" office:value="2.5854225324374398" table:style-name="ce113">
            <text:p>2.59</text:p>
          </table:table-cell>
          <table:table-cell office:value-type="float" office:value="4647" table:style-name="ce112">
            <text:p>4,647</text:p>
          </table:table-cell>
          <table:table-cell office:value-type="float" office:value="4790" table:style-name="ce112">
            <text:p>4,790</text:p>
          </table:table-cell>
          <table:table-cell office:value-type="float" office:value="62459" table:style-name="ce112">
            <text:p>62,459</text:p>
          </table:table-cell>
          <table:table-cell table:style-name="ce104"/>
          <table:table-cell table:number-columns-repeated="16353" table:style-name="ce105"/>
        </table:table-row>
        <table:table-row table:style-name="ro17">
          <table:table-cell office:value-type="string" table:style-name="ce107">
            <text:p><text:span text:style-name="T16">臺</text:span><text:s/><text:span text:style-name="T16">東</text:span><text:s/><text:span text:style-name="T16">縣</text:span></text:p>
          </table:table-cell>
          <table:table-cell office:value-type="float" office:value="87279" table:style-name="ce108">
            <text:p><text:s text:c="3"/>87,279</text:p>
          </table:table-cell>
          <table:table-cell office:value-type="float" office:value="209701" table:style-name="ce108">
            <text:p><text:s text:c="3"/>209,701</text:p>
          </table:table-cell>
          <table:table-cell office:value-type="float" office:value="106726" table:style-name="ce108">
            <text:p><text:s text:c="3"/>106,726</text:p>
          </table:table-cell>
          <table:table-cell office:value-type="float" office:value="102975" table:style-name="ce108">
            <text:p><text:s text:c="3"/>102,975</text:p>
          </table:table-cell>
          <table:table-cell office:value-type="float" office:value="102" table:style-name="ce108">
            <text:p><text:s text:c="3"/>102</text:p>
          </table:table-cell>
          <table:table-cell office:value-type="float" office:value="41" table:style-name="ce108">
            <text:p><text:s text:c="3"/>41</text:p>
          </table:table-cell>
          <table:table-cell office:value-type="float" office:value="61" table:style-name="ce108">
            <text:p><text:s text:c="3"/>61</text:p>
          </table:table-cell>
          <table:table-cell office:value-type="float" office:value="5.72482329048173" table:style-name="ce109">
            <text:p>5.72</text:p>
          </table:table-cell>
          <table:table-cell office:value-type="float" office:value="217" table:style-name="ce108">
            <text:p><text:s text:c="3"/>217</text:p>
          </table:table-cell>
          <table:table-cell office:value-type="float" office:value="122" table:style-name="ce108">
            <text:p><text:s text:c="3"/>122</text:p>
          </table:table-cell>
          <table:table-cell office:value-type="float" office:value="95" table:style-name="ce108">
            <text:p><text:s text:c="3"/>95</text:p>
          </table:table-cell>
          <table:table-cell office:value-type="float" office:value="12.17928092190721" table:style-name="ce109">
            <text:p>12.18</text:p>
          </table:table-cell>
          <table:table-cell office:value-type="float" office:value="-115" table:style-name="ce108">
            <text:p>－ <text:s/>115</text:p>
          </table:table-cell>
          <table:table-cell office:value-type="float" office:value="-6.4544576314254796" table:style-name="ce110">
            <text:p>–6.45</text:p>
          </table:table-cell>
          <table:table-cell office:value-type="float" office:value="97" table:style-name="ce108">
            <text:p><text:s text:c="3"/>97</text:p>
          </table:table-cell>
          <table:table-cell office:value-type="float" office:value="95" table:style-name="ce108">
            <text:p><text:s text:c="3"/>95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0" table:style-name="ce108">
            <text:p>—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5.44419469781106" table:style-name="ce109">
            <text:p>5.44</text:p>
          </table:table-cell>
          <table:table-cell office:value-type="float" office:value="40" table:style-name="ce108">
            <text:p><text:s text:c="3"/>40</text:p>
          </table:table-cell>
          <table:table-cell office:value-type="float" office:value="39" table:style-name="ce111">
            <text:p>39</text:p>
          </table:table-cell>
          <table:table-cell office:value-type="float" office:value="1" table:style-name="ce111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—</text:p>
          </table:table-cell>
          <table:table-cell office:value-type="float" office:value="2.24502874136539" table:style-name="ce113">
            <text:p>2.25</text:p>
          </table:table-cell>
          <table:table-cell office:value-type="float" office:value="1005" table:style-name="ce112">
            <text:p>1,005</text:p>
          </table:table-cell>
          <table:table-cell office:value-type="float" office:value="1053" table:style-name="ce112">
            <text:p>1,053</text:p>
          </table:table-cell>
          <table:table-cell office:value-type="float" office:value="79042" table:style-name="ce112">
            <text:p>79,042</text:p>
          </table:table-cell>
          <table:table-cell table:style-name="ce104"/>
          <table:table-cell table:number-columns-repeated="16353" table:style-name="ce105"/>
        </table:table-row>
        <table:table-row table:style-name="ro10">
          <table:table-cell office:value-type="string" table:style-name="ce107">
            <text:p><text:span text:style-name="T16">花</text:span><text:s/><text:span text:style-name="T16">蓮</text:span><text:s/><text:span text:style-name="T16">縣</text:span></text:p>
          </table:table-cell>
          <table:table-cell office:value-type="float" office:value="132573" table:style-name="ce108">
            <text:p><text:s text:c="3"/>132,573</text:p>
          </table:table-cell>
          <table:table-cell office:value-type="float" office:value="314709" table:style-name="ce108">
            <text:p><text:s text:c="3"/>314,709</text:p>
          </table:table-cell>
          <table:table-cell office:value-type="float" office:value="157786" table:style-name="ce108">
            <text:p><text:s text:c="3"/>157,786</text:p>
          </table:table-cell>
          <table:table-cell office:value-type="float" office:value="156923" table:style-name="ce108">
            <text:p><text:s text:c="3"/>156,923</text:p>
          </table:table-cell>
          <table:table-cell office:value-type="float" office:value="128" table:style-name="ce108">
            <text:p><text:s text:c="3"/>128</text:p>
          </table:table-cell>
          <table:table-cell office:value-type="float" office:value="68" table:style-name="ce108">
            <text:p><text:s text:c="3"/>68</text:p>
          </table:table-cell>
          <table:table-cell office:value-type="float" office:value="60" table:style-name="ce108">
            <text:p><text:s text:c="3"/>60</text:p>
          </table:table-cell>
          <table:table-cell office:value-type="float" office:value="4.7872609674078896" table:style-name="ce109">
            <text:p>4.79</text:p>
          </table:table-cell>
          <table:table-cell office:value-type="float" office:value="321" table:style-name="ce108">
            <text:p><text:s text:c="3"/>321</text:p>
          </table:table-cell>
          <table:table-cell office:value-type="float" office:value="170" table:style-name="ce108">
            <text:p><text:s text:c="3"/>170</text:p>
          </table:table-cell>
          <table:table-cell office:value-type="float" office:value="151" table:style-name="ce108">
            <text:p><text:s text:c="3"/>151</text:p>
          </table:table-cell>
          <table:table-cell office:value-type="float" office:value="12.005552894827609" table:style-name="ce109">
            <text:p>12.01</text:p>
          </table:table-cell>
          <table:table-cell office:value-type="float" office:value="-193" table:style-name="ce108">
            <text:p>－ <text:s/>193</text:p>
          </table:table-cell>
          <table:table-cell office:value-type="float" office:value="-7.2182919274197097" table:style-name="ce110">
            <text:p>–7.22</text:p>
          </table:table-cell>
          <table:table-cell office:value-type="float" office:value="144" table:style-name="ce108">
            <text:p><text:s text:c="3"/>144</text:p>
          </table:table-cell>
          <table:table-cell office:value-type="float" office:value="135" table:style-name="ce108">
            <text:p><text:s text:c="3"/>135</text:p>
          </table:table-cell>
          <table:table-cell office:value-type="float" office:value="9" table:style-name="ce108">
            <text:p><text:s text:c="3"/>9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7" table:style-name="ce108">
            <text:p><text:s text:c="3"/>7</text:p>
          </table:table-cell>
          <table:table-cell office:value-type="float" office:value="5.3856685883338802" table:style-name="ce109">
            <text:p>5.39</text:p>
          </table:table-cell>
          <table:table-cell office:value-type="float" office:value="78" table:style-name="ce108">
            <text:p><text:s text:c="3"/>78</text:p>
          </table:table-cell>
          <table:table-cell office:value-type="float" office:value="75" table:style-name="ce111">
            <text:p>75</text:p>
          </table:table-cell>
          <table:table-cell office:value-type="float" office:value="3" table:style-name="ce111">
            <text:p>3</text:p>
          </table:table-cell>
          <table:table-cell office:value-type="float" office:value="2" table:style-name="ce112">
            <text:p>2</text:p>
          </table:table-cell>
          <table:table-cell office:value-type="float" office:value="1" table:style-name="ce112">
            <text:p>1</text:p>
          </table:table-cell>
          <table:table-cell office:value-type="float" office:value="2.91723715201418" table:style-name="ce113">
            <text:p>2.92</text:p>
          </table:table-cell>
          <table:table-cell office:value-type="float" office:value="2077" table:style-name="ce112">
            <text:p>2,077</text:p>
          </table:table-cell>
          <table:table-cell office:value-type="float" office:value="2094" table:style-name="ce112">
            <text:p>2,094</text:p>
          </table:table-cell>
          <table:table-cell office:value-type="float" office:value="94250" table:style-name="ce112">
            <text:p>94,250</text:p>
          </table:table-cell>
          <table:table-cell table:style-name="ce104"/>
          <table:table-cell table:number-columns-repeated="16353" table:style-name="ce105"/>
        </table:table-row>
        <table:table-row table:style-name="ro10">
          <table:table-cell office:value-type="string" table:style-name="ce107">
            <text:p><text:span text:style-name="T16">澎</text:span><text:s/><text:span text:style-name="T16">湖</text:span><text:s/><text:span text:style-name="T16">縣</text:span></text:p>
          </table:table-cell>
          <table:table-cell office:value-type="float" office:value="44469" table:style-name="ce108">
            <text:p><text:s text:c="3"/>44,469</text:p>
          </table:table-cell>
          <table:table-cell office:value-type="float" office:value="107122" table:style-name="ce108">
            <text:p><text:s text:c="3"/>107,122</text:p>
          </table:table-cell>
          <table:table-cell office:value-type="float" office:value="54757" table:style-name="ce108">
            <text:p><text:s text:c="3"/>54,757</text:p>
          </table:table-cell>
          <table:table-cell office:value-type="float" office:value="52365" table:style-name="ce108">
            <text:p><text:s text:c="3"/>52,365</text:p>
          </table:table-cell>
          <table:table-cell office:value-type="float" office:value="45" table:style-name="ce108">
            <text:p><text:s text:c="3"/>45</text:p>
          </table:table-cell>
          <table:table-cell office:value-type="float" office:value="19" table:style-name="ce108">
            <text:p><text:s text:c="3"/>19</text:p>
          </table:table-cell>
          <table:table-cell office:value-type="float" office:value="26" table:style-name="ce108">
            <text:p><text:s text:c="3"/>26</text:p>
          </table:table-cell>
          <table:table-cell office:value-type="float" office:value="4.9366307923134602" table:style-name="ce109">
            <text:p>4.94</text:p>
          </table:table-cell>
          <table:table-cell office:value-type="float" office:value="106" table:style-name="ce108">
            <text:p><text:s text:c="3"/>106</text:p>
          </table:table-cell>
          <table:table-cell office:value-type="float" office:value="65" table:style-name="ce108">
            <text:p><text:s text:c="3"/>65</text:p>
          </table:table-cell>
          <table:table-cell office:value-type="float" office:value="41" table:style-name="ce108">
            <text:p><text:s text:c="3"/>41</text:p>
          </table:table-cell>
          <table:table-cell office:value-type="float" office:value="11.628508088560601" table:style-name="ce109">
            <text:p>11.63</text:p>
          </table:table-cell>
          <table:table-cell office:value-type="float" office:value="-61" table:style-name="ce108">
            <text:p>－ <text:s/>61</text:p>
          </table:table-cell>
          <table:table-cell office:value-type="float" office:value="-6.6918772962471396" table:style-name="ce110">
            <text:p>–6.69</text:p>
          </table:table-cell>
          <table:table-cell office:value-type="float" office:value="44" table:style-name="ce108">
            <text:p><text:s text:c="3"/>44</text:p>
          </table:table-cell>
          <table:table-cell office:value-type="float" office:value="41" table:style-name="ce108">
            <text:p><text:s text:c="3"/>41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4.8269278858176099" table:style-name="ce109">
            <text:p>4.83</text:p>
          </table:table-cell>
          <table:table-cell office:value-type="float" office:value="22" table:style-name="ce108">
            <text:p><text:s text:c="3"/>22</text:p>
          </table:table-cell>
          <table:table-cell office:value-type="float" office:value="21" table:style-name="ce111">
            <text:p>21</text:p>
          </table:table-cell>
          <table:table-cell office:value-type="float" office:value="1" table:style-name="ce111">
            <text:p>1</text:p>
          </table:table-cell>
          <table:table-cell office:value-type="float" office:value="0" table:style-name="ce112">
            <text:p>—</text:p>
          </table:table-cell>
          <table:table-cell office:value-type="float" office:value="1" table:style-name="ce112">
            <text:p>1</text:p>
          </table:table-cell>
          <table:table-cell office:value-type="float" office:value="2.4134639429088001" table:style-name="ce113">
            <text:p>2.41</text:p>
          </table:table-cell>
          <table:table-cell office:value-type="float" office:value="528" table:style-name="ce112">
            <text:p>528</text:p>
          </table:table-cell>
          <table:table-cell office:value-type="float" office:value="879" table:style-name="ce112">
            <text:p>879</text:p>
          </table:table-cell>
          <table:table-cell office:value-type="float" office:value="774" table:style-name="ce112">
            <text:p>774</text:p>
          </table:table-cell>
          <table:table-cell table:style-name="ce104"/>
          <table:table-cell table:number-columns-repeated="16353" table:style-name="ce105"/>
        </table:table-row>
        <table:table-row table:style-name="ro17">
          <table:table-cell office:value-type="string" table:style-name="ce107">
            <text:p><text:span text:style-name="T16">基</text:span><text:s/><text:span text:style-name="T16">隆</text:span><text:s/><text:span text:style-name="T16">市</text:span></text:p>
          </table:table-cell>
          <table:table-cell office:value-type="float" office:value="166607" table:style-name="ce108">
            <text:p><text:s text:c="3"/>166,607</text:p>
          </table:table-cell>
          <table:table-cell office:value-type="float" office:value="361548" table:style-name="ce108">
            <text:p><text:s text:c="3"/>361,548</text:p>
          </table:table-cell>
          <table:table-cell office:value-type="float" office:value="179315" table:style-name="ce108">
            <text:p><text:s text:c="3"/>179,315</text:p>
          </table:table-cell>
          <table:table-cell office:value-type="float" office:value="182233" table:style-name="ce108">
            <text:p><text:s text:c="3"/>182,233</text:p>
          </table:table-cell>
          <table:table-cell office:value-type="float" office:value="69" table:style-name="ce108">
            <text:p><text:s text:c="3"/>69</text:p>
          </table:table-cell>
          <table:table-cell office:value-type="float" office:value="38" table:style-name="ce108">
            <text:p><text:s text:c="3"/>38</text:p>
          </table:table-cell>
          <table:table-cell office:value-type="float" office:value="31" table:style-name="ce108">
            <text:p><text:s text:c="3"/>31</text:p>
          </table:table-cell>
          <table:table-cell office:value-type="float" office:value="2.24798451251583" table:style-name="ce109">
            <text:p>2.25</text:p>
          </table:table-cell>
          <table:table-cell office:value-type="float" office:value="356" table:style-name="ce108">
            <text:p><text:s text:c="3"/>356</text:p>
          </table:table-cell>
          <table:table-cell office:value-type="float" office:value="221" table:style-name="ce108">
            <text:p><text:s text:c="3"/>221</text:p>
          </table:table-cell>
          <table:table-cell office:value-type="float" office:value="135" table:style-name="ce108">
            <text:p><text:s text:c="3"/>135</text:p>
          </table:table-cell>
          <table:table-cell office:value-type="float" office:value="11.598296905154159" table:style-name="ce109">
            <text:p>11.60</text:p>
          </table:table-cell>
          <table:table-cell office:value-type="float" office:value="-287" table:style-name="ce108">
            <text:p>－ <text:s/>287</text:p>
          </table:table-cell>
          <table:table-cell office:value-type="float" office:value="-9.3503123926383207" table:style-name="ce110">
            <text:p>–9.35</text:p>
          </table:table-cell>
          <table:table-cell office:value-type="float" office:value="182" table:style-name="ce108">
            <text:p><text:s text:c="3"/>182</text:p>
          </table:table-cell>
          <table:table-cell office:value-type="float" office:value="174" table:style-name="ce108">
            <text:p><text:s text:c="3"/>174</text:p>
          </table:table-cell>
          <table:table-cell office:value-type="float" office:value="8" table:style-name="ce108">
            <text:p><text:s text:c="3"/>8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5.9294663953316196" table:style-name="ce109">
            <text:p>5.93</text:p>
          </table:table-cell>
          <table:table-cell office:value-type="float" office:value="55" table:style-name="ce108">
            <text:p><text:s text:c="3"/>55</text:p>
          </table:table-cell>
          <table:table-cell office:value-type="float" office:value="54" table:style-name="ce111">
            <text:p>54</text:p>
          </table:table-cell>
          <table:table-cell office:value-type="float" office:value="1" table:style-name="ce111">
            <text:p>1</text:p>
          </table:table-cell>
          <table:table-cell office:value-type="float" office:value="0" table:style-name="ce112">
            <text:p>—</text:p>
          </table:table-cell>
          <table:table-cell office:value-type="float" office:value="1" table:style-name="ce112">
            <text:p>1</text:p>
          </table:table-cell>
          <table:table-cell office:value-type="float" office:value="1.79187171287494" table:style-name="ce113">
            <text:p>1.79</text:p>
          </table:table-cell>
          <table:table-cell office:value-type="float" office:value="3225" table:style-name="ce112">
            <text:p>3,225</text:p>
          </table:table-cell>
          <table:table-cell office:value-type="float" office:value="2640" table:style-name="ce112">
            <text:p>2,640</text:p>
          </table:table-cell>
          <table:table-cell office:value-type="float" office:value="10033" table:style-name="ce112">
            <text:p>10,033</text:p>
          </table:table-cell>
          <table:table-cell table:style-name="ce104"/>
          <table:table-cell table:number-columns-repeated="16353" table:style-name="ce105"/>
        </table:table-row>
        <table:table-row table:style-name="ro10">
          <table:table-cell office:value-type="string" table:style-name="ce107">
            <text:p><text:span text:style-name="T16">新</text:span><text:s/><text:span text:style-name="T16">竹</text:span><text:s/><text:span text:style-name="T16">市</text:span></text:p>
          </table:table-cell>
          <table:table-cell office:value-type="float" office:value="187605" table:style-name="ce108">
            <text:p><text:s text:c="3"/>187,605</text:p>
          </table:table-cell>
          <table:table-cell office:value-type="float" office:value="456480" table:style-name="ce108">
            <text:p><text:s text:c="3"/>456,480</text:p>
          </table:table-cell>
          <table:table-cell office:value-type="float" office:value="225340" table:style-name="ce108">
            <text:p><text:s text:c="3"/>225,340</text:p>
          </table:table-cell>
          <table:table-cell office:value-type="float" office:value="231140" table:style-name="ce108">
            <text:p><text:s text:c="3"/>231,140</text:p>
          </table:table-cell>
          <table:table-cell office:value-type="float" office:value="207" table:style-name="ce108">
            <text:p><text:s text:c="3"/>207</text:p>
          </table:table-cell>
          <table:table-cell office:value-type="float" office:value="119" table:style-name="ce108">
            <text:p><text:s text:c="3"/>119</text:p>
          </table:table-cell>
          <table:table-cell office:value-type="float" office:value="88" table:style-name="ce108">
            <text:p><text:s text:c="3"/>88</text:p>
          </table:table-cell>
          <table:table-cell office:value-type="float" office:value="5.3369815952012303" table:style-name="ce109">
            <text:p>5.34</text:p>
          </table:table-cell>
          <table:table-cell office:value-type="float" office:value="259" table:style-name="ce108">
            <text:p><text:s text:c="3"/>259</text:p>
          </table:table-cell>
          <table:table-cell office:value-type="float" office:value="149" table:style-name="ce108">
            <text:p><text:s text:c="3"/>149</text:p>
          </table:table-cell>
          <table:table-cell office:value-type="float" office:value="110" table:style-name="ce108">
            <text:p><text:s text:c="3"/>110</text:p>
          </table:table-cell>
          <table:table-cell office:value-type="float" office:value="6.67767262394743" table:style-name="ce109">
            <text:p>6.68</text:p>
          </table:table-cell>
          <table:table-cell office:value-type="float" office:value="-52" table:style-name="ce108">
            <text:p>－ <text:s/>52</text:p>
          </table:table-cell>
          <table:table-cell office:value-type="float" office:value="-1.3406910287461999" table:style-name="ce110">
            <text:p>–1.34</text:p>
          </table:table-cell>
          <table:table-cell office:value-type="float" office:value="207" table:style-name="ce108">
            <text:p><text:s text:c="3"/>207</text:p>
          </table:table-cell>
          <table:table-cell office:value-type="float" office:value="204" table:style-name="ce108">
            <text:p><text:s text:c="3"/>204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0" table:style-name="ce108">
            <text:p>—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5.3369815952012303" table:style-name="ce109">
            <text:p>5.34</text:p>
          </table:table-cell>
          <table:table-cell office:value-type="float" office:value="76" table:style-name="ce108">
            <text:p><text:s text:c="3"/>76</text:p>
          </table:table-cell>
          <table:table-cell office:value-type="float" office:value="76" table:style-name="ce111">
            <text:p>76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1.9594715035521399" table:style-name="ce113">
            <text:p>1.96</text:p>
          </table:table-cell>
          <table:table-cell office:value-type="float" office:value="3056" table:style-name="ce112">
            <text:p>3,056</text:p>
          </table:table-cell>
          <table:table-cell office:value-type="float" office:value="3391" table:style-name="ce112">
            <text:p>3,391</text:p>
          </table:table-cell>
          <table:table-cell office:value-type="float" office:value="5103" table:style-name="ce112">
            <text:p>5,103</text:p>
          </table:table-cell>
          <table:table-cell table:style-name="ce104"/>
          <table:table-cell table:number-columns-repeated="16353" table:style-name="ce105"/>
        </table:table-row>
        <table:table-row table:style-name="ro10">
          <table:table-cell office:value-type="string" table:style-name="ce107">
            <text:p><text:span text:style-name="T16">嘉</text:span><text:s/><text:span text:style-name="T16">義</text:span><text:s/><text:span text:style-name="T16">市</text:span></text:p>
          </table:table-cell>
          <table:table-cell office:value-type="float" office:value="107659" table:style-name="ce108">
            <text:p><text:s text:c="3"/>107,659</text:p>
          </table:table-cell>
          <table:table-cell office:value-type="float" office:value="261667" table:style-name="ce108">
            <text:p><text:s text:c="3"/>261,667</text:p>
          </table:table-cell>
          <table:table-cell office:value-type="float" office:value="125317" table:style-name="ce108">
            <text:p><text:s text:c="3"/>125,317</text:p>
          </table:table-cell>
          <table:table-cell office:value-type="float" office:value="136350" table:style-name="ce108">
            <text:p><text:s text:c="3"/>136,350</text:p>
          </table:table-cell>
          <table:table-cell office:value-type="float" office:value="96" table:style-name="ce108">
            <text:p><text:s text:c="3"/>96</text:p>
          </table:table-cell>
          <table:table-cell office:value-type="float" office:value="55" table:style-name="ce108">
            <text:p><text:s text:c="3"/>55</text:p>
          </table:table-cell>
          <table:table-cell office:value-type="float" office:value="41" table:style-name="ce108">
            <text:p><text:s text:c="3"/>41</text:p>
          </table:table-cell>
          <table:table-cell office:value-type="float" office:value="4.3174876362013999" table:style-name="ce109">
            <text:p>4.32</text:p>
          </table:table-cell>
          <table:table-cell office:value-type="float" office:value="204" table:style-name="ce108">
            <text:p><text:s text:c="3"/>204</text:p>
          </table:table-cell>
          <table:table-cell office:value-type="float" office:value="124" table:style-name="ce108">
            <text:p><text:s text:c="3"/>124</text:p>
          </table:table-cell>
          <table:table-cell office:value-type="float" office:value="80" table:style-name="ce108">
            <text:p><text:s text:c="3"/>80</text:p>
          </table:table-cell>
          <table:table-cell office:value-type="float" office:value="9.1746612269279595" table:style-name="ce109">
            <text:p>9.17</text:p>
          </table:table-cell>
          <table:table-cell office:value-type="float" office:value="-108" table:style-name="ce108">
            <text:p>－ <text:s/>108</text:p>
          </table:table-cell>
          <table:table-cell office:value-type="float" office:value="-4.8571735907265703" table:style-name="ce110">
            <text:p>–4.86</text:p>
          </table:table-cell>
          <table:table-cell office:value-type="float" office:value="112" table:style-name="ce108">
            <text:p><text:s text:c="3"/>112</text:p>
          </table:table-cell>
          <table:table-cell office:value-type="float" office:value="111" table:style-name="ce108">
            <text:p><text:s text:c="3"/>11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0" table:style-name="ce108">
            <text:p>—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.0370689089016301" table:style-name="ce109">
            <text:p>5.04</text:p>
          </table:table-cell>
          <table:table-cell office:value-type="float" office:value="48" table:style-name="ce108">
            <text:p><text:s text:c="3"/>48</text:p>
          </table:table-cell>
          <table:table-cell office:value-type="float" office:value="47" table:style-name="ce111">
            <text:p>47</text:p>
          </table:table-cell>
          <table:table-cell office:value-type="float" office:value="1" table:style-name="ce111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—</text:p>
          </table:table-cell>
          <table:table-cell office:value-type="float" office:value="2.1587438181006999" table:style-name="ce113">
            <text:p>2.16</text:p>
          </table:table-cell>
          <table:table-cell office:value-type="float" office:value="1852" table:style-name="ce112">
            <text:p>1,852</text:p>
          </table:table-cell>
          <table:table-cell office:value-type="float" office:value="2012" table:style-name="ce112">
            <text:p>2,012</text:p>
          </table:table-cell>
          <table:table-cell office:value-type="float" office:value="1376" table:style-name="ce112">
            <text:p>1,376</text:p>
          </table:table-cell>
          <table:table-cell table:style-name="ce104"/>
          <table:table-cell table:number-columns-repeated="16353" table:style-name="ce105"/>
        </table:table-row>
        <table:table-row table:style-name="ro17">
          <table:table-cell office:value-type="string" table:style-name="ce98">
            <text:p><text:span text:style-name="T14">福</text:span><text:s text:c="2"/><text:span text:style-name="T14">建</text:span><text:s text:c="2"/><text:span text:style-name="T14">省</text:span></text:p>
          </table:table-cell>
          <table:table-cell office:value-type="float" office:value="50163" table:style-name="ce99">
            <text:p><text:s text:c="3"/>50,163</text:p>
          </table:table-cell>
          <table:table-cell office:value-type="float" office:value="155158" table:style-name="ce99">
            <text:p><text:s text:c="3"/>155,158</text:p>
          </table:table-cell>
          <table:table-cell office:value-type="float" office:value="78210" table:style-name="ce99">
            <text:p><text:s text:c="3"/>78,210</text:p>
          </table:table-cell>
          <table:table-cell office:value-type="float" office:value="76948" table:style-name="ce99">
            <text:p><text:s text:c="3"/>76,948</text:p>
          </table:table-cell>
          <table:table-cell office:value-type="float" office:value="54" table:style-name="ce99">
            <text:p><text:s text:c="3"/>54</text:p>
          </table:table-cell>
          <table:table-cell office:value-type="float" office:value="22" table:style-name="ce99">
            <text:p><text:s text:c="3"/>22</text:p>
          </table:table-cell>
          <table:table-cell office:value-type="float" office:value="32" table:style-name="ce99">
            <text:p><text:s text:c="3"/>32</text:p>
          </table:table-cell>
          <table:table-cell office:value-type="float" office:value="4.0819623241711804" table:style-name="ce100">
            <text:p>4.08</text:p>
          </table:table-cell>
          <table:table-cell office:value-type="float" office:value="81" table:style-name="ce99">
            <text:p><text:s text:c="3"/>81</text:p>
          </table:table-cell>
          <table:table-cell office:value-type="float" office:value="54" table:style-name="ce99">
            <text:p><text:s text:c="3"/>54</text:p>
          </table:table-cell>
          <table:table-cell office:value-type="float" office:value="27" table:style-name="ce99">
            <text:p><text:s text:c="3"/>27</text:p>
          </table:table-cell>
          <table:table-cell office:value-type="float" office:value="6.1229434862567702" table:style-name="ce100">
            <text:p>6.12</text:p>
          </table:table-cell>
          <table:table-cell office:value-type="float" office:value="-27" table:style-name="ce99">
            <text:p>－ <text:s/>27</text:p>
          </table:table-cell>
          <table:table-cell office:value-type="float" office:value="-2.0409811620855902" table:style-name="ce101">
            <text:p>–2.04</text:p>
          </table:table-cell>
          <table:table-cell office:value-type="float" office:value="58" table:style-name="ce99">
            <text:p><text:s text:c="3"/>58</text:p>
          </table:table-cell>
          <table:table-cell office:value-type="float" office:value="56" table:style-name="ce99">
            <text:p><text:s text:c="3"/>56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0" table:style-name="ce99">
            <text:p>—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4.3843299037394203" table:style-name="ce100">
            <text:p>4.38</text:p>
          </table:table-cell>
          <table:table-cell office:value-type="float" office:value="18" table:style-name="ce99">
            <text:p><text:s text:c="3"/>18</text:p>
          </table:table-cell>
          <table:table-cell office:value-type="float" office:value="18" table:style-name="ce106">
            <text:p>18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1.36065410805706" table:style-name="ce103">
            <text:p>1.36</text:p>
          </table:table-cell>
          <table:table-cell office:value-type="float" office:value="880" table:style-name="ce106">
            <text:p>880</text:p>
          </table:table-cell>
          <table:table-cell office:value-type="float" office:value="2057" table:style-name="ce106">
            <text:p>2,057</text:p>
          </table:table-cell>
          <table:table-cell office:value-type="float" office:value="1678" table:style-name="ce106">
            <text:p>1,678</text:p>
          </table:table-cell>
          <table:table-cell table:style-name="ce104"/>
          <table:table-cell table:number-columns-repeated="16353" table:style-name="ce114"/>
        </table:table-row>
        <table:table-row table:style-name="ro17">
          <table:table-cell office:value-type="string" table:style-name="ce107">
            <text:p><text:span text:style-name="T16">金</text:span><text:s/><text:span text:style-name="T16">門</text:span><text:s/><text:span text:style-name="T16">縣</text:span></text:p>
          </table:table-cell>
          <table:table-cell office:value-type="float" office:value="46207" table:style-name="ce108">
            <text:p><text:s text:c="3"/>46,207</text:p>
          </table:table-cell>
          <table:table-cell office:value-type="float" office:value="141411" table:style-name="ce108">
            <text:p><text:s text:c="3"/>141,411</text:p>
          </table:table-cell>
          <table:table-cell office:value-type="float" office:value="70238" table:style-name="ce108">
            <text:p><text:s text:c="3"/>70,238</text:p>
          </table:table-cell>
          <table:table-cell office:value-type="float" office:value="71173" table:style-name="ce108">
            <text:p><text:s text:c="3"/>71,173</text:p>
          </table:table-cell>
          <table:table-cell office:value-type="float" office:value="49" table:style-name="ce108">
            <text:p><text:s text:c="3"/>49</text:p>
          </table:table-cell>
          <table:table-cell office:value-type="float" office:value="21" table:style-name="ce108">
            <text:p><text:s text:c="3"/>21</text:p>
          </table:table-cell>
          <table:table-cell office:value-type="float" office:value="28" table:style-name="ce108">
            <text:p><text:s text:c="3"/>28</text:p>
          </table:table-cell>
          <table:table-cell office:value-type="float" office:value="4.0647865844997204" table:style-name="ce109">
            <text:p>4.06</text:p>
          </table:table-cell>
          <table:table-cell office:value-type="float" office:value="73" table:style-name="ce108">
            <text:p><text:s text:c="3"/>73</text:p>
          </table:table-cell>
          <table:table-cell office:value-type="float" office:value="49" table:style-name="ce108">
            <text:p><text:s text:c="3"/>49</text:p>
          </table:table-cell>
          <table:table-cell office:value-type="float" office:value="24" table:style-name="ce108">
            <text:p><text:s text:c="3"/>24</text:p>
          </table:table-cell>
          <table:table-cell office:value-type="float" office:value="6.0557024626220297" table:style-name="ce109">
            <text:p>6.06</text:p>
          </table:table-cell>
          <table:table-cell office:value-type="float" office:value="-24" table:style-name="ce108">
            <text:p>－ <text:s/>24</text:p>
          </table:table-cell>
          <table:table-cell office:value-type="float" office:value="-1.99091587812231" table:style-name="ce110">
            <text:p>–1.99</text:p>
          </table:table-cell>
          <table:table-cell office:value-type="float" office:value="53" table:style-name="ce108">
            <text:p><text:s text:c="3"/>53</text:p>
          </table:table-cell>
          <table:table-cell office:value-type="float" office:value="51" table:style-name="ce108">
            <text:p><text:s text:c="3"/>51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0" table:style-name="ce108">
            <text:p>—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4.3966058975201099" table:style-name="ce109">
            <text:p>4.40</text:p>
          </table:table-cell>
          <table:table-cell office:value-type="float" office:value="17" table:style-name="ce108">
            <text:p><text:s text:c="3"/>17</text:p>
          </table:table-cell>
          <table:table-cell office:value-type="float" office:value="17" table:style-name="ce111">
            <text:p>17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1.4102320803366399" table:style-name="ce113">
            <text:p>1.41</text:p>
          </table:table-cell>
          <table:table-cell office:value-type="float" office:value="804" table:style-name="ce112">
            <text:p>804</text:p>
          </table:table-cell>
          <table:table-cell office:value-type="float" office:value="1828" table:style-name="ce112">
            <text:p>1,828</text:p>
          </table:table-cell>
          <table:table-cell office:value-type="float" office:value="1365" table:style-name="ce112">
            <text:p>1,365</text:p>
          </table:table-cell>
          <table:table-cell table:style-name="ce104"/>
          <table:table-cell table:number-columns-repeated="16353" table:style-name="ce105"/>
        </table:table-row>
        <table:table-row table:style-name="ro10">
          <table:table-cell office:value-type="string" table:style-name="ce107">
            <text:p><text:span text:style-name="T16">連</text:span><text:s/><text:span text:style-name="T16">江</text:span><text:s/><text:span text:style-name="T16">縣</text:span></text:p>
          </table:table-cell>
          <table:table-cell office:value-type="float" office:value="3956" table:style-name="ce108">
            <text:p><text:s text:c="3"/>3,956</text:p>
          </table:table-cell>
          <table:table-cell office:value-type="float" office:value="13747" table:style-name="ce108">
            <text:p><text:s text:c="3"/>13,747</text:p>
          </table:table-cell>
          <table:table-cell office:value-type="float" office:value="7972" table:style-name="ce108">
            <text:p><text:s text:c="3"/>7,972</text:p>
          </table:table-cell>
          <table:table-cell office:value-type="float" office:value="5775" table:style-name="ce108">
            <text:p><text:s text:c="3"/>5,775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4" table:style-name="ce108">
            <text:p><text:s text:c="3"/>4</text:p>
          </table:table-cell>
          <table:table-cell office:value-type="float" office:value="4.25829784751794" table:style-name="ce109">
            <text:p>4.26</text:p>
          </table:table-cell>
          <table:table-cell office:value-type="float" office:value="8" table:style-name="ce108">
            <text:p><text:s text:c="3"/>8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6.8132765560286996" table:style-name="ce109">
            <text:p>6.81</text:p>
          </table:table-cell>
          <table:table-cell office:value-type="float" office:value="-3" table:style-name="ce108">
            <text:p>－ <text:s/>3</text:p>
          </table:table-cell>
          <table:table-cell office:value-type="float" office:value="-2.55497870851076" table:style-name="ce110">
            <text:p>–2.55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4.25829784751794" table:style-name="ce109">
            <text:p>4.26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1" table:style-name="ce111">
            <text:p>1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.85165956950359001" table:style-name="ce113">
            <text:p>0.85</text:p>
          </table:table-cell>
          <table:table-cell office:value-type="float" office:value="76" table:style-name="ce112">
            <text:p>76</text:p>
          </table:table-cell>
          <table:table-cell office:value-type="float" office:value="229" table:style-name="ce112">
            <text:p>229</text:p>
          </table:table-cell>
          <table:table-cell office:value-type="float" office:value="313" table:style-name="ce112">
            <text:p>313</text:p>
          </table:table-cell>
          <table:table-cell table:style-name="ce104"/>
          <table:table-cell table:number-columns-repeated="16353" table:style-name="ce105"/>
        </table:table-row>
        <table:table-row table:style-name="ro18">
          <table:table-cell table:style-name="ce115"/>
          <table:table-cell table:number-columns-repeated="5" table:style-name="ce116"/>
          <table:table-cell table:number-columns-repeated="2" table:style-name="ce117"/>
          <table:table-cell table:style-name="ce118"/>
          <table:table-cell table:style-name="ce116"/>
          <table:table-cell table:number-columns-repeated="2" table:style-name="ce117"/>
          <table:table-cell table:style-name="ce119"/>
          <table:table-cell table:style-name="ce116"/>
          <table:table-cell table:style-name="ce120"/>
          <table:table-cell table:number-columns-repeated="3" table:style-name="ce116"/>
          <table:table-cell table:number-columns-repeated="2" table:style-name="ce117"/>
          <table:table-cell table:style-name="ce118"/>
          <table:table-cell table:number-columns-repeated="3" table:style-name="ce116"/>
          <table:table-cell table:number-columns-repeated="2" table:style-name="ce117"/>
          <table:table-cell table:style-name="ce118"/>
          <table:table-cell table:number-columns-repeated="3" table:style-name="ce117"/>
          <table:table-cell table:style-name="ce104"/>
          <table:table-cell table:number-columns-repeated="16353" table:style-name="ce105"/>
        </table:table-row>
        <table:table-row table:style-name="ro19">
          <table:table-cell table:style-name="ce73"/>
          <table:table-cell office:value-type="string" table:style-name="ce121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122"/>
          <table:table-cell table:number-columns-repeated="3" table:style-name="ce73"/>
          <table:table-cell table:style-name="ce123"/>
          <table:table-cell table:style-name="ce122"/>
          <table:table-cell table:style-name="ce73"/>
          <table:table-cell table:style-name="ce74"/>
          <table:table-cell table:number-columns-repeated="13" table:style-name="ce73"/>
          <table:table-cell office:value-type="string" table:style-name="ce55">
            <text:p>內政部戶政司編製</text:p>
          </table:table-cell>
          <table:table-cell table:number-columns-repeated="16354" table:style-name="ce73"/>
        </table:table-row>
        <table:table-row table:style-name="ro20">
          <table:table-cell table:style-name="ce73"/>
          <table:table-cell office:value-type="string" table:style-name="ce121">
            <text:p><text:s text:c="14"/>2.本表相同性別2人之結婚及終止結婚資料係自108年5月24日起統計。</text:p>
          </table:table-cell>
          <table:table-cell table:number-columns-repeated="13" table:style-name="ce73"/>
          <table:table-cell table:style-name="ce74"/>
          <table:table-cell table:number-columns-repeated="11" table:style-name="ce73"/>
          <table:table-cell table:number-columns-repeated="2" table:style-name="ce124"/>
          <table:table-cell table:number-columns-repeated="16355" table:style-name="ce73"/>
        </table:table-row>
        <table:table-row table:style-name="ro20">
          <table:table-cell table:style-name="ce125"/>
          <table:table-cell table:number-columns-repeated="14" table:style-name="ce73"/>
          <table:table-cell table:style-name="ce74"/>
          <table:table-cell table:number-columns-repeated="16368" table:style-name="ce73"/>
        </table:table-row>
        <table:table-row table:number-rows-repeated="1048540" table:style-name="ro21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3" table:default-cell-style-name="ce133"/>
        <table:table-column table:style-name="co6" table:number-columns-repeated="3" table:default-cell-style-name="ce133"/>
        <table:table-column table:style-name="co24" table:default-cell-style-name="ce133"/>
        <table:table-column table:style-name="co25" table:number-columns-repeated="3" table:default-cell-style-name="ce133"/>
        <table:table-column table:style-name="co26" table:default-cell-style-name="ce133"/>
        <table:table-column table:style-name="co27" table:default-cell-style-name="ce133"/>
        <table:table-column table:style-name="co28" table:number-columns-repeated="2" table:default-cell-style-name="ce133"/>
        <table:table-column table:style-name="co26" table:default-cell-style-name="ce133"/>
        <table:table-column table:style-name="co28" table:number-columns-repeated="3" table:default-cell-style-name="ce133"/>
        <table:table-column table:style-name="co26" table:default-cell-style-name="ce133"/>
        <table:table-column table:style-name="co27" table:default-cell-style-name="ce133"/>
        <table:table-column table:style-name="co28" table:number-columns-repeated="2" table:default-cell-style-name="ce133"/>
        <table:table-column table:style-name="co26" table:default-cell-style-name="ce133"/>
        <table:table-column table:style-name="co27" table:default-cell-style-name="ce133"/>
        <table:table-column table:style-name="co28" table:number-columns-repeated="2" table:default-cell-style-name="ce133"/>
        <table:table-column table:style-name="co26" table:default-cell-style-name="ce133"/>
        <table:table-column table:style-name="co18" table:default-cell-style-name="ce133"/>
        <table:table-column table:style-name="co29" table:number-columns-repeated="121" table:default-cell-style-name="ce133"/>
        <table:table-column table:style-name="co30" table:default-cell-style-name="ce133"/>
        <table:table-column table:style-name="co31" table:number-columns-repeated="3" table:default-cell-style-name="ce133"/>
        <table:table-column table:style-name="co24" table:default-cell-style-name="ce133"/>
        <table:table-column table:style-name="co22" table:number-columns-repeated="3" table:default-cell-style-name="ce133"/>
        <table:table-column table:style-name="co26" table:default-cell-style-name="ce133"/>
        <table:table-column table:style-name="co31" table:default-cell-style-name="ce133"/>
        <table:table-column table:style-name="co22" table:number-columns-repeated="2" table:default-cell-style-name="ce133"/>
        <table:table-column table:style-name="co26" table:default-cell-style-name="ce133"/>
        <table:table-column table:style-name="co22" table:number-columns-repeated="3" table:default-cell-style-name="ce133"/>
        <table:table-column table:style-name="co26" table:default-cell-style-name="ce133"/>
        <table:table-column table:style-name="co15" table:default-cell-style-name="ce133"/>
        <table:table-column table:style-name="co22" table:number-columns-repeated="2" table:default-cell-style-name="ce133"/>
        <table:table-column table:style-name="co26" table:default-cell-style-name="ce133"/>
        <table:table-column table:style-name="co15" table:default-cell-style-name="ce133"/>
        <table:table-column table:style-name="co22" table:number-columns-repeated="2" table:default-cell-style-name="ce133"/>
        <table:table-column table:style-name="co26" table:default-cell-style-name="ce133"/>
        <table:table-column table:style-name="co18" table:default-cell-style-name="ce133"/>
        <table:table-column table:style-name="co29" table:number-columns-repeated="3" table:default-cell-style-name="ce133"/>
        <table:table-column table:style-name="co23" table:number-columns-repeated="6" table:default-cell-style-name="ce133"/>
        <table:table-column table:style-name="co29" table:number-columns-repeated="16202" table:default-cell-style-name="ce133"/>
        <table:table-row table:style-name="ro2">
          <table:table-cell office:value-type="string" table:number-columns-spanned="25" table:number-rows-spanned="1" table:style-name="ce151">
            <text:p>各 縣 市 人 口 年 齡 結 構 統 計 表</text:p>
          </table:table-cell>
          <table:covered-table-cell table:number-columns-repeated="24"/>
          <table:table-cell table:number-columns-repeated="16359" table:style-name="ce133"/>
        </table:table-row>
        <table:table-row table:style-name="ro22">
          <table:table-cell table:style-name="ce134"/>
          <table:table-cell table:number-columns-repeated="8" table:style-name="ce135"/>
          <table:table-cell table:style-name="ce133"/>
          <table:table-cell office:value-type="string" table:style-name="ce136">
            <text:p>中 華 民 國 114 年 3 月 底</text:p>
          </table:table-cell>
          <table:table-cell table:style-name="ce137"/>
          <table:table-cell table:number-columns-repeated="9" table:style-name="ce135"/>
          <table:table-cell table:number-columns-repeated="3" table:style-name="ce133"/>
          <table:table-cell office:value-type="string" table:style-name="ce138">
            <text:p>單位：人；％</text:p>
          </table:table-cell>
          <table:table-cell table:number-columns-repeated="16359" table:style-name="ce133"/>
        </table:table-row>
        <table:table-row table:style-name="ro7">
          <table:table-cell office:value-type="string" table:number-columns-spanned="1" table:number-rows-spanned="3" table:style-name="ce152">
            <text:p>區域別</text:p>
          </table:table-cell>
          <table:table-cell office:value-type="string" table:number-columns-spanned="4" table:number-rows-spanned="2" table:style-name="ce153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153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153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153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153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154">
            <text:p>20歲以上</text:p>
          </table:table-cell>
          <table:covered-table-cell table:number-columns-repeated="3"/>
          <table:table-cell table:number-columns-repeated="16359" table:style-name="ce140"/>
        </table:table-row>
        <table:table-row table:style-name="ro23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40"/>
        </table:table-row>
        <table:table-row table:style-name="ro24">
          <table:covered-table-cell/>
          <table:table-cell office:value-type="string" table:style-name="ce139">
            <text:p>計</text:p>
          </table:table-cell>
          <table:table-cell office:value-type="string" table:style-name="ce139">
            <text:p>男</text:p>
          </table:table-cell>
          <table:table-cell office:value-type="string" table:style-name="ce139">
            <text:p>女</text:p>
          </table:table-cell>
          <table:table-cell office:value-type="string" table:style-name="ce139">
            <text:p>％</text:p>
          </table:table-cell>
          <table:table-cell office:value-type="string" table:style-name="ce141">
            <text:p>計</text:p>
          </table:table-cell>
          <table:table-cell office:value-type="string" table:style-name="ce141">
            <text:p>男</text:p>
          </table:table-cell>
          <table:table-cell office:value-type="string" table:style-name="ce141">
            <text:p>女</text:p>
          </table:table-cell>
          <table:table-cell office:value-type="string" table:style-name="ce141">
            <text:p>％</text:p>
          </table:table-cell>
          <table:table-cell office:value-type="string" table:style-name="ce141">
            <text:p>計</text:p>
          </table:table-cell>
          <table:table-cell office:value-type="string" table:style-name="ce141">
            <text:p>男</text:p>
          </table:table-cell>
          <table:table-cell office:value-type="string" table:style-name="ce141">
            <text:p>女</text:p>
          </table:table-cell>
          <table:table-cell office:value-type="string" table:style-name="ce141">
            <text:p>％</text:p>
          </table:table-cell>
          <table:table-cell office:value-type="string" table:style-name="ce141">
            <text:p>計</text:p>
          </table:table-cell>
          <table:table-cell office:value-type="string" table:style-name="ce141">
            <text:p>男</text:p>
          </table:table-cell>
          <table:table-cell office:value-type="string" table:style-name="ce141">
            <text:p>女</text:p>
          </table:table-cell>
          <table:table-cell office:value-type="string" table:style-name="ce141">
            <text:p>％</text:p>
          </table:table-cell>
          <table:table-cell office:value-type="string" table:style-name="ce141">
            <text:p>計</text:p>
          </table:table-cell>
          <table:table-cell office:value-type="string" table:style-name="ce141">
            <text:p>男</text:p>
          </table:table-cell>
          <table:table-cell office:value-type="string" table:style-name="ce141">
            <text:p>女</text:p>
          </table:table-cell>
          <table:table-cell office:value-type="string" table:style-name="ce141">
            <text:p>％</text:p>
          </table:table-cell>
          <table:table-cell office:value-type="string" table:style-name="ce141">
            <text:p>計</text:p>
          </table:table-cell>
          <table:table-cell office:value-type="string" table:style-name="ce141">
            <text:p>男</text:p>
          </table:table-cell>
          <table:table-cell office:value-type="string" table:style-name="ce141">
            <text:p>女</text:p>
          </table:table-cell>
          <table:table-cell office:value-type="string" table:style-name="ce141">
            <text:p>％</text:p>
          </table:table-cell>
          <table:table-cell table:number-columns-repeated="16359" table:style-name="ce140"/>
        </table:table-row>
        <table:table-row table:style-name="ro25">
          <table:table-cell office:value-type="string" table:style-name="ce142">
            <text:p>總<text:s/><text:span text:style-name="T17">　<text:s/></text:span>計</text:p>
          </table:table-cell>
          <table:table-cell office:value-type="float" office:value="23374742" table:style-name="ce99">
            <text:p><text:s text:c="3"/>23,374,742</text:p>
          </table:table-cell>
          <table:table-cell office:value-type="float" office:value="11509611" table:style-name="ce99">
            <text:p><text:s text:c="3"/>11,509,611</text:p>
          </table:table-cell>
          <table:table-cell office:value-type="float" office:value="11865131" table:style-name="ce99">
            <text:p><text:s text:c="3"/>11,865,131</text:p>
          </table:table-cell>
          <table:table-cell office:value-type="float" office:value="100" table:style-name="ce100">
            <text:p>100.00</text:p>
          </table:table-cell>
          <table:table-cell office:value-type="float" office:value="2728888" table:style-name="ce99">
            <text:p><text:s text:c="3"/>2,728,888</text:p>
          </table:table-cell>
          <table:table-cell office:value-type="float" office:value="1412743" table:style-name="ce99">
            <text:p><text:s text:c="3"/>1,412,743</text:p>
          </table:table-cell>
          <table:table-cell office:value-type="float" office:value="1316145" table:style-name="ce99">
            <text:p><text:s text:c="3"/>1,316,145</text:p>
          </table:table-cell>
          <table:table-cell office:value-type="float" office:value="11.674516022465619" table:style-name="ce100">
            <text:p>11.67</text:p>
          </table:table-cell>
          <table:table-cell office:value-type="float" office:value="16105950" table:style-name="ce99">
            <text:p><text:s text:c="3"/>16,105,950</text:p>
          </table:table-cell>
          <table:table-cell office:value-type="float" office:value="8050726" table:style-name="ce99">
            <text:p><text:s text:c="3"/>8,050,726</text:p>
          </table:table-cell>
          <table:table-cell office:value-type="float" office:value="8055224" table:style-name="ce99">
            <text:p><text:s text:c="3"/>8,055,224</text:p>
          </table:table-cell>
          <table:table-cell office:value-type="float" office:value="68.90322040773755" table:style-name="ce100">
            <text:p>68.90</text:p>
          </table:table-cell>
          <table:table-cell office:value-type="float" office:value="4539904" table:style-name="ce99">
            <text:p><text:s text:c="3"/>4,539,904</text:p>
          </table:table-cell>
          <table:table-cell office:value-type="float" office:value="2046142" table:style-name="ce99">
            <text:p><text:s text:c="3"/>2,046,142</text:p>
          </table:table-cell>
          <table:table-cell office:value-type="float" office:value="2493762" table:style-name="ce99">
            <text:p><text:s text:c="3"/>2,493,762</text:p>
          </table:table-cell>
          <table:table-cell office:value-type="float" office:value="19.42226356979684" table:style-name="ce100">
            <text:p>19.42</text:p>
          </table:table-cell>
          <table:table-cell office:value-type="float" office:value="9833358" table:style-name="ce99">
            <text:p><text:s text:c="3"/>9,833,358</text:p>
          </table:table-cell>
          <table:table-cell office:value-type="float" office:value="4976361" table:style-name="ce99">
            <text:p><text:s text:c="3"/>4,976,361</text:p>
          </table:table-cell>
          <table:table-cell office:value-type="float" office:value="4856997" table:style-name="ce99">
            <text:p><text:s text:c="3"/>4,856,997</text:p>
          </table:table-cell>
          <table:table-cell office:value-type="float" office:value="42.068306037345778" table:style-name="ce100">
            <text:p>42.07</text:p>
          </table:table-cell>
          <table:table-cell office:value-type="float" office:value="19639551" table:style-name="ce99">
            <text:p><text:s text:c="3"/>19,639,551</text:p>
          </table:table-cell>
          <table:table-cell office:value-type="float" office:value="9572242" table:style-name="ce99">
            <text:p><text:s text:c="3"/>9,572,242</text:p>
          </table:table-cell>
          <table:table-cell office:value-type="float" office:value="10067309" table:style-name="ce99">
            <text:p><text:s text:c="3"/>10,067,309</text:p>
          </table:table-cell>
          <table:table-cell office:value-type="float" office:value="84.020396888230891" table:style-name="ce100">
            <text:p>84.02</text:p>
          </table:table-cell>
          <table:table-cell table:style-name="ce143"/>
          <table:table-cell table:number-columns-repeated="16358" table:style-name="ce140"/>
        </table:table-row>
        <table:table-row table:style-name="ro17">
          <table:table-cell office:value-type="string" table:style-name="ce144">
            <text:p><text:span text:style-name="T9">新</text:span><text:s/><text:span text:style-name="T9">北</text:span><text:s/><text:span text:style-name="T9">市</text:span></text:p>
          </table:table-cell>
          <table:table-cell office:value-type="float" office:value="4049128" table:style-name="ce99">
            <text:p><text:s text:c="3"/>4,049,128</text:p>
          </table:table-cell>
          <table:table-cell office:value-type="float" office:value="1965589" table:style-name="ce99">
            <text:p><text:s text:c="3"/>1,965,589</text:p>
          </table:table-cell>
          <table:table-cell office:value-type="float" office:value="2083539" table:style-name="ce99">
            <text:p><text:s text:c="3"/>2,083,539</text:p>
          </table:table-cell>
          <table:table-cell office:value-type="float" office:value="100" table:style-name="ce100">
            <text:p>100.00</text:p>
          </table:table-cell>
          <table:table-cell office:value-type="float" office:value="443007" table:style-name="ce99">
            <text:p><text:s text:c="3"/>443,007</text:p>
          </table:table-cell>
          <table:table-cell office:value-type="float" office:value="228523" table:style-name="ce99">
            <text:p><text:s text:c="3"/>228,523</text:p>
          </table:table-cell>
          <table:table-cell office:value-type="float" office:value="214484" table:style-name="ce99">
            <text:p><text:s text:c="3"/>214,484</text:p>
          </table:table-cell>
          <table:table-cell office:value-type="float" office:value="10.94080009325465" table:style-name="ce100">
            <text:p>10.94</text:p>
          </table:table-cell>
          <table:table-cell office:value-type="float" office:value="2826978" table:style-name="ce99">
            <text:p><text:s text:c="3"/>2,826,978</text:p>
          </table:table-cell>
          <table:table-cell office:value-type="float" office:value="1393831" table:style-name="ce99">
            <text:p><text:s text:c="3"/>1,393,831</text:p>
          </table:table-cell>
          <table:table-cell office:value-type="float" office:value="1433147" table:style-name="ce99">
            <text:p><text:s text:c="3"/>1,433,147</text:p>
          </table:table-cell>
          <table:table-cell office:value-type="float" office:value="69.816958120365669" table:style-name="ce100">
            <text:p>69.82</text:p>
          </table:table-cell>
          <table:table-cell office:value-type="float" office:value="779143" table:style-name="ce99">
            <text:p><text:s text:c="3"/>779,143</text:p>
          </table:table-cell>
          <table:table-cell office:value-type="float" office:value="343235" table:style-name="ce99">
            <text:p><text:s text:c="3"/>343,235</text:p>
          </table:table-cell>
          <table:table-cell office:value-type="float" office:value="435908" table:style-name="ce99">
            <text:p><text:s text:c="3"/>435,908</text:p>
          </table:table-cell>
          <table:table-cell office:value-type="float" office:value="19.24224178637969" table:style-name="ce100">
            <text:p>19.24</text:p>
          </table:table-cell>
          <table:table-cell office:value-type="float" office:value="1719040" table:style-name="ce99">
            <text:p><text:s text:c="3"/>1,719,040</text:p>
          </table:table-cell>
          <table:table-cell office:value-type="float" office:value="867254" table:style-name="ce99">
            <text:p><text:s text:c="3"/>867,254</text:p>
          </table:table-cell>
          <table:table-cell office:value-type="float" office:value="851786" table:style-name="ce99">
            <text:p><text:s text:c="3"/>851,786</text:p>
          </table:table-cell>
          <table:table-cell office:value-type="float" office:value="42.454572935209747" table:style-name="ce100">
            <text:p>42.45</text:p>
          </table:table-cell>
          <table:table-cell office:value-type="float" office:value="3436810" table:style-name="ce99">
            <text:p><text:s text:c="3"/>3,436,810</text:p>
          </table:table-cell>
          <table:table-cell office:value-type="float" office:value="1648816" table:style-name="ce99">
            <text:p><text:s text:c="3"/>1,648,816</text:p>
          </table:table-cell>
          <table:table-cell office:value-type="float" office:value="1787994" table:style-name="ce99">
            <text:p><text:s text:c="3"/>1,787,994</text:p>
          </table:table-cell>
          <table:table-cell office:value-type="float" office:value="84.877781092620438" table:style-name="ce100">
            <text:p>84.88</text:p>
          </table:table-cell>
          <table:table-cell table:number-columns-repeated="16359" table:style-name="ce140"/>
        </table:table-row>
        <table:table-row table:style-name="ro10">
          <table:table-cell office:value-type="string" table:style-name="ce144">
            <text:p><text:span text:style-name="T9">臺</text:span><text:s/><text:span text:style-name="T9">北</text:span><text:s/><text:span text:style-name="T9">市</text:span></text:p>
          </table:table-cell>
          <table:table-cell office:value-type="float" office:value="2468089" table:style-name="ce99">
            <text:p><text:s text:c="3"/>2,468,089</text:p>
          </table:table-cell>
          <table:table-cell office:value-type="float" office:value="1163134" table:style-name="ce99">
            <text:p><text:s text:c="3"/>1,163,134</text:p>
          </table:table-cell>
          <table:table-cell office:value-type="float" office:value="1304955" table:style-name="ce99">
            <text:p><text:s text:c="3"/>1,304,955</text:p>
          </table:table-cell>
          <table:table-cell office:value-type="float" office:value="100" table:style-name="ce100">
            <text:p>100.00</text:p>
          </table:table-cell>
          <table:table-cell office:value-type="float" office:value="299852" table:style-name="ce99">
            <text:p><text:s text:c="3"/>299,852</text:p>
          </table:table-cell>
          <table:table-cell office:value-type="float" office:value="154671" table:style-name="ce99">
            <text:p><text:s text:c="3"/>154,671</text:p>
          </table:table-cell>
          <table:table-cell office:value-type="float" office:value="145181" table:style-name="ce99">
            <text:p><text:s text:c="3"/>145,181</text:p>
          </table:table-cell>
          <table:table-cell office:value-type="float" office:value="12.149156695726941" table:style-name="ce100">
            <text:p>12.15</text:p>
          </table:table-cell>
          <table:table-cell office:value-type="float" office:value="1590557" table:style-name="ce99">
            <text:p><text:s text:c="3"/>1,590,557</text:p>
          </table:table-cell>
          <table:table-cell office:value-type="float" office:value="756615" table:style-name="ce99">
            <text:p><text:s text:c="3"/>756,615</text:p>
          </table:table-cell>
          <table:table-cell office:value-type="float" office:value="833942" table:style-name="ce99">
            <text:p><text:s text:c="3"/>833,942</text:p>
          </table:table-cell>
          <table:table-cell office:value-type="float" office:value="64.444880229197565" table:style-name="ce100">
            <text:p>64.44</text:p>
          </table:table-cell>
          <table:table-cell office:value-type="float" office:value="577680" table:style-name="ce99">
            <text:p><text:s text:c="3"/>577,680</text:p>
          </table:table-cell>
          <table:table-cell office:value-type="float" office:value="251848" table:style-name="ce99">
            <text:p><text:s text:c="3"/>251,848</text:p>
          </table:table-cell>
          <table:table-cell office:value-type="float" office:value="325832" table:style-name="ce99">
            <text:p><text:s text:c="3"/>325,832</text:p>
          </table:table-cell>
          <table:table-cell office:value-type="float" office:value="23.405963075075491" table:style-name="ce100">
            <text:p>23.41</text:p>
          </table:table-cell>
          <table:table-cell office:value-type="float" office:value="947272" table:style-name="ce99">
            <text:p><text:s text:c="3"/>947,272</text:p>
          </table:table-cell>
          <table:table-cell office:value-type="float" office:value="455498" table:style-name="ce99">
            <text:p><text:s text:c="3"/>455,498</text:p>
          </table:table-cell>
          <table:table-cell office:value-type="float" office:value="491774" table:style-name="ce99">
            <text:p><text:s text:c="3"/>491,774</text:p>
          </table:table-cell>
          <table:table-cell office:value-type="float" office:value="38.380787726860753" table:style-name="ce100">
            <text:p>38.38</text:p>
          </table:table-cell>
          <table:table-cell office:value-type="float" office:value="2070449" table:style-name="ce99">
            <text:p><text:s text:c="3"/>2,070,449</text:p>
          </table:table-cell>
          <table:table-cell office:value-type="float" office:value="957694" table:style-name="ce99">
            <text:p><text:s text:c="3"/>957,694</text:p>
          </table:table-cell>
          <table:table-cell office:value-type="float" office:value="1112755" table:style-name="ce99">
            <text:p><text:s text:c="3"/>1,112,755</text:p>
          </table:table-cell>
          <table:table-cell office:value-type="float" office:value="83.888749554817508" table:style-name="ce100">
            <text:p>83.89</text:p>
          </table:table-cell>
          <table:table-cell table:number-columns-repeated="16359" table:style-name="ce140"/>
        </table:table-row>
        <table:table-row table:style-name="ro10">
          <table:table-cell office:value-type="string" table:style-name="ce144">
            <text:p><text:span text:style-name="T9">桃</text:span><text:s/><text:span text:style-name="T9">園</text:span><text:s/><text:span text:style-name="T9">市</text:span></text:p>
          </table:table-cell>
          <table:table-cell office:value-type="float" office:value="2345689" table:style-name="ce99">
            <text:p><text:s text:c="3"/>2,345,689</text:p>
          </table:table-cell>
          <table:table-cell office:value-type="float" office:value="1154581" table:style-name="ce99">
            <text:p><text:s text:c="3"/>1,154,581</text:p>
          </table:table-cell>
          <table:table-cell office:value-type="float" office:value="1191108" table:style-name="ce99">
            <text:p><text:s text:c="3"/>1,191,108</text:p>
          </table:table-cell>
          <table:table-cell office:value-type="float" office:value="100" table:style-name="ce100">
            <text:p>100.00</text:p>
          </table:table-cell>
          <table:table-cell office:value-type="float" office:value="313137" table:style-name="ce99">
            <text:p><text:s text:c="3"/>313,137</text:p>
          </table:table-cell>
          <table:table-cell office:value-type="float" office:value="162125" table:style-name="ce99">
            <text:p><text:s text:c="3"/>162,125</text:p>
          </table:table-cell>
          <table:table-cell office:value-type="float" office:value="151012" table:style-name="ce99">
            <text:p><text:s text:c="3"/>151,012</text:p>
          </table:table-cell>
          <table:table-cell office:value-type="float" office:value="13.34946789621301" table:style-name="ce100">
            <text:p>13.35</text:p>
          </table:table-cell>
          <table:table-cell office:value-type="float" office:value="1654331" table:style-name="ce99">
            <text:p><text:s text:c="3"/>1,654,331</text:p>
          </table:table-cell>
          <table:table-cell office:value-type="float" office:value="822392" table:style-name="ce99">
            <text:p><text:s text:c="3"/>822,392</text:p>
          </table:table-cell>
          <table:table-cell office:value-type="float" office:value="831939" table:style-name="ce99">
            <text:p><text:s text:c="3"/>831,939</text:p>
          </table:table-cell>
          <table:table-cell office:value-type="float" office:value="70.526442337411311" table:style-name="ce100">
            <text:p>70.53</text:p>
          </table:table-cell>
          <table:table-cell office:value-type="float" office:value="378221" table:style-name="ce99">
            <text:p><text:s text:c="3"/>378,221</text:p>
          </table:table-cell>
          <table:table-cell office:value-type="float" office:value="170064" table:style-name="ce99">
            <text:p><text:s text:c="3"/>170,064</text:p>
          </table:table-cell>
          <table:table-cell office:value-type="float" office:value="208157" table:style-name="ce99">
            <text:p><text:s text:c="3"/>208,157</text:p>
          </table:table-cell>
          <table:table-cell office:value-type="float" office:value="16.124089766375679" table:style-name="ce100">
            <text:p>16.12</text:p>
          </table:table-cell>
          <table:table-cell office:value-type="float" office:value="1045043" table:style-name="ce99">
            <text:p><text:s text:c="3"/>1,045,043</text:p>
          </table:table-cell>
          <table:table-cell office:value-type="float" office:value="525696" table:style-name="ce99">
            <text:p><text:s text:c="3"/>525,696</text:p>
          </table:table-cell>
          <table:table-cell office:value-type="float" office:value="519347" table:style-name="ce99">
            <text:p><text:s text:c="3"/>519,347</text:p>
          </table:table-cell>
          <table:table-cell office:value-type="float" office:value="44.551643461686517" table:style-name="ce100">
            <text:p>44.55</text:p>
          </table:table-cell>
          <table:table-cell office:value-type="float" office:value="1922731" table:style-name="ce99">
            <text:p><text:s text:c="3"/>1,922,731</text:p>
          </table:table-cell>
          <table:table-cell office:value-type="float" office:value="934956" table:style-name="ce99">
            <text:p><text:s text:c="3"/>934,956</text:p>
          </table:table-cell>
          <table:table-cell office:value-type="float" office:value="987775" table:style-name="ce99">
            <text:p><text:s text:c="3"/>987,775</text:p>
          </table:table-cell>
          <table:table-cell office:value-type="float" office:value="81.968709406916261" table:style-name="ce100">
            <text:p>81.97</text:p>
          </table:table-cell>
          <table:table-cell table:number-columns-repeated="16359" table:style-name="ce140"/>
        </table:table-row>
        <table:table-row table:style-name="ro17">
          <table:table-cell office:value-type="string" table:style-name="ce144">
            <text:p><text:span text:style-name="T9">臺</text:span><text:s/><text:span text:style-name="T9">中</text:span><text:s/><text:span text:style-name="T9">市</text:span></text:p>
          </table:table-cell>
          <table:table-cell office:value-type="float" office:value="2865947" table:style-name="ce99">
            <text:p><text:s text:c="3"/>2,865,947</text:p>
          </table:table-cell>
          <table:table-cell office:value-type="float" office:value="1398204" table:style-name="ce99">
            <text:p><text:s text:c="3"/>1,398,204</text:p>
          </table:table-cell>
          <table:table-cell office:value-type="float" office:value="1467743" table:style-name="ce99">
            <text:p><text:s text:c="3"/>1,467,743</text:p>
          </table:table-cell>
          <table:table-cell office:value-type="float" office:value="100" table:style-name="ce100">
            <text:p>100.00</text:p>
          </table:table-cell>
          <table:table-cell office:value-type="float" office:value="371486" table:style-name="ce99">
            <text:p><text:s text:c="3"/>371,486</text:p>
          </table:table-cell>
          <table:table-cell office:value-type="float" office:value="192501" table:style-name="ce99">
            <text:p><text:s text:c="3"/>192,501</text:p>
          </table:table-cell>
          <table:table-cell office:value-type="float" office:value="178985" table:style-name="ce99">
            <text:p><text:s text:c="3"/>178,985</text:p>
          </table:table-cell>
          <table:table-cell office:value-type="float" office:value="12.962068035452161" table:style-name="ce100">
            <text:p>12.96</text:p>
          </table:table-cell>
          <table:table-cell office:value-type="float" office:value="2013447" table:style-name="ce99">
            <text:p><text:s text:c="3"/>2,013,447</text:p>
          </table:table-cell>
          <table:table-cell office:value-type="float" office:value="989683" table:style-name="ce99">
            <text:p><text:s text:c="3"/>989,683</text:p>
          </table:table-cell>
          <table:table-cell office:value-type="float" office:value="1023764" table:style-name="ce99">
            <text:p><text:s text:c="3"/>1,023,764</text:p>
          </table:table-cell>
          <table:table-cell office:value-type="float" office:value="70.254160317689056" table:style-name="ce100">
            <text:p>70.25</text:p>
          </table:table-cell>
          <table:table-cell office:value-type="float" office:value="481014" table:style-name="ce99">
            <text:p><text:s text:c="3"/>481,014</text:p>
          </table:table-cell>
          <table:table-cell office:value-type="float" office:value="216020" table:style-name="ce99">
            <text:p><text:s text:c="3"/>216,020</text:p>
          </table:table-cell>
          <table:table-cell office:value-type="float" office:value="264994" table:style-name="ce99">
            <text:p><text:s text:c="3"/>264,994</text:p>
          </table:table-cell>
          <table:table-cell office:value-type="float" office:value="16.783771646858781" table:style-name="ce100">
            <text:p>16.78</text:p>
          </table:table-cell>
          <table:table-cell office:value-type="float" office:value="1262168" table:style-name="ce99">
            <text:p><text:s text:c="3"/>1,262,168</text:p>
          </table:table-cell>
          <table:table-cell office:value-type="float" office:value="630807" table:style-name="ce99">
            <text:p><text:s text:c="3"/>630,807</text:p>
          </table:table-cell>
          <table:table-cell office:value-type="float" office:value="631361" table:style-name="ce99">
            <text:p><text:s text:c="3"/>631,361</text:p>
          </table:table-cell>
          <table:table-cell office:value-type="float" office:value="44.040172410724971" table:style-name="ce100">
            <text:p>44.04</text:p>
          </table:table-cell>
          <table:table-cell office:value-type="float" office:value="2362321" table:style-name="ce99">
            <text:p><text:s text:c="3"/>2,362,321</text:p>
          </table:table-cell>
          <table:table-cell office:value-type="float" office:value="1137149" table:style-name="ce99">
            <text:p><text:s text:c="3"/>1,137,149</text:p>
          </table:table-cell>
          <table:table-cell office:value-type="float" office:value="1225172" table:style-name="ce99">
            <text:p><text:s text:c="3"/>1,225,172</text:p>
          </table:table-cell>
          <table:table-cell office:value-type="float" office:value="82.427239582588228" table:style-name="ce100">
            <text:p>82.43</text:p>
          </table:table-cell>
          <table:table-cell table:number-columns-repeated="16359" table:style-name="ce140"/>
        </table:table-row>
        <table:table-row table:style-name="ro10">
          <table:table-cell office:value-type="string" table:style-name="ce144">
            <text:p><text:span text:style-name="T9">臺</text:span><text:s/><text:span text:style-name="T9">南</text:span><text:s/><text:span text:style-name="T9">市</text:span></text:p>
          </table:table-cell>
          <table:table-cell office:value-type="float" office:value="1858560" table:style-name="ce99">
            <text:p><text:s text:c="3"/>1,858,560</text:p>
          </table:table-cell>
          <table:table-cell office:value-type="float" office:value="921273" table:style-name="ce99">
            <text:p><text:s text:c="3"/>921,273</text:p>
          </table:table-cell>
          <table:table-cell office:value-type="float" office:value="937287" table:style-name="ce99">
            <text:p><text:s text:c="3"/>937,287</text:p>
          </table:table-cell>
          <table:table-cell office:value-type="float" office:value="100" table:style-name="ce100">
            <text:p>100.00</text:p>
          </table:table-cell>
          <table:table-cell office:value-type="float" office:value="208386" table:style-name="ce99">
            <text:p><text:s text:c="3"/>208,386</text:p>
          </table:table-cell>
          <table:table-cell office:value-type="float" office:value="108087" table:style-name="ce99">
            <text:p><text:s text:c="3"/>108,087</text:p>
          </table:table-cell>
          <table:table-cell office:value-type="float" office:value="100299" table:style-name="ce99">
            <text:p><text:s text:c="3"/>100,299</text:p>
          </table:table-cell>
          <table:table-cell office:value-type="float" office:value="11.212228822314049" table:style-name="ce100">
            <text:p>11.21</text:p>
          </table:table-cell>
          <table:table-cell office:value-type="float" office:value="1281893" table:style-name="ce99">
            <text:p><text:s text:c="3"/>1,281,893</text:p>
          </table:table-cell>
          <table:table-cell office:value-type="float" office:value="644298" table:style-name="ce99">
            <text:p><text:s text:c="3"/>644,298</text:p>
          </table:table-cell>
          <table:table-cell office:value-type="float" office:value="637595" table:style-name="ce99">
            <text:p><text:s text:c="3"/>637,595</text:p>
          </table:table-cell>
          <table:table-cell office:value-type="float" office:value="68.97237646349862" table:style-name="ce100">
            <text:p>68.97</text:p>
          </table:table-cell>
          <table:table-cell office:value-type="float" office:value="368281" table:style-name="ce99">
            <text:p><text:s text:c="3"/>368,281</text:p>
          </table:table-cell>
          <table:table-cell office:value-type="float" office:value="168888" table:style-name="ce99">
            <text:p><text:s text:c="3"/>168,888</text:p>
          </table:table-cell>
          <table:table-cell office:value-type="float" office:value="199393" table:style-name="ce99">
            <text:p><text:s text:c="3"/>199,393</text:p>
          </table:table-cell>
          <table:table-cell office:value-type="float" office:value="19.815394714187331" table:style-name="ce100">
            <text:p>19.82</text:p>
          </table:table-cell>
          <table:table-cell office:value-type="float" office:value="779545" table:style-name="ce99">
            <text:p><text:s text:c="3"/>779,545</text:p>
          </table:table-cell>
          <table:table-cell office:value-type="float" office:value="397427" table:style-name="ce99">
            <text:p><text:s text:c="3"/>397,427</text:p>
          </table:table-cell>
          <table:table-cell office:value-type="float" office:value="382118" table:style-name="ce99">
            <text:p><text:s text:c="3"/>382,118</text:p>
          </table:table-cell>
          <table:table-cell office:value-type="float" office:value="41.943493887741049" table:style-name="ce100">
            <text:p>41.94</text:p>
          </table:table-cell>
          <table:table-cell office:value-type="float" office:value="1573241" table:style-name="ce99">
            <text:p><text:s text:c="3"/>1,573,241</text:p>
          </table:table-cell>
          <table:table-cell office:value-type="float" office:value="773276" table:style-name="ce99">
            <text:p><text:s text:c="3"/>773,276</text:p>
          </table:table-cell>
          <table:table-cell office:value-type="float" office:value="799965" table:style-name="ce99">
            <text:p><text:s text:c="3"/>799,965</text:p>
          </table:table-cell>
          <table:table-cell office:value-type="float" office:value="84.648383694903586" table:style-name="ce100">
            <text:p>84.65</text:p>
          </table:table-cell>
          <table:table-cell table:number-columns-repeated="16359" table:style-name="ce140"/>
        </table:table-row>
        <table:table-row table:style-name="ro10">
          <table:table-cell office:value-type="string" table:style-name="ce144">
            <text:p><text:span text:style-name="T9">高</text:span><text:s/><text:span text:style-name="T9">雄</text:span><text:s/><text:span text:style-name="T9">市</text:span></text:p>
          </table:table-cell>
          <table:table-cell office:value-type="float" office:value="2728880" table:style-name="ce99">
            <text:p><text:s text:c="3"/>2,728,880</text:p>
          </table:table-cell>
          <table:table-cell office:value-type="float" office:value="1335328" table:style-name="ce99">
            <text:p><text:s text:c="3"/>1,335,328</text:p>
          </table:table-cell>
          <table:table-cell office:value-type="float" office:value="1393552" table:style-name="ce99">
            <text:p><text:s text:c="3"/>1,393,552</text:p>
          </table:table-cell>
          <table:table-cell office:value-type="float" office:value="100" table:style-name="ce100">
            <text:p>100.00</text:p>
          </table:table-cell>
          <table:table-cell office:value-type="float" office:value="298883" table:style-name="ce99">
            <text:p><text:s text:c="3"/>298,883</text:p>
          </table:table-cell>
          <table:table-cell office:value-type="float" office:value="154744" table:style-name="ce99">
            <text:p><text:s text:c="3"/>154,744</text:p>
          </table:table-cell>
          <table:table-cell office:value-type="float" office:value="144139" table:style-name="ce99">
            <text:p><text:s text:c="3"/>144,139</text:p>
          </table:table-cell>
          <table:table-cell office:value-type="float" office:value="10.952588607780481" table:style-name="ce100">
            <text:p>10.95</text:p>
          </table:table-cell>
          <table:table-cell office:value-type="float" office:value="1879975" table:style-name="ce99">
            <text:p><text:s text:c="3"/>1,879,975</text:p>
          </table:table-cell>
          <table:table-cell office:value-type="float" office:value="935749" table:style-name="ce99">
            <text:p><text:s text:c="3"/>935,749</text:p>
          </table:table-cell>
          <table:table-cell office:value-type="float" office:value="944226" table:style-name="ce99">
            <text:p><text:s text:c="3"/>944,226</text:p>
          </table:table-cell>
          <table:table-cell office:value-type="float" office:value="68.891816422854802" table:style-name="ce100">
            <text:p>68.89</text:p>
          </table:table-cell>
          <table:table-cell office:value-type="float" office:value="550022" table:style-name="ce99">
            <text:p><text:s text:c="3"/>550,022</text:p>
          </table:table-cell>
          <table:table-cell office:value-type="float" office:value="244835" table:style-name="ce99">
            <text:p><text:s text:c="3"/>244,835</text:p>
          </table:table-cell>
          <table:table-cell office:value-type="float" office:value="305187" table:style-name="ce99">
            <text:p><text:s text:c="3"/>305,187</text:p>
          </table:table-cell>
          <table:table-cell office:value-type="float" office:value="20.155594969364721" table:style-name="ce100">
            <text:p>20.16</text:p>
          </table:table-cell>
          <table:table-cell office:value-type="float" office:value="1137213" table:style-name="ce99">
            <text:p><text:s text:c="3"/>1,137,213</text:p>
          </table:table-cell>
          <table:table-cell office:value-type="float" office:value="573801" table:style-name="ce99">
            <text:p><text:s text:c="3"/>573,801</text:p>
          </table:table-cell>
          <table:table-cell office:value-type="float" office:value="563412" table:style-name="ce99">
            <text:p><text:s text:c="3"/>563,412</text:p>
          </table:table-cell>
          <table:table-cell office:value-type="float" office:value="41.673250564334083" table:style-name="ce100">
            <text:p>41.67</text:p>
          </table:table-cell>
          <table:table-cell office:value-type="float" office:value="2317416" table:style-name="ce99">
            <text:p><text:s text:c="3"/>2,317,416</text:p>
          </table:table-cell>
          <table:table-cell office:value-type="float" office:value="1122190" table:style-name="ce99">
            <text:p><text:s text:c="3"/>1,122,190</text:p>
          </table:table-cell>
          <table:table-cell office:value-type="float" office:value="1195226" table:style-name="ce99">
            <text:p><text:s text:c="3"/>1,195,226</text:p>
          </table:table-cell>
          <table:table-cell office:value-type="float" office:value="84.921872709683086" table:style-name="ce100">
            <text:p>84.92</text:p>
          </table:table-cell>
          <table:table-cell table:number-columns-repeated="16359" table:style-name="ce140"/>
        </table:table-row>
        <table:table-row table:style-name="ro17">
          <table:table-cell office:value-type="string" table:style-name="ce144">
            <text:p><text:s/><text:span text:style-name="T9">臺</text:span><text:s/><text:span text:style-name="T9">灣</text:span><text:s/><text:span text:style-name="T9">省</text:span><text:s/></text:p>
          </table:table-cell>
          <table:table-cell office:value-type="float" office:value="6903291" table:style-name="ce99">
            <text:p><text:s text:c="3"/>6,903,291</text:p>
          </table:table-cell>
          <table:table-cell office:value-type="float" office:value="3493292" table:style-name="ce99">
            <text:p><text:s text:c="3"/>3,493,292</text:p>
          </table:table-cell>
          <table:table-cell office:value-type="float" office:value="3409999" table:style-name="ce99">
            <text:p><text:s text:c="3"/>3,409,999</text:p>
          </table:table-cell>
          <table:table-cell office:value-type="float" office:value="100" table:style-name="ce100">
            <text:p>100.00</text:p>
          </table:table-cell>
          <table:table-cell office:value-type="float" office:value="781782" table:style-name="ce99">
            <text:p><text:s text:c="3"/>781,782</text:p>
          </table:table-cell>
          <table:table-cell office:value-type="float" office:value="405611" table:style-name="ce99">
            <text:p><text:s text:c="3"/>405,611</text:p>
          </table:table-cell>
          <table:table-cell office:value-type="float" office:value="376171" table:style-name="ce99">
            <text:p><text:s text:c="3"/>376,171</text:p>
          </table:table-cell>
          <table:table-cell office:value-type="float" office:value="11.32477248894766" table:style-name="ce100">
            <text:p>11.32</text:p>
          </table:table-cell>
          <table:table-cell office:value-type="float" office:value="4744746" table:style-name="ce99">
            <text:p><text:s text:c="3"/>4,744,746</text:p>
          </table:table-cell>
          <table:table-cell office:value-type="float" office:value="2450463" table:style-name="ce99">
            <text:p><text:s text:c="3"/>2,450,463</text:p>
          </table:table-cell>
          <table:table-cell office:value-type="float" office:value="2294283" table:style-name="ce99">
            <text:p><text:s text:c="3"/>2,294,283</text:p>
          </table:table-cell>
          <table:table-cell office:value-type="float" office:value="68.731652772568907" table:style-name="ce100">
            <text:p>68.73</text:p>
          </table:table-cell>
          <table:table-cell office:value-type="float" office:value="1376763" table:style-name="ce99">
            <text:p><text:s text:c="3"/>1,376,763</text:p>
          </table:table-cell>
          <table:table-cell office:value-type="float" office:value="637218" table:style-name="ce99">
            <text:p><text:s text:c="3"/>637,218</text:p>
          </table:table-cell>
          <table:table-cell office:value-type="float" office:value="739545" table:style-name="ce99">
            <text:p><text:s text:c="3"/>739,545</text:p>
          </table:table-cell>
          <table:table-cell office:value-type="float" office:value="19.943574738483431" table:style-name="ce100">
            <text:p>19.94</text:p>
          </table:table-cell>
          <table:table-cell office:value-type="float" office:value="2875595" table:style-name="ce99">
            <text:p><text:s text:c="3"/>2,875,595</text:p>
          </table:table-cell>
          <table:table-cell office:value-type="float" office:value="1491673" table:style-name="ce99">
            <text:p><text:s text:c="3"/>1,491,673</text:p>
          </table:table-cell>
          <table:table-cell office:value-type="float" office:value="1383922" table:style-name="ce99">
            <text:p><text:s text:c="3"/>1,383,922</text:p>
          </table:table-cell>
          <table:table-cell office:value-type="float" office:value="41.65542202986952" table:style-name="ce100">
            <text:p>41.66</text:p>
          </table:table-cell>
          <table:table-cell office:value-type="float" office:value="5819713" table:style-name="ce99">
            <text:p><text:s text:c="3"/>5,819,713</text:p>
          </table:table-cell>
          <table:table-cell office:value-type="float" office:value="2929540" table:style-name="ce99">
            <text:p><text:s text:c="3"/>2,929,540</text:p>
          </table:table-cell>
          <table:table-cell office:value-type="float" office:value="2890173" table:style-name="ce99">
            <text:p><text:s text:c="3"/>2,890,173</text:p>
          </table:table-cell>
          <table:table-cell office:value-type="float" office:value="84.303457582767408" table:style-name="ce100">
            <text:p>84.30</text:p>
          </table:table-cell>
          <table:table-cell table:number-columns-repeated="16359" table:style-name="ce140"/>
        </table:table-row>
        <table:table-row table:style-name="ro17">
          <table:table-cell office:value-type="string" table:style-name="ce145">
            <text:p><text:span text:style-name="T5">宜</text:span><text:s/><text:span text:style-name="T5">蘭</text:span><text:s/><text:span text:style-name="T5">縣</text:span></text:p>
          </table:table-cell>
          <table:table-cell office:value-type="float" office:value="450203" table:style-name="ce108">
            <text:p><text:s text:c="3"/>450,203</text:p>
          </table:table-cell>
          <table:table-cell office:value-type="float" office:value="225518" table:style-name="ce108">
            <text:p><text:s text:c="3"/>225,518</text:p>
          </table:table-cell>
          <table:table-cell office:value-type="float" office:value="224685" table:style-name="ce108">
            <text:p><text:s text:c="3"/>224,685</text:p>
          </table:table-cell>
          <table:table-cell office:value-type="float" office:value="100" table:style-name="ce109">
            <text:p>100.00</text:p>
          </table:table-cell>
          <table:table-cell office:value-type="float" office:value="50008" table:style-name="ce108">
            <text:p><text:s text:c="3"/>50,008</text:p>
          </table:table-cell>
          <table:table-cell office:value-type="float" office:value="25869" table:style-name="ce108">
            <text:p><text:s text:c="3"/>25,869</text:p>
          </table:table-cell>
          <table:table-cell office:value-type="float" office:value="24139" table:style-name="ce108">
            <text:p><text:s text:c="3"/>24,139</text:p>
          </table:table-cell>
          <table:table-cell office:value-type="float" office:value="11.107878001701449" table:style-name="ce109">
            <text:p>11.11</text:p>
          </table:table-cell>
          <table:table-cell office:value-type="float" office:value="309388" table:style-name="ce108">
            <text:p><text:s text:c="3"/>309,388</text:p>
          </table:table-cell>
          <table:table-cell office:value-type="float" office:value="157755" table:style-name="ce108">
            <text:p><text:s text:c="3"/>157,755</text:p>
          </table:table-cell>
          <table:table-cell office:value-type="float" office:value="151633" table:style-name="ce108">
            <text:p><text:s text:c="3"/>151,633</text:p>
          </table:table-cell>
          <table:table-cell office:value-type="float" office:value="68.721887681779108" table:style-name="ce109">
            <text:p>68.72</text:p>
          </table:table-cell>
          <table:table-cell office:value-type="float" office:value="90807" table:style-name="ce108">
            <text:p><text:s text:c="3"/>90,807</text:p>
          </table:table-cell>
          <table:table-cell office:value-type="float" office:value="41894" table:style-name="ce108">
            <text:p><text:s text:c="3"/>41,894</text:p>
          </table:table-cell>
          <table:table-cell office:value-type="float" office:value="48913" table:style-name="ce108">
            <text:p><text:s text:c="3"/>48,913</text:p>
          </table:table-cell>
          <table:table-cell office:value-type="float" office:value="20.170234316519441" table:style-name="ce109">
            <text:p>20.17</text:p>
          </table:table-cell>
          <table:table-cell office:value-type="float" office:value="184725" table:style-name="ce108">
            <text:p><text:s text:c="3"/>184,725</text:p>
          </table:table-cell>
          <table:table-cell office:value-type="float" office:value="95019" table:style-name="ce108">
            <text:p><text:s text:c="3"/>95,019</text:p>
          </table:table-cell>
          <table:table-cell office:value-type="float" office:value="89706" table:style-name="ce108">
            <text:p><text:s text:c="3"/>89,706</text:p>
          </table:table-cell>
          <table:table-cell office:value-type="float" office:value="41.031490238847809" table:style-name="ce109">
            <text:p>41.03</text:p>
          </table:table-cell>
          <table:table-cell office:value-type="float" office:value="381189" table:style-name="ce108">
            <text:p><text:s text:c="3"/>381,189</text:p>
          </table:table-cell>
          <table:table-cell office:value-type="float" office:value="189812" table:style-name="ce108">
            <text:p><text:s text:c="3"/>189,812</text:p>
          </table:table-cell>
          <table:table-cell office:value-type="float" office:value="191377" table:style-name="ce108">
            <text:p><text:s text:c="3"/>191,377</text:p>
          </table:table-cell>
          <table:table-cell office:value-type="float" office:value="84.670470876471285" table:style-name="ce109">
            <text:p>84.67</text:p>
          </table:table-cell>
          <table:table-cell table:number-columns-repeated="16359" table:style-name="ce140"/>
        </table:table-row>
        <table:table-row table:style-name="ro10">
          <table:table-cell office:value-type="string" table:style-name="ce145">
            <text:p><text:span text:style-name="T5">新</text:span><text:s/><text:span text:style-name="T5">竹</text:span><text:s/><text:span text:style-name="T5">縣</text:span></text:p>
          </table:table-cell>
          <table:table-cell office:value-type="float" office:value="596503" table:style-name="ce108">
            <text:p><text:s text:c="3"/>596,503</text:p>
          </table:table-cell>
          <table:table-cell office:value-type="float" office:value="303631" table:style-name="ce108">
            <text:p><text:s text:c="3"/>303,631</text:p>
          </table:table-cell>
          <table:table-cell office:value-type="float" office:value="292872" table:style-name="ce108">
            <text:p><text:s text:c="3"/>292,872</text:p>
          </table:table-cell>
          <table:table-cell office:value-type="float" office:value="100" table:style-name="ce109">
            <text:p>100.00</text:p>
          </table:table-cell>
          <table:table-cell office:value-type="float" office:value="89834" table:style-name="ce108">
            <text:p><text:s text:c="3"/>89,834</text:p>
          </table:table-cell>
          <table:table-cell office:value-type="float" office:value="46475" table:style-name="ce108">
            <text:p><text:s text:c="3"/>46,475</text:p>
          </table:table-cell>
          <table:table-cell office:value-type="float" office:value="43359" table:style-name="ce108">
            <text:p><text:s text:c="3"/>43,359</text:p>
          </table:table-cell>
          <table:table-cell office:value-type="float" office:value="15.060108666678961" table:style-name="ce109">
            <text:p>15.06</text:p>
          </table:table-cell>
          <table:table-cell office:value-type="float" office:value="419396" table:style-name="ce108">
            <text:p><text:s text:c="3"/>419,396</text:p>
          </table:table-cell>
          <table:table-cell office:value-type="float" office:value="215575" table:style-name="ce108">
            <text:p><text:s text:c="3"/>215,575</text:p>
          </table:table-cell>
          <table:table-cell office:value-type="float" office:value="203821" table:style-name="ce108">
            <text:p><text:s text:c="3"/>203,821</text:p>
          </table:table-cell>
          <table:table-cell office:value-type="float" office:value="70.309118311223912" table:style-name="ce109">
            <text:p>70.31</text:p>
          </table:table-cell>
          <table:table-cell office:value-type="float" office:value="87273" table:style-name="ce108">
            <text:p><text:s text:c="3"/>87,273</text:p>
          </table:table-cell>
          <table:table-cell office:value-type="float" office:value="41581" table:style-name="ce108">
            <text:p><text:s text:c="3"/>41,581</text:p>
          </table:table-cell>
          <table:table-cell office:value-type="float" office:value="45692" table:style-name="ce108">
            <text:p><text:s text:c="3"/>45,692</text:p>
          </table:table-cell>
          <table:table-cell office:value-type="float" office:value="14.63077302209712" table:style-name="ce109">
            <text:p>14.63</text:p>
          </table:table-cell>
          <table:table-cell office:value-type="float" office:value="265409" table:style-name="ce108">
            <text:p><text:s text:c="3"/>265,409</text:p>
          </table:table-cell>
          <table:table-cell office:value-type="float" office:value="136710" table:style-name="ce108">
            <text:p><text:s text:c="3"/>136,710</text:p>
          </table:table-cell>
          <table:table-cell office:value-type="float" office:value="128699" table:style-name="ce108">
            <text:p><text:s text:c="3"/>128,699</text:p>
          </table:table-cell>
          <table:table-cell office:value-type="float" office:value="44.494160129957443" table:style-name="ce109">
            <text:p>44.49</text:p>
          </table:table-cell>
          <table:table-cell office:value-type="float" office:value="476051" table:style-name="ce108">
            <text:p><text:s text:c="3"/>476,051</text:p>
          </table:table-cell>
          <table:table-cell office:value-type="float" office:value="241046" table:style-name="ce108">
            <text:p><text:s text:c="3"/>241,046</text:p>
          </table:table-cell>
          <table:table-cell office:value-type="float" office:value="235005" table:style-name="ce108">
            <text:p><text:s text:c="3"/>235,005</text:p>
          </table:table-cell>
          <table:table-cell office:value-type="float" office:value="79.80697498587601" table:style-name="ce109">
            <text:p>79.81</text:p>
          </table:table-cell>
          <table:table-cell table:number-columns-repeated="16359" table:style-name="ce140"/>
        </table:table-row>
        <table:table-row table:style-name="ro10">
          <table:table-cell office:value-type="string" table:style-name="ce145">
            <text:p><text:span text:style-name="T5">苗</text:span><text:s/><text:span text:style-name="T5">栗</text:span><text:s/><text:span text:style-name="T5">縣</text:span></text:p>
          </table:table-cell>
          <table:table-cell office:value-type="float" office:value="532862" table:style-name="ce108">
            <text:p><text:s text:c="3"/>532,862</text:p>
          </table:table-cell>
          <table:table-cell office:value-type="float" office:value="273852" table:style-name="ce108">
            <text:p><text:s text:c="3"/>273,852</text:p>
          </table:table-cell>
          <table:table-cell office:value-type="float" office:value="259010" table:style-name="ce108">
            <text:p><text:s text:c="3"/>259,010</text:p>
          </table:table-cell>
          <table:table-cell office:value-type="float" office:value="100" table:style-name="ce109">
            <text:p>100.00</text:p>
          </table:table-cell>
          <table:table-cell office:value-type="float" office:value="60379" table:style-name="ce108">
            <text:p><text:s text:c="3"/>60,379</text:p>
          </table:table-cell>
          <table:table-cell office:value-type="float" office:value="31183" table:style-name="ce108">
            <text:p><text:s text:c="3"/>31,183</text:p>
          </table:table-cell>
          <table:table-cell office:value-type="float" office:value="29196" table:style-name="ce108">
            <text:p><text:s text:c="3"/>29,196</text:p>
          </table:table-cell>
          <table:table-cell office:value-type="float" office:value="11.33107633871434" table:style-name="ce109">
            <text:p>11.33</text:p>
          </table:table-cell>
          <table:table-cell office:value-type="float" office:value="367383" table:style-name="ce108">
            <text:p><text:s text:c="3"/>367,383</text:p>
          </table:table-cell>
          <table:table-cell office:value-type="float" office:value="192754" table:style-name="ce108">
            <text:p><text:s text:c="3"/>192,754</text:p>
          </table:table-cell>
          <table:table-cell office:value-type="float" office:value="174629" table:style-name="ce108">
            <text:p><text:s text:c="3"/>174,629</text:p>
          </table:table-cell>
          <table:table-cell office:value-type="float" office:value="68.945242858376091" table:style-name="ce109">
            <text:p>68.95</text:p>
          </table:table-cell>
          <table:table-cell office:value-type="float" office:value="105100" table:style-name="ce108">
            <text:p><text:s text:c="3"/>105,100</text:p>
          </table:table-cell>
          <table:table-cell office:value-type="float" office:value="49915" table:style-name="ce108">
            <text:p><text:s text:c="3"/>49,915</text:p>
          </table:table-cell>
          <table:table-cell office:value-type="float" office:value="55185" table:style-name="ce108">
            <text:p><text:s text:c="3"/>55,185</text:p>
          </table:table-cell>
          <table:table-cell office:value-type="float" office:value="19.72368080290957" table:style-name="ce109">
            <text:p>19.72</text:p>
          </table:table-cell>
          <table:table-cell office:value-type="float" office:value="224637" table:style-name="ce108">
            <text:p><text:s text:c="3"/>224,637</text:p>
          </table:table-cell>
          <table:table-cell office:value-type="float" office:value="118618" table:style-name="ce108">
            <text:p><text:s text:c="3"/>118,618</text:p>
          </table:table-cell>
          <table:table-cell office:value-type="float" office:value="106019" table:style-name="ce108">
            <text:p><text:s text:c="3"/>106,019</text:p>
          </table:table-cell>
          <table:table-cell office:value-type="float" office:value="42.156693477861062" table:style-name="ce109">
            <text:p>42.16</text:p>
          </table:table-cell>
          <table:table-cell office:value-type="float" office:value="448581" table:style-name="ce108">
            <text:p><text:s text:c="3"/>448,581</text:p>
          </table:table-cell>
          <table:table-cell office:value-type="float" office:value="230126" table:style-name="ce108">
            <text:p><text:s text:c="3"/>230,126</text:p>
          </table:table-cell>
          <table:table-cell office:value-type="float" office:value="218455" table:style-name="ce108">
            <text:p><text:s text:c="3"/>218,455</text:p>
          </table:table-cell>
          <table:table-cell office:value-type="float" office:value="84.183334521883708" table:style-name="ce109">
            <text:p>84.18</text:p>
          </table:table-cell>
          <table:table-cell table:number-columns-repeated="16359" table:style-name="ce140"/>
        </table:table-row>
        <table:table-row table:style-name="ro10">
          <table:table-cell office:value-type="string" table:style-name="ce145">
            <text:p><text:span text:style-name="T5">彰</text:span><text:s/><text:span text:style-name="T5">化</text:span><text:s/><text:span text:style-name="T5">縣</text:span></text:p>
          </table:table-cell>
          <table:table-cell office:value-type="float" office:value="1220292" table:style-name="ce108">
            <text:p><text:s text:c="3"/>1,220,292</text:p>
          </table:table-cell>
          <table:table-cell office:value-type="float" office:value="618848" table:style-name="ce108">
            <text:p><text:s text:c="3"/>618,848</text:p>
          </table:table-cell>
          <table:table-cell office:value-type="float" office:value="601444" table:style-name="ce108">
            <text:p><text:s text:c="3"/>601,444</text:p>
          </table:table-cell>
          <table:table-cell office:value-type="float" office:value="100" table:style-name="ce109">
            <text:p>100.00</text:p>
          </table:table-cell>
          <table:table-cell office:value-type="float" office:value="141341" table:style-name="ce108">
            <text:p><text:s text:c="3"/>141,341</text:p>
          </table:table-cell>
          <table:table-cell office:value-type="float" office:value="73690" table:style-name="ce108">
            <text:p><text:s text:c="3"/>73,690</text:p>
          </table:table-cell>
          <table:table-cell office:value-type="float" office:value="67651" table:style-name="ce108">
            <text:p><text:s text:c="3"/>67,651</text:p>
          </table:table-cell>
          <table:table-cell office:value-type="float" office:value="11.58255565061477" table:style-name="ce109">
            <text:p>11.58</text:p>
          </table:table-cell>
          <table:table-cell office:value-type="float" office:value="837807" table:style-name="ce108">
            <text:p><text:s text:c="3"/>837,807</text:p>
          </table:table-cell>
          <table:table-cell office:value-type="float" office:value="433363" table:style-name="ce108">
            <text:p><text:s text:c="3"/>433,363</text:p>
          </table:table-cell>
          <table:table-cell office:value-type="float" office:value="404444" table:style-name="ce108">
            <text:p><text:s text:c="3"/>404,444</text:p>
          </table:table-cell>
          <table:table-cell office:value-type="float" office:value="68.656272433155337" table:style-name="ce109">
            <text:p>68.66</text:p>
          </table:table-cell>
          <table:table-cell office:value-type="float" office:value="241144" table:style-name="ce108">
            <text:p><text:s text:c="3"/>241,144</text:p>
          </table:table-cell>
          <table:table-cell office:value-type="float" office:value="111795" table:style-name="ce108">
            <text:p><text:s text:c="3"/>111,795</text:p>
          </table:table-cell>
          <table:table-cell office:value-type="float" office:value="129349" table:style-name="ce108">
            <text:p><text:s text:c="3"/>129,349</text:p>
          </table:table-cell>
          <table:table-cell office:value-type="float" office:value="19.761171916229891" table:style-name="ce109">
            <text:p>19.76</text:p>
          </table:table-cell>
          <table:table-cell office:value-type="float" office:value="520110" table:style-name="ce108">
            <text:p><text:s text:c="3"/>520,110</text:p>
          </table:table-cell>
          <table:table-cell office:value-type="float" office:value="269959" table:style-name="ce108">
            <text:p><text:s text:c="3"/>269,959</text:p>
          </table:table-cell>
          <table:table-cell office:value-type="float" office:value="250151" table:style-name="ce108">
            <text:p><text:s text:c="3"/>250,151</text:p>
          </table:table-cell>
          <table:table-cell office:value-type="float" office:value="42.621765937988613" table:style-name="ce109">
            <text:p>42.62</text:p>
          </table:table-cell>
          <table:table-cell office:value-type="float" office:value="1024109" table:style-name="ce108">
            <text:p><text:s text:c="3"/>1,024,109</text:p>
          </table:table-cell>
          <table:table-cell office:value-type="float" office:value="516276" table:style-name="ce108">
            <text:p><text:s text:c="3"/>516,276</text:p>
          </table:table-cell>
          <table:table-cell office:value-type="float" office:value="507833" table:style-name="ce108">
            <text:p><text:s text:c="3"/>507,833</text:p>
          </table:table-cell>
          <table:table-cell office:value-type="float" office:value="83.92327410160847" table:style-name="ce109">
            <text:p>83.92</text:p>
          </table:table-cell>
          <table:table-cell table:number-columns-repeated="16359" table:style-name="ce140"/>
        </table:table-row>
        <table:table-row table:style-name="ro17">
          <table:table-cell office:value-type="string" table:style-name="ce145">
            <text:p><text:span text:style-name="T5">南</text:span><text:s/><text:span text:style-name="T5">投</text:span><text:s/><text:span text:style-name="T5">縣</text:span></text:p>
          </table:table-cell>
          <table:table-cell office:value-type="float" office:value="471113" table:style-name="ce108">
            <text:p><text:s text:c="3"/>471,113</text:p>
          </table:table-cell>
          <table:table-cell office:value-type="float" office:value="239503" table:style-name="ce108">
            <text:p><text:s text:c="3"/>239,503</text:p>
          </table:table-cell>
          <table:table-cell office:value-type="float" office:value="231610" table:style-name="ce108">
            <text:p><text:s text:c="3"/>231,610</text:p>
          </table:table-cell>
          <table:table-cell office:value-type="float" office:value="100" table:style-name="ce109">
            <text:p>100.00</text:p>
          </table:table-cell>
          <table:table-cell office:value-type="float" office:value="47845" table:style-name="ce108">
            <text:p><text:s text:c="3"/>47,845</text:p>
          </table:table-cell>
          <table:table-cell office:value-type="float" office:value="24920" table:style-name="ce108">
            <text:p><text:s text:c="3"/>24,920</text:p>
          </table:table-cell>
          <table:table-cell office:value-type="float" office:value="22925" table:style-name="ce108">
            <text:p><text:s text:c="3"/>22,925</text:p>
          </table:table-cell>
          <table:table-cell office:value-type="float" office:value="10.155737583127619" table:style-name="ce109">
            <text:p>10.16</text:p>
          </table:table-cell>
          <table:table-cell office:value-type="float" office:value="319664" table:style-name="ce108">
            <text:p><text:s text:c="3"/>319,664</text:p>
          </table:table-cell>
          <table:table-cell office:value-type="float" office:value="165899" table:style-name="ce108">
            <text:p><text:s text:c="3"/>165,899</text:p>
          </table:table-cell>
          <table:table-cell office:value-type="float" office:value="153765" table:style-name="ce108">
            <text:p><text:s text:c="3"/>153,765</text:p>
          </table:table-cell>
          <table:table-cell office:value-type="float" office:value="67.8529354953058" table:style-name="ce109">
            <text:p>67.85</text:p>
          </table:table-cell>
          <table:table-cell office:value-type="float" office:value="103604" table:style-name="ce108">
            <text:p><text:s text:c="3"/>103,604</text:p>
          </table:table-cell>
          <table:table-cell office:value-type="float" office:value="48684" table:style-name="ce108">
            <text:p><text:s text:c="3"/>48,684</text:p>
          </table:table-cell>
          <table:table-cell office:value-type="float" office:value="54920" table:style-name="ce108">
            <text:p><text:s text:c="3"/>54,920</text:p>
          </table:table-cell>
          <table:table-cell office:value-type="float" office:value="21.991326921566589" table:style-name="ce109">
            <text:p>21.99</text:p>
          </table:table-cell>
          <table:table-cell office:value-type="float" office:value="189153" table:style-name="ce108">
            <text:p><text:s text:c="3"/>189,153</text:p>
          </table:table-cell>
          <table:table-cell office:value-type="float" office:value="99506" table:style-name="ce108">
            <text:p><text:s text:c="3"/>99,506</text:p>
          </table:table-cell>
          <table:table-cell office:value-type="float" office:value="89647" table:style-name="ce108">
            <text:p><text:s text:c="3"/>89,647</text:p>
          </table:table-cell>
          <table:table-cell office:value-type="float" office:value="40.150239963660518" table:style-name="ce109">
            <text:p>40.15</text:p>
          </table:table-cell>
          <table:table-cell office:value-type="float" office:value="403898" table:style-name="ce108">
            <text:p><text:s text:c="3"/>403,898</text:p>
          </table:table-cell>
          <table:table-cell office:value-type="float" office:value="204555" table:style-name="ce108">
            <text:p><text:s text:c="3"/>204,555</text:p>
          </table:table-cell>
          <table:table-cell office:value-type="float" office:value="199343" table:style-name="ce108">
            <text:p><text:s text:c="3"/>199,343</text:p>
          </table:table-cell>
          <table:table-cell office:value-type="float" office:value="85.732722298047392" table:style-name="ce109">
            <text:p>85.73</text:p>
          </table:table-cell>
          <table:table-cell table:number-columns-repeated="16359" table:style-name="ce140"/>
        </table:table-row>
        <table:table-row table:style-name="ro10">
          <table:table-cell office:value-type="string" table:style-name="ce145">
            <text:p><text:span text:style-name="T5">雲</text:span><text:s/><text:span text:style-name="T5">林</text:span><text:s/><text:span text:style-name="T5">縣</text:span></text:p>
          </table:table-cell>
          <table:table-cell office:value-type="float" office:value="656155" table:style-name="ce108">
            <text:p><text:s text:c="3"/>656,155</text:p>
          </table:table-cell>
          <table:table-cell office:value-type="float" office:value="337348" table:style-name="ce108">
            <text:p><text:s text:c="3"/>337,348</text:p>
          </table:table-cell>
          <table:table-cell office:value-type="float" office:value="318807" table:style-name="ce108">
            <text:p><text:s text:c="3"/>318,807</text:p>
          </table:table-cell>
          <table:table-cell office:value-type="float" office:value="100" table:style-name="ce109">
            <text:p>100.00</text:p>
          </table:table-cell>
          <table:table-cell office:value-type="float" office:value="69384" table:style-name="ce108">
            <text:p><text:s text:c="3"/>69,384</text:p>
          </table:table-cell>
          <table:table-cell office:value-type="float" office:value="35805" table:style-name="ce108">
            <text:p><text:s text:c="3"/>35,805</text:p>
          </table:table-cell>
          <table:table-cell office:value-type="float" office:value="33579" table:style-name="ce108">
            <text:p><text:s text:c="3"/>33,579</text:p>
          </table:table-cell>
          <table:table-cell office:value-type="float" office:value="10.574330760262439" table:style-name="ce109">
            <text:p>10.57</text:p>
          </table:table-cell>
          <table:table-cell office:value-type="float" office:value="446765" table:style-name="ce108">
            <text:p><text:s text:c="3"/>446,765</text:p>
          </table:table-cell>
          <table:table-cell office:value-type="float" office:value="236208" table:style-name="ce108">
            <text:p><text:s text:c="3"/>236,208</text:p>
          </table:table-cell>
          <table:table-cell office:value-type="float" office:value="210557" table:style-name="ce108">
            <text:p><text:s text:c="3"/>210,557</text:p>
          </table:table-cell>
          <table:table-cell office:value-type="float" office:value="68.088332787222527" table:style-name="ce109">
            <text:p>68.09</text:p>
          </table:table-cell>
          <table:table-cell office:value-type="float" office:value="140006" table:style-name="ce108">
            <text:p><text:s text:c="3"/>140,006</text:p>
          </table:table-cell>
          <table:table-cell office:value-type="float" office:value="65335" table:style-name="ce108">
            <text:p><text:s text:c="3"/>65,335</text:p>
          </table:table-cell>
          <table:table-cell office:value-type="float" office:value="74671" table:style-name="ce108">
            <text:p><text:s text:c="3"/>74,671</text:p>
          </table:table-cell>
          <table:table-cell office:value-type="float" office:value="21.337336452515029" table:style-name="ce109">
            <text:p>21.34</text:p>
          </table:table-cell>
          <table:table-cell office:value-type="float" office:value="269167" table:style-name="ce108">
            <text:p><text:s text:c="3"/>269,167</text:p>
          </table:table-cell>
          <table:table-cell office:value-type="float" office:value="140462" table:style-name="ce108">
            <text:p><text:s text:c="3"/>140,462</text:p>
          </table:table-cell>
          <table:table-cell office:value-type="float" office:value="128705" table:style-name="ce108">
            <text:p><text:s text:c="3"/>128,705</text:p>
          </table:table-cell>
          <table:table-cell office:value-type="float" office:value="41.021862212434563" table:style-name="ce109">
            <text:p>41.02</text:p>
          </table:table-cell>
          <table:table-cell office:value-type="float" office:value="558408" table:style-name="ce108">
            <text:p><text:s text:c="3"/>558,408</text:p>
          </table:table-cell>
          <table:table-cell office:value-type="float" office:value="286605" table:style-name="ce108">
            <text:p><text:s text:c="3"/>286,605</text:p>
          </table:table-cell>
          <table:table-cell office:value-type="float" office:value="271803" table:style-name="ce108">
            <text:p><text:s text:c="3"/>271,803</text:p>
          </table:table-cell>
          <table:table-cell office:value-type="float" office:value="85.103062538577007" table:style-name="ce109">
            <text:p>85.10</text:p>
          </table:table-cell>
          <table:table-cell table:number-columns-repeated="16359" table:style-name="ce140"/>
        </table:table-row>
        <table:table-row table:style-name="ro10">
          <table:table-cell office:value-type="string" table:style-name="ce145">
            <text:p><text:span text:style-name="T5">嘉</text:span><text:s/><text:span text:style-name="T5">義</text:span><text:s/><text:span text:style-name="T5">縣</text:span></text:p>
          </table:table-cell>
          <table:table-cell office:value-type="float" office:value="477408" table:style-name="ce108">
            <text:p><text:s text:c="3"/>477,408</text:p>
          </table:table-cell>
          <table:table-cell office:value-type="float" office:value="247057" table:style-name="ce108">
            <text:p><text:s text:c="3"/>247,057</text:p>
          </table:table-cell>
          <table:table-cell office:value-type="float" office:value="230351" table:style-name="ce108">
            <text:p><text:s text:c="3"/>230,351</text:p>
          </table:table-cell>
          <table:table-cell office:value-type="float" office:value="100" table:style-name="ce109">
            <text:p>100.00</text:p>
          </table:table-cell>
          <table:table-cell office:value-type="float" office:value="39919" table:style-name="ce108">
            <text:p><text:s text:c="3"/>39,919</text:p>
          </table:table-cell>
          <table:table-cell office:value-type="float" office:value="20659" table:style-name="ce108">
            <text:p><text:s text:c="3"/>20,659</text:p>
          </table:table-cell>
          <table:table-cell office:value-type="float" office:value="19260" table:style-name="ce108">
            <text:p><text:s text:c="3"/>19,260</text:p>
          </table:table-cell>
          <table:table-cell office:value-type="float" office:value="8.3616110329110498" table:style-name="ce109">
            <text:p>8.36</text:p>
          </table:table-cell>
          <table:table-cell office:value-type="float" office:value="325614" table:style-name="ce108">
            <text:p><text:s text:c="3"/>325,614</text:p>
          </table:table-cell>
          <table:table-cell office:value-type="float" office:value="173340" table:style-name="ce108">
            <text:p><text:s text:c="3"/>173,340</text:p>
          </table:table-cell>
          <table:table-cell office:value-type="float" office:value="152274" table:style-name="ce108">
            <text:p><text:s text:c="3"/>152,274</text:p>
          </table:table-cell>
          <table:table-cell office:value-type="float" office:value="68.204554594811981" table:style-name="ce109">
            <text:p>68.20</text:p>
          </table:table-cell>
          <table:table-cell office:value-type="float" office:value="111875" table:style-name="ce108">
            <text:p><text:s text:c="3"/>111,875</text:p>
          </table:table-cell>
          <table:table-cell office:value-type="float" office:value="53058" table:style-name="ce108">
            <text:p><text:s text:c="3"/>53,058</text:p>
          </table:table-cell>
          <table:table-cell office:value-type="float" office:value="58817" table:style-name="ce108">
            <text:p><text:s text:c="3"/>58,817</text:p>
          </table:table-cell>
          <table:table-cell office:value-type="float" office:value="23.433834372276959" table:style-name="ce109">
            <text:p>23.43</text:p>
          </table:table-cell>
          <table:table-cell office:value-type="float" office:value="190017" table:style-name="ce108">
            <text:p><text:s text:c="3"/>190,017</text:p>
          </table:table-cell>
          <table:table-cell office:value-type="float" office:value="100725" table:style-name="ce108">
            <text:p><text:s text:c="3"/>100,725</text:p>
          </table:table-cell>
          <table:table-cell office:value-type="float" office:value="89292" table:style-name="ce108">
            <text:p><text:s text:c="3"/>89,292</text:p>
          </table:table-cell>
          <table:table-cell office:value-type="float" office:value="39.801804745626377" table:style-name="ce109">
            <text:p>39.80</text:p>
          </table:table-cell>
          <table:table-cell office:value-type="float" office:value="418959" table:style-name="ce108">
            <text:p><text:s text:c="3"/>418,959</text:p>
          </table:table-cell>
          <table:table-cell office:value-type="float" office:value="216625" table:style-name="ce108">
            <text:p><text:s text:c="3"/>216,625</text:p>
          </table:table-cell>
          <table:table-cell office:value-type="float" office:value="202334" table:style-name="ce108">
            <text:p><text:s text:c="3"/>202,334</text:p>
          </table:table-cell>
          <table:table-cell office:value-type="float" office:value="87.75701286949527" table:style-name="ce109">
            <text:p>87.76</text:p>
          </table:table-cell>
          <table:table-cell table:number-columns-repeated="16359" table:style-name="ce140"/>
        </table:table-row>
        <table:table-row table:style-name="ro10">
          <table:table-cell office:value-type="string" table:style-name="ce145">
            <text:p><text:span text:style-name="T5">屏</text:span><text:s/><text:span text:style-name="T5">東</text:span><text:s/><text:span text:style-name="T5">縣</text:span></text:p>
          </table:table-cell>
          <table:table-cell office:value-type="float" office:value="787528" table:style-name="ce108">
            <text:p><text:s text:c="3"/>787,528</text:p>
          </table:table-cell>
          <table:table-cell office:value-type="float" office:value="398294" table:style-name="ce108">
            <text:p><text:s text:c="3"/>398,294</text:p>
          </table:table-cell>
          <table:table-cell office:value-type="float" office:value="389234" table:style-name="ce108">
            <text:p><text:s text:c="3"/>389,234</text:p>
          </table:table-cell>
          <table:table-cell office:value-type="float" office:value="100" table:style-name="ce109">
            <text:p>100.00</text:p>
          </table:table-cell>
          <table:table-cell office:value-type="float" office:value="79146" table:style-name="ce108">
            <text:p><text:s text:c="3"/>79,146</text:p>
          </table:table-cell>
          <table:table-cell office:value-type="float" office:value="41110" table:style-name="ce108">
            <text:p><text:s text:c="3"/>41,110</text:p>
          </table:table-cell>
          <table:table-cell office:value-type="float" office:value="38036" table:style-name="ce108">
            <text:p><text:s text:c="3"/>38,036</text:p>
          </table:table-cell>
          <table:table-cell office:value-type="float" office:value="10.049928383498751" table:style-name="ce109">
            <text:p>10.05</text:p>
          </table:table-cell>
          <table:table-cell office:value-type="float" office:value="541353" table:style-name="ce108">
            <text:p><text:s text:c="3"/>541,353</text:p>
          </table:table-cell>
          <table:table-cell office:value-type="float" office:value="280111" table:style-name="ce108">
            <text:p><text:s text:c="3"/>280,111</text:p>
          </table:table-cell>
          <table:table-cell office:value-type="float" office:value="261242" table:style-name="ce108">
            <text:p><text:s text:c="3"/>261,242</text:p>
          </table:table-cell>
          <table:table-cell office:value-type="float" office:value="68.740793978118873" table:style-name="ce109">
            <text:p>68.74</text:p>
          </table:table-cell>
          <table:table-cell office:value-type="float" office:value="167029" table:style-name="ce108">
            <text:p><text:s text:c="3"/>167,029</text:p>
          </table:table-cell>
          <table:table-cell office:value-type="float" office:value="77073" table:style-name="ce108">
            <text:p><text:s text:c="3"/>77,073</text:p>
          </table:table-cell>
          <table:table-cell office:value-type="float" office:value="89956" table:style-name="ce108">
            <text:p><text:s text:c="3"/>89,956</text:p>
          </table:table-cell>
          <table:table-cell office:value-type="float" office:value="21.209277638382378" table:style-name="ce109">
            <text:p>21.21</text:p>
          </table:table-cell>
          <table:table-cell office:value-type="float" office:value="322489" table:style-name="ce108">
            <text:p><text:s text:c="3"/>322,489</text:p>
          </table:table-cell>
          <table:table-cell office:value-type="float" office:value="168492" table:style-name="ce108">
            <text:p><text:s text:c="3"/>168,492</text:p>
          </table:table-cell>
          <table:table-cell office:value-type="float" office:value="153997" table:style-name="ce108">
            <text:p><text:s text:c="3"/>153,997</text:p>
          </table:table-cell>
          <table:table-cell office:value-type="float" office:value="40.949528143761228" table:style-name="ce109">
            <text:p>40.95</text:p>
          </table:table-cell>
          <table:table-cell office:value-type="float" office:value="677670" table:style-name="ce108">
            <text:p><text:s text:c="3"/>677,670</text:p>
          </table:table-cell>
          <table:table-cell office:value-type="float" office:value="341128" table:style-name="ce108">
            <text:p><text:s text:c="3"/>341,128</text:p>
          </table:table-cell>
          <table:table-cell office:value-type="float" office:value="336542" table:style-name="ce108">
            <text:p><text:s text:c="3"/>336,542</text:p>
          </table:table-cell>
          <table:table-cell office:value-type="float" office:value="86.050273768043809" table:style-name="ce109">
            <text:p>86.05</text:p>
          </table:table-cell>
          <table:table-cell table:number-columns-repeated="16359" table:style-name="ce140"/>
        </table:table-row>
        <table:table-row table:style-name="ro17">
          <table:table-cell office:value-type="string" table:style-name="ce145">
            <text:p><text:span text:style-name="T5">臺</text:span><text:s/><text:span text:style-name="T5">東</text:span><text:s/><text:span text:style-name="T5">縣</text:span></text:p>
          </table:table-cell>
          <table:table-cell office:value-type="float" office:value="209701" table:style-name="ce108">
            <text:p><text:s text:c="3"/>209,701</text:p>
          </table:table-cell>
          <table:table-cell office:value-type="float" office:value="106726" table:style-name="ce108">
            <text:p><text:s text:c="3"/>106,726</text:p>
          </table:table-cell>
          <table:table-cell office:value-type="float" office:value="102975" table:style-name="ce108">
            <text:p><text:s text:c="3"/>102,975</text:p>
          </table:table-cell>
          <table:table-cell office:value-type="float" office:value="100" table:style-name="ce109">
            <text:p>100.00</text:p>
          </table:table-cell>
          <table:table-cell office:value-type="float" office:value="22864" table:style-name="ce108">
            <text:p><text:s text:c="3"/>22,864</text:p>
          </table:table-cell>
          <table:table-cell office:value-type="float" office:value="11894" table:style-name="ce108">
            <text:p><text:s text:c="3"/>11,894</text:p>
          </table:table-cell>
          <table:table-cell office:value-type="float" office:value="10970" table:style-name="ce108">
            <text:p><text:s text:c="3"/>10,970</text:p>
          </table:table-cell>
          <table:table-cell office:value-type="float" office:value="10.90314304652815" table:style-name="ce109">
            <text:p>10.90</text:p>
          </table:table-cell>
          <table:table-cell office:value-type="float" office:value="144159" table:style-name="ce108">
            <text:p><text:s text:c="3"/>144,159</text:p>
          </table:table-cell>
          <table:table-cell office:value-type="float" office:value="75484" table:style-name="ce108">
            <text:p><text:s text:c="3"/>75,484</text:p>
          </table:table-cell>
          <table:table-cell office:value-type="float" office:value="68675" table:style-name="ce108">
            <text:p><text:s text:c="3"/>68,675</text:p>
          </table:table-cell>
          <table:table-cell office:value-type="float" office:value="68.745022675142238" table:style-name="ce109">
            <text:p>68.75</text:p>
          </table:table-cell>
          <table:table-cell office:value-type="float" office:value="42678" table:style-name="ce108">
            <text:p><text:s text:c="3"/>42,678</text:p>
          </table:table-cell>
          <table:table-cell office:value-type="float" office:value="19348" table:style-name="ce108">
            <text:p><text:s text:c="3"/>19,348</text:p>
          </table:table-cell>
          <table:table-cell office:value-type="float" office:value="23330" table:style-name="ce108">
            <text:p><text:s text:c="3"/>23,330</text:p>
          </table:table-cell>
          <table:table-cell office:value-type="float" office:value="20.351834278329619" table:style-name="ce109">
            <text:p>20.35</text:p>
          </table:table-cell>
          <table:table-cell office:value-type="float" office:value="84446" table:style-name="ce108">
            <text:p><text:s text:c="3"/>84,446</text:p>
          </table:table-cell>
          <table:table-cell office:value-type="float" office:value="44200" table:style-name="ce108">
            <text:p><text:s text:c="3"/>44,200</text:p>
          </table:table-cell>
          <table:table-cell office:value-type="float" office:value="40246" table:style-name="ce108">
            <text:p><text:s text:c="3"/>40,246</text:p>
          </table:table-cell>
          <table:table-cell office:value-type="float" office:value="40.269717359478499" table:style-name="ce109">
            <text:p>40.27</text:p>
          </table:table-cell>
          <table:table-cell office:value-type="float" office:value="177894" table:style-name="ce108">
            <text:p><text:s text:c="3"/>177,894</text:p>
          </table:table-cell>
          <table:table-cell office:value-type="float" office:value="90129" table:style-name="ce108">
            <text:p><text:s text:c="3"/>90,129</text:p>
          </table:table-cell>
          <table:table-cell office:value-type="float" office:value="87765" table:style-name="ce108">
            <text:p><text:s text:c="3"/>87,765</text:p>
          </table:table-cell>
          <table:table-cell office:value-type="float" office:value="84.832213484914234" table:style-name="ce109">
            <text:p>84.83</text:p>
          </table:table-cell>
          <table:table-cell table:number-columns-repeated="16359" table:style-name="ce140"/>
        </table:table-row>
        <table:table-row table:style-name="ro10">
          <table:table-cell office:value-type="string" table:style-name="ce145">
            <text:p><text:span text:style-name="T5">花</text:span><text:s/><text:span text:style-name="T5">蓮</text:span><text:s/><text:span text:style-name="T5">縣</text:span></text:p>
          </table:table-cell>
          <table:table-cell office:value-type="float" office:value="314709" table:style-name="ce108">
            <text:p><text:s text:c="3"/>314,709</text:p>
          </table:table-cell>
          <table:table-cell office:value-type="float" office:value="157786" table:style-name="ce108">
            <text:p><text:s text:c="3"/>157,786</text:p>
          </table:table-cell>
          <table:table-cell office:value-type="float" office:value="156923" table:style-name="ce108">
            <text:p><text:s text:c="3"/>156,923</text:p>
          </table:table-cell>
          <table:table-cell office:value-type="float" office:value="100" table:style-name="ce109">
            <text:p>100.00</text:p>
          </table:table-cell>
          <table:table-cell office:value-type="float" office:value="34371" table:style-name="ce108">
            <text:p><text:s text:c="3"/>34,371</text:p>
          </table:table-cell>
          <table:table-cell office:value-type="float" office:value="17990" table:style-name="ce108">
            <text:p><text:s text:c="3"/>17,990</text:p>
          </table:table-cell>
          <table:table-cell office:value-type="float" office:value="16381" table:style-name="ce108">
            <text:p><text:s text:c="3"/>16,381</text:p>
          </table:table-cell>
          <table:table-cell office:value-type="float" office:value="10.92151797374718" table:style-name="ce109">
            <text:p>10.92</text:p>
          </table:table-cell>
          <table:table-cell office:value-type="float" office:value="214583" table:style-name="ce108">
            <text:p><text:s text:c="3"/>214,583</text:p>
          </table:table-cell>
          <table:table-cell office:value-type="float" office:value="109956" table:style-name="ce108">
            <text:p><text:s text:c="3"/>109,956</text:p>
          </table:table-cell>
          <table:table-cell office:value-type="float" office:value="104627" table:style-name="ce108">
            <text:p><text:s text:c="3"/>104,627</text:p>
          </table:table-cell>
          <table:table-cell office:value-type="float" office:value="68.184576863070319" table:style-name="ce109">
            <text:p>68.18</text:p>
          </table:table-cell>
          <table:table-cell office:value-type="float" office:value="65755" table:style-name="ce108">
            <text:p><text:s text:c="3"/>65,755</text:p>
          </table:table-cell>
          <table:table-cell office:value-type="float" office:value="29840" table:style-name="ce108">
            <text:p><text:s text:c="3"/>29,840</text:p>
          </table:table-cell>
          <table:table-cell office:value-type="float" office:value="35915" table:style-name="ce108">
            <text:p><text:s text:c="3"/>35,915</text:p>
          </table:table-cell>
          <table:table-cell office:value-type="float" office:value="20.893905163182499" table:style-name="ce109">
            <text:p>20.89</text:p>
          </table:table-cell>
          <table:table-cell office:value-type="float" office:value="127196" table:style-name="ce108">
            <text:p><text:s text:c="3"/>127,196</text:p>
          </table:table-cell>
          <table:table-cell office:value-type="float" office:value="65823" table:style-name="ce108">
            <text:p><text:s text:c="3"/>65,823</text:p>
          </table:table-cell>
          <table:table-cell office:value-type="float" office:value="61373" table:style-name="ce108">
            <text:p><text:s text:c="3"/>61,373</text:p>
          </table:table-cell>
          <table:table-cell office:value-type="float" office:value="40.417020167837592" table:style-name="ce109">
            <text:p>40.42</text:p>
          </table:table-cell>
          <table:table-cell office:value-type="float" office:value="267074" table:style-name="ce108">
            <text:p><text:s text:c="3"/>267,074</text:p>
          </table:table-cell>
          <table:table-cell office:value-type="float" office:value="132828" table:style-name="ce108">
            <text:p><text:s text:c="3"/>132,828</text:p>
          </table:table-cell>
          <table:table-cell office:value-type="float" office:value="134246" table:style-name="ce108">
            <text:p><text:s text:c="3"/>134,246</text:p>
          </table:table-cell>
          <table:table-cell office:value-type="float" office:value="84.863794807266387" table:style-name="ce109">
            <text:p>84.86</text:p>
          </table:table-cell>
          <table:table-cell table:number-columns-repeated="16359" table:style-name="ce140"/>
        </table:table-row>
        <table:table-row table:style-name="ro10">
          <table:table-cell office:value-type="string" table:style-name="ce145">
            <text:p><text:span text:style-name="T5">澎</text:span><text:s/><text:span text:style-name="T5">湖</text:span><text:s/><text:span text:style-name="T5">縣</text:span></text:p>
          </table:table-cell>
          <table:table-cell office:value-type="float" office:value="107122" table:style-name="ce108">
            <text:p><text:s text:c="3"/>107,122</text:p>
          </table:table-cell>
          <table:table-cell office:value-type="float" office:value="54757" table:style-name="ce108">
            <text:p><text:s text:c="3"/>54,757</text:p>
          </table:table-cell>
          <table:table-cell office:value-type="float" office:value="52365" table:style-name="ce108">
            <text:p><text:s text:c="3"/>52,365</text:p>
          </table:table-cell>
          <table:table-cell office:value-type="float" office:value="100" table:style-name="ce109">
            <text:p>100.00</text:p>
          </table:table-cell>
          <table:table-cell office:value-type="float" office:value="10140" table:style-name="ce108">
            <text:p><text:s text:c="3"/>10,140</text:p>
          </table:table-cell>
          <table:table-cell office:value-type="float" office:value="5252" table:style-name="ce108">
            <text:p><text:s text:c="3"/>5,252</text:p>
          </table:table-cell>
          <table:table-cell office:value-type="float" office:value="4888" table:style-name="ce108">
            <text:p><text:s text:c="3"/>4,888</text:p>
          </table:table-cell>
          <table:table-cell office:value-type="float" office:value="9.4658426840424905" table:style-name="ce109">
            <text:p>9.47</text:p>
          </table:table-cell>
          <table:table-cell office:value-type="float" office:value="75247" table:style-name="ce108">
            <text:p><text:s text:c="3"/>75,247</text:p>
          </table:table-cell>
          <table:table-cell office:value-type="float" office:value="39236" table:style-name="ce108">
            <text:p><text:s text:c="3"/>39,236</text:p>
          </table:table-cell>
          <table:table-cell office:value-type="float" office:value="36011" table:style-name="ce108">
            <text:p><text:s text:c="3"/>36,011</text:p>
          </table:table-cell>
          <table:table-cell office:value-type="float" office:value="70.244207539067602" table:style-name="ce109">
            <text:p>70.24</text:p>
          </table:table-cell>
          <table:table-cell office:value-type="float" office:value="21735" table:style-name="ce108">
            <text:p><text:s text:c="3"/>21,735</text:p>
          </table:table-cell>
          <table:table-cell office:value-type="float" office:value="10269" table:style-name="ce108">
            <text:p><text:s text:c="3"/>10,269</text:p>
          </table:table-cell>
          <table:table-cell office:value-type="float" office:value="11466" table:style-name="ce108">
            <text:p><text:s text:c="3"/>11,466</text:p>
          </table:table-cell>
          <table:table-cell office:value-type="float" office:value="20.289949776889902" table:style-name="ce109">
            <text:p>20.29</text:p>
          </table:table-cell>
          <table:table-cell office:value-type="float" office:value="46210" table:style-name="ce108">
            <text:p><text:s text:c="3"/>46,210</text:p>
          </table:table-cell>
          <table:table-cell office:value-type="float" office:value="24130" table:style-name="ce108">
            <text:p><text:s text:c="3"/>24,130</text:p>
          </table:table-cell>
          <table:table-cell office:value-type="float" office:value="22080" table:style-name="ce108">
            <text:p><text:s text:c="3"/>22,080</text:p>
          </table:table-cell>
          <table:table-cell office:value-type="float" office:value="43.13773081159799" table:style-name="ce109">
            <text:p>43.14</text:p>
          </table:table-cell>
          <table:table-cell office:value-type="float" office:value="92721" table:style-name="ce108">
            <text:p><text:s text:c="3"/>92,721</text:p>
          </table:table-cell>
          <table:table-cell office:value-type="float" office:value="47239" table:style-name="ce108">
            <text:p><text:s text:c="3"/>47,239</text:p>
          </table:table-cell>
          <table:table-cell office:value-type="float" office:value="45482" table:style-name="ce108">
            <text:p><text:s text:c="3"/>45,482</text:p>
          </table:table-cell>
          <table:table-cell office:value-type="float" office:value="86.556449655532944" table:style-name="ce109">
            <text:p>86.56</text:p>
          </table:table-cell>
          <table:table-cell table:number-columns-repeated="16359" table:style-name="ce140"/>
        </table:table-row>
        <table:table-row table:style-name="ro17">
          <table:table-cell office:value-type="string" table:style-name="ce145">
            <text:p><text:span text:style-name="T5">基</text:span><text:s/><text:span text:style-name="T5">隆</text:span><text:s/><text:span text:style-name="T5">市</text:span></text:p>
          </table:table-cell>
          <table:table-cell office:value-type="float" office:value="361548" table:style-name="ce108">
            <text:p><text:s text:c="3"/>361,548</text:p>
          </table:table-cell>
          <table:table-cell office:value-type="float" office:value="179315" table:style-name="ce108">
            <text:p><text:s text:c="3"/>179,315</text:p>
          </table:table-cell>
          <table:table-cell office:value-type="float" office:value="182233" table:style-name="ce108">
            <text:p><text:s text:c="3"/>182,233</text:p>
          </table:table-cell>
          <table:table-cell office:value-type="float" office:value="100" table:style-name="ce109">
            <text:p>100.00</text:p>
          </table:table-cell>
          <table:table-cell office:value-type="float" office:value="34110" table:style-name="ce108">
            <text:p><text:s text:c="3"/>34,110</text:p>
          </table:table-cell>
          <table:table-cell office:value-type="float" office:value="17654" table:style-name="ce108">
            <text:p><text:s text:c="3"/>17,654</text:p>
          </table:table-cell>
          <table:table-cell office:value-type="float" office:value="16456" table:style-name="ce108">
            <text:p><text:s text:c="3"/>16,456</text:p>
          </table:table-cell>
          <table:table-cell office:value-type="float" office:value="9.4344319426466203" table:style-name="ce109">
            <text:p>9.43</text:p>
          </table:table-cell>
          <table:table-cell office:value-type="float" office:value="249580" table:style-name="ce108">
            <text:p><text:s text:c="3"/>249,580</text:p>
          </table:table-cell>
          <table:table-cell office:value-type="float" office:value="126664" table:style-name="ce108">
            <text:p><text:s text:c="3"/>126,664</text:p>
          </table:table-cell>
          <table:table-cell office:value-type="float" office:value="122916" table:style-name="ce108">
            <text:p><text:s text:c="3"/>122,916</text:p>
          </table:table-cell>
          <table:table-cell office:value-type="float" office:value="69.030944715501121" table:style-name="ce109">
            <text:p>69.03</text:p>
          </table:table-cell>
          <table:table-cell office:value-type="float" office:value="77858" table:style-name="ce108">
            <text:p><text:s text:c="3"/>77,858</text:p>
          </table:table-cell>
          <table:table-cell office:value-type="float" office:value="34997" table:style-name="ce108">
            <text:p><text:s text:c="3"/>34,997</text:p>
          </table:table-cell>
          <table:table-cell office:value-type="float" office:value="42861" table:style-name="ce108">
            <text:p><text:s text:c="3"/>42,861</text:p>
          </table:table-cell>
          <table:table-cell office:value-type="float" office:value="21.53462334185226" table:style-name="ce109">
            <text:p>21.53</text:p>
          </table:table-cell>
          <table:table-cell office:value-type="float" office:value="146291" table:style-name="ce108">
            <text:p><text:s text:c="3"/>146,291</text:p>
          </table:table-cell>
          <table:table-cell office:value-type="float" office:value="75543" table:style-name="ce108">
            <text:p><text:s text:c="3"/>75,543</text:p>
          </table:table-cell>
          <table:table-cell office:value-type="float" office:value="70748" table:style-name="ce108">
            <text:p><text:s text:c="3"/>70,748</text:p>
          </table:table-cell>
          <table:table-cell office:value-type="float" office:value="40.462400566453141" table:style-name="ce109">
            <text:p>40.46</text:p>
          </table:table-cell>
          <table:table-cell office:value-type="float" office:value="313495" table:style-name="ce108">
            <text:p><text:s text:c="3"/>313,495</text:p>
          </table:table-cell>
          <table:table-cell office:value-type="float" office:value="154450" table:style-name="ce108">
            <text:p><text:s text:c="3"/>154,450</text:p>
          </table:table-cell>
          <table:table-cell office:value-type="float" office:value="159045" table:style-name="ce108">
            <text:p><text:s text:c="3"/>159,045</text:p>
          </table:table-cell>
          <table:table-cell office:value-type="float" office:value="86.709095334506074" table:style-name="ce109">
            <text:p>86.71</text:p>
          </table:table-cell>
          <table:table-cell table:number-columns-repeated="16359" table:style-name="ce140"/>
        </table:table-row>
        <table:table-row table:style-name="ro10">
          <table:table-cell office:value-type="string" table:style-name="ce145">
            <text:p><text:span text:style-name="T5">新</text:span><text:s/><text:span text:style-name="T5">竹</text:span><text:s/><text:span text:style-name="T5">市</text:span></text:p>
          </table:table-cell>
          <table:table-cell office:value-type="float" office:value="456480" table:style-name="ce108">
            <text:p><text:s text:c="3"/>456,480</text:p>
          </table:table-cell>
          <table:table-cell office:value-type="float" office:value="225340" table:style-name="ce108">
            <text:p><text:s text:c="3"/>225,340</text:p>
          </table:table-cell>
          <table:table-cell office:value-type="float" office:value="231140" table:style-name="ce108">
            <text:p><text:s text:c="3"/>231,140</text:p>
          </table:table-cell>
          <table:table-cell office:value-type="float" office:value="100" table:style-name="ce109">
            <text:p>100.00</text:p>
          </table:table-cell>
          <table:table-cell office:value-type="float" office:value="70393" table:style-name="ce108">
            <text:p><text:s text:c="3"/>70,393</text:p>
          </table:table-cell>
          <table:table-cell office:value-type="float" office:value="36557" table:style-name="ce108">
            <text:p><text:s text:c="3"/>36,557</text:p>
          </table:table-cell>
          <table:table-cell office:value-type="float" office:value="33836" table:style-name="ce108">
            <text:p><text:s text:c="3"/>33,836</text:p>
          </table:table-cell>
          <table:table-cell office:value-type="float" office:value="15.42082895198037" table:style-name="ce109">
            <text:p>15.42</text:p>
          </table:table-cell>
          <table:table-cell office:value-type="float" office:value="314804" table:style-name="ce108">
            <text:p><text:s text:c="3"/>314,804</text:p>
          </table:table-cell>
          <table:table-cell office:value-type="float" office:value="157408" table:style-name="ce108">
            <text:p><text:s text:c="3"/>157,408</text:p>
          </table:table-cell>
          <table:table-cell office:value-type="float" office:value="157396" table:style-name="ce108">
            <text:p><text:s text:c="3"/>157,396</text:p>
          </table:table-cell>
          <table:table-cell office:value-type="float" office:value="68.963371889239397" table:style-name="ce109">
            <text:p>68.96</text:p>
          </table:table-cell>
          <table:table-cell office:value-type="float" office:value="71283" table:style-name="ce108">
            <text:p><text:s text:c="3"/>71,283</text:p>
          </table:table-cell>
          <table:table-cell office:value-type="float" office:value="31375" table:style-name="ce108">
            <text:p><text:s text:c="3"/>31,375</text:p>
          </table:table-cell>
          <table:table-cell office:value-type="float" office:value="39908" table:style-name="ce108">
            <text:p><text:s text:c="3"/>39,908</text:p>
          </table:table-cell>
          <table:table-cell office:value-type="float" office:value="15.615799158780231" table:style-name="ce109">
            <text:p>15.62</text:p>
          </table:table-cell>
          <table:table-cell office:value-type="float" office:value="197930" table:style-name="ce108">
            <text:p><text:s text:c="3"/>197,930</text:p>
          </table:table-cell>
          <table:table-cell office:value-type="float" office:value="99450" table:style-name="ce108">
            <text:p><text:s text:c="3"/>99,450</text:p>
          </table:table-cell>
          <table:table-cell office:value-type="float" office:value="98480" table:style-name="ce108">
            <text:p><text:s text:c="3"/>98,480</text:p>
          </table:table-cell>
          <table:table-cell office:value-type="float" office:value="43.360059586400283" table:style-name="ce109">
            <text:p>43.36</text:p>
          </table:table-cell>
          <table:table-cell office:value-type="float" office:value="362421" table:style-name="ce108">
            <text:p><text:s text:c="3"/>362,421</text:p>
          </table:table-cell>
          <table:table-cell office:value-type="float" office:value="176374" table:style-name="ce108">
            <text:p><text:s text:c="3"/>176,374</text:p>
          </table:table-cell>
          <table:table-cell office:value-type="float" office:value="186047" table:style-name="ce108">
            <text:p><text:s text:c="3"/>186,047</text:p>
          </table:table-cell>
          <table:table-cell office:value-type="float" office:value="79.394716088328082" table:style-name="ce109">
            <text:p>79.39</text:p>
          </table:table-cell>
          <table:table-cell table:number-columns-repeated="16359" table:style-name="ce140"/>
        </table:table-row>
        <table:table-row table:style-name="ro10">
          <table:table-cell office:value-type="string" table:style-name="ce145">
            <text:p><text:span text:style-name="T5">嘉</text:span><text:s/><text:span text:style-name="T5">義</text:span><text:s/><text:span text:style-name="T5">市</text:span></text:p>
          </table:table-cell>
          <table:table-cell office:value-type="float" office:value="261667" table:style-name="ce108">
            <text:p><text:s text:c="3"/>261,667</text:p>
          </table:table-cell>
          <table:table-cell office:value-type="float" office:value="125317" table:style-name="ce108">
            <text:p><text:s text:c="3"/>125,317</text:p>
          </table:table-cell>
          <table:table-cell office:value-type="float" office:value="136350" table:style-name="ce108">
            <text:p><text:s text:c="3"/>136,350</text:p>
          </table:table-cell>
          <table:table-cell office:value-type="float" office:value="100" table:style-name="ce109">
            <text:p>100.00</text:p>
          </table:table-cell>
          <table:table-cell office:value-type="float" office:value="32048" table:style-name="ce108">
            <text:p><text:s text:c="3"/>32,048</text:p>
          </table:table-cell>
          <table:table-cell office:value-type="float" office:value="16553" table:style-name="ce108">
            <text:p><text:s text:c="3"/>16,553</text:p>
          </table:table-cell>
          <table:table-cell office:value-type="float" office:value="15495" table:style-name="ce108">
            <text:p><text:s text:c="3"/>15,495</text:p>
          </table:table-cell>
          <table:table-cell office:value-type="float" office:value="12.247627710028389" table:style-name="ce109">
            <text:p>12.25</text:p>
          </table:table-cell>
          <table:table-cell office:value-type="float" office:value="179003" table:style-name="ce108">
            <text:p><text:s text:c="3"/>179,003</text:p>
          </table:table-cell>
          <table:table-cell office:value-type="float" office:value="86710" table:style-name="ce108">
            <text:p><text:s text:c="3"/>86,710</text:p>
          </table:table-cell>
          <table:table-cell office:value-type="float" office:value="92293" table:style-name="ce108">
            <text:p><text:s text:c="3"/>92,293</text:p>
          </table:table-cell>
          <table:table-cell office:value-type="float" office:value="68.408702664073047" table:style-name="ce109">
            <text:p>68.41</text:p>
          </table:table-cell>
          <table:table-cell office:value-type="float" office:value="50616" table:style-name="ce108">
            <text:p><text:s text:c="3"/>50,616</text:p>
          </table:table-cell>
          <table:table-cell office:value-type="float" office:value="22054" table:style-name="ce108">
            <text:p><text:s text:c="3"/>22,054</text:p>
          </table:table-cell>
          <table:table-cell office:value-type="float" office:value="28562" table:style-name="ce108">
            <text:p><text:s text:c="3"/>28,562</text:p>
          </table:table-cell>
          <table:table-cell office:value-type="float" office:value="19.343669625898571" table:style-name="ce109">
            <text:p>19.34</text:p>
          </table:table-cell>
          <table:table-cell office:value-type="float" office:value="107815" table:style-name="ce108">
            <text:p><text:s text:c="3"/>107,815</text:p>
          </table:table-cell>
          <table:table-cell office:value-type="float" office:value="53036" table:style-name="ce108">
            <text:p><text:s text:c="3"/>53,036</text:p>
          </table:table-cell>
          <table:table-cell office:value-type="float" office:value="54779" table:style-name="ce108">
            <text:p><text:s text:c="3"/>54,779</text:p>
          </table:table-cell>
          <table:table-cell office:value-type="float" office:value="41.203132225309268" table:style-name="ce109">
            <text:p>41.20</text:p>
          </table:table-cell>
          <table:table-cell office:value-type="float" office:value="217243" table:style-name="ce108">
            <text:p><text:s text:c="3"/>217,243</text:p>
          </table:table-cell>
          <table:table-cell office:value-type="float" office:value="102347" table:style-name="ce108">
            <text:p><text:s text:c="3"/>102,347</text:p>
          </table:table-cell>
          <table:table-cell office:value-type="float" office:value="114896" table:style-name="ce108">
            <text:p><text:s text:c="3"/>114,896</text:p>
          </table:table-cell>
          <table:table-cell office:value-type="float" office:value="83.022696786373515" table:style-name="ce109">
            <text:p>83.02</text:p>
          </table:table-cell>
          <table:table-cell table:number-columns-repeated="16359" table:style-name="ce140"/>
        </table:table-row>
        <table:table-row table:style-name="ro17">
          <table:table-cell office:value-type="string" table:style-name="ce144">
            <text:p><text:span text:style-name="T9">福</text:span><text:s/><text:span text:style-name="T9">建</text:span><text:s/><text:span text:style-name="T9">省</text:span></text:p>
          </table:table-cell>
          <table:table-cell office:value-type="float" office:value="155158" table:style-name="ce99">
            <text:p><text:s text:c="3"/>155,158</text:p>
          </table:table-cell>
          <table:table-cell office:value-type="float" office:value="78210" table:style-name="ce99">
            <text:p><text:s text:c="3"/>78,210</text:p>
          </table:table-cell>
          <table:table-cell office:value-type="float" office:value="76948" table:style-name="ce99">
            <text:p><text:s text:c="3"/>76,948</text:p>
          </table:table-cell>
          <table:table-cell office:value-type="float" office:value="100" table:style-name="ce100">
            <text:p>100.00</text:p>
          </table:table-cell>
          <table:table-cell office:value-type="float" office:value="12355" table:style-name="ce99">
            <text:p><text:s text:c="3"/>12,355</text:p>
          </table:table-cell>
          <table:table-cell office:value-type="float" office:value="6481" table:style-name="ce99">
            <text:p><text:s text:c="3"/>6,481</text:p>
          </table:table-cell>
          <table:table-cell office:value-type="float" office:value="5874" table:style-name="ce99">
            <text:p><text:s text:c="3"/>5,874</text:p>
          </table:table-cell>
          <table:table-cell office:value-type="float" office:value="7.9628507714716603" table:style-name="ce100">
            <text:p>7.96</text:p>
          </table:table-cell>
          <table:table-cell office:value-type="float" office:value="114023" table:style-name="ce99">
            <text:p><text:s text:c="3"/>114,023</text:p>
          </table:table-cell>
          <table:table-cell office:value-type="float" office:value="57695" table:style-name="ce99">
            <text:p><text:s text:c="3"/>57,695</text:p>
          </table:table-cell>
          <table:table-cell office:value-type="float" office:value="56328" table:style-name="ce99">
            <text:p><text:s text:c="3"/>56,328</text:p>
          </table:table-cell>
          <table:table-cell office:value-type="float" office:value="73.488315136828263" table:style-name="ce100">
            <text:p>73.49</text:p>
          </table:table-cell>
          <table:table-cell office:value-type="float" office:value="28780" table:style-name="ce99">
            <text:p><text:s text:c="3"/>28,780</text:p>
          </table:table-cell>
          <table:table-cell office:value-type="float" office:value="14034" table:style-name="ce99">
            <text:p><text:s text:c="3"/>14,034</text:p>
          </table:table-cell>
          <table:table-cell office:value-type="float" office:value="14746" table:style-name="ce99">
            <text:p><text:s text:c="3"/>14,746</text:p>
          </table:table-cell>
          <table:table-cell office:value-type="float" office:value="18.548834091700069" table:style-name="ce100">
            <text:p>18.55</text:p>
          </table:table-cell>
          <table:table-cell office:value-type="float" office:value="67482" table:style-name="ce99">
            <text:p><text:s text:c="3"/>67,482</text:p>
          </table:table-cell>
          <table:table-cell office:value-type="float" office:value="34205" table:style-name="ce99">
            <text:p><text:s text:c="3"/>34,205</text:p>
          </table:table-cell>
          <table:table-cell office:value-type="float" office:value="33277" table:style-name="ce99">
            <text:p><text:s text:c="3"/>33,277</text:p>
          </table:table-cell>
          <table:table-cell office:value-type="float" office:value="43.492439964423362" table:style-name="ce100">
            <text:p>43.49</text:p>
          </table:table-cell>
          <table:table-cell office:value-type="float" office:value="136870" table:style-name="ce99">
            <text:p><text:s text:c="3"/>136,870</text:p>
          </table:table-cell>
          <table:table-cell office:value-type="float" office:value="68621" table:style-name="ce99">
            <text:p><text:s text:c="3"/>68,621</text:p>
          </table:table-cell>
          <table:table-cell office:value-type="float" office:value="68249" table:style-name="ce99">
            <text:p><text:s text:c="3"/>68,249</text:p>
          </table:table-cell>
          <table:table-cell office:value-type="float" office:value="88.21330514701144" table:style-name="ce100">
            <text:p>88.21</text:p>
          </table:table-cell>
          <table:table-cell table:number-columns-repeated="16359" table:style-name="ce140"/>
        </table:table-row>
        <table:table-row table:style-name="ro17">
          <table:table-cell office:value-type="string" table:style-name="ce145">
            <text:p><text:span text:style-name="T5">金</text:span><text:s/><text:span text:style-name="T5">門</text:span><text:s/><text:span text:style-name="T5">縣</text:span></text:p>
          </table:table-cell>
          <table:table-cell office:value-type="float" office:value="141411" table:style-name="ce108">
            <text:p><text:s text:c="3"/>141,411</text:p>
          </table:table-cell>
          <table:table-cell office:value-type="float" office:value="70238" table:style-name="ce108">
            <text:p><text:s text:c="3"/>70,238</text:p>
          </table:table-cell>
          <table:table-cell office:value-type="float" office:value="71173" table:style-name="ce108">
            <text:p><text:s text:c="3"/>71,173</text:p>
          </table:table-cell>
          <table:table-cell office:value-type="float" office:value="100" table:style-name="ce109">
            <text:p>100.00</text:p>
          </table:table-cell>
          <table:table-cell office:value-type="float" office:value="11002" table:style-name="ce108">
            <text:p><text:s text:c="3"/>11,002</text:p>
          </table:table-cell>
          <table:table-cell office:value-type="float" office:value="5748" table:style-name="ce108">
            <text:p><text:s text:c="3"/>5,748</text:p>
          </table:table-cell>
          <table:table-cell office:value-type="float" office:value="5254" table:style-name="ce108">
            <text:p><text:s text:c="3"/>5,254</text:p>
          </table:table-cell>
          <table:table-cell office:value-type="float" office:value="7.7801585449505302" table:style-name="ce109">
            <text:p>7.78</text:p>
          </table:table-cell>
          <table:table-cell office:value-type="float" office:value="103897" table:style-name="ce108">
            <text:p><text:s text:c="3"/>103,897</text:p>
          </table:table-cell>
          <table:table-cell office:value-type="float" office:value="51704" table:style-name="ce108">
            <text:p><text:s text:c="3"/>51,704</text:p>
          </table:table-cell>
          <table:table-cell office:value-type="float" office:value="52193" table:style-name="ce108">
            <text:p><text:s text:c="3"/>52,193</text:p>
          </table:table-cell>
          <table:table-cell office:value-type="float" office:value="73.471653548875253" table:style-name="ce109">
            <text:p>73.47</text:p>
          </table:table-cell>
          <table:table-cell office:value-type="float" office:value="26512" table:style-name="ce108">
            <text:p><text:s text:c="3"/>26,512</text:p>
          </table:table-cell>
          <table:table-cell office:value-type="float" office:value="12786" table:style-name="ce108">
            <text:p><text:s text:c="3"/>12,786</text:p>
          </table:table-cell>
          <table:table-cell office:value-type="float" office:value="13726" table:style-name="ce108">
            <text:p><text:s text:c="3"/>13,726</text:p>
          </table:table-cell>
          <table:table-cell office:value-type="float" office:value="18.748187906174199" table:style-name="ce109">
            <text:p>18.75</text:p>
          </table:table-cell>
          <table:table-cell office:value-type="float" office:value="61200" table:style-name="ce108">
            <text:p><text:s text:c="3"/>61,200</text:p>
          </table:table-cell>
          <table:table-cell office:value-type="float" office:value="30502" table:style-name="ce108">
            <text:p><text:s text:c="3"/>30,502</text:p>
          </table:table-cell>
          <table:table-cell office:value-type="float" office:value="30698" table:style-name="ce108">
            <text:p><text:s text:c="3"/>30,698</text:p>
          </table:table-cell>
          <table:table-cell office:value-type="float" office:value="43.278104249315817" table:style-name="ce109">
            <text:p>43.28</text:p>
          </table:table-cell>
          <table:table-cell office:value-type="float" office:value="125018" table:style-name="ce108">
            <text:p><text:s text:c="3"/>125,018</text:p>
          </table:table-cell>
          <table:table-cell office:value-type="float" office:value="61689" table:style-name="ce108">
            <text:p><text:s text:c="3"/>61,689</text:p>
          </table:table-cell>
          <table:table-cell office:value-type="float" office:value="63329" table:style-name="ce108">
            <text:p><text:s text:c="3"/>63,329</text:p>
          </table:table-cell>
          <table:table-cell office:value-type="float" office:value="88.407549624852379" table:style-name="ce109">
            <text:p>88.41</text:p>
          </table:table-cell>
          <table:table-cell table:number-columns-repeated="16359" table:style-name="ce140"/>
        </table:table-row>
        <table:table-row table:style-name="ro10">
          <table:table-cell office:value-type="string" table:style-name="ce145">
            <text:p><text:span text:style-name="T5">連</text:span><text:s/><text:span text:style-name="T5">江</text:span><text:s/><text:span text:style-name="T5">縣</text:span></text:p>
          </table:table-cell>
          <table:table-cell office:value-type="float" office:value="13747" table:style-name="ce108">
            <text:p><text:s text:c="3"/>13,747</text:p>
          </table:table-cell>
          <table:table-cell office:value-type="float" office:value="7972" table:style-name="ce108">
            <text:p><text:s text:c="3"/>7,972</text:p>
          </table:table-cell>
          <table:table-cell office:value-type="float" office:value="5775" table:style-name="ce108">
            <text:p><text:s text:c="3"/>5,775</text:p>
          </table:table-cell>
          <table:table-cell office:value-type="float" office:value="100" table:style-name="ce109">
            <text:p>100.00</text:p>
          </table:table-cell>
          <table:table-cell office:value-type="float" office:value="1353" table:style-name="ce108">
            <text:p><text:s text:c="3"/>1,353</text:p>
          </table:table-cell>
          <table:table-cell office:value-type="float" office:value="733" table:style-name="ce108">
            <text:p><text:s text:c="3"/>733</text:p>
          </table:table-cell>
          <table:table-cell office:value-type="float" office:value="620" table:style-name="ce108">
            <text:p><text:s text:c="3"/>620</text:p>
          </table:table-cell>
          <table:table-cell office:value-type="float" office:value="9.8421473776096597" table:style-name="ce109">
            <text:p>9.84</text:p>
          </table:table-cell>
          <table:table-cell office:value-type="float" office:value="10126" table:style-name="ce108">
            <text:p><text:s text:c="3"/>10,126</text:p>
          </table:table-cell>
          <table:table-cell office:value-type="float" office:value="5991" table:style-name="ce108">
            <text:p><text:s text:c="3"/>5,991</text:p>
          </table:table-cell>
          <table:table-cell office:value-type="float" office:value="4135" table:style-name="ce108">
            <text:p><text:s text:c="3"/>4,135</text:p>
          </table:table-cell>
          <table:table-cell office:value-type="float" office:value="73.659707572561288" table:style-name="ce109">
            <text:p>73.66</text:p>
          </table:table-cell>
          <table:table-cell office:value-type="float" office:value="2268" table:style-name="ce108">
            <text:p><text:s text:c="3"/>2,268</text:p>
          </table:table-cell>
          <table:table-cell office:value-type="float" office:value="1248" table:style-name="ce108">
            <text:p><text:s text:c="3"/>1,248</text:p>
          </table:table-cell>
          <table:table-cell office:value-type="float" office:value="1020" table:style-name="ce108">
            <text:p><text:s text:c="3"/>1,020</text:p>
          </table:table-cell>
          <table:table-cell office:value-type="float" office:value="16.498145049829059" table:style-name="ce109">
            <text:p>16.50</text:p>
          </table:table-cell>
          <table:table-cell office:value-type="float" office:value="6282" table:style-name="ce108">
            <text:p><text:s text:c="3"/>6,282</text:p>
          </table:table-cell>
          <table:table-cell office:value-type="float" office:value="3703" table:style-name="ce108">
            <text:p><text:s text:c="3"/>3,703</text:p>
          </table:table-cell>
          <table:table-cell office:value-type="float" office:value="2579" table:style-name="ce108">
            <text:p><text:s text:c="3"/>2,579</text:p>
          </table:table-cell>
          <table:table-cell office:value-type="float" office:value="45.697243034843957" table:style-name="ce109">
            <text:p>45.70</text:p>
          </table:table-cell>
          <table:table-cell office:value-type="float" office:value="11852" table:style-name="ce108">
            <text:p><text:s text:c="3"/>11,852</text:p>
          </table:table-cell>
          <table:table-cell office:value-type="float" office:value="6932" table:style-name="ce108">
            <text:p><text:s text:c="3"/>6,932</text:p>
          </table:table-cell>
          <table:table-cell office:value-type="float" office:value="4920" table:style-name="ce108">
            <text:p><text:s text:c="3"/>4,920</text:p>
          </table:table-cell>
          <table:table-cell office:value-type="float" office:value="86.215174219829777" table:style-name="ce109">
            <text:p>86.22</text:p>
          </table:table-cell>
          <table:table-cell table:number-columns-repeated="16359" table:style-name="ce140"/>
        </table:table-row>
        <table:table-row table:style-name="ro26">
          <table:table-cell table:style-name="ce146"/>
          <table:table-cell table:number-columns-repeated="3" table:style-name="ce147"/>
          <table:table-cell table:style-name="ce148"/>
          <table:table-cell table:number-columns-repeated="3" table:style-name="ce147"/>
          <table:table-cell table:style-name="ce148"/>
          <table:table-cell table:number-columns-repeated="3" table:style-name="ce147"/>
          <table:table-cell table:style-name="ce148"/>
          <table:table-cell table:number-columns-repeated="3" table:style-name="ce147"/>
          <table:table-cell table:style-name="ce148"/>
          <table:table-cell table:number-columns-repeated="3" table:style-name="ce147"/>
          <table:table-cell table:style-name="ce148"/>
          <table:table-cell table:number-columns-repeated="3" table:style-name="ce147"/>
          <table:table-cell table:style-name="ce148"/>
          <table:table-cell table:number-columns-repeated="16359" table:style-name="ce140"/>
        </table:table-row>
        <table:table-row table:style-name="ro19">
          <table:table-cell table:style-name="ce149"/>
          <table:table-cell table:number-columns-repeated="23" table:style-name="ce133"/>
          <table:table-cell office:value-type="string" table:style-name="ce150">
            <text:p>內政部戶政司編製</text:p>
          </table:table-cell>
          <table:table-cell table:number-columns-repeated="16359" table:style-name="ce140"/>
        </table:table-row>
        <table:table-row table:number-rows-repeated="1048544" table:style-name="ro27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9" table:number-columns-repeated="16384" table:default-cell-style-name="ce73"/>
        <table:table-row table:style-name="ro21">
          <table:table-cell table:number-columns-repeated="16384"/>
        </table:table-row>
        <table:table-row table:style-name="ro21">
          <table:table-cell table:style-name="ce73">
            <draw:frame draw:z-index="2" draw:id="id1" draw:style-name="a1" draw:name="Object 2" svg:x="0.28125in" svg:y="0.10417in" svg:width="7.19792in" svg:height="10.4062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52" table:style-name="ro21">
          <table:table-cell table:number-columns-repeated="16384"/>
        </table:table-row>
        <table:table-row table:style-name="ro21">
          <table:table-cell table:style-name="ce73">
            <draw:frame draw:z-index="1" draw:id="id0" draw:style-name="a0" draw:name="Object 1" svg:x="0.27083in" svg:y="0.11458in" svg:width="7.14583in" svg:height="9.562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9" table:style-name="ro21">
          <table:table-cell table:number-columns-repeated="16384"/>
        </table:table-row>
        <table:table-row table:number-rows-repeated="3" table:style-name="ro11">
          <table:table-cell table:number-columns-repeated="11"/>
          <table:table-cell table:number-columns-repeated="16373" table:style-name="ce73"/>
        </table:table-row>
        <table:table-row table:number-rows-repeated="5" table:style-name="ro11">
          <table:table-cell table:number-columns-repeated="11"/>
          <table:table-cell table:style-name="ce155"/>
          <table:table-cell table:number-columns-repeated="16372"/>
        </table:table-row>
        <table:table-row table:style-name="ro11">
          <table:table-cell table:number-columns-repeated="11"/>
          <table:table-cell table:style-name="ce156"/>
          <table:table-cell table:number-columns-repeated="16372"/>
        </table:table-row>
        <table:table-row table:number-rows-repeated="1048503" table:style-name="ro21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range table:name="_Hlk129002985" table:cell-range-address="01資料分析.$J$64" table:base-cell-address="01資料分析.$A$1"/>
          <table:named-range table:name="_Hlk141879692" table:cell-range-address="01資料分析.$B$56" table:base-cell-address="01資料分析.$A$1"/>
          <table:named-range table:name="_Hlk141881117" table:cell-range-address="01資料分析.$B$51" table:base-cell-address="01資料分析.$A$1"/>
          <table:named-range table:name="_Hlk149813061" table:cell-range-address="01資料分析.$E$52" table:base-cell-address="01資料分析.$A$1"/>
          <table:named-range table:name="_Hlk160521250" table:cell-range-address="01資料分析.$J$34" table:base-cell-address="01資料分析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Courier" svg:font-family="Courier"/>
    <style:font-face style:name="新細明體" svg:font-family="新細明體"/>
    <style:font-face style:name="標楷體" svg:font-family="標楷體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0" number:min-integer-digits="1" number:grouping="true"/>
    </number:number-style>
    <number:number-style style:name="N51P1">
      <number:text>–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2" number:min-integer-digits="1" number:grouping="true"/>
    </number:number-style>
    <number:number-style style:name="N52P1">
      <number:text>–</number:text>
      <number:number number:decimal-places="2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  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2" number:min-integer-digits="1" number:grouping="true"/>
    </number:number-style>
    <number:number-style style:name="N54P1">
      <number:text>－ 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  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</number:text>
      <number:number number:decimal-places="2" number:min-integer-digits="1" number:grouping="true"/>
      <number:text> </number:text>
    </number:number-style>
    <number:number-style style:name="N57P1">
      <number:text> (</number:text>
      <number:number number:decimal-places="2" number:min-integer-digits="1" number:grouping="true"/>
      <number:text>)</number:text>
    </number:number-style>
    <number:text-style style:name="N57P2">
      <number:text> - </number:text>
    </number:text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style:style style:name="Accent" style:family="table-cell" style:data-style-name="N48"/>
    <style:style style:name="Accent_32_1" style:display-name="Accent 1" style:family="table-cell" style:data-style-name="N48">
      <style:table-cell-properties fo:background-color="#000000"/>
      <style:text-properties fo:color="#FFFFFF"/>
    </style:style>
    <style:style style:name="Accent_32_2" style:display-name="Accent 2" style:family="table-cell" style:data-style-name="N48">
      <style:table-cell-properties fo:background-color="#808080"/>
      <style:text-properties fo:color="#FFFFFF"/>
    </style:style>
    <style:style style:name="Accent_32_3" style:display-name="Accent 3" style:family="table-cell" style:data-style-name="N48">
      <style:table-cell-properties fo:background-color="#DDDDDD"/>
    </style:style>
    <style:style style:name="Bad" style:family="table-cell" style:data-style-name="N48">
      <style:table-cell-properties fo:background-color="#FFCCCC"/>
      <style:text-properties fo:color="#CC0000"/>
    </style:style>
    <style:style style:name="Error" style:family="table-cell" style:data-style-name="N48">
      <style:table-cell-properties fo:background-color="#CC0000"/>
      <style:text-properties fo:color="#FFFFFF"/>
    </style:style>
    <style:style style:name="Footnote" style:family="table-cell" style:data-style-name="N48">
      <style:text-properties fo:color="#808080"/>
    </style:style>
    <style:style style:name="Good" style:family="table-cell" style:data-style-name="N48">
      <style:table-cell-properties fo:background-color="#CCFFCC"/>
      <style:text-properties fo:color="#006600"/>
    </style:style>
    <style:style style:name="Heading" style:family="table-cell" style:data-style-name="N48"/>
    <style:style style:name="Heading_32_1" style:display-name="Heading 1" style:family="table-cell" style:data-style-name="N48"/>
    <style:style style:name="Heading_32_2" style:display-name="Heading 2" style:family="table-cell" style:data-style-name="N48"/>
    <style:style style:name="Neutral" style:family="table-cell" style:data-style-name="N48">
      <style:table-cell-properties fo:background-color="#FFFFCC"/>
      <style:text-properties fo:color="#996600"/>
    </style:style>
    <style:style style:name="Note" style:family="table-cell" style:data-style-name="N48">
      <style:table-cell-properties fo:border="thin solid #808080" fo:background-color="#FFFFCC"/>
      <style:text-properties fo:color="#333333"/>
    </style:style>
    <style:style style:name="Status" style:family="table-cell" style:data-style-name="N48"/>
    <style:style style:name="Text" style:family="table-cell" style:data-style-name="N48"/>
    <style:style style:name="Warning" style:family="table-cell" style:data-style-name="N48">
      <style:text-properties fo:color="#CC0000"/>
    </style:style>
    <style:style style:name="Default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49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3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5</meta:generator>
    <meta:initial-creator>張伊榕</meta:initial-creator>
    <dc:creator>張伊榕</dc:creator>
    <meta:creation-date>2025-04-07T07:31:14Z</meta:creation-date>
    <dc:date>2025-04-08T01:35:24Z</dc:date>
    <meta:print-date>2025-04-08T01:32:05Z</meta:print-date>
  </office:meta>
</office:document-meta>
</file>